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text-properties officeooo:paragraph-rsid="0000e81e"/>
    </style:style>
    <style:style style:name="P2" style:family="paragraph" style:parent-style-name="Contents_20_2">
      <style:text-properties officeooo:paragraph-rsid="0000e81e"/>
    </style:style>
    <style:style style:name="P3" style:family="paragraph" style:parent-style-name="Heading_20_1">
      <style:text-properties officeooo:paragraph-rsid="0000e81e"/>
    </style:style>
    <style:style style:name="P4" style:family="paragraph" style:parent-style-name="Heading_20_2">
      <style:text-properties officeooo:paragraph-rsid="0000e81e"/>
    </style:style>
    <style:style style:name="P5" style:family="paragraph" style:parent-style-name="Heading_20_2">
      <style:paragraph-properties fo:margin-left="0.4925in" fo:margin-right="0in" fo:text-indent="0in" style:auto-text-indent="false"/>
      <style:text-properties officeooo:paragraph-rsid="0000e81e"/>
    </style:style>
    <style:style style:name="P6" style:family="paragraph" style:parent-style-name="Standard">
      <style:paragraph-properties fo:margin-left="0.4925in" fo:margin-right="0in" fo:text-indent="0in" style:auto-text-indent="false"/>
      <style:text-properties officeooo:paragraph-rsid="0000e81e"/>
    </style:style>
    <style:style style:name="P7" style:family="paragraph" style:parent-style-name="Heading_20_3">
      <style:text-properties officeooo:paragraph-rsid="0000e81e"/>
    </style:style>
    <style:style style:name="P8" style:family="paragraph" style:parent-style-name="Standard">
      <style:text-properties officeooo:paragraph-rsid="0000e81e"/>
    </style:style>
    <style:style style:name="P9" style:family="paragraph" style:parent-style-name="Standard">
      <style:paragraph-properties fo:margin-left="0.9846in" fo:margin-right="0in" fo:text-indent="0in" style:auto-text-indent="false"/>
      <style:text-properties officeooo:paragraph-rsid="0000e81e"/>
    </style:style>
    <style:style style:name="P10" style:family="paragraph" style:parent-style-name="Standard">
      <style:paragraph-properties fo:margin-left="1.4772in" fo:margin-right="0in" fo:text-indent="0in" style:auto-text-indent="false"/>
      <style:text-properties officeooo:paragraph-rsid="0000e81e"/>
    </style:style>
    <style:style style:name="P11" style:family="paragraph" style:parent-style-name="Subtitle">
      <style:text-properties officeooo:paragraph-rsid="0000e81e"/>
    </style:style>
    <style:style style:name="P12" style:family="paragraph" style:parent-style-name="Contents_20_2">
      <style:text-properties style:text-line-through-style="solid" style:text-line-through-type="single" officeooo:paragraph-rsid="0000e81e"/>
    </style:style>
    <style:style style:name="P13"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00e81e"/>
    </style:style>
    <style:style style:name="P14" style:family="paragraph" style:parent-style-name="Contents_20_3">
      <style:paragraph-properties>
        <style:tab-stops>
          <style:tab-stop style:position="6.4929in" style:type="right" style:leader-style="dotted" style:leader-text="."/>
        </style:tab-stops>
      </style:paragraph-properties>
      <style:text-properties officeooo:paragraph-rsid="0000e81e"/>
    </style:style>
    <style:style style:name="P15" style:family="paragraph" style:parent-style-name="Header">
      <style:paragraph-properties>
        <style:tab-stops>
          <style:tab-stop style:position="0.1252in"/>
          <style:tab-stop style:position="0.25in"/>
          <style:tab-stop style:position="0.5in"/>
        </style:tab-stops>
      </style:paragraph-properties>
      <style:text-properties officeooo:paragraph-rsid="0000e81e"/>
    </style:style>
    <style:style style:name="P16" style:family="paragraph" style:parent-style-name="Heading_20_2">
      <style:text-properties fo:font-size="12pt" officeooo:paragraph-rsid="0000e81e" style:font-size-asian="12pt" style:font-size-complex="12pt"/>
    </style:style>
    <style:style style:name="P17" style:family="paragraph" style:parent-style-name="Standard">
      <style:paragraph-properties fo:text-align="center" style:justify-single-word="false"/>
      <style:text-properties fo:font-size="16pt" officeooo:paragraph-rsid="0000e81e" style:font-size-asian="16pt"/>
    </style:style>
    <style:style style:name="P18" style:family="paragraph" style:parent-style-name="Standard">
      <style:paragraph-properties fo:break-before="page"/>
      <style:text-properties fo:font-size="16pt" fo:font-weight="bold" officeooo:paragraph-rsid="0000e81e" style:font-size-asian="16pt" style:font-weight-asian="bold"/>
    </style:style>
    <style:style style:name="P19" style:family="paragraph" style:parent-style-name="Standard">
      <style:text-properties fo:font-size="16pt" fo:font-weight="bold" officeooo:paragraph-rsid="0000e81e" style:font-size-asian="16pt" style:font-weight-asian="bold"/>
    </style:style>
    <style:style style:name="P20" style:family="paragraph" style:parent-style-name="Standard">
      <style:paragraph-properties fo:text-align="center" style:justify-single-word="false"/>
      <style:text-properties fo:font-size="24pt" officeooo:rsid="00215883" officeooo:paragraph-rsid="0000e81e" style:font-size-asian="24pt"/>
    </style:style>
    <style:style style:name="P21" style:family="paragraph" style:parent-style-name="Standard">
      <style:paragraph-properties fo:text-align="center" style:justify-single-word="false"/>
      <style:text-properties fo:font-size="24pt" officeooo:rsid="0001bef8" officeooo:paragraph-rsid="0000e81e" style:font-size-asian="24pt"/>
    </style:style>
    <style:style style:name="P22" style:family="paragraph" style:parent-style-name="Standard">
      <style:paragraph-properties fo:text-align="center" style:justify-single-word="false"/>
      <style:text-properties fo:font-size="24pt" officeooo:paragraph-rsid="0000e81e" style:font-size-asian="24pt"/>
    </style:style>
    <style:style style:name="P23" style:family="paragraph" style:parent-style-name="Standard">
      <style:paragraph-properties fo:text-align="center" style:justify-single-word="false"/>
      <style:text-properties fo:font-size="24pt" officeooo:rsid="001ac5d6" officeooo:paragraph-rsid="0000e81e" style:font-size-asian="24pt" style:language-complex="ar" style:country-complex="LY"/>
    </style:style>
    <style:style style:name="P24" style:family="paragraph" style:parent-style-name="Standard">
      <style:paragraph-properties fo:text-align="center" style:justify-single-word="false"/>
      <style:text-properties officeooo:paragraph-rsid="0000e81e"/>
    </style:style>
    <style:style style:name="P25" style:family="paragraph" style:parent-style-name="Standard">
      <style:text-properties fo:font-style="italic" officeooo:paragraph-rsid="0000e81e" style:font-style-asian="italic" style:font-style-complex="italic"/>
    </style:style>
    <style:style style:name="P26" style:family="paragraph" style:parent-style-name="Standard">
      <style:text-properties officeooo:rsid="00261df7" officeooo:paragraph-rsid="0000e81e"/>
    </style:style>
    <style:style style:name="P27" style:family="paragraph" style:parent-style-name="Standard">
      <style:text-properties fo:color="#000000" loext:opacity="100%"/>
    </style:style>
    <style:style style:name="P28" style:family="paragraph" style:parent-style-name="Title" style:master-page-name="First_20_Page">
      <style:paragraph-properties style:page-number="1"/>
      <style:text-properties officeooo:paragraph-rsid="0000e81e"/>
    </style:style>
    <style:style style:name="P29" style:family="paragraph" style:parent-style-name="Heading_20_1">
      <style:text-properties fo:background-color="transparent"/>
    </style:style>
    <style:style style:name="P30" style:family="paragraph" style:parent-style-name="Heading_20_1">
      <style:text-properties officeooo:paragraph-rsid="0000e81e"/>
    </style:style>
    <style:style style:name="P31" style:family="paragraph" style:parent-style-name="Heading_20_1">
      <style:text-properties officeooo:paragraph-rsid="00224c8d"/>
    </style:style>
    <style:style style:name="P32" style:family="paragraph" style:parent-style-name="Heading_20_1" style:list-style-name="L270">
      <style:text-properties officeooo:paragraph-rsid="00224c8d"/>
    </style:style>
    <style:style style:name="P33" style:family="paragraph" style:parent-style-name="Heading_20_2" style:list-style-name="L1">
      <style:text-properties officeooo:paragraph-rsid="0000e81e"/>
    </style:style>
    <style:style style:name="P34" style:family="paragraph" style:parent-style-name="Heading_20_2" style:list-style-name="L2">
      <style:text-properties officeooo:paragraph-rsid="0000e81e"/>
    </style:style>
    <style:style style:name="P35" style:family="paragraph" style:parent-style-name="Heading_20_2" style:list-style-name="L245">
      <style:text-properties officeooo:paragraph-rsid="000d84ab"/>
    </style:style>
    <style:style style:name="P36" style:family="paragraph" style:parent-style-name="Heading_20_2" style:list-style-name="L246"/>
    <style:style style:name="P37" style:family="paragraph" style:parent-style-name="Heading_20_2" style:list-style-name="L248">
      <style:text-properties officeooo:paragraph-rsid="0000e81e"/>
    </style:style>
    <style:style style:name="P38" style:family="paragraph" style:parent-style-name="Heading_20_2" style:list-style-name="L249">
      <style:text-properties officeooo:paragraph-rsid="0000e81e"/>
    </style:style>
    <style:style style:name="P39" style:family="paragraph" style:parent-style-name="Heading_20_2">
      <style:text-properties officeooo:paragraph-rsid="0000e81e"/>
    </style:style>
    <style:style style:name="P40" style:family="paragraph" style:parent-style-name="Heading_20_2" style:list-style-name="">
      <style:text-properties officeooo:paragraph-rsid="0000e81e"/>
    </style:style>
    <style:style style:name="P41" style:family="paragraph" style:parent-style-name="Heading_20_2" style:list-style-name="L258"/>
    <style:style style:name="P42" style:family="paragraph" style:parent-style-name="Heading_20_2" style:list-style-name="L260">
      <style:text-properties officeooo:paragraph-rsid="0000e81e"/>
    </style:style>
    <style:style style:name="P43" style:family="paragraph" style:parent-style-name="Heading_20_2" style:list-style-name="L270">
      <style:text-properties officeooo:paragraph-rsid="0000e81e"/>
    </style:style>
    <style:style style:name="P44" style:family="paragraph" style:parent-style-name="Heading_20_2" style:list-style-name="L270">
      <style:text-properties officeooo:paragraph-rsid="0000e81e"/>
    </style:style>
    <style:style style:name="P45" style:family="paragraph" style:parent-style-name="Heading_20_2" style:list-style-name="L273"/>
    <style:style style:name="P46" style:family="paragraph" style:parent-style-name="Heading_20_2" style:list-style-name="L244">
      <style:text-properties fo:font-size="12pt" fo:font-weight="bold" style:font-size-asian="12pt" style:font-weight-asian="bold" style:font-size-complex="12pt" style:font-weight-complex="bold"/>
    </style:style>
    <style:style style:name="P47" style:family="paragraph" style:parent-style-name="Heading_20_3" style:list-style-name="L276">
      <style:text-properties fo:font-weight="normal" style:font-weight-asian="normal" style:font-weight-complex="normal"/>
    </style:style>
    <style:style style:name="P48" style:family="paragraph" style:parent-style-name="Heading_20_3" style:list-style-name="L276">
      <style:text-properties fo:font-weight="normal" style:font-weight-asian="normal" style:font-weight-complex="normal"/>
    </style:style>
    <style:style style:name="P49" style:family="paragraph" style:parent-style-name="Heading_20_3" style:list-style-name="L243"/>
    <style:style style:name="P50" style:family="paragraph" style:parent-style-name="Heading_20_3" style:list-style-name="L245"/>
    <style:style style:name="P51" style:family="paragraph" style:parent-style-name="Heading_20_3">
      <style:text-properties officeooo:paragraph-rsid="0000e81e"/>
    </style:style>
    <style:style style:name="P52" style:family="paragraph" style:parent-style-name="Heading_20_3">
      <style:paragraph-properties fo:margin-left="1.4772in" fo:margin-right="0in" fo:text-indent="0in" style:auto-text-indent="false"/>
      <style:text-properties officeooo:paragraph-rsid="0000e81e"/>
    </style:style>
    <style:style style:name="P53" style:family="paragraph" style:parent-style-name="Heading_20_3" style:list-style-name="L249">
      <style:text-properties officeooo:paragraph-rsid="0000e81e"/>
    </style:style>
    <style:style style:name="P54" style:family="paragraph" style:parent-style-name="Heading_20_3">
      <style:text-properties officeooo:paragraph-rsid="0000e81e"/>
    </style:style>
    <style:style style:name="P55" style:family="paragraph" style:parent-style-name="Heading_20_3">
      <style:text-properties officeooo:paragraph-rsid="002b3213"/>
    </style:style>
    <style:style style:name="P56" style:family="paragraph" style:parent-style-name="Heading_20_3">
      <style:text-properties officeooo:paragraph-rsid="002196cd"/>
    </style:style>
    <style:style style:name="P57" style:family="paragraph" style:parent-style-name="Heading_20_3">
      <style:text-properties officeooo:paragraph-rsid="0000e81e"/>
    </style:style>
    <style:style style:name="P58" style:family="paragraph" style:parent-style-name="Heading_20_3" style:list-style-name="L256">
      <style:text-properties officeooo:paragraph-rsid="0000e81e"/>
    </style:style>
    <style:style style:name="P59" style:family="paragraph" style:parent-style-name="Heading_20_3" style:list-style-name="L260">
      <style:text-properties officeooo:paragraph-rsid="0000e81e"/>
    </style:style>
    <style:style style:name="P60" style:family="paragraph" style:parent-style-name="Heading_20_3" style:list-style-name="L260">
      <style:text-properties officeooo:paragraph-rsid="001fa124"/>
    </style:style>
    <style:style style:name="P61" style:family="paragraph" style:parent-style-name="Heading_20_3" style:list-style-name="L260">
      <style:text-properties officeooo:paragraph-rsid="001fa124"/>
    </style:style>
    <style:style style:name="P62" style:family="paragraph" style:parent-style-name="Heading_20_3" style:list-style-name="L263">
      <style:text-properties officeooo:paragraph-rsid="00211c46"/>
    </style:style>
    <style:style style:name="P63" style:family="paragraph" style:parent-style-name="Heading_20_3" style:list-style-name="L263">
      <style:text-properties officeooo:paragraph-rsid="0000e81e"/>
    </style:style>
    <style:style style:name="P64" style:family="paragraph" style:parent-style-name="Heading_20_3" style:list-style-name="">
      <style:text-properties officeooo:paragraph-rsid="002196cd"/>
    </style:style>
    <style:style style:name="P65" style:family="paragraph" style:parent-style-name="Heading_20_3" style:list-style-name="">
      <style:text-properties officeooo:paragraph-rsid="0000e81e"/>
    </style:style>
    <style:style style:name="P66" style:family="paragraph" style:parent-style-name="Heading_20_3" style:list-style-name="L265">
      <loext:graphic-properties draw:fill="none"/>
      <style:paragraph-properties fo:margin-left="1.1252in" fo:margin-right="0in" fo:margin-top="0.0835in" fo:margin-bottom="0.0417in" style:contextual-spacing="false" fo:text-indent="-0.25in" style:auto-text-indent="false" fo:background-color="transparent" fo:keep-with-next="always"/>
      <style:text-properties officeooo:paragraph-rsid="0000e81e"/>
    </style:style>
    <style:style style:name="P67" style:family="paragraph" style:parent-style-name="Heading_20_3" style:list-style-name="L265" style:master-page-name="">
      <loext:graphic-properties draw:fill="none"/>
      <style:paragraph-properties fo:margin-left="1.1252in" fo:margin-right="0in" fo:margin-top="0.0835in" fo:margin-bottom="0.0417in" style:contextual-spacing="false" fo:text-indent="-0.25in" style:auto-text-indent="false" style:page-number="auto" fo:background-color="transparent" fo:keep-with-next="always"/>
      <style:text-properties officeooo:paragraph-rsid="0000e81e"/>
    </style:style>
    <style:style style:name="P68" style:family="paragraph" style:parent-style-name="Heading_20_3" style:list-style-name="L265">
      <loext:graphic-properties draw:fill="none"/>
      <style:paragraph-properties fo:margin-left="1.1252in" fo:margin-right="0in" fo:margin-top="0.0835in" fo:margin-bottom="0.0417in" style:contextual-spacing="false" fo:text-indent="-0.25in" style:auto-text-indent="false" fo:background-color="transparent" fo:keep-with-next="always">
        <style:tab-stops/>
      </style:paragraph-properties>
      <style:text-properties officeooo:paragraph-rsid="0000e81e"/>
    </style:style>
    <style:style style:name="P69" style:family="paragraph" style:parent-style-name="Heading_20_3" style:list-style-name="L266">
      <style:text-properties officeooo:paragraph-rsid="002196cd"/>
    </style:style>
    <style:style style:name="P70" style:family="paragraph" style:parent-style-name="Heading_20_3" style:list-style-name="L267">
      <style:text-properties officeooo:paragraph-rsid="002196cd"/>
    </style:style>
    <style:style style:name="P71" style:family="paragraph" style:parent-style-name="Heading_20_3" style:list-style-name="L268">
      <style:text-properties officeooo:paragraph-rsid="002196cd"/>
    </style:style>
    <style:style style:name="P72" style:family="paragraph" style:parent-style-name="Heading_20_3" style:list-style-name="L268">
      <style:text-properties officeooo:paragraph-rsid="0000e81e"/>
    </style:style>
    <style:style style:name="P73" style:family="paragraph" style:parent-style-name="Heading_20_3" style:list-style-name="L268">
      <style:text-properties officeooo:paragraph-rsid="002196cd"/>
    </style:style>
    <style:style style:name="P74" style:family="paragraph" style:parent-style-name="Heading_20_3" style:list-style-name="L269">
      <style:text-properties officeooo:paragraph-rsid="0000e81e"/>
    </style:style>
    <style:style style:name="P75" style:family="paragraph" style:parent-style-name="Heading_20_3" style:list-style-name="L270">
      <style:text-properties officeooo:paragraph-rsid="0000e81e"/>
    </style:style>
    <style:style style:name="P76" style:family="paragraph" style:parent-style-name="Heading_20_3" style:list-style-name="L270">
      <style:text-properties officeooo:paragraph-rsid="00224c8d"/>
    </style:style>
    <style:style style:name="P77" style:family="paragraph" style:parent-style-name="Heading_20_3" style:list-style-name="L270">
      <style:text-properties officeooo:paragraph-rsid="0000e81e"/>
    </style:style>
    <style:style style:name="P78" style:family="paragraph" style:parent-style-name="Heading_20_3">
      <style:text-properties fo:font-size="14pt" fo:font-weight="bold" style:font-size-asian="14pt" style:font-weight-asian="bold" style:font-size-complex="14pt" style:font-weight-complex="bold"/>
    </style:style>
    <style:style style:name="P79" style:family="paragraph" style:parent-style-name="Heading_20_3" style:list-style-name="L274"/>
    <style:style style:name="P80" style:family="paragraph" style:parent-style-name="Heading_20_3">
      <style:text-properties officeooo:paragraph-rsid="002a3b72"/>
    </style:style>
    <style:style style:name="P81" style:family="paragraph" style:parent-style-name="Heading_20_4">
      <style:text-properties officeooo:paragraph-rsid="0000e81e"/>
    </style:style>
    <style:style style:name="P82" style:family="paragraph" style:parent-style-name="Heading_20_4" style:list-style-name="L274">
      <style:text-properties fo:font-weight="normal" style:font-weight-asian="normal" style:font-weight-complex="normal"/>
    </style:style>
    <style:style style:name="P83" style:family="paragraph" style:parent-style-name="Heading_20_4" style:list-style-name="L275">
      <style:text-properties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Heading_20_4" style:list-style-name="L242"/>
    <style:style style:name="P85" style:family="paragraph" style:parent-style-name="Heading_20_4" style:list-style-name="L251">
      <loext:graphic-properties draw:fill="none"/>
      <style:paragraph-properties fo:margin-top="0.0835in" fo:margin-bottom="0.0835in" style:contextual-spacing="false" fo:background-color="transparent" fo:keep-with-next="always">
        <style:tab-stops>
          <style:tab-stop style:position="-0.252in"/>
        </style:tab-stops>
      </style:paragraph-properties>
    </style:style>
    <style:style style:name="P86" style:family="paragraph" style:parent-style-name="Heading_20_4" style:list-style-name="L254"/>
    <style:style style:name="P87" style:family="paragraph" style:parent-style-name="Heading_20_4" style:list-style-name="L255"/>
    <style:style style:name="P88" style:family="paragraph" style:parent-style-name="Heading_20_4" style:list-style-name="L99"/>
    <style:style style:name="P89" style:family="paragraph" style:parent-style-name="Heading_20_4" style:list-style-name="L269">
      <style:text-properties officeooo:paragraph-rsid="0000e81e"/>
    </style:style>
    <style:style style:name="P90" style:family="paragraph" style:parent-style-name="Heading_20_4" style:list-style-name="L270">
      <style:text-properties officeooo:paragraph-rsid="0000e81e"/>
    </style:style>
    <style:style style:name="P91" style:family="paragraph" style:parent-style-name="Heading_20_4" style:list-style-name="L270">
      <style:text-properties officeooo:paragraph-rsid="00224c8d"/>
    </style:style>
    <style:style style:name="P92" style:family="paragraph" style:parent-style-name="Heading_20_4" style:list-style-name="L274"/>
    <style:style style:name="P93" style:family="paragraph" style:parent-style-name="Heading_20_4" style:list-style-name="L275"/>
    <style:style style:name="P94" style:family="paragraph" style:parent-style-name="Standard" style:master-page-name="Standard">
      <style:paragraph-properties fo:text-align="center" style:justify-single-word="false" style:page-number="1"/>
      <style:text-properties fo:font-size="16pt" officeooo:paragraph-rsid="0000e81e" style:font-size-asian="16pt"/>
    </style:style>
    <style:style style:name="P95" style:family="paragraph" style:parent-style-name="Standard" style:list-style-name="L3">
      <style:text-properties officeooo:paragraph-rsid="0000e81e"/>
    </style:style>
    <style:style style:name="P96" style:family="paragraph" style:parent-style-name="Standard" style:list-style-name="L4">
      <style:text-properties officeooo:paragraph-rsid="0000e81e"/>
    </style:style>
    <style:style style:name="P97" style:family="paragraph" style:parent-style-name="Standard" style:list-style-name="L5">
      <style:text-properties officeooo:paragraph-rsid="0000e81e"/>
    </style:style>
    <style:style style:name="P98" style:family="paragraph" style:parent-style-name="Standard" style:list-style-name="L6">
      <style:text-properties officeooo:paragraph-rsid="0000e81e"/>
    </style:style>
    <style:style style:name="P99" style:family="paragraph" style:parent-style-name="Standard" style:list-style-name="L7">
      <style:text-properties officeooo:paragraph-rsid="0000e81e"/>
    </style:style>
    <style:style style:name="P100" style:family="paragraph" style:parent-style-name="Standard" style:list-style-name="L8">
      <style:text-properties officeooo:paragraph-rsid="0000e81e"/>
    </style:style>
    <style:style style:name="P101" style:family="paragraph" style:parent-style-name="Standard" style:list-style-name="L9">
      <style:text-properties officeooo:paragraph-rsid="0000e81e"/>
    </style:style>
    <style:style style:name="P102" style:family="paragraph" style:parent-style-name="Standard" style:list-style-name="L10">
      <style:text-properties officeooo:paragraph-rsid="0000e81e"/>
    </style:style>
    <style:style style:name="P103" style:family="paragraph" style:parent-style-name="Standard" style:list-style-name="L11">
      <style:text-properties officeooo:paragraph-rsid="0000e81e"/>
    </style:style>
    <style:style style:name="P104" style:family="paragraph" style:parent-style-name="Standard" style:list-style-name="L12">
      <style:text-properties officeooo:paragraph-rsid="0000e81e"/>
    </style:style>
    <style:style style:name="P105" style:family="paragraph" style:parent-style-name="Standard" style:list-style-name="L13">
      <style:text-properties officeooo:paragraph-rsid="0000e81e"/>
    </style:style>
    <style:style style:name="P106" style:family="paragraph" style:parent-style-name="Standard" style:list-style-name="L14">
      <style:text-properties officeooo:paragraph-rsid="0000e81e"/>
    </style:style>
    <style:style style:name="P107" style:family="paragraph" style:parent-style-name="Standard" style:list-style-name="L15">
      <style:text-properties officeooo:paragraph-rsid="0000e81e"/>
    </style:style>
    <style:style style:name="P108" style:family="paragraph" style:parent-style-name="Standard" style:list-style-name="L16">
      <style:text-properties officeooo:paragraph-rsid="0000e81e"/>
    </style:style>
    <style:style style:name="P109" style:family="paragraph" style:parent-style-name="Standard" style:list-style-name="L17">
      <style:text-properties officeooo:paragraph-rsid="0000e81e"/>
    </style:style>
    <style:style style:name="P110" style:family="paragraph" style:parent-style-name="Standard" style:list-style-name="L18">
      <style:text-properties officeooo:paragraph-rsid="0000e81e"/>
    </style:style>
    <style:style style:name="P111" style:family="paragraph" style:parent-style-name="Standard" style:list-style-name="L19">
      <style:text-properties officeooo:paragraph-rsid="0000e81e"/>
    </style:style>
    <style:style style:name="P112" style:family="paragraph" style:parent-style-name="Standard" style:list-style-name="L20">
      <style:text-properties officeooo:paragraph-rsid="0000e81e"/>
    </style:style>
    <style:style style:name="P113" style:family="paragraph" style:parent-style-name="Standard" style:list-style-name="L21">
      <style:text-properties officeooo:paragraph-rsid="0000e81e"/>
    </style:style>
    <style:style style:name="P114" style:family="paragraph" style:parent-style-name="Standard" style:list-style-name="L22">
      <style:text-properties officeooo:paragraph-rsid="0000e81e"/>
    </style:style>
    <style:style style:name="P115" style:family="paragraph" style:parent-style-name="Standard" style:list-style-name="L23">
      <style:text-properties officeooo:paragraph-rsid="0000e81e"/>
    </style:style>
    <style:style style:name="P116" style:family="paragraph" style:parent-style-name="Standard" style:list-style-name="L24">
      <style:text-properties officeooo:paragraph-rsid="0000e81e"/>
    </style:style>
    <style:style style:name="P117" style:family="paragraph" style:parent-style-name="Standard" style:list-style-name="L25">
      <style:text-properties officeooo:paragraph-rsid="0000e81e"/>
    </style:style>
    <style:style style:name="P118" style:family="paragraph" style:parent-style-name="Standard" style:list-style-name="L26">
      <style:text-properties officeooo:paragraph-rsid="0000e81e"/>
    </style:style>
    <style:style style:name="P119" style:family="paragraph" style:parent-style-name="Standard" style:list-style-name="L27">
      <style:text-properties officeooo:paragraph-rsid="0000e81e"/>
    </style:style>
    <style:style style:name="P120" style:family="paragraph" style:parent-style-name="Standard" style:list-style-name="L28">
      <style:text-properties officeooo:paragraph-rsid="0000e81e"/>
    </style:style>
    <style:style style:name="P121" style:family="paragraph" style:parent-style-name="Standard" style:list-style-name="L29">
      <style:text-properties officeooo:paragraph-rsid="0000e81e"/>
    </style:style>
    <style:style style:name="P122" style:family="paragraph" style:parent-style-name="Standard" style:list-style-name="L30">
      <style:text-properties officeooo:paragraph-rsid="0000e81e"/>
    </style:style>
    <style:style style:name="P123" style:family="paragraph" style:parent-style-name="Standard" style:list-style-name="L31">
      <style:text-properties officeooo:paragraph-rsid="0000e81e"/>
    </style:style>
    <style:style style:name="P124" style:family="paragraph" style:parent-style-name="Standard" style:list-style-name="L32">
      <style:text-properties officeooo:paragraph-rsid="0000e81e"/>
    </style:style>
    <style:style style:name="P125" style:family="paragraph" style:parent-style-name="Standard" style:list-style-name="L33">
      <style:text-properties officeooo:paragraph-rsid="0000e81e"/>
    </style:style>
    <style:style style:name="P126" style:family="paragraph" style:parent-style-name="Standard" style:list-style-name="L34">
      <style:text-properties officeooo:paragraph-rsid="0000e81e"/>
    </style:style>
    <style:style style:name="P127" style:family="paragraph" style:parent-style-name="Standard" style:list-style-name="L35">
      <style:text-properties officeooo:paragraph-rsid="0000e81e"/>
    </style:style>
    <style:style style:name="P128" style:family="paragraph" style:parent-style-name="Standard" style:list-style-name="L36">
      <style:text-properties officeooo:paragraph-rsid="0000e81e"/>
    </style:style>
    <style:style style:name="P129" style:family="paragraph" style:parent-style-name="Standard" style:list-style-name="L37">
      <style:text-properties officeooo:paragraph-rsid="0000e81e"/>
    </style:style>
    <style:style style:name="P130" style:family="paragraph" style:parent-style-name="Standard" style:list-style-name="L38">
      <style:text-properties officeooo:paragraph-rsid="0000e81e"/>
    </style:style>
    <style:style style:name="P131" style:family="paragraph" style:parent-style-name="Standard" style:list-style-name="L39">
      <style:text-properties officeooo:paragraph-rsid="0000e81e"/>
    </style:style>
    <style:style style:name="P132" style:family="paragraph" style:parent-style-name="Standard" style:list-style-name="L40">
      <style:text-properties officeooo:paragraph-rsid="0000e81e"/>
    </style:style>
    <style:style style:name="P133" style:family="paragraph" style:parent-style-name="Standard" style:list-style-name="L41">
      <style:text-properties officeooo:paragraph-rsid="0000e81e"/>
    </style:style>
    <style:style style:name="P134" style:family="paragraph" style:parent-style-name="Standard" style:list-style-name="L42">
      <style:text-properties officeooo:paragraph-rsid="0000e81e"/>
    </style:style>
    <style:style style:name="P135" style:family="paragraph" style:parent-style-name="Standard" style:list-style-name="L43">
      <style:text-properties officeooo:paragraph-rsid="0000e81e"/>
    </style:style>
    <style:style style:name="P136" style:family="paragraph" style:parent-style-name="Standard" style:list-style-name="L44">
      <style:text-properties officeooo:paragraph-rsid="0000e81e"/>
    </style:style>
    <style:style style:name="P137" style:family="paragraph" style:parent-style-name="Standard" style:list-style-name="L45">
      <style:text-properties officeooo:paragraph-rsid="0000e81e"/>
    </style:style>
    <style:style style:name="P138" style:family="paragraph" style:parent-style-name="Standard" style:list-style-name="L46">
      <style:text-properties officeooo:paragraph-rsid="0000e81e"/>
    </style:style>
    <style:style style:name="P139" style:family="paragraph" style:parent-style-name="Standard" style:list-style-name="L47">
      <style:text-properties officeooo:paragraph-rsid="0000e81e"/>
    </style:style>
    <style:style style:name="P140" style:family="paragraph" style:parent-style-name="Standard" style:list-style-name="L48">
      <style:text-properties officeooo:paragraph-rsid="0000e81e"/>
    </style:style>
    <style:style style:name="P141" style:family="paragraph" style:parent-style-name="Standard" style:list-style-name="L49">
      <style:text-properties officeooo:paragraph-rsid="0000e81e"/>
    </style:style>
    <style:style style:name="P142" style:family="paragraph" style:parent-style-name="Standard" style:list-style-name="L50">
      <style:text-properties officeooo:paragraph-rsid="0000e81e"/>
    </style:style>
    <style:style style:name="P143" style:family="paragraph" style:parent-style-name="Standard" style:list-style-name="L51">
      <style:text-properties officeooo:paragraph-rsid="0000e81e"/>
    </style:style>
    <style:style style:name="P144" style:family="paragraph" style:parent-style-name="Standard" style:list-style-name="L52">
      <style:text-properties officeooo:paragraph-rsid="0000e81e"/>
    </style:style>
    <style:style style:name="P145" style:family="paragraph" style:parent-style-name="Standard" style:list-style-name="L53">
      <style:text-properties officeooo:paragraph-rsid="0000e81e"/>
    </style:style>
    <style:style style:name="P146" style:family="paragraph" style:parent-style-name="Standard" style:list-style-name="L54">
      <style:text-properties officeooo:paragraph-rsid="0000e81e"/>
    </style:style>
    <style:style style:name="P147" style:family="paragraph" style:parent-style-name="Standard" style:list-style-name="L55">
      <style:text-properties officeooo:paragraph-rsid="0000e81e"/>
    </style:style>
    <style:style style:name="P148" style:family="paragraph" style:parent-style-name="Standard" style:list-style-name="L56">
      <style:text-properties officeooo:paragraph-rsid="0000e81e"/>
    </style:style>
    <style:style style:name="P149" style:family="paragraph" style:parent-style-name="Standard" style:list-style-name="L57">
      <style:text-properties officeooo:paragraph-rsid="0000e81e"/>
    </style:style>
    <style:style style:name="P150" style:family="paragraph" style:parent-style-name="Standard" style:list-style-name="L58">
      <style:text-properties officeooo:paragraph-rsid="0000e81e"/>
    </style:style>
    <style:style style:name="P151" style:family="paragraph" style:parent-style-name="Standard" style:list-style-name="L59">
      <style:text-properties officeooo:paragraph-rsid="0000e81e"/>
    </style:style>
    <style:style style:name="P152" style:family="paragraph" style:parent-style-name="Standard" style:list-style-name="L60">
      <style:text-properties officeooo:paragraph-rsid="0000e81e"/>
    </style:style>
    <style:style style:name="P153" style:family="paragraph" style:parent-style-name="Standard" style:list-style-name="L61">
      <style:text-properties officeooo:paragraph-rsid="0000e81e"/>
    </style:style>
    <style:style style:name="P154" style:family="paragraph" style:parent-style-name="Standard" style:list-style-name="L62">
      <style:text-properties officeooo:paragraph-rsid="0000e81e"/>
    </style:style>
    <style:style style:name="P155" style:family="paragraph" style:parent-style-name="Standard" style:list-style-name="L63">
      <style:text-properties officeooo:paragraph-rsid="0000e81e"/>
    </style:style>
    <style:style style:name="P156" style:family="paragraph" style:parent-style-name="Standard" style:list-style-name="L64">
      <style:text-properties officeooo:paragraph-rsid="0000e81e"/>
    </style:style>
    <style:style style:name="P157" style:family="paragraph" style:parent-style-name="Standard" style:list-style-name="L65">
      <style:text-properties officeooo:paragraph-rsid="0000e81e"/>
    </style:style>
    <style:style style:name="P158" style:family="paragraph" style:parent-style-name="Standard" style:list-style-name="L66">
      <style:text-properties officeooo:paragraph-rsid="0000e81e"/>
    </style:style>
    <style:style style:name="P159" style:family="paragraph" style:parent-style-name="Standard" style:list-style-name="L67">
      <style:text-properties officeooo:paragraph-rsid="0000e81e"/>
    </style:style>
    <style:style style:name="P160" style:family="paragraph" style:parent-style-name="Standard" style:list-style-name="L68">
      <style:text-properties officeooo:paragraph-rsid="0000e81e"/>
    </style:style>
    <style:style style:name="P161" style:family="paragraph" style:parent-style-name="Standard" style:list-style-name="L69">
      <style:text-properties officeooo:paragraph-rsid="0000e81e"/>
    </style:style>
    <style:style style:name="P162" style:family="paragraph" style:parent-style-name="Standard" style:list-style-name="L70">
      <style:text-properties officeooo:paragraph-rsid="0000e81e"/>
    </style:style>
    <style:style style:name="P163" style:family="paragraph" style:parent-style-name="Standard" style:list-style-name="L71">
      <style:text-properties officeooo:paragraph-rsid="0000e81e"/>
    </style:style>
    <style:style style:name="P164" style:family="paragraph" style:parent-style-name="Standard" style:list-style-name="L72" style:master-page-name="">
      <loext:graphic-properties draw:fill="none"/>
      <style:paragraph-properties fo:margin-left="0.5618in" fo:margin-right="0in" fo:text-indent="0in" style:auto-text-indent="false" style:page-number="auto" fo:background-color="transparent"/>
      <style:text-properties officeooo:paragraph-rsid="0000e81e"/>
    </style:style>
    <style:style style:name="P165" style:family="paragraph" style:parent-style-name="Standard" style:list-style-name="L73">
      <style:text-properties officeooo:paragraph-rsid="0000e81e"/>
    </style:style>
    <style:style style:name="P166" style:family="paragraph" style:parent-style-name="Standard" style:list-style-name="L74">
      <style:text-properties officeooo:paragraph-rsid="0000e81e"/>
    </style:style>
    <style:style style:name="P167" style:family="paragraph" style:parent-style-name="Standard" style:list-style-name="L75">
      <style:text-properties officeooo:paragraph-rsid="0000e81e"/>
    </style:style>
    <style:style style:name="P168" style:family="paragraph" style:parent-style-name="Standard" style:list-style-name="L76">
      <style:text-properties officeooo:paragraph-rsid="0000e81e"/>
    </style:style>
    <style:style style:name="P169" style:family="paragraph" style:parent-style-name="Standard" style:list-style-name="L77">
      <style:text-properties officeooo:paragraph-rsid="0000e81e"/>
    </style:style>
    <style:style style:name="P170" style:family="paragraph" style:parent-style-name="Standard" style:list-style-name="L78">
      <style:text-properties officeooo:paragraph-rsid="0000e81e"/>
    </style:style>
    <style:style style:name="P171" style:family="paragraph" style:parent-style-name="Standard" style:list-style-name="L79">
      <style:text-properties officeooo:paragraph-rsid="0000e81e"/>
    </style:style>
    <style:style style:name="P172" style:family="paragraph" style:parent-style-name="Standard" style:list-style-name="L80">
      <style:text-properties officeooo:paragraph-rsid="0000e81e"/>
    </style:style>
    <style:style style:name="P173" style:family="paragraph" style:parent-style-name="Standard" style:list-style-name="L81">
      <style:text-properties officeooo:paragraph-rsid="0000e81e"/>
    </style:style>
    <style:style style:name="P174" style:family="paragraph" style:parent-style-name="Standard" style:list-style-name="L82">
      <style:text-properties officeooo:paragraph-rsid="0000e81e"/>
    </style:style>
    <style:style style:name="P175" style:family="paragraph" style:parent-style-name="Standard" style:list-style-name="L83">
      <style:text-properties officeooo:paragraph-rsid="0000e81e"/>
    </style:style>
    <style:style style:name="P176" style:family="paragraph" style:parent-style-name="Standard" style:list-style-name="L90">
      <style:text-properties fo:font-variant="normal" fo:text-transform="none" fo:color="#000000" loext:opacity="100%" style:font-name="Liberation Serif" fo:font-size="12pt" fo:letter-spacing="normal" fo:font-style="normal" fo:font-weight="normal" officeooo:paragraph-rsid="0000e81e"/>
    </style:style>
    <style:style style:name="P177" style:family="paragraph" style:parent-style-name="Standard" style:list-style-name="L84">
      <style:text-properties officeooo:paragraph-rsid="0000e81e"/>
    </style:style>
    <style:style style:name="P178" style:family="paragraph" style:parent-style-name="Standard" style:list-style-name="L85">
      <style:text-properties officeooo:paragraph-rsid="0000e81e"/>
    </style:style>
    <style:style style:name="P179" style:family="paragraph" style:parent-style-name="Standard" style:list-style-name="L86">
      <style:text-properties officeooo:paragraph-rsid="0000e81e"/>
    </style:style>
    <style:style style:name="P180" style:family="paragraph" style:parent-style-name="Standard" style:list-style-name="L88">
      <style:text-properties officeooo:paragraph-rsid="0000e81e"/>
    </style:style>
    <style:style style:name="P181" style:family="paragraph" style:parent-style-name="Standard" style:list-style-name="L89">
      <style:text-properties officeooo:paragraph-rsid="0000e81e"/>
    </style:style>
    <style:style style:name="P182" style:family="paragraph" style:parent-style-name="Standard" style:list-style-name="L90">
      <style:text-properties officeooo:paragraph-rsid="0000e81e"/>
    </style:style>
    <style:style style:name="P183" style:family="paragraph" style:parent-style-name="Standard" style:list-style-name="L91">
      <style:text-properties officeooo:paragraph-rsid="0000e81e"/>
    </style:style>
    <style:style style:name="P184" style:family="paragraph" style:parent-style-name="Standard" style:list-style-name="L92">
      <style:text-properties officeooo:paragraph-rsid="0000e81e"/>
    </style:style>
    <style:style style:name="P185" style:family="paragraph" style:parent-style-name="Standard" style:list-style-name="L93">
      <style:text-properties officeooo:paragraph-rsid="0000e81e"/>
    </style:style>
    <style:style style:name="P186" style:family="paragraph" style:parent-style-name="Standard" style:list-style-name="L94">
      <style:text-properties officeooo:paragraph-rsid="0000e81e"/>
    </style:style>
    <style:style style:name="P187" style:family="paragraph" style:parent-style-name="Standard" style:list-style-name="L95">
      <style:text-properties officeooo:paragraph-rsid="0000e81e"/>
    </style:style>
    <style:style style:name="P188" style:family="paragraph" style:parent-style-name="Standard" style:list-style-name="L96">
      <style:text-properties officeooo:paragraph-rsid="0000e81e"/>
    </style:style>
    <style:style style:name="P189" style:family="paragraph" style:parent-style-name="Standard" style:list-style-name="L97">
      <style:text-properties officeooo:paragraph-rsid="0000e81e"/>
    </style:style>
    <style:style style:name="P190" style:family="paragraph" style:parent-style-name="Standard" style:list-style-name="L98">
      <style:text-properties officeooo:paragraph-rsid="0000e81e"/>
    </style:style>
    <style:style style:name="P191" style:family="paragraph" style:parent-style-name="Standard" style:list-style-name="L99">
      <style:text-properties officeooo:paragraph-rsid="0000e81e"/>
    </style:style>
    <style:style style:name="P192" style:family="paragraph" style:parent-style-name="Standard" style:list-style-name="L100">
      <style:text-properties officeooo:paragraph-rsid="0000e81e"/>
    </style:style>
    <style:style style:name="P193" style:family="paragraph" style:parent-style-name="Standard" style:list-style-name="L101">
      <style:text-properties officeooo:paragraph-rsid="0000e81e"/>
    </style:style>
    <style:style style:name="P194" style:family="paragraph" style:parent-style-name="Standard" style:list-style-name="L102">
      <style:text-properties officeooo:paragraph-rsid="0000e81e"/>
    </style:style>
    <style:style style:name="P195" style:family="paragraph" style:parent-style-name="Standard" style:list-style-name="L103">
      <style:text-properties officeooo:paragraph-rsid="0000e81e"/>
    </style:style>
    <style:style style:name="P196" style:family="paragraph" style:parent-style-name="Standard" style:list-style-name="L104">
      <style:text-properties officeooo:paragraph-rsid="0000e81e"/>
    </style:style>
    <style:style style:name="P197" style:family="paragraph" style:parent-style-name="Standard" style:list-style-name="L105">
      <style:text-properties officeooo:paragraph-rsid="0000e81e"/>
    </style:style>
    <style:style style:name="P198" style:family="paragraph" style:parent-style-name="Standard" style:list-style-name="L106">
      <style:text-properties officeooo:paragraph-rsid="0000e81e"/>
    </style:style>
    <style:style style:name="P199" style:family="paragraph" style:parent-style-name="Standard" style:list-style-name="L107">
      <style:text-properties officeooo:paragraph-rsid="0000e81e"/>
    </style:style>
    <style:style style:name="P200" style:family="paragraph" style:parent-style-name="Standard" style:list-style-name="L108">
      <style:text-properties officeooo:paragraph-rsid="0000e81e"/>
    </style:style>
    <style:style style:name="P201" style:family="paragraph" style:parent-style-name="Standard" style:list-style-name="L109">
      <style:text-properties officeooo:paragraph-rsid="0000e81e"/>
    </style:style>
    <style:style style:name="P202" style:family="paragraph" style:parent-style-name="Standard" style:list-style-name="L110">
      <style:text-properties officeooo:paragraph-rsid="0000e81e"/>
    </style:style>
    <style:style style:name="P203" style:family="paragraph" style:parent-style-name="Standard" style:list-style-name="L111">
      <style:text-properties officeooo:paragraph-rsid="0000e81e"/>
    </style:style>
    <style:style style:name="P204" style:family="paragraph" style:parent-style-name="Standard" style:list-style-name="L112">
      <style:text-properties officeooo:paragraph-rsid="0000e81e"/>
    </style:style>
    <style:style style:name="P205" style:family="paragraph" style:parent-style-name="Standard" style:list-style-name="L113">
      <style:text-properties officeooo:paragraph-rsid="0000e81e"/>
    </style:style>
    <style:style style:name="P206" style:family="paragraph" style:parent-style-name="Standard" style:list-style-name="L114">
      <style:text-properties officeooo:paragraph-rsid="0000e81e"/>
    </style:style>
    <style:style style:name="P207" style:family="paragraph" style:parent-style-name="Standard" style:list-style-name="L115">
      <style:text-properties officeooo:paragraph-rsid="0000e81e"/>
    </style:style>
    <style:style style:name="P208" style:family="paragraph" style:parent-style-name="Standard" style:list-style-name="L116">
      <style:text-properties officeooo:paragraph-rsid="0000e81e"/>
    </style:style>
    <style:style style:name="P209" style:family="paragraph" style:parent-style-name="Standard" style:list-style-name="L117">
      <style:text-properties officeooo:paragraph-rsid="0000e81e"/>
    </style:style>
    <style:style style:name="P210" style:family="paragraph" style:parent-style-name="Standard" style:list-style-name="L118">
      <style:text-properties officeooo:paragraph-rsid="0000e81e"/>
    </style:style>
    <style:style style:name="P211" style:family="paragraph" style:parent-style-name="Standard" style:list-style-name="L119">
      <style:text-properties officeooo:paragraph-rsid="0000e81e"/>
    </style:style>
    <style:style style:name="P212" style:family="paragraph" style:parent-style-name="Standard" style:list-style-name="L120">
      <style:text-properties officeooo:paragraph-rsid="0000e81e"/>
    </style:style>
    <style:style style:name="P213" style:family="paragraph" style:parent-style-name="Standard" style:list-style-name="L121">
      <style:text-properties officeooo:paragraph-rsid="0000e81e"/>
    </style:style>
    <style:style style:name="P214" style:family="paragraph" style:parent-style-name="Standard" style:list-style-name="L122">
      <style:text-properties officeooo:paragraph-rsid="0000e81e"/>
    </style:style>
    <style:style style:name="P215" style:family="paragraph" style:parent-style-name="Standard" style:list-style-name="L123">
      <style:text-properties officeooo:paragraph-rsid="0000e81e"/>
    </style:style>
    <style:style style:name="P216" style:family="paragraph" style:parent-style-name="Standard" style:list-style-name="L124">
      <style:text-properties officeooo:paragraph-rsid="0000e81e"/>
    </style:style>
    <style:style style:name="P217" style:family="paragraph" style:parent-style-name="Standard" style:list-style-name="L125">
      <style:text-properties officeooo:paragraph-rsid="0000e81e"/>
    </style:style>
    <style:style style:name="P218" style:family="paragraph" style:parent-style-name="Standard" style:list-style-name="L126">
      <style:text-properties officeooo:paragraph-rsid="0000e81e"/>
    </style:style>
    <style:style style:name="P219" style:family="paragraph" style:parent-style-name="Standard" style:list-style-name="L127">
      <style:text-properties officeooo:paragraph-rsid="0000e81e"/>
    </style:style>
    <style:style style:name="P220" style:family="paragraph" style:parent-style-name="Standard" style:list-style-name="L128">
      <style:text-properties officeooo:paragraph-rsid="0000e81e"/>
    </style:style>
    <style:style style:name="P221" style:family="paragraph" style:parent-style-name="Standard" style:list-style-name="L129">
      <style:text-properties officeooo:paragraph-rsid="0000e81e"/>
    </style:style>
    <style:style style:name="P222" style:family="paragraph" style:parent-style-name="Standard" style:list-style-name="L130">
      <style:text-properties officeooo:paragraph-rsid="0000e81e"/>
    </style:style>
    <style:style style:name="P223" style:family="paragraph" style:parent-style-name="Standard" style:list-style-name="L131">
      <style:text-properties officeooo:paragraph-rsid="0000e81e"/>
    </style:style>
    <style:style style:name="P224" style:family="paragraph" style:parent-style-name="Standard" style:list-style-name="L132">
      <style:text-properties officeooo:paragraph-rsid="0000e81e"/>
    </style:style>
    <style:style style:name="P225" style:family="paragraph" style:parent-style-name="Standard" style:list-style-name="L133">
      <style:text-properties officeooo:paragraph-rsid="0000e81e"/>
    </style:style>
    <style:style style:name="P226" style:family="paragraph" style:parent-style-name="Standard" style:list-style-name="L134">
      <style:text-properties officeooo:paragraph-rsid="0000e81e"/>
    </style:style>
    <style:style style:name="P227" style:family="paragraph" style:parent-style-name="Standard" style:list-style-name="L135">
      <style:text-properties officeooo:paragraph-rsid="0000e81e"/>
    </style:style>
    <style:style style:name="P228" style:family="paragraph" style:parent-style-name="Standard" style:list-style-name="L136">
      <style:text-properties officeooo:paragraph-rsid="0000e81e"/>
    </style:style>
    <style:style style:name="P229" style:family="paragraph" style:parent-style-name="Standard" style:list-style-name="L137">
      <style:text-properties officeooo:paragraph-rsid="0000e81e"/>
    </style:style>
    <style:style style:name="P230" style:family="paragraph" style:parent-style-name="Standard" style:list-style-name="L138">
      <style:text-properties officeooo:paragraph-rsid="0000e81e"/>
    </style:style>
    <style:style style:name="P231" style:family="paragraph" style:parent-style-name="Standard" style:list-style-name="L139">
      <style:text-properties officeooo:paragraph-rsid="0000e81e"/>
    </style:style>
    <style:style style:name="P232" style:family="paragraph" style:parent-style-name="Standard" style:list-style-name="L140">
      <style:text-properties officeooo:paragraph-rsid="0000e81e"/>
    </style:style>
    <style:style style:name="P233" style:family="paragraph" style:parent-style-name="Standard" style:list-style-name="L141">
      <style:text-properties officeooo:paragraph-rsid="0000e81e"/>
    </style:style>
    <style:style style:name="P234" style:family="paragraph" style:parent-style-name="Standard" style:list-style-name="L142">
      <style:text-properties officeooo:paragraph-rsid="0000e81e"/>
    </style:style>
    <style:style style:name="P235" style:family="paragraph" style:parent-style-name="Standard" style:list-style-name="L143">
      <style:text-properties officeooo:paragraph-rsid="0000e81e"/>
    </style:style>
    <style:style style:name="P236" style:family="paragraph" style:parent-style-name="Standard" style:list-style-name="L144">
      <style:text-properties officeooo:paragraph-rsid="0000e81e"/>
    </style:style>
    <style:style style:name="P237" style:family="paragraph" style:parent-style-name="Standard" style:list-style-name="L145">
      <style:text-properties officeooo:paragraph-rsid="0000e81e"/>
    </style:style>
    <style:style style:name="P238" style:family="paragraph" style:parent-style-name="Standard" style:list-style-name="L146">
      <style:text-properties officeooo:paragraph-rsid="0000e81e"/>
    </style:style>
    <style:style style:name="P239" style:family="paragraph" style:parent-style-name="Standard" style:list-style-name="L147">
      <style:text-properties officeooo:paragraph-rsid="0000e81e"/>
    </style:style>
    <style:style style:name="P240" style:family="paragraph" style:parent-style-name="Standard" style:list-style-name="L148">
      <style:text-properties officeooo:paragraph-rsid="0000e81e"/>
    </style:style>
    <style:style style:name="P241" style:family="paragraph" style:parent-style-name="Standard" style:list-style-name="L149">
      <style:text-properties officeooo:paragraph-rsid="0000e81e"/>
    </style:style>
    <style:style style:name="P242" style:family="paragraph" style:parent-style-name="Standard" style:list-style-name="L150">
      <style:text-properties officeooo:paragraph-rsid="0000e81e"/>
    </style:style>
    <style:style style:name="P243" style:family="paragraph" style:parent-style-name="Standard" style:list-style-name="L151">
      <style:text-properties officeooo:paragraph-rsid="0000e81e"/>
    </style:style>
    <style:style style:name="P244" style:family="paragraph" style:parent-style-name="Standard" style:list-style-name="L152">
      <style:text-properties officeooo:paragraph-rsid="0000e81e"/>
    </style:style>
    <style:style style:name="P245" style:family="paragraph" style:parent-style-name="Standard" style:list-style-name="L153">
      <style:text-properties officeooo:paragraph-rsid="0000e81e"/>
    </style:style>
    <style:style style:name="P246" style:family="paragraph" style:parent-style-name="Standard" style:list-style-name="L154">
      <style:text-properties officeooo:paragraph-rsid="0000e81e"/>
    </style:style>
    <style:style style:name="P247" style:family="paragraph" style:parent-style-name="Standard" style:list-style-name="L155">
      <style:text-properties officeooo:paragraph-rsid="0000e81e"/>
    </style:style>
    <style:style style:name="P248" style:family="paragraph" style:parent-style-name="Standard" style:list-style-name="L156">
      <style:text-properties officeooo:paragraph-rsid="0000e81e"/>
    </style:style>
    <style:style style:name="P249" style:family="paragraph" style:parent-style-name="Standard" style:list-style-name="L157">
      <style:text-properties officeooo:paragraph-rsid="0000e81e"/>
    </style:style>
    <style:style style:name="P250" style:family="paragraph" style:parent-style-name="Standard" style:list-style-name="L158">
      <style:text-properties officeooo:paragraph-rsid="0000e81e"/>
    </style:style>
    <style:style style:name="P251" style:family="paragraph" style:parent-style-name="Standard" style:list-style-name="L159">
      <style:text-properties officeooo:paragraph-rsid="0000e81e"/>
    </style:style>
    <style:style style:name="P252" style:family="paragraph" style:parent-style-name="Standard" style:list-style-name="L160">
      <style:text-properties officeooo:paragraph-rsid="0000e81e"/>
    </style:style>
    <style:style style:name="P253" style:family="paragraph" style:parent-style-name="Standard" style:list-style-name="L161">
      <style:text-properties officeooo:paragraph-rsid="0000e81e"/>
    </style:style>
    <style:style style:name="P254" style:family="paragraph" style:parent-style-name="Standard" style:list-style-name="L162">
      <style:text-properties officeooo:paragraph-rsid="0000e81e"/>
    </style:style>
    <style:style style:name="P255" style:family="paragraph" style:parent-style-name="Standard" style:list-style-name="L163">
      <style:text-properties officeooo:paragraph-rsid="0000e81e"/>
    </style:style>
    <style:style style:name="P256" style:family="paragraph" style:parent-style-name="Standard" style:list-style-name="L164">
      <style:text-properties officeooo:paragraph-rsid="0000e81e"/>
    </style:style>
    <style:style style:name="P257" style:family="paragraph" style:parent-style-name="Standard" style:list-style-name="L165">
      <style:text-properties officeooo:paragraph-rsid="0000e81e"/>
    </style:style>
    <style:style style:name="P258" style:family="paragraph" style:parent-style-name="Standard" style:list-style-name="L166">
      <style:text-properties officeooo:paragraph-rsid="0000e81e"/>
    </style:style>
    <style:style style:name="P259" style:family="paragraph" style:parent-style-name="Standard" style:list-style-name="L167">
      <style:text-properties officeooo:paragraph-rsid="0000e81e"/>
    </style:style>
    <style:style style:name="P260" style:family="paragraph" style:parent-style-name="Standard" style:list-style-name="L168">
      <style:text-properties officeooo:paragraph-rsid="0000e81e"/>
    </style:style>
    <style:style style:name="P261" style:family="paragraph" style:parent-style-name="Standard" style:list-style-name="L169">
      <style:text-properties officeooo:paragraph-rsid="0000e81e"/>
    </style:style>
    <style:style style:name="P262" style:family="paragraph" style:parent-style-name="Standard" style:list-style-name="L170">
      <style:text-properties officeooo:paragraph-rsid="0000e81e"/>
    </style:style>
    <style:style style:name="P263" style:family="paragraph" style:parent-style-name="Standard" style:list-style-name="L171">
      <style:text-properties officeooo:paragraph-rsid="0000e81e"/>
    </style:style>
    <style:style style:name="P264" style:family="paragraph" style:parent-style-name="Standard" style:list-style-name="L172">
      <style:text-properties officeooo:paragraph-rsid="0000e81e"/>
    </style:style>
    <style:style style:name="P265" style:family="paragraph" style:parent-style-name="Standard" style:list-style-name="L173">
      <style:text-properties officeooo:paragraph-rsid="0000e81e"/>
    </style:style>
    <style:style style:name="P266" style:family="paragraph" style:parent-style-name="Standard" style:list-style-name="L174">
      <style:text-properties officeooo:paragraph-rsid="0000e81e"/>
    </style:style>
    <style:style style:name="P267" style:family="paragraph" style:parent-style-name="Standard" style:list-style-name="L175">
      <style:text-properties officeooo:paragraph-rsid="0000e81e"/>
    </style:style>
    <style:style style:name="P268" style:family="paragraph" style:parent-style-name="Standard" style:list-style-name="L176">
      <style:text-properties officeooo:paragraph-rsid="0000e81e"/>
    </style:style>
    <style:style style:name="P269" style:family="paragraph" style:parent-style-name="Standard" style:list-style-name="L177">
      <style:text-properties officeooo:paragraph-rsid="0000e81e"/>
    </style:style>
    <style:style style:name="P270" style:family="paragraph" style:parent-style-name="Standard" style:list-style-name="L178">
      <style:text-properties officeooo:paragraph-rsid="0000e81e"/>
    </style:style>
    <style:style style:name="P271" style:family="paragraph" style:parent-style-name="Standard">
      <style:text-properties officeooo:paragraph-rsid="0000e81e"/>
    </style:style>
    <style:style style:name="P272" style:family="paragraph" style:parent-style-name="Standard">
      <style:paragraph-properties fo:margin-left="0.9846in" fo:margin-right="0in" fo:text-indent="0in" style:auto-text-indent="false"/>
      <style:text-properties officeooo:paragraph-rsid="0000e81e"/>
    </style:style>
    <style:style style:name="P273" style:family="paragraph" style:parent-style-name="Standard">
      <style:paragraph-properties fo:margin-left="1.4772in" fo:margin-right="0in" fo:text-indent="0in" style:auto-text-indent="false"/>
      <style:text-properties officeooo:paragraph-rsid="0000e81e"/>
    </style:style>
    <style:style style:name="P274" style:family="paragraph" style:parent-style-name="Standard">
      <style:paragraph-properties fo:margin-left="0.9846in" fo:margin-right="0in" fo:text-indent="0in" style:auto-text-indent="false"/>
      <style:text-properties officeooo:paragraph-rsid="0000e81e"/>
    </style:style>
    <style:style style:name="P275" style:family="paragraph" style:parent-style-name="Standard">
      <style:paragraph-properties fo:margin-left="1.4772in" fo:margin-right="0in" fo:text-indent="0in" style:auto-text-indent="false"/>
      <style:text-properties officeooo:paragraph-rsid="0000e81e"/>
    </style:style>
    <style:style style:name="P276" style:family="paragraph" style:parent-style-name="Standard" style:list-style-name="L240">
      <style:text-properties officeooo:paragraph-rsid="0000e81e"/>
    </style:style>
    <style:style style:name="P277" style:family="paragraph" style:parent-style-name="Standard" style:list-style-name="L241">
      <style:text-properties officeooo:paragraph-rsid="0000e81e"/>
    </style:style>
    <style:style style:name="P278" style:family="paragraph" style:parent-style-name="Standard" style:list-style-name="L245">
      <style:text-properties officeooo:paragraph-rsid="0000e81e"/>
    </style:style>
    <style:style style:name="P279" style:family="paragraph" style:parent-style-name="Standard" style:list-style-name="L246">
      <style:text-properties officeooo:paragraph-rsid="0000e81e"/>
    </style:style>
    <style:style style:name="P280" style:family="paragraph" style:parent-style-name="Standard">
      <style:text-properties officeooo:rsid="0013ea9c" officeooo:paragraph-rsid="0013ea9c"/>
    </style:style>
    <style:style style:name="P281" style:family="paragraph" style:parent-style-name="Standard">
      <style:paragraph-properties fo:margin-left="0.9846in" fo:margin-right="0in" fo:text-indent="0in" style:auto-text-indent="false"/>
      <style:text-properties officeooo:paragraph-rsid="0013ea9c"/>
    </style:style>
    <style:style style:name="P282" style:family="paragraph" style:parent-style-name="Standard" style:list-style-name="L253">
      <style:text-properties officeooo:paragraph-rsid="0013ea9c"/>
    </style:style>
    <style:style style:name="P283" style:family="paragraph" style:parent-style-name="Standard" style:list-style-name="">
      <style:text-properties officeooo:paragraph-rsid="0000e81e"/>
    </style:style>
    <style:style style:name="P284" style:family="paragraph" style:parent-style-name="Standard" style:list-style-name="">
      <style:text-properties officeooo:paragraph-rsid="002b3213"/>
    </style:style>
    <style:style style:name="P285" style:family="paragraph" style:parent-style-name="Standard" style:list-style-name="L257"/>
    <style:style style:name="P286" style:family="paragraph" style:parent-style-name="Standard" style:list-style-name="L257">
      <style:text-properties officeooo:paragraph-rsid="001c59b3"/>
    </style:style>
    <style:style style:name="P287" style:family="paragraph" style:parent-style-name="Standard">
      <style:text-properties officeooo:paragraph-rsid="001f87bd"/>
    </style:style>
    <style:style style:name="P288" style:family="paragraph" style:parent-style-name="Standard" style:list-style-name="L262">
      <style:text-properties officeooo:paragraph-rsid="001f87bd"/>
    </style:style>
    <style:style style:name="P289" style:family="paragraph" style:parent-style-name="Standard" style:list-style-name="L269">
      <style:text-properties officeooo:paragraph-rsid="0000e81e"/>
    </style:style>
    <style:style style:name="P290" style:family="paragraph" style:parent-style-name="Standard" style:list-style-name="L269">
      <style:text-properties officeooo:paragraph-rsid="00224c8d"/>
    </style:style>
    <style:style style:name="P291" style:family="paragraph" style:parent-style-name="Standard">
      <style:text-properties officeooo:rsid="0028b1a4" officeooo:paragraph-rsid="0028b1a4"/>
    </style:style>
    <style:style style:name="T1" style:family="text">
      <style:text-properties officeooo:rsid="00103294"/>
    </style:style>
    <style:style style:name="T2" style:family="text">
      <style:text-properties officeooo:rsid="0003963d" style:language-complex="ar" style:country-complex="LY"/>
    </style:style>
    <style:style style:name="T3" style:family="text">
      <style:text-properties officeooo:rsid="001379e9" style:language-complex="ar" style:country-complex="LY"/>
    </style:style>
    <style:style style:name="T4" style:family="text">
      <style:text-properties officeooo:rsid="00179714" style:language-complex="ar" style:country-complex="LY"/>
    </style:style>
    <style:style style:name="T5" style:family="text">
      <style:text-properties officeooo:rsid="0001f9ec" style:language-complex="ar" style:country-complex="LY"/>
    </style:style>
    <style:style style:name="T6" style:family="text">
      <style:text-properties officeooo:rsid="000c416e" style:language-complex="ar" style:country-complex="LY"/>
    </style:style>
    <style:style style:name="T7" style:family="text">
      <style:text-properties officeooo:rsid="000f37d3" style:language-complex="ar" style:country-complex="LY"/>
    </style:style>
    <style:style style:name="T8" style:family="text">
      <style:text-properties fo:font-size="24pt" officeooo:rsid="00103294" style:font-size-asian="24pt" style:language-complex="ar" style:country-complex="LY"/>
    </style:style>
    <style:style style:name="T9" style:family="text">
      <style:text-properties fo:font-size="24pt" officeooo:rsid="0001bef8" style:font-size-asian="24pt"/>
    </style:style>
    <style:style style:name="T10" style:family="text">
      <style:text-properties style:text-line-through-style="solid" style:text-line-through-type="singl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35547" style:font-size-asian="14pt" style:font-weight-asian="bold" style:font-size-complex="14pt" style:font-weight-complex="bold"/>
    </style:style>
    <style:style style:name="T13"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1ec12" style:font-size-asian="14pt" style:font-style-asian="normal" style:font-size-complex="14pt" style:language-complex="ar" style:country-complex="LY" style:font-style-complex="normal"/>
    </style:style>
    <style:style style:name="T14"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size-complex="14pt"/>
    </style:style>
    <style:style style:name="T15"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6" style:family="text">
      <style:text-properties fo:font-variant="normal" fo:text-transform="none" fo:color="#000000" loext:opacity="100%" style:font-name="Liberation Serif" fo:font-size="14pt" fo:letter-spacing="normal" fo:font-style="normal" fo:font-weight="bold" officeooo:rsid="00099dfc"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bold" officeooo:rsid="00093180"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fo:color="#000000" loext:opacity="100%" style:font-name="Liberation Serif" fo:font-size="14pt" fo:letter-spacing="normal" fo:font-style="normal" style:text-underline-style="none" fo:font-weight="bold" officeooo:rsid="0021ec12" style:font-size-asian="14pt" style:font-style-asian="normal" style:font-size-complex="14pt" style:language-complex="ar" style:country-complex="LY" style:font-style-complex="normal"/>
    </style:style>
    <style:style style:name="T21"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style:style>
    <style:style style:name="T22" style:family="text">
      <style:text-properties fo:font-variant="normal" fo:text-transform="none" fo:color="#000000" loext:opacity="100%" style:font-name="Liberation Serif" fo:font-size="14pt" fo:letter-spacing="normal" fo:font-style="normal" fo:font-weight="normal" officeooo:rsid="001f2486" style:font-size-asian="14pt" style:font-weight-asian="normal" style:font-size-complex="14pt" style:font-weight-complex="normal"/>
    </style:style>
    <style:style style:name="T23" style:family="text">
      <style:text-properties fo:font-variant="normal" fo:text-transform="none" fo:color="#000000" loext:opacity="100%" style:font-name="Liberation Serif" fo:font-size="14pt" fo:letter-spacing="normal" fo:font-style="normal" fo:font-weight="normal" officeooo:rsid="0000899d" style:font-size-asian="14pt" style:font-weight-asian="normal" style:font-size-complex="14pt" style:font-weight-complex="normal"/>
    </style:style>
    <style:style style:name="T24" style:family="text">
      <style:text-properties fo:font-variant="normal" fo:text-transform="none" fo:color="#000000" loext:opacity="100%" style:font-name="Liberation Serif" fo:font-size="14pt" fo:letter-spacing="normal" fo:font-style="normal" fo:font-weight="normal" officeooo:rsid="0000e636" style:font-size-asian="14pt" style:font-weight-asian="normal" style:font-size-complex="14pt"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020598" style:font-size-asian="14pt" style:font-weight-asian="normal" style:font-size-complex="14pt" style:font-weight-complex="normal"/>
    </style:style>
    <style:style style:name="T26"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loext:opacity="100%" style:font-name="Liberation Serif" fo:font-size="14pt" fo:letter-spacing="normal" fo:font-style="normal" fo:font-weight="normal" officeooo:rsid="00020598"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loext:opacity="100%" style:font-name="Liberation Serif" fo:font-size="14pt" fo:letter-spacing="normal" fo:font-style="normal" fo:font-weight="normal" officeooo:rsid="00017747" style:font-size-asian="14pt"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font-name="Liberation Serif" fo:font-size="14pt" fo:letter-spacing="normal" officeooo:rsid="00135547" style:font-size-asian="14pt" style:font-size-complex="14pt"/>
    </style:style>
    <style:style style:name="T30" style:family="text">
      <style:text-properties fo:font-variant="normal" fo:text-transform="none" fo:color="#000000" loext:opacity="100%" style:font-name="Liberation Serif" fo:font-size="12pt" fo:letter-spacing="normal" fo:font-style="normal" fo:font-weight="normal"/>
    </style:style>
    <style:style style:name="T31" style:family="text">
      <style:text-properties fo:font-variant="normal" fo:text-transform="none" fo:color="#000000" loext:opacity="100%" style:font-name="Liberation Serif" fo:font-size="12pt" fo:letter-spacing="normal" fo:font-style="normal" fo:font-weight="normal" officeooo:rsid="00135547" style:font-size-asian="14pt" style:font-size-complex="14pt"/>
    </style:style>
    <style:style style:name="T32"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normal" officeooo:rsid="00020de2" style:font-size-asian="12pt" style:font-weight-asian="normal" style:font-size-complex="12pt" style:font-weight-complex="normal"/>
    </style:style>
    <style:style style:name="T34" style:family="text">
      <style:text-properties fo:font-variant="normal" fo:text-transform="none" fo:color="#000000" loext:opacity="100%" style:font-name="Liberation Serif" fo:font-size="12pt" fo:letter-spacing="normal" fo:font-style="normal" fo:font-weight="normal" officeooo:rsid="001f2486"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font-style="normal" fo:font-weight="normal" officeooo:rsid="0000899d"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00e636"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020de2"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020de2" style:font-size-asian="10.5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07c1d1" style:font-size-asian="10.5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07c1d1"/>
    </style:style>
    <style:style style:name="T42" style:family="text">
      <style:text-properties fo:font-variant="normal" fo:text-transform="none" fo:color="#000000" loext:opacity="100%" style:font-name="Liberation Serif" fo:font-size="12pt" fo:letter-spacing="normal" fo:font-style="normal" fo:font-weight="normal" officeooo:rsid="00020de2"/>
    </style:style>
    <style:style style:name="T43"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44" style:family="text">
      <style:text-properties fo:font-variant="normal" fo:text-transform="none" fo:color="#000000" loext:opacity="100%" style:font-name="Liberation Serif" fo:font-size="12pt" fo:letter-spacing="normal" fo:font-style="normal" fo:font-weight="normal" officeooo:rsid="0007c1d1" style:font-weight-asian="normal" style:font-weight-complex="normal"/>
    </style:style>
    <style:style style:name="T45" style:family="text">
      <style:text-properties fo:font-variant="normal" fo:text-transform="none" fo:color="#000000" loext:opacity="100%" style:font-name="Liberation Serif" fo:font-size="12pt" fo:letter-spacing="normal" fo:font-style="normal" fo:font-weight="normal" officeooo:rsid="00099dfc" style:font-weight-asian="normal" style:font-weight-complex="normal"/>
    </style:style>
    <style:style style:name="T46" style:family="text">
      <style:text-properties fo:font-variant="normal" fo:text-transform="none" fo:color="#000000" loext:opacity="100%" style:font-name="Liberation Serif" fo:font-size="12pt" fo:letter-spacing="normal" fo:font-style="normal" fo:font-weight="normal" officeooo:rsid="00093180" style:font-weight-asian="normal" style:font-weight-complex="normal"/>
    </style:style>
    <style:style style:name="T47" style:family="text">
      <style:text-properties fo:font-variant="normal" fo:text-transform="none" fo:color="#000000" loext:opacity="100%" style:font-name="Liberation Serif" fo:font-size="12pt" fo:letter-spacing="normal" fo:font-style="normal" fo:font-weight="normal" officeooo:rsid="0004dfd3" style:font-weight-asian="normal" style:font-weight-complex="normal"/>
    </style:style>
    <style:style style:name="T48" style:family="text">
      <style:text-properties fo:font-variant="normal" fo:text-transform="none" fo:color="#000000" loext:opacity="100%" style:font-name="Liberation Serif" fo:font-size="12pt" fo:letter-spacing="normal" fo:font-style="normal" fo:font-weight="normal" officeooo:rsid="0007a1e6" style:font-weight-asian="normal" style:font-weight-complex="normal"/>
    </style:style>
    <style:style style:name="T49" style:family="text">
      <style:text-properties fo:font-variant="normal" fo:text-transform="none" fo:color="#000000" loext:opacity="100%" style:font-name="Liberation Serif" fo:font-size="12pt" fo:letter-spacing="normal" fo:font-style="normal" fo:font-weight="normal" officeooo:rsid="0000899d" style:font-weight-asian="normal" style:font-weight-complex="normal"/>
    </style:style>
    <style:style style:name="T50" style:family="text">
      <style:text-properties fo:font-variant="normal" fo:text-transform="none" fo:color="#000000" loext:opacity="100%" style:font-name="Liberation Serif" fo:font-size="12pt" fo:letter-spacing="normal" fo:font-style="normal" fo:font-weight="normal" officeooo:rsid="001f13b8"/>
    </style:style>
    <style:style style:name="T51" style:family="text">
      <style:text-properties fo:font-variant="normal" fo:text-transform="none" fo:color="#000000" loext:opacity="100%" style:font-name="Liberation Serif" fo:font-size="12pt" fo:letter-spacing="normal" fo:font-style="normal" fo:font-weight="normal" officeooo:rsid="00099dfc"/>
    </style:style>
    <style:style style:name="T52" style:family="text">
      <style:text-properties fo:font-variant="normal" fo:text-transform="none" fo:color="#000000" loext:opacity="100%" style:font-name="Liberation Serif" fo:font-size="12pt" fo:letter-spacing="normal" fo:font-style="normal" fo:font-weight="normal" officeooo:rsid="0004dfd3"/>
    </style:style>
    <style:style style:name="T53" style:family="text">
      <style:text-properties fo:font-variant="normal" fo:text-transform="none" fo:color="#000000" loext:opacity="100%" style:font-name="Liberation Serif" fo:font-size="12pt" fo:letter-spacing="normal" fo:font-style="normal" fo:font-weight="normal" officeooo:rsid="00093180"/>
    </style:style>
    <style:style style:name="T54" style:family="text">
      <style:text-properties fo:font-variant="normal" fo:text-transform="none" fo:color="#000000" loext:opacity="100%" style:font-name="Liberation Serif" fo:font-size="12pt" fo:letter-spacing="normal" fo:font-style="normal" fo:font-weight="normal" officeooo:rsid="000f1f7f"/>
    </style:style>
    <style:style style:name="T55" style:family="text">
      <style:text-properties fo:font-variant="normal" fo:text-transform="none" fo:color="#000000" loext:opacity="100%" style:font-name="Liberation Serif" fo:font-size="12pt" fo:letter-spacing="normal" fo:font-style="normal" fo:font-weight="normal" officeooo:rsid="00119c79"/>
    </style:style>
    <style:style style:name="T56" style:family="text">
      <style:text-properties fo:font-variant="normal" fo:text-transform="none" fo:color="#000000" loext:opacity="100%" style:font-name="Liberation Serif" fo:font-size="12pt" fo:letter-spacing="normal" fo:font-style="normal" fo:font-weight="normal" officeooo:rsid="00138f93" style:language-complex="ar" style:country-complex="SA"/>
    </style:style>
    <style:style style:name="T57" style:family="text">
      <style:text-properties fo:font-variant="normal" fo:text-transform="none" fo:color="#000000" loext:opacity="100%" style:font-name="Liberation Serif" fo:font-size="12pt" fo:letter-spacing="normal" fo:font-style="normal" fo:font-weight="normal" style:language-complex="ar" style:country-complex="LY"/>
    </style:style>
    <style:style style:name="T58" style:family="text">
      <style:text-properties fo:font-variant="normal" fo:text-transform="none" fo:color="#000000" loext:opacity="100%" style:font-name="Liberation Serif" fo:font-size="12pt" fo:letter-spacing="normal" fo:font-style="normal" fo:font-weight="normal" officeooo:rsid="00138f93"/>
    </style:style>
    <style:style style:name="T59" style:family="text">
      <style:text-properties fo:font-variant="normal" fo:text-transform="none" fo:color="#000000" loext:opacity="100%" style:font-name="Liberation Serif" fo:font-size="12pt" fo:letter-spacing="normal" fo:font-style="normal" fo:font-weight="normal" officeooo:rsid="001f5284"/>
    </style:style>
    <style:style style:name="T60" style:family="text">
      <style:text-properties fo:font-variant="normal" fo:text-transform="none" fo:color="#000000" loext:opacity="100%" style:font-name="Liberation Serif" fo:font-size="12pt" fo:letter-spacing="normal" fo:font-style="normal" fo:font-weight="normal" officeooo:rsid="000f9b7d"/>
    </style:style>
    <style:style style:name="T61" style:family="text">
      <style:text-properties fo:font-variant="normal" fo:text-transform="none" fo:color="#000000" loext:opacity="100%" style:font-name="Liberation Serif" fo:font-size="12pt" fo:letter-spacing="normal" fo:font-style="normal" style:text-underline-style="none" fo:font-weight="normal" style:font-style-asian="normal" style:font-weight-asian="normal" style:font-style-complex="normal" style:font-weight-complex="normal"/>
    </style:style>
    <style:style style:name="T62" style:family="text">
      <style:text-properties fo:font-variant="normal" fo:text-transform="none" fo:color="#000000" loext:opacity="100%" style:font-name="Liberation Serif" fo:font-size="12pt" fo:letter-spacing="normal" fo:font-style="normal" style:text-underline-style="none" fo:font-weight="normal" officeooo:rsid="001a012b" style:font-style-asian="normal" style:font-weight-asian="normal" style:font-style-complex="normal" style:font-weight-complex="normal"/>
    </style:style>
    <style:style style:name="T63" style:family="text">
      <style:text-properties fo:font-variant="normal" fo:text-transform="none" fo:color="#000000" loext:opacity="100%" style:font-name="Liberation Serif" fo:font-size="12pt" fo:letter-spacing="normal" fo:font-style="normal" style:text-underline-style="none" fo:font-weight="normal" officeooo:rsid="001bbeff" style:font-style-asian="normal" style:font-weight-asian="normal" style:font-style-complex="normal" style:font-weight-complex="normal"/>
    </style:style>
    <style:style style:name="T64" style:family="text">
      <style:text-properties fo:font-variant="normal" fo:text-transform="none" fo:color="#000000" loext:opacity="100%" style:font-name="Liberation Serif" fo:font-size="12pt" fo:letter-spacing="normal" fo:font-style="normal" style:text-underline-style="none" fo:font-weight="normal" officeooo:rsid="001ca404" style:font-style-asian="normal" style:font-weight-asian="normal" style:font-style-complex="normal" style:font-weight-complex="normal"/>
    </style:style>
    <style:style style:name="T65" style:family="text">
      <style:text-properties fo:font-variant="normal" fo:text-transform="none" fo:color="#000000" loext:opacity="100%" style:font-name="Liberation Serif" fo:font-size="12pt" fo:letter-spacing="normal" fo:font-style="normal" style:text-underline-style="none" fo:font-weight="normal" officeooo:rsid="0001c551" style:font-style-asian="normal" style:font-weight-asian="normal" style:font-style-complex="normal" style:font-weight-complex="normal"/>
    </style:style>
    <style:style style:name="T66" style:family="text">
      <style:text-properties fo:font-variant="normal" fo:text-transform="none" fo:color="#000000" loext:opacity="100%" style:font-name="Liberation Serif" fo:font-size="12pt" fo:letter-spacing="normal" fo:font-style="normal" style:text-underline-style="none" fo:font-weight="normal" officeooo:rsid="001e3376" style:font-style-asian="normal" style:font-weight-asian="normal" style:font-style-complex="normal" style:font-weight-complex="normal"/>
    </style:style>
    <style:style style:name="T67" style:family="text">
      <style:text-properties fo:font-variant="normal" fo:text-transform="none" fo:color="#000000" loext:opacity="100%" style:font-name="Liberation Serif" fo:font-size="12pt" fo:letter-spacing="normal" fo:font-style="normal" style:text-underline-style="none" fo:font-weight="normal" officeooo:rsid="001e9fb5" style:font-style-asian="normal" style:font-weight-asian="normal" style:font-style-complex="normal" style:font-weight-complex="normal"/>
    </style:style>
    <style:style style:name="T68" style:family="text">
      <style:text-properties fo:font-variant="normal" fo:text-transform="none" fo:color="#000000" loext:opacity="100%" style:font-name="Liberation Serif" fo:font-size="12pt" fo:letter-spacing="normal"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69" style:family="text">
      <style:text-properties fo:font-variant="normal" fo:text-transform="none" fo:color="#000000" loext:opacity="100%" style:font-name="Liberation Serif" fo:font-size="12pt" fo:letter-spacing="normal"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70"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71" style:family="text">
      <style:text-properties fo:font-variant="normal" fo:text-transform="none" fo:color="#000000" loext:opacity="100%" style:font-name="Liberation Serif" fo:font-size="12pt" fo:letter-spacing="normal"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72" style:family="text">
      <style:text-properties fo:font-variant="normal" fo:text-transform="none" fo:color="#000000" loext:opacity="100%" style:font-name="Liberation Serif" fo:font-size="12pt" fo:letter-spacing="normal" fo:font-style="normal" style:text-underline-style="none" fo:font-weight="bold"/>
    </style:style>
    <style:style style:name="T73" style:family="text">
      <style:text-properties fo:font-variant="normal" fo:text-transform="none" fo:color="#000000" loext:opacity="100%" style:font-name="Liberation Serif" fo:font-size="12pt" fo:letter-spacing="normal" fo:font-style="normal" style:text-underline-style="none" fo:font-weight="bold" officeooo:rsid="001bbeff" style:font-style-asian="normal" style:font-style-complex="normal"/>
    </style:style>
    <style:style style:name="T74" style:family="text">
      <style:text-properties fo:font-variant="normal" fo:text-transform="none" fo:color="#000000" loext:opacity="100%" style:font-name="Liberation Serif" fo:font-size="12pt" fo:letter-spacing="normal" fo:font-style="normal" style:text-underline-style="none" fo:font-weight="bold" officeooo:rsid="001ca404" style:font-style-asian="normal" style:font-style-complex="normal"/>
    </style:style>
    <style:style style:name="T75" style:family="text">
      <style:text-properties fo:font-variant="normal" fo:text-transform="none" fo:color="#000000" loext:opacity="100%" style:font-name="Liberation Serif" fo:font-size="12pt" fo:letter-spacing="normal" fo:font-style="normal" style:text-underline-style="none" fo:font-weight="bold" officeooo:rsid="0001c551" style:font-style-asian="normal" style:font-style-complex="normal"/>
    </style:style>
    <style:style style:name="T76"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style-complex="normal"/>
    </style:style>
    <style:style style:name="T77"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weight-asian="normal" style:font-style-complex="normal" style:font-weight-complex="normal"/>
    </style:style>
    <style:style style:name="T7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bbeff" style:font-style-asian="normal" style:font-style-complex="normal"/>
    </style:style>
    <style:style style:name="T7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a404" style:font-style-asian="normal" style:font-style-complex="normal"/>
    </style:style>
    <style:style style:name="T8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3376" style:font-style-asian="normal" style:font-style-complex="normal"/>
    </style:style>
    <style:style style:name="T8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9fb5" style:font-style-asian="normal" style:font-style-complex="normal"/>
    </style:style>
    <style:style style:name="T82" style:family="text">
      <style:text-properties fo:font-variant="normal" fo:text-transform="none" fo:color="#000000" loext:opacity="100%" style:font-name="Liberation Serif" fo:font-size="12pt" fo:letter-spacing="normal" fo:font-style="normal" officeooo:rsid="0001c551"/>
    </style:style>
    <style:style style:name="T83" style:family="text">
      <style:text-properties fo:font-variant="normal" fo:text-transform="none" fo:color="#000000" loext:opacity="100%" style:font-name="Liberation Serif" fo:font-size="12pt" fo:letter-spacing="normal" fo:font-style="normal" fo:font-weight="bold"/>
    </style:style>
    <style:style style:name="T84" style:family="text">
      <style:text-properties fo:font-variant="normal" fo:text-transform="none" fo:color="#000000" loext:opacity="100%" style:font-name="Liberation Serif" fo:font-size="12pt" fo:letter-spacing="normal" fo:font-style="normal" fo:font-weight="bold" officeooo:rsid="001dd2e3" style:language-complex="ar" style:country-complex="LY"/>
    </style:style>
    <style:style style:name="T85" style:family="text">
      <style:text-properties fo:font-variant="normal" fo:text-transform="none" fo:color="#000000" loext:opacity="100%" style:font-name="Liberation Serif" fo:font-size="12pt" fo:letter-spacing="normal" fo:font-style="normal" fo:font-weight="bold" officeooo:rsid="00138f93" style:language-complex="ar" style:country-complex="LY"/>
    </style:style>
    <style:style style:name="T86" style:family="text">
      <style:text-properties fo:font-variant="normal" fo:text-transform="none" fo:color="#000000" loext:opacity="100%" style:font-name="Liberation Serif" fo:font-size="12pt" fo:letter-spacing="normal" fo:font-style="normal" fo:font-weight="bold" officeooo:rsid="0001c551"/>
    </style:style>
    <style:style style:name="T87" style:family="text">
      <style:text-properties fo:font-variant="normal" fo:text-transform="none" fo:color="#000000" loext:opacity="100%" style:font-name="Liberation Serif" fo:font-size="12pt" fo:letter-spacing="normal" fo:font-style="normal" fo:font-weight="bold" officeooo:rsid="001e3376"/>
    </style:style>
    <style:style style:name="T88"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89" style:family="text">
      <style:text-properties fo:font-variant="normal" fo:text-transform="none" fo:color="#000000" loext:opacity="100%" style:font-name="Liberation Serif" fo:font-size="12pt" fo:letter-spacing="normal" fo:font-style="normal" fo:font-weight="bold" officeooo:rsid="00020de2" style:font-size-asian="12pt" style:font-size-complex="12pt"/>
    </style:style>
    <style:style style:name="T90"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91" style:family="text">
      <style:text-properties fo:font-variant="normal" fo:text-transform="none" fo:color="#000000" loext:opacity="100%" style:font-name="Liberation Serif" fo:font-size="12pt" fo:letter-spacing="normal" fo:font-style="normal" fo:font-weight="bold" officeooo:rsid="00020de2" style:font-size-asian="10.5pt" style:font-weight-asian="bold" style:font-size-complex="12pt" style:font-weight-complex="bold"/>
    </style:style>
    <style:style style:name="T92" style:family="text">
      <style:text-properties fo:font-variant="normal" fo:text-transform="none" fo:color="#000000" loext:opacity="100%" style:font-name="Liberation Serif" fo:font-size="12pt" fo:letter-spacing="normal" fo:font-style="normal" fo:font-weight="bold" officeooo:rsid="00020de2" style:font-size-asian="10.5pt" style:font-size-complex="12pt"/>
    </style:style>
    <style:style style:name="T93" style:family="text">
      <style:text-properties fo:font-variant="normal" fo:text-transform="none" fo:color="#000000" loext:opacity="100%" style:font-name="Liberation Serif" fo:font-size="12pt" fo:letter-spacing="normal" fo:font-style="normal" fo:font-weight="bold" officeooo:rsid="00020de2"/>
    </style:style>
    <style:style style:name="T94" style:family="text">
      <style:text-properties fo:font-variant="normal" fo:text-transform="none" fo:color="#000000" loext:opacity="100%" style:font-name="Liberation Serif" fo:font-size="12pt" fo:letter-spacing="normal" fo:font-style="normal" fo:font-weight="bold" officeooo:rsid="0007c1d1"/>
    </style:style>
    <style:style style:name="T95" style:family="text">
      <style:text-properties fo:font-variant="normal" fo:text-transform="none" fo:color="#000000" loext:opacity="100%" style:font-name="Liberation Serif" fo:font-size="12pt" fo:letter-spacing="normal" fo:font-style="normal" fo:font-weight="bold" officeooo:rsid="000373db"/>
    </style:style>
    <style:style style:name="T96" style:family="text">
      <style:text-properties fo:font-variant="normal" fo:text-transform="none" fo:color="#000000" loext:opacity="100%" style:font-name="Liberation Serif" fo:font-size="12pt" fo:letter-spacing="normal" fo:font-style="normal" fo:font-weight="bold" officeooo:rsid="0003960b" style:font-weight-asian="normal" style:font-weight-complex="normal"/>
    </style:style>
    <style:style style:name="T97" style:family="text">
      <style:text-properties fo:font-variant="normal" fo:text-transform="none" fo:color="#000000" loext:opacity="100%" style:font-name="Liberation Serif" fo:font-size="12pt" fo:letter-spacing="normal" fo:font-style="normal" fo:font-weight="bold" officeooo:rsid="00099dfc"/>
    </style:style>
    <style:style style:name="T98" style:family="text">
      <style:text-properties fo:font-variant="normal" fo:text-transform="none" fo:color="#000000" loext:opacity="100%" style:font-name="Liberation Serif" fo:font-size="12pt" fo:letter-spacing="normal" fo:font-style="normal" fo:font-weight="bold" officeooo:rsid="0003960b"/>
    </style:style>
    <style:style style:name="T99"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100" style:family="text">
      <style:text-properties fo:font-variant="normal" fo:text-transform="none" fo:color="#000000" loext:opacity="100%" style:font-name="Liberation Serif" fo:font-size="12pt" fo:letter-spacing="normal" fo:font-style="normal" fo:font-weight="bold" officeooo:rsid="0004dfd3" style:font-weight-asian="bold" style:font-weight-complex="bold"/>
    </style:style>
    <style:style style:name="T101" style:family="text">
      <style:text-properties fo:font-variant="normal" fo:text-transform="none" fo:color="#000000" loext:opacity="100%" style:font-name="Liberation Serif" fo:font-size="12pt" fo:letter-spacing="normal" fo:font-style="normal" fo:font-weight="bold" officeooo:rsid="0010640d" style:font-weight-asian="bold" style:font-weight-complex="bold"/>
    </style:style>
    <style:style style:name="T102" style:family="text">
      <style:text-properties fo:font-variant="normal" fo:text-transform="none" fo:color="#000000" loext:opacity="100%" style:font-name="Liberation Serif" fo:font-size="12pt" fo:letter-spacing="normal" fo:font-style="normal" fo:font-weight="bold" officeooo:rsid="00093180"/>
    </style:style>
    <style:style style:name="T103" style:family="text">
      <style:text-properties fo:font-variant="normal" fo:text-transform="none" fo:color="#000000" loext:opacity="100%" style:font-name="Liberation Serif" fo:font-size="12pt" fo:letter-spacing="normal" fo:font-style="normal" fo:font-weight="bold" officeooo:rsid="0007a1e6"/>
    </style:style>
    <style:style style:name="T104" style:family="text">
      <style:text-properties fo:font-variant="normal" fo:text-transform="none" fo:color="#000000" loext:opacity="100%" style:font-name="Liberation Serif" fo:font-size="12pt" fo:letter-spacing="normal" fo:font-style="normal" fo:font-weight="bold" officeooo:rsid="000f1f7f"/>
    </style:style>
    <style:style style:name="T105" style:family="text">
      <style:text-properties fo:font-variant="normal" fo:text-transform="none" fo:color="#000000" loext:opacity="100%" style:font-name="Liberation Serif" fo:font-size="12pt" fo:letter-spacing="normal" fo:font-style="normal" fo:font-weight="bold" officeooo:rsid="0010640d"/>
    </style:style>
    <style:style style:name="T106" style:family="text">
      <style:text-properties fo:font-variant="normal" fo:text-transform="none" fo:color="#000000" loext:opacity="100%" style:font-name="Liberation Serif" fo:font-size="12pt" fo:letter-spacing="normal" fo:font-style="normal" fo:font-weight="bold" officeooo:rsid="00119c79"/>
    </style:style>
    <style:style style:name="T107" style:family="text">
      <style:text-properties fo:font-variant="normal" fo:text-transform="none" fo:color="#000000" loext:opacity="100%" style:font-name="Liberation Serif" fo:font-size="12pt" fo:letter-spacing="normal" fo:font-style="normal" fo:font-weight="bold" officeooo:rsid="00138f93"/>
    </style:style>
    <style:style style:name="T108" style:family="text">
      <style:text-properties fo:font-variant="normal" fo:text-transform="none" fo:color="#000000" loext:opacity="100%" style:font-name="Liberation Serif" fo:font-size="12pt" fo:letter-spacing="normal" fo:font-style="normal" fo:font-weight="bold" officeooo:rsid="001f2486"/>
    </style:style>
    <style:style style:name="T109" style:family="text">
      <style:text-properties fo:font-variant="normal" fo:text-transform="none" fo:color="#000000" loext:opacity="100%" style:font-name="Liberation Serif" fo:font-size="12pt" fo:letter-spacing="normal" fo:font-style="normal" fo:font-weight="bold" officeooo:rsid="00017747"/>
    </style:style>
    <style:style style:name="T110" style:family="text">
      <style:text-properties fo:font-variant="normal" fo:text-transform="none" fo:color="#000000" loext:opacity="100%" style:font-name="Liberation Serif" fo:font-size="12pt" fo:letter-spacing="normal" fo:font-style="normal" fo:font-weight="bold" officeooo:rsid="0001f9ec"/>
    </style:style>
    <style:style style:name="T111" style:family="text">
      <style:text-properties fo:font-variant="normal" fo:text-transform="none" fo:color="#000000" loext:opacity="100%" style:font-name="Liberation Serif" fo:font-size="12pt" fo:letter-spacing="normal" fo:font-style="normal" fo:font-weight="bold" officeooo:rsid="00092dbf"/>
    </style:style>
    <style:style style:name="T112" style:family="text">
      <style:text-properties fo:font-variant="normal" fo:text-transform="none" fo:color="#000000" loext:opacity="100%" style:font-name="Liberation Serif" fo:font-size="12pt" fo:letter-spacing="normal" fo:font-style="italic" fo:font-weight="normal" style:font-style-asian="italic" style:font-style-complex="italic"/>
    </style:style>
    <style:style style:name="T113" style:family="text">
      <style:text-properties fo:font-variant="normal" fo:text-transform="none" fo:color="#000000" loext:opacity="100%" style:font-name="Liberation Serif" fo:letter-spacing="normal" fo:font-style="normal" fo:font-weight="bold"/>
    </style:style>
    <style:style style:name="T114" style:family="text">
      <style:text-properties fo:font-variant="normal" fo:text-transform="none" fo:color="#000000" loext:opacity="100%" style:font-name="Liberation Serif" fo:font-size="16pt" fo:letter-spacing="normal" fo:font-style="normal" fo:font-weight="bold" style:font-size-asian="16pt" style:font-size-complex="16pt"/>
    </style:style>
    <style:style style:name="T115" style:family="text">
      <style:text-properties fo:font-variant="normal" fo:text-transform="none" fo:color="#000000" loext:opacity="100%" style:font-name="Liberation Serif" fo:font-size="16pt" fo:letter-spacing="normal" fo:font-style="normal" fo:font-weight="bold" officeooo:rsid="00099dfc" style:font-size-asian="16pt" style:font-size-complex="16pt"/>
    </style:style>
    <style:style style:name="T116" style:family="text">
      <style:text-properties fo:font-variant="normal" fo:text-transform="none" fo:color="#000000" loext:opacity="100%" style:font-name="Liberation Serif" fo:font-size="16pt" fo:letter-spacing="normal" fo:font-style="normal" fo:font-weight="bold" officeooo:rsid="00093180" style:font-size-asian="16pt" style:font-size-complex="16pt"/>
    </style:style>
    <style:style style:name="T117" style:family="text">
      <style:text-properties fo:font-variant="normal" fo:text-transform="none" fo:color="#000000" loext:opacity="100%" style:font-name="Google Sans" fo:font-size="12pt" fo:letter-spacing="normal" fo:font-style="normal" fo:font-weight="normal"/>
    </style:style>
    <style:style style:name="T118" style:family="text">
      <style:text-properties fo:font-variant="normal" fo:text-transform="none" fo:color="#000000" loext:opacity="100%" style:font-name="Google Sans" fo:font-size="12pt" fo:letter-spacing="normal" fo:font-style="normal" officeooo:rsid="0015c79e"/>
    </style:style>
    <style:style style:name="T119" style:family="text">
      <style:text-properties fo:font-variant="normal" fo:text-transform="none" fo:color="#000000" loext:opacity="100%" style:font-name="Google Sans" fo:font-size="12pt" fo:letter-spacing="normal" fo:font-style="normal" fo:font-weight="bold"/>
    </style:style>
    <style:style style:name="T120" style:family="text">
      <style:text-properties fo:font-variant="normal" fo:text-transform="none" fo:color="#000000" loext:opacity="100%" style:font-name="Google Sans" fo:font-size="12pt" fo:letter-spacing="normal" fo:font-style="normal" fo:font-weight="bold" officeooo:rsid="0015c79e" style:font-weight-asian="bold" style:font-weight-complex="bold"/>
    </style:style>
    <style:style style:name="T121" style:family="text">
      <style:text-properties fo:font-variant="normal" fo:text-transform="none" fo:color="#000000" loext:opacity="100%" style:font-name="Liberation Serif" fo:font-size="12pt" fo:letter-spacing="normal" fo:font-style="normal" fo:font-weight="bold"/>
    </style:style>
    <style:style style:name="T122" style:family="text">
      <style:text-properties fo:font-variant="normal" fo:text-transform="none" fo:color="#000000" loext:opacity="100%" style:font-name="Liberation Serif" fo:font-size="12pt" fo:letter-spacing="normal" fo:font-style="normal" fo:font-weight="normal"/>
    </style:style>
    <style:style style:name="T123"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24" style:family="text">
      <style:text-properties fo:font-variant="normal" fo:text-transform="none" fo:color="#111111" loext:opacity="100%" style:font-name="Liberation Serif" fo:font-size="12pt" fo:letter-spacing="normal" fo:font-style="normal" fo:font-weight="normal"/>
    </style:style>
    <style:style style:name="T125" style:family="text">
      <style:text-properties fo:font-variant="normal" fo:text-transform="none" fo:color="#1f1f1f" loext:opacity="100%" style:font-name="Liberation Serif" fo:font-size="12pt" fo:font-style="normal" fo:font-weight="bold" loext:padding="0in" loext:border="none"/>
    </style:style>
    <style:style style:name="T126" style:family="text">
      <style:text-properties fo:font-variant="normal" fo:text-transform="none" fo:color="#1f1f1f" loext:opacity="100%" style:font-name="Liberation Serif" fo:font-size="12pt" fo:font-style="normal" fo:font-weight="normal"/>
    </style:style>
    <style:style style:name="T127" style:family="text">
      <style:text-properties fo:font-variant="normal" fo:text-transform="none" style:font-name="Liberation Serif" fo:font-size="12pt" fo:letter-spacing="normal" fo:font-style="normal" fo:font-weight="bold"/>
    </style:style>
    <style:style style:name="T128" style:family="text">
      <style:text-properties fo:font-variant="normal" fo:text-transform="none" style:font-name="Liberation Serif" fo:font-size="12pt" fo:letter-spacing="normal" fo:font-style="normal" fo:font-weight="normal"/>
    </style:style>
    <style:style style:name="T129" style:family="text">
      <style:text-properties officeooo:rsid="00129cc3"/>
    </style:style>
    <style:style style:name="T130" style:family="text">
      <style:text-properties fo:font-size="14pt" style:font-size-asian="14pt" style:font-size-complex="14pt"/>
    </style:style>
    <style:style style:name="T131" style:family="text">
      <style:text-properties fo:font-size="14pt" officeooo:rsid="00135547" style:font-size-asian="14pt" style:font-size-complex="14pt"/>
    </style:style>
    <style:style style:name="T132" style:family="text">
      <style:text-properties fo:font-size="14pt" officeooo:rsid="00167a45" style:font-size-asian="14pt" style:font-size-complex="14pt"/>
    </style:style>
    <style:style style:name="T133" style:family="text">
      <style:text-properties fo:font-size="14pt" officeooo:rsid="00197705" style:font-size-asian="14pt" style:font-size-complex="14pt"/>
    </style:style>
    <style:style style:name="T134"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35" style:family="text">
      <style:text-properties fo:font-size="14pt" style:text-underline-style="solid" style:text-underline-width="auto" style:text-underline-color="font-color" fo:font-weight="bold" officeooo:rsid="00167a45" style:font-size-asian="14pt" style:font-weight-asian="bold" style:font-size-complex="14pt" style:font-weight-complex="bold"/>
    </style:style>
    <style:style style:name="T136"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37"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38" style:family="text">
      <style:text-properties fo:font-size="14pt" fo:font-style="normal" style:text-underline-style="solid" style:text-underline-width="auto" style:text-underline-color="font-color" fo:font-weight="bold" officeooo:rsid="001ca404" style:font-size-asian="14pt" style:font-style-asian="normal" style:font-weight-asian="bold" style:font-size-complex="14pt" style:font-style-complex="normal" style:font-weight-complex="bold"/>
    </style:style>
    <style:style style:name="T139"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40" style:family="text">
      <style:text-properties fo:font-size="14pt" fo:font-style="normal" style:text-underline-style="solid" style:text-underline-width="auto" style:text-underline-color="font-color" fo:font-weight="bold" officeooo:rsid="0021ffe3" style:font-size-asian="14pt" style:font-style-asian="normal" style:font-weight-asian="bold" style:font-size-complex="14pt" style:language-complex="ar" style:country-complex="LY" style:font-style-complex="normal" style:font-weight-complex="bold"/>
    </style:style>
    <style:style style:name="T141" style:family="text">
      <style:text-properties fo:font-size="14pt" fo:font-style="normal" style:text-underline-style="solid" style:text-underline-width="auto" style:text-underline-color="font-color" fo:font-weight="bold" officeooo:rsid="00204055" style:font-size-asian="14pt" style:font-style-asian="normal" style:font-weight-asian="bold" style:font-size-complex="14pt" style:language-complex="ar" style:country-complex="LY" style:font-style-complex="normal" style:font-weight-complex="bold"/>
    </style:style>
    <style:style style:name="T142" style:family="text">
      <style:text-properties fo:font-size="14pt" fo:font-style="normal" style:text-underline-style="none" fo:font-weight="normal" officeooo:rsid="001a012b" style:font-size-asian="14pt" style:font-style-asian="normal" style:font-weight-asian="normal" style:font-size-complex="14pt" style:font-style-complex="normal" style:font-weight-complex="normal"/>
    </style:style>
    <style:style style:name="T143" style:family="text">
      <style:text-properties fo:font-size="14pt" fo:font-style="normal" style:text-underline-style="none" fo:font-weight="normal" officeooo:rsid="001ca404" style:font-size-asian="14pt" style:font-style-asian="normal" style:font-weight-asian="normal" style:font-size-complex="14pt" style:font-style-complex="normal" style:font-weight-complex="normal"/>
    </style:style>
    <style:style style:name="T144" style:family="text">
      <style:text-properties fo:font-size="14pt" fo:font-style="normal" style:text-underline-style="none" fo:font-weight="normal" officeooo:rsid="0007c1d1" style:font-size-asian="14pt" style:font-style-asian="normal" style:font-weight-asian="normal" style:font-size-complex="14pt" style:language-complex="ar" style:country-complex="LY" style:font-style-complex="normal" style:font-weight-complex="normal"/>
    </style:style>
    <style:style style:name="T145"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46"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47"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48" style:family="text">
      <style:text-properties fo:font-size="14pt" fo:font-style="normal" style:text-underline-style="none" fo:font-weight="normal" officeooo:rsid="00204055" style:font-size-asian="14pt" style:font-style-asian="normal" style:font-weight-asian="normal" style:font-size-complex="14pt" style:language-complex="ar" style:country-complex="LY" style:font-style-complex="normal" style:font-weight-complex="normal"/>
    </style:style>
    <style:style style:name="T149" style:family="text">
      <style:text-properties fo:font-size="14pt" fo:font-style="normal" style:text-underline-style="none" fo:font-weight="normal" officeooo:rsid="002326e1" style:font-size-asian="12.25pt" style:font-style-asian="normal" style:font-weight-asian="normal" style:font-size-complex="14pt" style:language-complex="ar" style:country-complex="LY" style:font-style-complex="normal" style:font-weight-complex="normal"/>
    </style:style>
    <style:style style:name="T150" style:family="text">
      <style:text-properties fo:font-size="14pt" fo:font-style="normal" style:text-underline-style="none" fo:font-weight="normal" officeooo:rsid="0007c1d1" style:font-size-asian="12.25pt" style:font-style-asian="normal" style:font-weight-asian="normal" style:font-size-complex="14pt" style:language-complex="ar" style:country-complex="LY" style:font-style-complex="normal" style:font-weight-complex="normal"/>
    </style:style>
    <style:style style:name="T151" style:family="text">
      <style:text-properties fo:font-size="14pt" fo:font-style="normal" style:text-underline-style="none" fo:font-weight="normal" officeooo:rsid="00020de2" style:font-size-asian="12.25pt" style:font-style-asian="normal" style:font-weight-asian="normal" style:font-size-complex="14pt" style:language-complex="ar" style:country-complex="LY" style:font-style-complex="normal" style:font-weight-complex="normal"/>
    </style:style>
    <style:style style:name="T152" style:family="text">
      <style:text-properties fo:font-size="14pt" fo:font-weight="bold" officeooo:rsid="002185dd" style:font-size-asian="14pt" style:font-weight-asian="bold" style:font-size-complex="14pt" style:font-weight-complex="bold"/>
    </style:style>
    <style:style style:name="T153" style:family="text">
      <style:text-properties fo:color="#000000" loext:opacity="100%" style:font-name="Liberation Serif"/>
    </style:style>
    <style:style style:name="T154" style:family="text">
      <style:text-properties fo:color="#000000" loext:opacity="100%" style:font-name="Liberation Serif" fo:font-size="14pt" officeooo:rsid="00135547" style:font-size-asian="14pt" style:font-size-complex="14pt"/>
    </style:style>
    <style:style style:name="T155" style:family="text">
      <style:text-properties fo:color="#000000" loext:opacity="100%" style:font-name="Liberation Serif" fo:font-size="14pt" fo:font-weight="bold" officeooo:rsid="001f2486" style:font-size-asian="14pt" style:font-weight-asian="bold" style:font-size-complex="14pt" style:font-weight-complex="bold"/>
    </style:style>
    <style:style style:name="T156" style:family="text">
      <style:text-properties fo:color="#000000" loext:opacity="100%" style:font-name="Liberation Serif" fo:font-size="14pt" fo:font-weight="bold" officeooo:rsid="0001f9ec" style:font-size-asian="14pt" style:font-weight-asian="bold" style:font-size-complex="14pt" style:font-weight-complex="bold"/>
    </style:style>
    <style:style style:name="T157" style:family="text">
      <style:text-properties fo:color="#000000" loext:opacity="100%" style:font-name="Liberation Serif" fo:font-style="normal" style:text-underline-style="none" fo:font-weight="normal" officeooo:rsid="001a012b" style:font-style-asian="normal" style:font-weight-asian="normal" style:font-style-complex="normal" style:font-weight-complex="normal"/>
    </style:style>
    <style:style style:name="T158" style:family="text">
      <style:text-properties fo:color="#000000" loext:opacity="100%" style:font-name="Liberation Serif" fo:font-style="normal" style:text-underline-style="none" fo:font-weight="normal" officeooo:rsid="001bbeff" style:font-style-asian="normal" style:font-weight-asian="normal" style:font-style-complex="normal" style:font-weight-complex="normal"/>
    </style:style>
    <style:style style:name="T159"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60" style:family="text">
      <style:text-properties fo:color="#000000" loext:opacity="100%" style:font-name="Liberation Serif"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161" style:family="text">
      <style:text-properties fo:color="#000000" loext:opacity="100%" style:font-name="Liberation Serif"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162" style:family="text">
      <style:text-properties fo:color="#000000" loext:opacity="100%" style:font-name="Liberation Serif"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63" style:family="text">
      <style:text-properties fo:color="#000000" loext:opacity="100%" style:font-name="Liberation Serif"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64" style:family="text">
      <style:text-properties fo:color="#000000" loext:opacity="100%" style:font-name="Liberation Serif"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65" style:family="text">
      <style:text-properties fo:color="#000000" loext:opacity="100%" style:font-name="Liberation Serif" officeooo:rsid="00099dfc"/>
    </style:style>
    <style:style style:name="T166" style:family="text">
      <style:text-properties officeooo:rsid="00149a71"/>
    </style:style>
    <style:style style:name="T167" style:family="text">
      <style:text-properties officeooo:rsid="00135547"/>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fo:font-weight="bold" officeooo:rsid="00135547" style:font-weight-asian="bold" style:font-weight-complex="bold"/>
    </style:style>
    <style:style style:name="T170" style:family="text">
      <style:text-properties style:text-underline-style="solid" style:text-underline-width="auto" style:text-underline-color="font-color" fo:font-weight="bold" officeooo:rsid="0015929b" style:font-weight-asian="bold" style:font-weight-complex="bold"/>
    </style:style>
    <style:style style:name="T171" style:family="text">
      <style:text-properties style:text-underline-style="solid" style:text-underline-width="auto" style:text-underline-color="font-color" fo:font-weight="bold" officeooo:rsid="00167a45" style:font-weight-asian="bold" style:font-weight-complex="bold"/>
    </style:style>
    <style:style style:name="T172" style:family="text">
      <style:text-properties style:text-underline-style="solid" style:text-underline-width="auto" style:text-underline-color="font-color" fo:font-weight="bold" officeooo:rsid="0017d152" style:font-weight-asian="bold" style:font-weight-complex="bold"/>
    </style:style>
    <style:style style:name="T173" style:family="text">
      <style:text-properties officeooo:rsid="0015929b"/>
    </style:style>
    <style:style style:name="T174" style:family="text">
      <style:text-properties officeooo:rsid="00167a45"/>
    </style:style>
    <style:style style:name="T175" style:family="text">
      <style:text-properties officeooo:rsid="0017d152"/>
    </style:style>
    <style:style style:name="T176"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177"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178"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179" style:family="text">
      <style:text-properties fo:font-style="normal" style:text-underline-style="none" fo:font-weight="normal" officeooo:rsid="001a012b" style:font-style-asian="normal" style:font-weight-asian="normal" style:font-style-complex="normal" style:font-weight-complex="normal"/>
    </style:style>
    <style:style style:name="T180" style:family="text">
      <style:text-properties fo:font-style="normal" style:text-underline-style="none" fo:font-weight="normal" officeooo:rsid="001bbeff" style:font-style-asian="normal" style:font-weight-asian="normal" style:font-style-complex="normal" style:font-weight-complex="normal"/>
    </style:style>
    <style:style style:name="T181" style:family="text">
      <style:text-properties fo:font-style="normal" style:text-underline-style="none" fo:font-weight="normal" officeooo:rsid="001ca404" style:font-style-asian="normal" style:font-weight-asian="normal" style:font-style-complex="normal" style:font-weight-complex="normal"/>
    </style:style>
    <style:style style:name="T182"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183"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184" style:family="text">
      <style:text-properties fo:font-style="normal" style:text-underline-style="none" style:font-style-asian="normal" style:language-complex="ar" style:country-complex="LY" style:font-style-complex="normal"/>
    </style:style>
    <style:style style:name="T185" style:family="text">
      <style:text-properties fo:font-style="normal" style:text-underline-style="none" officeooo:rsid="001dd2e3" style:font-style-asian="normal" style:language-complex="ar" style:country-complex="LY" style:font-style-complex="normal"/>
    </style:style>
    <style:style style:name="T186" style:family="text">
      <style:text-properties fo:font-style="normal" officeooo:rsid="0007c1d1" style:font-style-asian="normal" style:language-complex="ar" style:country-complex="LY" style:font-style-complex="normal"/>
    </style:style>
    <style:style style:name="T187" style:family="text">
      <style:text-properties fo:font-style="normal" officeooo:rsid="0021ec12" style:font-style-asian="normal" style:language-complex="ar" style:country-complex="LY" style:font-style-complex="normal"/>
    </style:style>
    <style:style style:name="T188" style:family="text">
      <style:text-properties fo:font-style="normal" officeooo:rsid="001fbe32" style:font-style-asian="normal" style:language-complex="ar" style:country-complex="LY" style:font-style-complex="normal"/>
    </style:style>
    <style:style style:name="T189" style:family="text">
      <style:text-properties fo:font-style="normal"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001f9ec" style:font-style-asian="normal" style:font-weight-asian="normal" style:font-style-complex="normal" style:font-weight-complex="normal"/>
    </style:style>
    <style:style style:name="T192" style:family="text">
      <style:text-properties fo:font-style="normal" fo:font-weight="normal" officeooo:rsid="00108911" style:font-style-asian="normal" style:font-weight-asian="normal" style:font-style-complex="normal" style:font-weight-complex="normal"/>
    </style:style>
    <style:style style:name="T193" style:family="text">
      <style:text-properties fo:font-style="normal" fo:font-weight="bold" style:font-style-asian="normal" style:font-weight-asian="bold" style:font-style-complex="normal" style:font-weight-complex="bold"/>
    </style:style>
    <style:style style:name="T194"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95"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196"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197"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198" style:family="text">
      <style:text-properties fo:font-size="12pt" fo:font-style="normal" style:text-underline-style="none" fo:font-weight="normal" officeooo:rsid="00020de2" style:font-size-asian="10.5pt" style:font-style-asian="normal" style:font-weight-asian="normal" style:font-size-complex="12pt" style:language-complex="ar" style:country-complex="LY" style:font-style-complex="normal" style:font-weight-complex="normal"/>
    </style:style>
    <style:style style:name="T199"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200"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201" style:family="text">
      <style:text-properties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202" style:family="text">
      <style:text-properties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203"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204" style:family="text">
      <style:text-properties fo:font-size="12pt" fo:font-style="normal" style:text-underline-style="none" fo:font-weight="normal" officeooo:rsid="00211c46" style:font-size-asian="12pt" style:font-style-asian="normal" style:font-weight-asian="normal" style:font-size-complex="12pt" style:language-complex="ar" style:country-complex="LY" style:font-style-complex="normal" style:font-weight-complex="normal"/>
    </style:style>
    <style:style style:name="T205"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206"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207"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20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001f9ec"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01f4067" style:font-size-asian="12pt" style:font-style-asian="normal" style:font-weight-asian="normal" style:font-size-complex="12pt" style:font-style-complex="normal" style:font-weight-complex="normal"/>
    </style:style>
    <style:style style:name="T211" style:family="text">
      <style:text-properties fo:font-size="12pt" fo:font-style="normal" fo:font-weight="normal" officeooo:rsid="002185dd" style:font-size-asian="12pt" style:font-style-asian="normal" style:font-weight-asian="normal" style:font-size-complex="12pt" style:font-style-complex="normal" style:font-weight-complex="normal"/>
    </style:style>
    <style:style style:name="T212" style:family="text">
      <style:text-properties fo:font-size="12pt" fo:font-style="normal" fo:font-weight="normal" officeooo:rsid="0022a85d"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0207509"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00d84ab" style:font-size-asian="12pt" style:font-style-asian="normal" style:font-weight-asian="normal" style:font-size-complex="12pt" style:language-complex="ar" style:country-complex="LY" style:font-style-complex="normal" style:font-weight-complex="normal"/>
    </style:style>
    <style:style style:name="T215" style:family="text">
      <style:text-properties fo:font-size="12pt" officeooo:rsid="0007c1d1" style:font-size-asian="12pt" style:font-size-complex="12pt"/>
    </style:style>
    <style:style style:name="T216" style:family="text">
      <style:text-properties fo:font-size="12pt" officeooo:rsid="0001c551" style:font-size-asian="12pt" style:font-size-complex="12pt"/>
    </style:style>
    <style:style style:name="T217" style:family="text">
      <style:text-properties fo:font-size="12pt" officeooo:rsid="00020de2" style:font-size-asian="12pt" style:font-size-complex="12pt"/>
    </style:style>
    <style:style style:name="T218" style:family="text">
      <style:text-properties fo:font-size="12pt" fo:font-weight="normal" style:font-size-asian="12pt" style:font-weight-asian="normal" style:font-size-complex="12pt" style:font-weight-complex="normal"/>
    </style:style>
    <style:style style:name="T219" style:family="text">
      <style:text-properties fo:font-size="12pt" fo:font-weight="normal" officeooo:rsid="002185dd" style:font-size-asian="12pt" style:font-weight-asian="normal" style:font-size-complex="12pt" style:font-weight-complex="normal"/>
    </style:style>
    <style:style style:name="T220" style:family="text">
      <style:text-properties fo:font-size="12pt" fo:font-weight="normal" officeooo:rsid="0023834b" style:font-size-asian="12pt" style:font-weight-asian="normal" style:font-size-complex="12pt" style:font-weight-complex="normal"/>
    </style:style>
    <style:style style:name="T221" style:family="text">
      <style:text-properties fo:font-size="12pt" fo:font-weight="normal" officeooo:rsid="00179714" style:font-size-asian="12pt" style:font-weight-asian="normal" style:font-size-complex="12pt" style:font-weight-complex="normal"/>
    </style:style>
    <style:style style:name="T222" style:family="text">
      <style:text-properties officeooo:rsid="0007c1d1"/>
    </style:style>
    <style:style style:name="T223" style:family="text">
      <style:text-properties officeooo:rsid="0001c551"/>
    </style:style>
    <style:style style:name="T224" style:family="text">
      <style:text-properties officeooo:rsid="00099dfc"/>
    </style:style>
    <style:style style:name="T225" style:family="text">
      <style:text-properties fo:font-weight="bold" style:font-weight-asian="bold" style:font-weight-complex="bold"/>
    </style:style>
    <style:style style:name="T226" style:family="text">
      <style:text-properties fo:font-weight="bold" officeooo:rsid="0000e636" style:font-weight-asian="bold" style:font-weight-complex="bold"/>
    </style:style>
    <style:style style:name="T227" style:family="text">
      <style:text-properties officeooo:rsid="00044f38"/>
    </style:style>
    <style:style style:name="T228" style:family="text">
      <style:text-properties officeooo:rsid="00093180"/>
    </style:style>
    <style:style style:name="T229" style:family="text">
      <style:text-properties fo:font-size="16pt" fo:font-weight="bold" style:font-size-asian="16pt" style:font-weight-asian="bold" style:font-size-complex="16pt" style:font-weight-complex="bold"/>
    </style:style>
    <style:style style:name="T230" style:family="text">
      <style:text-properties fo:font-size="16pt" style:font-size-asian="16pt" style:font-size-complex="16pt"/>
    </style:style>
    <style:style style:name="T231" style:family="text">
      <style:text-properties officeooo:rsid="000f1f7f"/>
    </style:style>
    <style:style style:name="T232" style:family="text">
      <style:text-properties fo:font-weight="normal" style:font-weight-asian="normal" style:font-weight-complex="normal"/>
    </style:style>
    <style:style style:name="T233" style:family="text">
      <style:text-properties fo:font-weight="normal" officeooo:rsid="000f1f7f" style:font-weight-asian="normal" style:font-weight-complex="normal"/>
    </style:style>
    <style:style style:name="T234" style:family="text">
      <style:text-properties fo:font-weight="normal" officeooo:rsid="0001f9ec" style:font-weight-asian="normal" style:font-weight-complex="normal"/>
    </style:style>
    <style:style style:name="T235" style:family="text">
      <style:text-properties fo:font-weight="normal" officeooo:rsid="002185dd" style:font-weight-asian="normal" style:font-weight-complex="normal"/>
    </style:style>
    <style:style style:name="T236" style:family="text">
      <style:text-properties officeooo:rsid="00179714"/>
    </style:style>
    <style:style style:name="T237" style:family="text">
      <style:text-properties officeooo:rsid="0001f9ec"/>
    </style:style>
    <style:style style:name="T238" style:family="text">
      <style:text-properties officeooo:rsid="002185dd"/>
    </style:style>
    <style:style style:name="T239" style:family="text">
      <style:text-properties officeooo:rsid="00207509"/>
    </style:style>
    <style:style style:name="T240" style:family="text">
      <style:text-properties officeooo:rsid="0022a85d"/>
    </style:style>
    <style:style style:name="T241" style:family="text">
      <style:text-properties officeooo:rsid="0023834b"/>
    </style:style>
    <style:style style:name="T242" style:family="text">
      <style:text-properties officeooo:rsid="00108911"/>
    </style:style>
    <style:style style:name="T243" style:family="text">
      <style:text-properties officeooo:rsid="000fb5bc"/>
    </style:style>
    <style:style style:name="T244" style:family="text">
      <style:text-properties officeooo:rsid="000fe5b2"/>
    </style:style>
    <style:style style:name="T245" style:family="text">
      <style:text-properties officeooo:rsid="0012f31c"/>
    </style:style>
    <style:style style:name="T246" style:family="text">
      <style:text-properties officeooo:rsid="0010fcfc"/>
    </style:style>
    <style:style style:name="T247" style:family="text">
      <style:text-properties officeooo:rsid="0015685c"/>
    </style:style>
    <style:style style:name="T248" style:family="text">
      <style:text-properties officeooo:rsid="0016031f"/>
    </style:style>
    <style:style style:name="T249" style:family="text">
      <style:text-properties officeooo:rsid="00190f6b"/>
    </style:style>
    <style:style style:name="T250" style:family="text">
      <style:text-properties officeooo:rsid="001a0daf"/>
    </style:style>
    <style:style style:name="T251" style:family="text">
      <style:text-properties style:font-name="Liberation Serif"/>
    </style:style>
    <style:style style:name="T252" style:family="text">
      <style:text-properties style:font-name="Liberation Serif" officeooo:rsid="001f2486"/>
    </style:style>
    <style:style style:name="T253" style:family="text">
      <style:text-properties style:font-name="Liberation Serif" officeooo:rsid="000614d4" style:language-complex="ar" style:country-complex="LY"/>
    </style:style>
    <style:style style:name="T254" style:family="text">
      <style:text-properties style:font-name="Liberation Serif" fo:font-size="14pt" fo:font-weight="normal" style:font-size-asian="14pt" style:font-weight-asian="normal" style:font-size-complex="14pt" style:font-weight-complex="normal"/>
    </style:style>
    <style:style style:name="T255" style:family="text">
      <style:text-properties style:font-name="Liberation Serif" fo:font-size="14pt" fo:font-weight="normal" officeooo:rsid="00020598" style:font-size-asian="14pt" style:font-weight-asian="normal" style:font-size-complex="14pt" style:font-weight-complex="normal"/>
    </style:style>
    <style:style style:name="T256" style:family="text">
      <style:text-properties style:font-name="Liberation Serif" fo:font-size="14pt" style:font-size-asian="14pt" style:font-size-complex="14pt"/>
    </style:style>
    <style:style style:name="T257" style:family="text">
      <style:text-properties officeooo:rsid="001f2486"/>
    </style:style>
    <style:style style:name="T258" style:family="text">
      <style:text-properties officeooo:rsid="0000899d"/>
    </style:style>
    <style:style style:name="T259" style:family="text">
      <style:text-properties officeooo:rsid="0013dbf3"/>
    </style:style>
    <style:style style:name="T260" style:family="text">
      <style:text-properties style:font-name="Liberation Serif" fo:letter-spacing="normal" fo:font-weight="bold" loext:padding="0in" loext:border="none"/>
    </style:style>
    <style:style style:name="T261" style:family="text">
      <style:text-properties style:font-name="Liberation Serif" fo:letter-spacing="normal" fo:font-weight="normal" loext:padding="0in" loext:border="none"/>
    </style:style>
    <style:style style:name="T262" style:family="text">
      <style:text-properties officeooo:rsid="00224c8d"/>
    </style:style>
    <style:style style:name="T263" style:family="text">
      <style:text-properties fo:font-style="italic" fo:font-weight="bold" officeooo:rsid="00108911" style:font-style-asian="italic" style:font-weight-asian="bold" style:font-style-complex="italic" style:font-weight-complex="bold"/>
    </style:style>
    <style:style style:name="T264" style:family="text">
      <style:text-properties officeooo:rsid="002b321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13">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1">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5">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6">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7">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8">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text:start-value="2">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1">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5">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6">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7">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8">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1">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6">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8">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text:bullet-char="•">
        <style:list-level-properties text:list-level-position-and-space-mode="label-alignment">
          <style:list-level-label-alignment text:label-followed-by="listtab" text:list-tab-stop-position="1.0898in" fo:text-indent="-0.25in" fo:margin-left="1.08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398in" fo:text-indent="-0.25in" fo:margin-left="1.33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898in" fo:text-indent="-0.25in" fo:margin-left="1.58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398in" fo:text-indent="-0.25in" fo:margin-left="1.83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898in" fo:text-indent="-0.25in" fo:margin-left="2.08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398in" fo:text-indent="-0.25in" fo:margin-left="2.33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898in" fo:text-indent="-0.25in" fo:margin-left="2.58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8398in" fo:text-indent="-0.25in" fo:margin-left="2.83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898in" fo:text-indent="-0.25in" fo:margin-left="3.08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3398in" fo:text-indent="-0.25in" fo:margin-left="3.3398in"/>
        </style:list-level-properties>
      </text:list-level-style-bullet>
    </text:list-style>
    <text:list-style style:name="L264">
      <text:list-level-style-bullet text:level="1" text:style-name="Bullet_20_Symbols" loext:num-list-format="%1%."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265">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267">
      <text:list-level-style-bullet text:level="1" text:style-name="Bullet_20_Symbols" loext:num-list-format="%1%."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2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loext:num-list-format="%1%."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272in" fo:text-indent="-0.25in" fo:margin-left="3.2272in"/>
        </style:list-level-properties>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abbeshly Station</text:p>
      <text:p text:style-name="P17"/>
      <text:p text:style-name="P17"/>
      <text:p text:style-name="P11">Software Requirements Specification</text:p>
      <text:p text:style-name="P17"/>
      <text:p text:style-name="P20"><text:span text:style-name="T1">V</text:span><text:span text:style-name="T6">0.9.5</text:span></text:p>
      <text:p text:style-name="P23"/>
      <text:p text:style-name="P17"/>
      <text:p text:style-name="P24"><text:span text:style-name="T8">1</text:span><text:span text:style-name="T9">/</text:span><text:span text:style-name="T8">Mars</text:span><text:span text:style-name="T9">/2024</text:span></text:p>
      <text:p text:style-name="P17"/>
      <text:p text:style-name="P17"/>
      <text:p text:style-name="P17"/>
      <text:p text:style-name="P21">Sanad AlArousi</text:p>
      <text:p text:style-name="P22">Lead Software Engineer</text:p>
      <text:p text:style-name="P17"/>
      <text:p text:style-name="P17"/>
      <text:p text:style-name="P17"/>
      <text:p text:style-name="P17"/>
      <text:p text:style-name="P17"/>
      <text:p text:style-name="P17"/>
      <text:p text:style-name="P17"/>
      <text:p text:style-name="P17"/>
      <text:p text:style-name="P17"/>
      <text:p text:style-name="P17"/>
      <text:p text:style-name="P17">Prepared for</text:p>
      <text:p text:style-name="P17">ITSE311—Software Requirements Analysis</text:p>
      <text:p text:style-name="P17">Lecturer: Fatima Ben Lashihar</text:p>
      <text:p text:style-name="P17">Fall 2023</text:p>
      <text:p text:style-name="P94"/>
      <text:p text:style-name="P24"/>
      <text:p text:style-name="P15"/>
      <text:p text:style-name="P1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
          <text:p text:style-name="P1">1. Introduction<text:tab/>1</text:p>
          <text:p text:style-name="P12">1.1 Purpose<text:tab/>1</text:p>
          <text:p text:style-name="P12">1.2 Scope<text:tab/>1</text:p>
          <text:p text:style-name="P2">1.3 Definitions, Acronyms, and Abbreviations<text:tab/>1</text:p>
          <text:p text:style-name="P2">1.4 References<text:tab/>1</text:p>
          <text:p text:style-name="P2">1.5 Overview<text:tab/>1</text:p>
          <text:p text:style-name="P1">2. General Description<text:tab/>2</text:p>
          <text:p text:style-name="P2">2.1 Product Perspective<text:tab/>2</text:p>
          <text:p text:style-name="P2">2.2 Product Functions<text:tab/>2</text:p>
          <text:p text:style-name="P2">2.3 User Characteristics<text:tab/>2</text:p>
          <text:p text:style-name="P2">2.4 General Constraints<text:tab/>2</text:p>
          <text:p text:style-name="P2">2.5 Assumptions and Dependencies<text:tab/>2</text:p>
          <text:p text:style-name="P1">3. Specific Requirements<text:tab/>2</text:p>
          <text:p text:style-name="P2">3.1 External Interface Requirements<text:tab/>3</text:p>
          <text:p text:style-name="P14">3.1.1 User Interfaces<text:tab/>3</text:p>
          <text:p text:style-name="P14">3.1.2 Hardware Interfaces<text:tab/>3</text:p>
          <text:p text:style-name="P14">3.1.3 Software Interfaces<text:tab/>3</text:p>
          <text:p text:style-name="P14">3.1.4 Communications Interfaces<text:tab/>3</text:p>
          <text:p text:style-name="P2">3.2 Functional Requirements<text:tab/>3</text:p>
          <text:p text:style-name="P14">3.2.1 &lt;Functional Requirement or Feature #1&gt;<text:tab/>3</text:p>
          <text:p text:style-name="P14">3.2.2 &lt;Functional Requirement or Feature #2&gt;<text:tab/>3</text:p>
          <text:p text:style-name="P2">3.3 Use Cases<text:tab/>3</text:p>
          <text:p text:style-name="P14">3.3.1 Use Case #1<text:tab/>3</text:p>
          <text:p text:style-name="P14">3.3.2 Use Case #2<text:tab/>3</text:p>
          <text:p text:style-name="P2">3.4<text:span text:style-name="T10"> Classes / Objects<text:tab/></text:span>3</text:p>
          <text:p text:style-name="P13">3.4.1 &lt;Class / Object #1&gt;<text:tab/>3</text:p>
          <text:p text:style-name="P13">3.4.2 &lt;Class / Object #2&gt;<text:tab/>3</text:p>
          <text:p text:style-name="P2">3.5 Non-Functional Requirements<text:tab/>4</text:p>
          <text:p text:style-name="P14">3.5.1 Performance<text:tab/>4</text:p>
          <text:p text:style-name="P14">3.5.2 Reliability<text:tab/>4</text:p>
          <text:p text:style-name="P14">3.5.3 Availability<text:tab/>4</text:p>
          <text:p text:style-name="P14">3.5.4 Security<text:tab/>4</text:p>
          <text:p text:style-name="P14">3.5.5 Maintainability<text:tab/>4</text:p>
          <text:p text:style-name="P14">3.5.6 Portability<text:tab/>4</text:p>
          <text:p text:style-name="P2"><text:span text:style-name="T10">3.6 Inverse Requirements<text:tab/></text:span>4</text:p>
          <text:p text:style-name="P12">3.7 Design Constraints<text:tab/>4</text:p>
          <text:p text:style-name="P12">3.8 Logical Database Requirements<text:tab/>4</text:p>
          <text:p text:style-name="P12">3.9 Other Requirements<text:tab/>4</text:p>
          <text:p text:style-name="P1">4. Analysis Models<text:tab/>4</text:p>
          <text:p text:style-name="P12">4.1 Sequence Diagrams<text:tab/>5</text:p>
          <text:p text:style-name="P12">4.3 Data Flow Diagrams (DFD)<text:tab/>5</text:p>
          <text:p text:style-name="P12">4.2 State-Transition Diagrams (STD)<text:tab/>5</text:p>
          <text:p text:style-name="P1">5. Change Management Process<text:tab/>5</text:p>
          <text:p text:style-name="P1">A. Appendices<text:tab/>5</text:p>
          <text:p text:style-name="P12">A.1 Appendix 1<text:tab/>5</text:p>
          <text:p text:style-name="P12">A.2 Appendix 2<text:tab/>5</text:p>
        </text:index-body>
      </text:table-of-content>
      <text:p text:style-name="P8"/>
      <text:p text:style-name="P25"/>
      <text:p text:style-name="P8"><text:bookmark text:name="_Toc506458773"/><text:bookmark text:name="_Toc506459139"/><text:soft-page-break/><text:span text:style-name="T11">This comprehensive system acts as both an Enterprise Resource Planning (ERP) platform and a marketplace, catering to various sectors of the Libyan car industry and its users. It offers a diverse range of services that benefit various stakeholders, including everyday drivers, mechanics, shop owners, scrapyards, and even the government</text:span> </text:p>
      <text:p text:style-name="P8"/>
      <text:h text:style-name="P29" text:outline-level="1"><text:toc-mark-start text:id="IMark2312847238376" text:outline-level="1"/><text:toc-mark-start text:id="IMark2312847234152" text:outline-level="1"/>Products/<text:span text:style-name="T129">Scope</text:span>:<text:toc-mark-end text:id="IMark2312847234152"/><text:toc-mark-end text:id="IMark2312847238376"/></text:h>
      <text:h text:style-name="P4" text:outline-level="2"><text:span text:style-name="T131"><text:tab/>1.1 <text:s text:c="2"/></text:span><text:toc-mark-start text:id="IMark2312847237320" text:outline-level="2"/><text:toc-mark-start text:id="IMark2312847238856" text:outline-level="1"/><text:span text:style-name="Strong_20_Emphasis"><text:span text:style-name="T12">Car Station</text:span></text:span><text:toc-mark-end text:id="IMark2312847238856"/><text:toc-mark-end text:id="IMark2312847237320"/><text:span text:style-name="Strong_20_Emphasis"><text:span text:style-name="T12">:</text:span></text:span><text:span text:style-name="T29"> </text:span><text:span text:style-name="T31">A platform for users to manage their car information and share their <text:tab/><text:tab/> <text:s text:c="5"/>passion for cars. This includes:</text:span><text:span text:style-name="T154"> </text:span></text:h>
      <text:h text:style-name="P7" text:outline-level="3"><text:span text:style-name="T166"><text:tab/><text:tab/><text:tab/>1</text:span><text:span text:style-name="T167">.1.1 <text:s text:c="3"/></text:span><text:toc-mark-start text:id="IMark2312847237032" text:outline-level="3"/><text:span text:style-name="T169">Car Profile</text:span><text:toc-mark-end text:id="IMark2312847237032"/><text:span text:style-name="T169">:</text:span><text:span text:style-name="T167"> </text:span><text:span text:style-name="T30">Store car details and receive personalized maintenance reminders.</text:span><text:span text:style-name="T153"> </text:span></text:h>
      <text:h text:style-name="P7" text:outline-level="3"><text:span text:style-name="T167"><text:tab/><text:tab/><text:tab/>1.1.2 <text:s text:c="3"/></text:span><text:span text:style-name="T123">Suggestions and tips:</text:span><text:span text:style-name="T124"> for the &lt;owners&gt; car to help preserve the cars value <text:tab/><text:tab/><text:tab/><text:tab/><text:tab/><text:tab/>condition, such as: ‘Regular Maintenance reminders’</text:span><text:span text:style-name="T167">.</text:span></text:h>
      <text:h text:style-name="P7" text:outline-level="3"><text:span text:style-name="T167"><text:tab/><text:tab/><text:tab/>1.1.3 <text:s text:c="3"/></text:span><text:span text:style-name="T169">Car-Station Feed:</text:span><text:span text:style-name="T167"> </text:span><text:span text:style-name="T30">Share and discuss car-related news and experiences</text:span><text:span text:style-name="T153"> </text:span></text:h>
      <text:p text:style-name="P8"/>
      <text:h text:style-name="P4" text:outline-level="2"><text:span text:style-name="T131"><text:tab/>1.2 <text:s/></text:span><text:span text:style-name="T134">Shop Station:</text:span><text:span text:style-name="T167"> </text:span><text:span text:style-name="T30">A point-of-sale (POS) system for shops to manage their business <text:tab/><text:tab/><text:tab/><text:tab/><text:tab/><text:tab/>operations, including:</text:span><text:span text:style-name="T153"> </text:span></text:h>
      <text:h text:style-name="P7" text:outline-level="3"><text:span text:style-name="T166"><text:tab/><text:tab/><text:tab/>1.2.1 <text:s text:c="4"/></text:span><text:span text:style-name="T170">Shop Profile:</text:span><text:span text:style-name="T173"> </text:span><text:span text:style-name="T30">Increase online presence and sales through an online store.</text:span> </text:h>
      <text:h text:style-name="P7" text:outline-level="3"><text:span text:style-name="T173"><text:tab/><text:tab/><text:tab/>1.2.2 <text:s text:c="2"/></text:span><text:span text:style-name="T166"><text:s text:c="2"/></text:span><text:span text:style-name="T170">A.I-driven Assistant:</text:span><text:span text:style-name="T173"> </text:span><text:span text:style-name="T30">Optimize sales, purchases, and inventory through data-<text:tab/><text:tab/><text:tab/><text:tab/><text:tab/><text:tab/>driven insights.</text:span><text:span text:style-name="T153"> </text:span></text:h>
      <text:h text:style-name="P7" text:outline-level="3"><text:span text:style-name="T173"><text:tab/><text:tab/><text:tab/>1.2.3 <text:s text:c="4"/></text:span><text:span text:style-name="T170">Online/</text:span><text:span text:style-name="T171">On-site</text:span><text:span text:style-name="T170"> Management tools:</text:span><text:span text:style-name="T173"> </text:span><text:span text:style-name="T30">Manage sales data, employee accounts, <text:tab/><text:tab/><text:tab/><text:tab/><text:tab/><text:tab/>inventory, sales performance, and more.</text:span><text:span text:style-name="T153"> </text:span></text:h>
      <text:h text:style-name="P4" text:outline-level="2"><text:span text:style-name="T132"><text:tab/>1.3 <text:s/></text:span><text:span text:style-name="T135">Workshop Station:</text:span><text:span text:style-name="T174"> </text:span><text:span text:style-name="T30">An ERP and POS system to manage workshop workflow, <text:tab/><text:tab/><text:tab/> <text:s text:c="3"/><text:tab/><text:tab/><text:tab/> including:</text:span><text:span text:style-name="T153"> </text:span></text:h>
      <text:h text:style-name="P7" text:outline-level="3"><text:span text:style-name="T174"><text:tab/><text:tab/><text:tab/>1.3.1 <text:s text:c="3"/></text:span><text:span text:style-name="T171">Works</text:span><text:span text:style-name="T170">hop Profile:</text:span><text:span text:style-name="T173"> </text:span><text:span text:style-name="T30">Showcase workshop expertise and work history to attract <text:tab/><text:tab/><text:tab/><text:tab/><text:tab/><text:tab/>customers.</text:span><text:span text:style-name="T153"> </text:span></text:h>
      <text:h text:style-name="P7" text:outline-level="3"><text:span text:style-name="T174"><text:tab/><text:tab/><text:tab/>1.3.2 <text:s text:c="4"/></text:span><text:span text:style-name="T170">A.I-driven Assistant:</text:span><text:span text:style-name="T173"> </text:span><text:span text:style-name="T30">Improve decision-making for parts per-ordering, <text:tab/><text:tab/><text:tab/><text:tab/><text:tab/><text:tab/><text:tab/><text:tab/><text:tab/>avoiding unsuitable repairs, and increasing profitability.</text:span><text:span text:style-name="T153"> </text:span></text:h>
      <text:h text:style-name="P7" text:outline-level="3"><text:span text:style-name="T175"><text:tab/><text:tab/><text:tab/>1.3.3 <text:s text:c="4"/></text:span><text:span text:style-name="T172">Online/On-site Management tools:</text:span><text:span text:style-name="T175"> </text:span><text:span text:style-name="T30">Streamline workflow by managing repairs, <text:tab/><text:tab/><text:tab/><text:tab/><text:tab/><text:tab/><text:tab/>providing customer estimates, tracking employee <text:tab/><text:tab/><text:tab/><text:tab/><text:tab/><text:tab/><text:tab/><text:tab/><text:tab/>performance, and more.</text:span><text:span text:style-name="T153"> </text:span></text:h>
      <text:h text:style-name="P4" text:outline-level="2"><text:span text:style-name="T133">1.4 <text:s/></text:span><text:span text:style-name="T136">Marketplace</text:span><text:span text:style-name="T137">:</text:span><text:span text:style-name="T176"> </text:span><text:span text:style-name="T62">A customization feed showcasing cars, workshops, scrapyards, and <text:tab/><text:tab/><text:tab/><text:tab/><text:tab/>advertisements, allowing users to buy, sell, and promote products and services.</text:span><text:span text:style-name="T157"> </text:span></text:h>
      <text:p text:style-name="P8"/>
      <text:p text:style-name="P8"/>
      <text:h text:style-name="P4" text:outline-level="2"><text:soft-page-break/><text:span text:style-name="T142">1.5 <text:s/></text:span><text:span text:style-name="T137">Service Station:</text:span><text:span text:style-name="T179"> </text:span><text:span text:style-name="T63">The central hub connecting all services, allowing:</text:span><text:span text:style-name="T158"> </text:span></text:h>
      <text:h text:style-name="P7" text:outline-level="3"><text:span text:style-name="T180"><text:tab/><text:tab/>1.5.1 <text:s text:c="3"/></text:span><text:span text:style-name="Strong_20_Emphasis"><text:span text:style-name="T78">Car owners:</text:span></text:span><text:span text:style-name="Strong_20_Emphasis"><text:span text:style-name="T73"> </text:span></text:span><text:span text:style-name="T63">Find nearby workshops based on specialization, previous work, <text:tab/><text:tab/><text:tab/><text:tab/><text:tab/><text:tab/> or similar repairs.</text:span></text:h>
      <text:h text:style-name="P7" text:outline-level="3"><text:span text:style-name="T180"><text:tab/>1.5.2 <text:s text:c="3"/></text:span><text:span text:style-name="Strong_20_Emphasis"><text:span text:style-name="T79">Businesses</text:span></text:span><text:span text:style-name="Strong_20_Emphasis"><text:span text:style-name="T74">: </text:span></text:span><text:span text:style-name="T64">Connect workshops with nearby shops and scrapyards for parts <text:tab/><text:tab/><text:tab/><text:tab/><text:tab/><text:tab/>procurement.</text:span></text:h>
      <text:h text:style-name="P7" text:outline-level="3"><text:span text:style-name="Strong_20_Emphasis"><text:span text:style-name="T64"><text:tab/></text:span></text:span><text:span text:style-name="Strong_20_Emphasis"><text:span text:style-name="T65">1.</text:span></text:span><text:span text:style-name="Strong_20_Emphasis"><text:span text:style-name="T66">5</text:span></text:span><text:span text:style-name="Strong_20_Emphasis"><text:span text:style-name="T65">.</text:span></text:span><text:span text:style-name="Strong_20_Emphasis"><text:span text:style-name="T66">3</text:span></text:span><text:span text:style-name="Strong_20_Emphasis"><text:span text:style-name="T75"> </text:span></text:span><text:span text:style-name="Strong_20_Emphasis"><text:span text:style-name="T79">Web scrap</text:span></text:span><text:span text:style-name="Strong_20_Emphasis"><text:span text:style-name="T80">ping</text:span></text:span><text:span text:style-name="Strong_20_Emphasis"><text:span text:style-name="T74">: </text:span></text:span><text:span text:style-name="T64">Gather data on similar items from external platforms like <text:tab/><text:tab/><text:tab/><text:tab/><text:tab/><text:tab/><text:tab/>Facebook and eBay.</text:span></text:h>
      <text:p text:style-name="P8"/>
      <text:p text:style-name="P8"/>
      <text:h text:style-name="P4" text:outline-level="2"><text:span text:style-name="T143">1.6 <text:s/></text:span><text:span text:style-name="T138">Data Station:</text:span><text:span text:style-name="T181"> <text:s/></text:span><text:span text:style-name="T61">A central data repository for managing:</text:span></text:h>
      <text:h text:style-name="P7" text:outline-level="3"><text:span text:style-name="Strong_20_Emphasis"><text:span text:style-name="T77"><text:tab/>1.</text:span></text:span><text:span text:style-name="Strong_20_Emphasis"><text:span text:style-name="T65">6.1 </text:span></text:span><text:span text:style-name="Strong_20_Emphasis"><text:span text:style-name="T81">Basic data</text:span></text:span><text:span text:style-name="Strong_20_Emphasis"><text:span text:style-name="T76">: </text:span></text:span><text:span text:style-name="T67">Manage business, car, and customer data.</text:span></text:h>
      <text:h text:style-name="P81" text:outline-level="4"><text:span text:style-name="Strong_20_Emphasis"><text:span text:style-name="T67"><text:tab/><text:tab/><text:tab/><text:tab/></text:span></text:span><text:span text:style-name="Strong_20_Emphasis"><text:span text:style-name="T82">1.6.2 </text:span></text:span><text:span text:style-name="Strong_20_Emphasis"><text:span text:style-name="T83">AI data: </text:span></text:span><text:span text:style-name="T30">Gain insights through AI analysis.</text:span></text:h>
      <text:h text:style-name="P81" text:outline-level="4"><text:span text:style-name="Strong_20_Emphasis"><text:span text:style-name="T84"><text:tab/><text:tab/><text:tab/><text:tab/></text:span></text:span><text:span text:style-name="Strong_20_Emphasis"><text:span text:style-name="T86">1.6.3 </text:span></text:span><text:span text:style-name="Strong_20_Emphasis"><text:span text:style-name="T83">Statistical data: </text:span></text:span><text:span text:style-name="T30">Analyze market trends and competitor behavior.</text:span></text:h>
      <text:h text:style-name="P81" text:outline-level="4"><text:span text:style-name="Strong_20_Emphasis"><text:span text:style-name="T86"><text:tab/><text:tab/><text:tab/><text:tab/>1.6.4 </text:span></text:span><text:span text:style-name="Strong_20_Emphasis"><text:span text:style-name="T83">Web scrap</text:span></text:span><text:span text:style-name="Strong_20_Emphasis"><text:span text:style-name="T87">ped data</text:span></text:span><text:span text:style-name="Strong_20_Emphasis"><text:span text:style-name="T83">: </text:span></text:span><text:span text:style-name="T30">Gather data on similar items from external platforms <text:tab/><text:tab/><text:tab/><text:tab/><text:tab/><text:tab/><text:tab/>like Facebook and eBay.</text:span></text:h>
      <text:h text:style-name="P81" text:outline-level="4"><text:span text:style-name="Strong_20_Emphasis"><text:span text:style-name="T86"><text:tab/><text:tab/><text:tab/><text:tab/>1.6.5 </text:span></text:span><text:span text:style-name="Strong_20_Emphasis"><text:span text:style-name="T83">Government access: </text:span></text:span><text:span text:style-name="T30">Provide authorized entities with data access for <text:tab/><text:tab/><text:tab/><text:tab/><text:tab/><text:tab/><text:tab/>regulatory purposes.</text:span></text:h>
      <text:p text:style-name="P8"/>
      <text:h text:style-name="P3" text:outline-level="1"><text:span text:style-name="T186">1.</text:span><text:span text:style-name="T187">2. </text:span><text:span text:style-name="T188">Audience segments:</text:span></text:h>
      <text:h text:style-name="Heading_20_2" text:outline-level="2"><text:span text:style-name="T144">1.</text:span><text:span text:style-name="T145">2.</text:span><text:span text:style-name="T146">1. <text:s/></text:span><text:span text:style-name="T139">Owners:</text:span><text:span text:style-name="T195"> </text:span><text:span text:style-name="T69">Car, shop, workshop, and scrapyard owners.</text:span></text:h>
      <text:h text:style-name="Heading_20_2" text:outline-level="2"><text:span text:style-name="T144">1.</text:span><text:span text:style-name="T145">2.</text:span><text:span text:style-name="T146">2. <text:s/></text:span><text:span text:style-name="T140">Workers:</text:span><text:span text:style-name="T147"> <text:s/></text:span><text:span text:style-name="T70">Mechanics and other workers in shops, workshops, and scrapyards.</text:span><text:span text:style-name="T159"> </text:span></text:h>
      <text:h text:style-name="Heading_20_2" text:outline-level="2"><text:span text:style-name="T144">1.</text:span><text:span text:style-name="T145">2.</text:span><text:span text:style-name="T147">3</text:span><text:span text:style-name="T146">. <text:s/></text:span><text:span text:style-name="T139">Businesses:</text:span><text:span text:style-name="T146"> </text:span><text:span text:style-name="T71">Shops, workshops, and government entities.</text:span><text:span text:style-name="T160"> </text:span></text:h>
      <text:h text:style-name="Heading_20_2" text:outline-level="2"><text:span text:style-name="T144">1.</text:span><text:span text:style-name="T145">2.</text:span><text:span text:style-name="T147">4</text:span><text:span text:style-name="T148">. <text:s/></text:span><text:span text:style-name="T141">Others:</text:span><text:span text:style-name="T196"> </text:span><text:span text:style-name="T68">Individuals passionate about cars.</text:span><text:span text:style-name="T164"> </text:span></text:h>
      <text:h text:style-name="Heading_20_2" text:outline-level="2"><text:span text:style-name="T144">1.</text:span><text:span text:style-name="T145">2.</text:span><text:span text:style-name="T147">5</text:span><text:span text:style-name="T197">. <text:s/></text:span><text:span text:style-name="T205">B2B Solution seekers:</text:span><text:span text:style-name="T196"> </text:span><text:span text:style-name="T68">Businesses looking for solutions to optimize their operations.</text:span></text:h>
      <text:p text:style-name="P8"/>
      <text:h text:style-name="P3" text:outline-level="1"><text:soft-page-break/><text:span text:style-name="T185">1.3 N</text:span><text:span text:style-name="T184">ot Station-like:</text:span></text:h>
      <text:h text:style-name="P4" text:outline-level="2"><text:span text:style-name="T222">1.</text:span><text:span text:style-name="T129">3.</text:span>1.<text:tab/><text:span text:style-name="T168">Not station-like functionalities:</text:span></text:h>
      <text:h text:style-name="P7" text:outline-level="3"><text:tab/><text:span text:style-name="T215">1.</text:span><text:span text:style-name="T216">3.1.1</text:span><text:span text:style-name="T223"> </text:span><text:span text:style-name="T216">Transfer of ownership and vehicle registration</text:span></text:h>
      <text:h text:style-name="P7" text:outline-level="3"><text:span text:style-name="T216"><text:tab/></text:span><text:span text:style-name="T215">1.</text:span><text:span text:style-name="T216">3.1.2 <text:s/>The system won’t handle car-related loans</text:span></text:h>
      <text:h text:style-name="P7" text:outline-level="3"><text:span text:style-name="T216"><text:tab/></text:span><text:span text:style-name="T215">1.</text:span><text:span text:style-name="T217">3.1.3 The system won’t provide car insurance</text:span></text:h>
      <text:h text:style-name="P7" text:outline-level="3"><text:span text:style-name="T201"><text:tab/></text:span><text:span text:style-name="T202">1.</text:span><text:span text:style-name="T201">3.1.4 </text:span><text:span text:style-name="Strong_20_Emphasis"><text:span text:style-name="T33">Social media features beyond the car-centric feed:</text:span></text:span><text:span text:style-name="Strong_20_Emphasis"><text:span text:style-name="T89"> </text:span></text:span><text:span text:style-name="T38">While the Car-Station feed <text:tab/><text:tab/><text:tab/><text:tab/><text:tab/>allows sharing car-related content, features like friend requests, or <text:tab/><text:tab/><text:tab/><text:tab/><text:tab/><text:tab/>non-car-related content wouldn't be part of the system.</text:span></text:h>
      <text:h text:style-name="P7" text:outline-level="3"><text:span text:style-name="T201"><text:tab/></text:span><text:span text:style-name="T202">1.</text:span><text:span text:style-name="T201">3.1.5 </text:span><text:span text:style-name="Strong_20_Emphasis"><text:span text:style-name="T33">Car delivery or repair services:</text:span></text:span><text:span text:style-name="Strong_20_Emphasis"><text:span text:style-name="T89"> </text:span></text:span><text:span text:style-name="T38">The system would connect users with <text:tab/><text:tab/><text:tab/><text:tab/><text:tab/><text:tab/><text:tab/>workshops, but wouldn't offer car delivery, towing, or on-site repair <text:tab/><text:tab/><text:tab/><text:tab/><text:tab/><text:tab/>services.</text:span></text:h>
      <text:p text:style-name="P8"/>
      <text:h text:style-name="P4" text:outline-level="2"><text:span text:style-name="T222">1.</text:span><text:span text:style-name="T129">3.</text:span>2. <text:span text:style-name="T168">Not station-like entities:</text:span></text:h>
      <text:h text:style-name="P7" text:outline-level="3"><text:span text:style-name="T149"><text:tab/></text:span><text:span text:style-name="T202">1</text:span><text:span text:style-name="T150">.</text:span><text:span text:style-name="T198">3.2.1 </text:span><text:span text:style-name="Strong_20_Emphasis"><text:span text:style-name="T91">Non-car-related businesses:</text:span></text:span><text:span text:style-name="Strong_20_Emphasis"><text:span text:style-name="T92"> </text:span></text:span><text:span text:style-name="T39">This system focuses on the car industry. Entities <text:tab/><text:tab/><text:tab/><text:tab/><text:tab/><text:tab/>like restaurants, grocery stores, or other non-car-related businesses <text:tab/><text:tab/><text:tab/><text:tab/><text:tab/><text:tab/>wouldn't be included in the marketplace or other functionalities.</text:span></text:h>
      <text:h text:style-name="P7" text:outline-level="3"><text:span text:style-name="T39"><text:tab/></text:span><text:span text:style-name="T40">1.</text:span><text:span text:style-name="T39">3.2.2 </text:span><text:span text:style-name="Strong_20_Emphasis"><text:span text:style-name="T92">Private individuals selling personal items: </text:span></text:span><text:span text:style-name="T39">While individuals can sell car-<text:tab/><text:tab/><text:tab/><text:tab/><text:tab/><text:tab/>related products in the marketplace, selling non-car-related personal items <text:tab/><text:tab/><text:tab/><text:tab/><text:tab/>wouldn't be supported.</text:span></text:h>
      <text:h text:style-name="P7" text:outline-level="3"><text:span text:style-name="T39"><text:tab/></text:span><text:span text:style-name="T40">1.</text:span><text:span text:style-name="T39">3.2.3 </text:span><text:span text:style-name="Strong_20_Emphasis"><text:span text:style-name="T92">Non-Libyan entities: </text:span></text:span><text:span text:style-name="T39">The system is currently targeted toward users and <text:tab/><text:tab/><text:tab/><text:tab/><text:tab/><text:tab/>businesses in Libya. International users or businesses wouldn't be included <text:tab/><text:tab/><text:tab/><text:tab/><text:tab/>in the initial scope, but would be added in future expansion.</text:span></text:h>
      <text:p text:style-name="P8"/>
      <text:h text:style-name="P4" text:outline-level="2"><text:span text:style-name="T222">1.</text:span><text:span text:style-name="T129">3.</text:span>3. <text:span text:style-name="T168">Not station-like audience:</text:span></text:h>
      <text:h text:style-name="P7" text:outline-level="3"><text:span text:style-name="T149"><text:tab/></text:span><text:span text:style-name="T150">1.</text:span><text:span text:style-name="T201">3.3.1</text:span><text:span text:style-name="T151"> </text:span><text:span text:style-name="Strong_20_Emphasis"><text:span text:style-name="T88">Individuals under 18: </text:span></text:span><text:span text:style-name="T37">The system requires users to be legal adults to register <text:tab/><text:tab/><text:tab/><text:tab/><text:tab/>and utilize its services.</text:span></text:h>
      <text:h text:style-name="P7" text:outline-level="3"><text:span text:style-name="T161"><text:tab/></text:span><text:span text:style-name="T162">1.</text:span><text:span text:style-name="T163">3.3.2 </text:span><text:span text:style-name="Strong_20_Emphasis"><text:span text:style-name="T83">Individuals without an internet connection or compatible device: </text:span></text:span><text:span text:style-name="T30">The <text:tab/><text:tab/><text:tab/><text:tab/><text:tab/><text:tab/>system relies on internet access and mobile devices, so individuals without <text:tab/><text:tab/><text:tab/><text:tab/><text:tab/>these wouldn't be part of the target audience.</text:span></text:h>
      <text:h text:style-name="P7" text:outline-level="3"><text:span text:style-name="T30"><text:tab/></text:span><text:span text:style-name="T41">1.</text:span><text:span text:style-name="T42">3.3.3 </text:span><text:span text:style-name="Strong_20_Emphasis"><text:span text:style-name="T93">Individuals not interested in cars: </text:span></text:span><text:span text:style-name="T42">The system focuses on the car industry, so <text:tab/><text:tab/><text:tab/><text:tab/><text:tab/>individuals with no interest in cars wouldn't be a primary target audience.</text:span></text:h>
      <text:p text:style-name="P8"/>
      <text:p text:style-name="P8"><text:tab/></text:p>
      <text:h text:style-name="P3" text:outline-level="1"><text:soft-page-break/>1.4 Overview</text:h>
      <text:list xml:id="list3739301765" text:style-name="L1">
        <text:list-header>
          <text:h text:style-name="P33" text:outline-level="2"><text:span text:style-name="Strong_20_Emphasis"><text:span text:style-name="T44">1.4.1</text:span></text:span><text:span text:style-name="Strong_20_Emphasis"><text:span text:style-name="T94"> </text:span></text:span><text:span text:style-name="Strong_20_Emphasis"><text:span text:style-name="T83">Car Station: </text:span></text:span><text:span text:style-name="T30">A user-centric platform for managing car information, connecting <text:tab/>with other car enthusiasts, and receiving personalized maintenance reminders.</text:span></text:h>
        </text:list-header>
      </text:list>
      <text:list xml:id="list4248698798" text:style-name="L2">
        <text:list-header>
          <text:h text:style-name="P34" text:outline-level="2"><text:span text:style-name="Strong_20_Emphasis"><text:span text:style-name="T44">1.4.2</text:span></text:span><text:span text:style-name="Strong_20_Emphasis"><text:span text:style-name="T94"> </text:span></text:span><text:span text:style-name="Strong_20_Emphasis"><text:span text:style-name="T95">S</text:span></text:span><text:span text:style-name="Strong_20_Emphasis"><text:span text:style-name="T83">hop Station: </text:span></text:span><text:span text:style-name="T30">A point-of-sale (POS) system for shops to manage sales, inventory, <text:tab/>and online presence, boosting their reach and efficiency.</text:span></text:h>
          <text:h text:style-name="P34" text:outline-level="2"><text:span text:style-name="Strong_20_Emphasis"><text:span text:style-name="T44">1.4.3</text:span></text:span><text:span text:style-name="Strong_20_Emphasis"><text:span text:style-name="T94"> </text:span></text:span><text:span text:style-name="Strong_20_Emphasis"><text:span text:style-name="T83">Workshop Station: </text:span></text:span><text:span text:style-name="T30">An integrated ERP and POS system for workshops, enabling <text:tab/>efficient workflow management, improved customer service, and optimized parts <text:tab/>procurement.</text:span></text:h>
          <text:h text:style-name="P34" text:outline-level="2"><text:span text:style-name="Strong_20_Emphasis"><text:span text:style-name="T44">1.4.4</text:span></text:span><text:span text:style-name="Strong_20_Emphasis"><text:span text:style-name="T94"> </text:span></text:span><text:span text:style-name="Strong_20_Emphasis"><text:span text:style-name="T83">Marketplace: </text:span></text:span><text:span text:style-name="T30">A customizable feed showcasing cars, workshops, scrapyards, and <text:tab/>advertisements, facilitating buying and selling of car-related products and <text:tab/>services.</text:span></text:h>
          <text:h text:style-name="P34" text:outline-level="2"><text:span text:style-name="Strong_20_Emphasis"><text:span text:style-name="T44">1.4.5</text:span></text:span><text:span text:style-name="Strong_20_Emphasis"><text:span text:style-name="T94"> </text:span></text:span><text:span text:style-name="Strong_20_Emphasis"><text:span text:style-name="T95">S</text:span></text:span><text:span text:style-name="Strong_20_Emphasis"><text:span text:style-name="T83">ervice Station: </text:span></text:span><text:span text:style-name="T30">The central hub connecting all stations, empowering car owners <text:tab/>to find suitable workshops based on specialization, previous work, or similar <text:tab/>repairs, and enabling workshops to source parts efficiently.</text:span></text:h>
          <text:h text:style-name="P34" text:outline-level="2"><text:span text:style-name="Strong_20_Emphasis"><text:span text:style-name="T44">1.4.6</text:span></text:span><text:span text:style-name="Strong_20_Emphasis"><text:span text:style-name="T94"> </text:span></text:span><text:span text:style-name="Strong_20_Emphasis"><text:span text:style-name="T83">Data Station: </text:span></text:span><text:span text:style-name="T30">A central repository for storing and managing all system data, <text:tab/>providing insights through AI analysis, statistical data, and web scraping to <text:tab/>empower informed decision-makin</text:span><text:span text:style-name="T50">g.</text:span></text:h>
        </text:list-header>
      </text:list>
      <text:h text:style-name="P3" text:outline-level="1"><text:span text:style-name="T224">2.0 </text:span><text:bookmark-start text:name="_Toc506459143"/><text:bookmark-start text:name="_Toc506458777"/>General Description<text:bookmark-end text:name="_Toc506459143"/><text:bookmark-end text:name="_Toc506458777"/></text:h>
      <text:h text:style-name="P4" text:outline-level="2"><text:span text:style-name="T165"><text:tab/>2.0.1 </text:span><text:span text:style-name="Strong_20_Emphasis"><text:span text:style-name="T83">Market Conditions:</text:span></text:span></text:h>
      <text:h text:style-name="P7" text:outline-level="3"><text:span text:style-name="Strong_20_Emphasis"><text:span text:style-name="T96"><text:tab/><text:tab/><text:tab/></text:span></text:span><text:span text:style-name="Strong_20_Emphasis"><text:span text:style-name="T45">2.0.1.1</text:span></text:span><text:span text:style-name="Strong_20_Emphasis"><text:span text:style-name="T97"> </text:span></text:span><text:span text:style-name="Strong_20_Emphasis"><text:span text:style-name="T98">I</text:span></text:span><text:span text:style-name="Strong_20_Emphasis"><text:span text:style-name="T83">nternet Penetration: </text:span></text:span><text:span text:style-name="T30">Increasing internet access (reaching 70% of the <text:tab/><text:tab/><text:tab/><text:tab/><text:tab/><text:tab/>population in Libya) fosters the adoption of software solutions to meet evolving <text:tab/><text:tab/><text:tab/><text:tab/><text:tab/>needs.</text:span></text:h>
      <text:h text:style-name="P7" text:outline-level="3"><text:span text:style-name="Strong_20_Emphasis"><text:span text:style-name="T98"><text:tab/><text:tab/></text:span></text:span><text:span text:style-name="Strong_20_Emphasis"><text:span text:style-name="T45">2.0.1.2</text:span></text:span><text:span text:style-name="Strong_20_Emphasis"><text:span text:style-name="T97"> </text:span></text:span><text:span text:style-name="Strong_20_Emphasis"><text:span text:style-name="T98">B</text:span></text:span><text:span text:style-name="Strong_20_Emphasis"><text:span text:style-name="T83">usiness Landscape: </text:span></text:span><text:span text:style-name="T30">While many businesses use social media (e.g., Facebook) <text:tab/><text:tab/><text:tab/><text:tab/><text:tab/><text:tab/>and location services (e.g., Google Maps), they often lack the tools to fully <text:tab/><text:tab/><text:tab/><text:tab/><text:tab/>leverage the potential of the internet.</text:span></text:h>
      <text:h text:style-name="P4" text:outline-level="2"><text:span text:style-name="T165">2.0.2 </text:span><text:span text:style-name="Strong_20_Emphasis"><text:span text:style-name="T83">Technology Gap:</text:span></text:span></text:h>
      <text:h text:style-name="P7" text:outline-level="3"><text:span text:style-name="Strong_20_Emphasis"><text:span text:style-name="T98"><text:tab/><text:tab/></text:span></text:span><text:span text:style-name="Strong_20_Emphasis"><text:span text:style-name="T45">2.0.2.1</text:span></text:span><text:span text:style-name="Strong_20_Emphasis"><text:span text:style-name="T97"> </text:span></text:span><text:span text:style-name="Strong_20_Emphasis"><text:span text:style-name="T98">U</text:span></text:span><text:span text:style-name="Strong_20_Emphasis"><text:span text:style-name="T83">ninformed Customers: </text:span></text:span><text:span text:style-name="T30">Limited knowledge about technology makes finding <text:tab/><text:tab/><text:tab/><text:tab/>suitable software solutions challenging.</text:span></text:h>
      <text:h text:style-name="P7" text:outline-level="3"><text:span text:style-name="Strong_20_Emphasis"><text:span text:style-name="T97"><text:tab/><text:tab/></text:span></text:span><text:span text:style-name="Strong_20_Emphasis"><text:span text:style-name="T45">2.0.2.2</text:span></text:span><text:span text:style-name="Strong_20_Emphasis"><text:span text:style-name="T97"> </text:span></text:span><text:span text:style-name="Strong_20_Emphasis"><text:span text:style-name="T98">I</text:span></text:span><text:span text:style-name="Strong_20_Emphasis"><text:span text:style-name="T83">T Professional Opportunity: </text:span></text:span><text:span text:style-name="T30">This lack of awareness creates a market gap for <text:tab/><text:tab/><text:tab/><text:tab/>readily accessible and affordable software solutions, with the car industry being a <text:tab/><text:tab/><text:tab/>prime example.</text:span></text:h>
      <text:h text:style-name="P4" text:outline-level="2"><text:span text:style-name="Strong_20_Emphasis"><text:span text:style-name="T51">2.0.3</text:span></text:span><text:span text:style-name="Strong_20_Emphasis"><text:span text:style-name="T97"> </text:span></text:span><text:span text:style-name="Strong_20_Emphasis"><text:span text:style-name="T83">Market Needs:</text:span></text:span></text:h>
      <text:h text:style-name="P7" text:outline-level="3"><text:soft-page-break/><text:span text:style-name="Strong_20_Emphasis"><text:span text:style-name="T98"><text:tab/><text:tab/></text:span></text:span><text:span text:style-name="Strong_20_Emphasis"><text:span text:style-name="T45">2.0.3.1</text:span></text:span><text:span text:style-name="Strong_20_Emphasis"><text:span text:style-name="T97"> </text:span></text:span><text:span text:style-name="Strong_20_Emphasis"><text:span text:style-name="T98">W</text:span></text:span><text:span text:style-name="Strong_20_Emphasis"><text:span text:style-name="T83">orkshop Management: </text:span></text:span><text:span text:style-name="T30">Existing solutions lack functionality for managing <text:tab/><text:tab/><text:tab/><text:tab/><text:tab/>customer car repairs, hindering efficient workflow and customer service.</text:span></text:h>
      <text:h text:style-name="P7" text:outline-level="3"><text:span text:style-name="Strong_20_Emphasis"><text:span text:style-name="T83"><text:tab/><text:tab/></text:span></text:span><text:span text:style-name="Strong_20_Emphasis"><text:span text:style-name="T45">2.0.3.2</text:span></text:span><text:span text:style-name="Strong_20_Emphasis"><text:span text:style-name="T97"> </text:span></text:span><text:span text:style-name="Strong_20_Emphasis"><text:span text:style-name="T83">Shop Management: </text:span></text:span><text:span text:style-name="T30">Current practices, such as relying on social media for sales <text:tab/><text:tab/><text:tab/><text:tab/><text:tab/>and marketing, are not sustainable for long-term growth.</text:span></text:h>
      <text:h text:style-name="P16" text:outline-level="2"><text:span text:style-name="T224">2.0.4 </text:span><text:span text:style-name="T225">Manual processes</text:span> and <text:span text:style-name="T225">limited technology usage</text:span> create several challenges:</text:h>
      <text:h text:style-name="P7" text:outline-level="3"><text:span text:style-name="Strong_20_Emphasis"><text:span text:style-name="T83"><text:tab/><text:tab/></text:span></text:span><text:span text:style-name="Strong_20_Emphasis"><text:span text:style-name="T45">2.0.4.1</text:span></text:span><text:span text:style-name="Strong_20_Emphasis"><text:span text:style-name="T97"> </text:span></text:span><text:span text:style-name="Strong_20_Emphasis"><text:span text:style-name="T43">Inefficient workshop operations Limited sales and marketing reach for shops <text:tab/><text:tab/><text:tab/><text:tab/></text:span></text:span><text:span text:style-name="Strong_20_Emphasis"><text:span text:style-name="T44">have both lead to </text:span></text:span><text:span text:style-name="Strong_20_Emphasis"><text:span text:style-name="T46">intangible</text:span></text:span><text:span text:style-name="Strong_20_Emphasis"><text:span text:style-name="T44"> losses in sales and customer base</text:span></text:span></text:h>
      <text:h text:style-name="P7" text:outline-level="3"><text:span text:style-name="Strong_20_Emphasis"><text:span text:style-name="T43"><text:tab/><text:tab/></text:span></text:span><text:span text:style-name="Strong_20_Emphasis"><text:span text:style-name="T45">2.0.4.2 </text:span></text:span><text:span text:style-name="Strong_20_Emphasis"><text:span text:style-name="T43">Difficulty in managing financial records </text:span></text:span><text:span text:style-name="Strong_20_Emphasis"><text:span text:style-name="T44">leading to </text:span></text:span></text:h>
      <text:h text:style-name="P7" text:outline-level="3"><text:span text:style-name="Strong_20_Emphasis"><text:span text:style-name="T43"><text:tab/><text:tab/></text:span></text:span><text:span text:style-name="Strong_20_Emphasis"><text:span text:style-name="T45">2.0.4.2 </text:span></text:span><text:span text:style-name="Strong_20_Emphasis"><text:span text:style-name="T43">Lack of transparency and traceability in repair processes</text:span></text:span></text:h>
      <text:h text:style-name="P3" text:outline-level="1"><text:span text:style-name="Strong_20_Emphasis"><text:span text:style-name="T15">Proposed Solution: </text:span></text:span><text:span text:style-name="Strong_20_Emphasis"><text:span text:style-name="T16">Rabbeshly Station :)</text:span></text:span></text:h>
      <text:list xml:id="list2282363884" text:style-name="L3">
        <text:list-item>
          <text:p text:style-name="P95"><text:span text:style-name="T99">Combines point-of-sale functionality</text:span><text:span text:style-name="T30"> </text:span><text:span text:style-name="T112">with</text:span><text:span text:style-name="T30"> </text:span><text:span text:style-name="T99">supply chain management features</text:span><text:span text:style-name="T30">.</text:span></text:p>
        </text:list-item>
        <text:list-item>
          <text:p text:style-name="P95"><text:span text:style-name="Strong_20_Emphasis"><text:span text:style-name="T83">Streamlined workflows: </text:span></text:span><text:span text:style-name="T30">Simplifies workshop operations and customer interactions.</text:span></text:p>
        </text:list-item>
        <text:list-item>
          <text:p text:style-name="P95"><text:span text:style-name="Strong_20_Emphasis"><text:span text:style-name="T83">Enhanced sales and marketing: </text:span></text:span><text:span text:style-name="T30">Offers online presence and customer engagement tools.</text:span></text:p>
        </text:list-item>
        <text:list-item>
          <text:p text:style-name="P95"><text:span text:style-name="Strong_20_Emphasis"><text:span text:style-name="T83">Improved data management: </text:span></text:span><text:span text:style-name="T30">Facilitates efficient record-keeping and financial management.</text:span></text:p>
        </text:list-item>
      </text:list>
      <text:p text:style-name="P8"/>
      <text:p text:style-name="P8"/>
      <text:h text:style-name="P3" text:outline-level="1"><text:span text:style-name="T224">2.1 </text:span><text:bookmark-start text:name="_Toc506459144"/><text:bookmark-start text:name="_Toc506458778"/>Product Perspective<text:bookmark-end text:name="_Toc506459144"/><text:bookmark-end text:name="_Toc506458778"/></text:h>
      <text:p text:style-name="P287"><text:span text:style-name="T227">Many</text:span> established companies offer functionalities similar to different aspects of <text:span text:style-name="T227">my</text:span> proposed system, although none provide a fully encompassing solution <text:span text:style-name="T227">like Rabbeshly Station</text:span>. Here are <text:span text:style-name="T227">what we manage to note</text:span>:</text:p>
      <text:list xml:id="list2523217408" text:style-name="L262">
        <text:list-item>
          <text:p text:style-name="P288"><text:span text:style-name="Strong_20_Emphasis"><text:span text:style-name="T97">2.1.1 </text:span></text:span><text:span text:style-name="Strong_20_Emphasis"><text:span text:style-name="T83">Garage Management Systems (GMS): </text:span></text:span><text:span text:style-name="T30">These systems like </text:span><text:span text:style-name="Strong_20_Emphasis"><text:span text:style-name="T83">AutoLeap </text:span></text:span><text:span text:style-name="T30">and </text:span><text:span text:style-name="Strong_20_Emphasis"><text:span text:style-name="T83">Shop Boss <text:tab/><text:tab/><text:tab/></text:span></text:span><text:span text:style-name="T30">primarily focus on workshop management, providing features like appointment <text:tab/><text:tab/><text:tab/>scheduling, job tracking, inventory control, and invoicing.</text:span></text:p>
        </text:list-item>
        <text:list-item>
          <text:p text:style-name="P288"><text:span text:style-name="Strong_20_Emphasis"><text:span text:style-name="T97">2.1.2 </text:span></text:span><text:span text:style-name="Strong_20_Emphasis"><text:span text:style-name="T83">E-commerce Marketplaces: </text:span></text:span><text:span text:style-name="T30">Platforms like </text:span><text:span text:style-name="Strong_20_Emphasis"><text:span text:style-name="T83">eBay Motors, Autotrader </text:span></text:span><text:span text:style-name="Strong_20_Emphasis"><text:span text:style-name="T47">and </text:span></text:span><text:span text:style-name="Strong_20_Emphasis"><text:span text:style-name="T100">Copart <text:tab/><text:tab/><text:tab/></text:span></text:span><text:span text:style-name="T30">facilitate buying and selling cars, parts, </text:span><text:span text:style-name="T52">may in the future expand to the Libyan <text:tab/><text:tab/><text:tab/>market</text:span><text:span text:style-name="T30">, However, they lack functionalities like workshop integration or repair <text:tab/><text:tab/><text:tab/>history tracking.</text:span></text:p>
        </text:list-item>
        <text:list-item>
          <text:p text:style-name="P288"><text:span text:style-name="Strong_20_Emphasis"><text:span text:style-name="T97">2.1.3 </text:span></text:span><text:span text:style-name="Strong_20_Emphasis"><text:span text:style-name="T83">Social media platforms: </text:span></text:span><text:span text:style-name="T30">Platforms like </text:span><text:span text:style-name="Strong_20_Emphasis"><text:span text:style-name="T83">Facebook Marketplace </text:span></text:span><text:span text:style-name="T30">can be used for buying <text:tab/><text:tab/><text:tab/>and selling car-related items, but lack features specific to the car industry.</text:span></text:p>
        </text:list-item>
        <text:list-item>
          <text:p text:style-name="P288"><text:span text:style-name="Strong_20_Emphasis"><text:span text:style-name="T97">2.1.4 </text:span></text:span><text:span text:style-name="Strong_20_Emphasis"><text:span text:style-name="T83">Enterprise Resource Planning (ERP) Systems </text:span></text:span><text:span text:style-name="T30">Solutions like </text:span><text:span text:style-name="Strong_20_Emphasis"><text:span text:style-name="T83">SAP </text:span></text:span><text:span text:style-name="T30">and </text:span><text:span text:style-name="Strong_20_Emphasis"><text:span text:style-name="T83">Oracle </text:span></text:span><text:span text:style-name="T30">offer <text:tab/><text:tab/><text:tab/>broader functionalities for managing various aspects of a business, but are <text:tab/><text:tab/><text:tab/>typically complex and expensive, making them less suitable for smaller <text:tab/><text:tab/><text:tab/><text:tab/>businesses in the car industry.</text:span></text:p>
        </text:list-item>
        <text:list-item>
          <text:p text:style-name="P288"><text:span text:style-name="Strong_20_Emphasis"><text:span text:style-name="T97">2.1.4 </text:span></text:span><text:span text:style-name="Strong_20_Emphasis"><text:span text:style-name="T83">Emerging startups: </text:span></text:span><text:span text:style-name="T30">Given the growing internet penetration, Libyan entrepreneurs might <text:tab/><text:tab/><text:tab/>be developing similar solutions focusing on the Libyan market.</text:span></text:p>
        </text:list-item>
        <text:list-item>
          <text:p text:style-name="P288"><text:span text:style-name="Strong_20_Emphasis"><text:span text:style-name="T97">2.1.6 </text:span></text:span><text:span text:style-name="Strong_20_Emphasis"><text:span text:style-name="T83">Custom-developed software: </text:span></text:span><text:span text:style-name="T30">Some shops or workshops </text:span><text:span text:style-name="T53">at car dealerships</text:span><text:span text:style-name="T30"> might <text:tab/><text:tab/><text:tab/><text:tab/>have opted for custom software solutions tailored to their specific needs <text:tab/><text:tab/><text:tab/><text:tab/></text:span><text:span text:style-name="T52">made by another company</text:span><text:span text:style-name="T30">.</text:span></text:p>
        </text:list-item>
      </text:list>
      <text:h text:style-name="P3" text:outline-level="1"><text:soft-page-break/><text:span text:style-name="T228">2.2 </text:span><text:bookmark-start text:name="_Toc506459145"/><text:bookmark-start text:name="_Toc506458779"/>Product Functions<text:bookmark-end text:name="_Toc506459145"/><text:bookmark-end text:name="_Toc506458779"/></text:h>
      <text:list xml:id="list3984659404" text:style-name="L260">
        <text:list-item>
          <text:h text:style-name="P42" text:outline-level="2"><text:span text:style-name="Strong_20_Emphasis"><text:span text:style-name="T116">2.2.1 </text:span></text:span><text:span text:style-name="Strong_20_Emphasis"><text:span text:style-name="T114">Car Station:</text:span></text:span></text:h>
          <text:list>
            <text:list-item>
              <text:h text:style-name="P59" text:outline-level="3"><text:span text:style-name="Strong_20_Emphasis"><text:span text:style-name="T102">2.2.1.1 </text:span></text:span><text:span text:style-name="Strong_20_Emphasis"><text:span text:style-name="T83">Car Profile: </text:span></text:span><text:span text:style-name="T30">Users can store car information, access personalized maintenance <text:tab/><text:tab/><text:tab/><text:tab/>reminders, and connect with other car enthusiasts.</text:span></text:h>
            </text:list-item>
            <text:list-item>
              <text:h text:style-name="P59" text:outline-level="3"><text:span text:style-name="Strong_20_Emphasis"><text:span text:style-name="T102">2.2.1.2 </text:span></text:span><text:span text:style-name="Strong_20_Emphasis"><text:span text:style-name="T83">Suggestions &amp; Tips: </text:span></text:span><text:span text:style-name="T30">The system provides AI-powered suggestions and tips to <text:tab/><text:tab/><text:tab/><text:tab/>help users maintain and preserve the value of their cars.</text:span></text:h>
            </text:list-item>
            <text:list-item>
              <text:h text:style-name="P59" text:outline-level="3"><text:span text:style-name="Strong_20_Emphasis"><text:span text:style-name="T102">2.2.1.3 </text:span></text:span><text:span text:style-name="Strong_20_Emphasis"><text:span text:style-name="T83">Car-Station Feed: </text:span></text:span><text:span text:style-name="T30">Users can share news, pictures, and discussions about their <text:tab/><text:tab/><text:tab/><text:tab/>cars within a car-centric social media platform.</text:span></text:h>
            </text:list-item>
          </text:list>
        </text:list-item>
        <text:list-item>
          <text:h text:style-name="P42" text:outline-level="2"><text:span text:style-name="Strong_20_Emphasis"><text:span text:style-name="T116">2.2.2 </text:span></text:span><text:span text:style-name="Strong_20_Emphasis"><text:span text:style-name="T114">Shop Station:</text:span></text:span></text:h>
          <text:list>
            <text:list-item>
              <text:h text:style-name="P59" text:outline-level="3"><text:span text:style-name="Strong_20_Emphasis"><text:span text:style-name="T102">2.2.2.1 </text:span></text:span><text:span text:style-name="Strong_20_Emphasis"><text:span text:style-name="T83">Shop Profile: </text:span></text:span><text:span text:style-name="T30">Businesses can create online profiles to showcase their services, <text:tab/><text:tab/><text:tab/><text:tab/>reach new customers, and boost their online presence.</text:span></text:h>
            </text:list-item>
            <text:list-item>
              <text:h text:style-name="P60" text:outline-level="3"><text:span text:style-name="Strong_20_Emphasis"><text:span text:style-name="T102">2.2.2.2 </text:span></text:span><text:span text:style-name="Strong_20_Emphasis"><text:span text:style-name="T83">AI-Driven Assistant: </text:span></text:span><text:span text:style-name="T30">An AI assistant provides sales, purchasing, and inventory <text:tab/><text:tab/><text:tab/><text:tab/>management insights to optimize business operations.</text:span></text:h>
            </text:list-item>
            <text:list-item>
              <text:h text:style-name="P60" text:outline-level="3"><text:span text:style-name="Strong_20_Emphasis"><text:span text:style-name="T102">2.2.2.3 </text:span></text:span><text:span text:style-name="Strong_20_Emphasis"><text:span text:style-name="T83">Online/On-Site POS &amp; Management Tools: </text:span></text:span><text:span text:style-name="T30">Users can access point-of-sale <text:tab/><text:tab/><text:tab/><text:tab/>functionalities, manage sales data, employee accounts, inventory, and <text:tab/><text:tab/><text:tab/>track sales performance.</text:span></text:h>
            </text:list-item>
          </text:list>
        </text:list-item>
        <text:list-item>
          <text:h text:style-name="P60" text:outline-level="2"><text:span text:style-name="Strong_20_Emphasis"><text:span text:style-name="T17">2.2.3 </text:span></text:span><text:span text:style-name="Strong_20_Emphasis"><text:span text:style-name="T15">Workshop Station:</text:span></text:span></text:h>
          <text:list>
            <text:list-item>
              <text:h text:style-name="P60" text:outline-level="3"><text:span text:style-name="Strong_20_Emphasis"><text:span text:style-name="T45">2.2.3.1</text:span></text:span><text:span text:style-name="Strong_20_Emphasis"><text:span text:style-name="T97"> </text:span></text:span><text:span text:style-name="Strong_20_Emphasis"><text:span text:style-name="T83">Workshop Profile: </text:span></text:span><text:span text:style-name="T30">Workshops can create online profiles to showcase their <text:tab/><text:tab/><text:tab/><text:tab/>expertise, work history, and attract new customers.</text:span></text:h>
            </text:list-item>
            <text:list-item>
              <text:h text:style-name="P60" text:outline-level="3"><text:span text:style-name="Strong_20_Emphasis"><text:span text:style-name="T45">2.2.3.2</text:span></text:span><text:span text:style-name="Strong_20_Emphasis"><text:span text:style-name="T97"> </text:span></text:span><text:span text:style-name="Strong_20_Emphasis"><text:span text:style-name="T83">AI-Driven Assistant: </text:span></text:span><text:span text:style-name="T30">An AI assistant supports decision-making regarding parts pre-<text:tab/><text:tab/><text:tab/>ordering, identifying suitable repair opportunities, and improving <text:tab/><text:tab/><text:tab/><text:tab/>overall profitability.</text:span></text:h>
            </text:list-item>
            <text:list-item>
              <text:h text:style-name="P60" text:outline-level="3"><text:span text:style-name="Strong_20_Emphasis"><text:span text:style-name="T45">2.2.3.3 </text:span></text:span><text:span text:style-name="Strong_20_Emphasis"><text:span text:style-name="T83">Online/On-Site POS &amp; Management Tools: </text:span></text:span><text:span text:style-name="T30">Streamline workshop operations by <text:tab/><text:tab/><text:tab/>managing repairs, providing customer estimates, tracking employee <text:tab/><text:tab/><text:tab/>performance, and managing other relevant data.</text:span></text:h>
            </text:list-item>
          </text:list>
        </text:list-item>
        <text:list-item>
          <text:h text:style-name="P60" text:outline-level="2"><text:span text:style-name="Strong_20_Emphasis"><text:span text:style-name="T115">2.2.4 </text:span></text:span><text:span text:style-name="Strong_20_Emphasis"><text:span text:style-name="T114">Marketplace:</text:span></text:span></text:h>
          <text:list>
            <text:list-item>
              <text:h text:style-name="P60" text:outline-level="3"><text:span text:style-name="Strong_20_Emphasis"><text:span text:style-name="T45">2.2.4.1</text:span></text:span><text:span text:style-name="Strong_20_Emphasis"><text:span text:style-name="T97"> </text:span></text:span><text:span text:style-name="Strong_20_Emphasis"><text:span text:style-name="T83">Marketplace Feed: </text:span></text:span><text:span text:style-name="T30">Users can browse a customizable feed showcasing cars, <text:tab/><text:tab/><text:tab/><text:tab/>workshops, scrapyards, and advertisements, facilitating buying and <text:tab/><text:tab/><text:tab/>selling of car-related products and services.</text:span></text:h>
            </text:list-item>
            <text:list-item>
              <text:h text:style-name="P60" text:outline-level="3"><text:span text:style-name="Strong_20_Emphasis"><text:span text:style-name="T45">2.2.4.2</text:span></text:span><text:span text:style-name="Strong_20_Emphasis"><text:span text:style-name="T97"> </text:span></text:span><text:span text:style-name="Strong_20_Emphasis"><text:span text:style-name="T83">Online Payments: </text:span></text:span><text:span text:style-name="T30">The system can facilitate secure online payments for transactions <text:tab/><text:tab/><text:tab/>within the marketplace (optional, depending on implementation).</text:span></text:h>
            </text:list-item>
          </text:list>
        </text:list-item>
        <text:list-item>
          <text:h text:style-name="P60" text:outline-level="2"><text:soft-page-break/><text:span text:style-name="Strong_20_Emphasis"><text:span text:style-name="T115">2.2.5 </text:span></text:span><text:span text:style-name="Strong_20_Emphasis"><text:span text:style-name="T114">Service Station:</text:span></text:span></text:h>
          <text:list>
            <text:list-item>
              <text:h text:style-name="P60" text:outline-level="3"><text:span text:style-name="Strong_20_Emphasis"><text:span text:style-name="T45">2.2.5.1</text:span></text:span><text:span text:style-name="Strong_20_Emphasis"><text:span text:style-name="T97"> </text:span></text:span><text:span text:style-name="Strong_20_Emphasis"><text:span text:style-name="T83">Service Station Platform Connectivity: </text:span></text:span><text:span text:style-name="T30">Connects all system components, <text:tab/><text:tab/><text:tab/><text:tab/>allowing car owners to find suitable workshops based on various <text:tab/><text:tab/><text:tab/><text:tab/>criteria and facilitating parts procurement for workshops from nearby <text:tab/><text:tab/><text:tab/>shops or scrapyards.</text:span></text:h>
            </text:list-item>
          </text:list>
        </text:list-item>
        <text:list-item>
          <text:h text:style-name="P42" text:outline-level="2"><text:span text:style-name="Strong_20_Emphasis"><text:span text:style-name="T15"><text:tab/></text:span></text:span><text:span text:style-name="Strong_20_Emphasis"><text:span text:style-name="T16">2.2.6 </text:span></text:span><text:span text:style-name="Strong_20_Emphasis"><text:span text:style-name="T15">Data Station:</text:span></text:span></text:h>
          <text:list>
            <text:list-item>
              <text:h text:style-name="P59" text:outline-level="3"><text:span text:style-name="Strong_20_Emphasis"><text:span text:style-name="T45">2.2.6.1 </text:span></text:span><text:span text:style-name="Strong_20_Emphasis"><text:span text:style-name="T83">Data Station Platform Connectivity: </text:span></text:span><text:span text:style-name="T30">Provides centralized data storage and <text:tab/><text:tab/><text:tab/><text:tab/>management for all system functionalities.</text:span></text:h>
            </text:list-item>
          </text:list>
        </text:list-item>
      </text:list>
      <text:h text:style-name="P3" text:outline-level="1"><text:bookmark-start text:name="_Toc506459146"/><text:bookmark-start text:name="_Toc506458780"/><text:soft-page-break/><text:span text:style-name="T229">User Characteristics</text:span><text:bookmark-end text:name="_Toc506459146"/><text:bookmark-end text:name="_Toc506458780"/><text:tab/></text:h>
      <text:h text:style-name="P4" text:outline-level="2"><text:span text:style-name="T182">2.</text:span><text:span text:style-name="T183">1.<text:tab/></text:span><text:span text:style-name="T178">Owners:</text:span></text:h>
      <text:list xml:id="list2010537479" text:style-name="L265">
        <text:list-item>
          <text:h text:style-name="P67" text:outline-level="3"><text:span text:style-name="T199">2.</text:span><text:span text:style-name="T195">1.1 </text:span><text:span text:style-name="T206">Car Owners:</text:span><text:span text:style-name="T195"> Any entity, person or shop that owns a car.</text:span></text:h>
        </text:list-item>
        <text:list-item>
          <text:h text:style-name="P66" text:outline-level="3"><text:span text:style-name="T199">2.</text:span><text:span text:style-name="T195">1.2 </text:span><text:span text:style-name="T206">Shop Owners:</text:span><text:span text:style-name="T195"> Product selling owners, car parts or cars alike.</text:span></text:h>
        </text:list-item>
        <text:list-item>
          <text:h text:style-name="P66" text:outline-level="3"><text:span text:style-name="T199">2.</text:span><text:span text:style-name="T195">1.3 </text:span><text:span text:style-name="T206">Workshop Owners:</text:span><text:span text:style-name="T195"> Independent technicians or businesses.</text:span></text:h>
        </text:list-item>
        <text:list-item>
          <text:h text:style-name="P68" text:outline-level="3"><text:span text:style-name="T199">2.</text:span><text:span text:style-name="T195">1.4 </text:span><text:span text:style-name="T206">Scrapyard Owners:</text:span><text:span text:style-name="T195"> Person who operates or assists at operating the scrap <text:tab/><text:tab/><text:tab/>yard.</text:span></text:h>
        </text:list-item>
      </text:list>
      <text:h text:style-name="P4" text:outline-level="2"><text:span text:style-name="T182">2.</text:span><text:span text:style-name="T183">2. </text:span><text:span text:style-name="T177">Workers:</text:span></text:h>
      <text:list xml:id="list2464303487" text:style-name="L263">
        <text:list-item>
          <text:h text:style-name="P63" text:outline-level="3"><text:span text:style-name="T199">2.</text:span><text:span text:style-name="T194">2.1</text:span><text:span text:style-name="T200"> </text:span><text:span text:style-name="T207">Mechanics:</text:span><text:span text:style-name="T200"> Independent professionals whom are willing to be identified as <text:s/><text:tab/></text:span><text:span text:style-name="T204">`</text:span><text:span text:style-name="T200">portable workshop.</text:span></text:h>
        </text:list-item>
        <text:list-item>
          <text:h text:style-name="P62" text:outline-level="3"><text:span text:style-name="T203">2.</text:span><text:span text:style-name="T200">2.2 </text:span><text:span text:style-name="T207">Workshop Mechanics:</text:span><text:span text:style-name="T200"> Professionals who work for a workshop owner and at a <text:tab/>designated location.</text:span></text:h>
        </text:list-item>
        <text:list-item>
          <text:h text:style-name="P62" text:outline-level="3"><text:span text:style-name="T203">2.</text:span><text:span text:style-name="T200">2.3 </text:span><text:span text:style-name="T207">Scrapyards Mechanics/Workers:</text:span><text:span text:style-name="T200"> Individuals who run or work at scrapyards.</text:span></text:h>
        </text:list-item>
      </text:list>
      <text:h text:style-name="P56" text:outline-level="2"><text:span text:style-name="Strong_20_Emphasis"><text:span text:style-name="T20">2.3 </text:span></text:span><text:span text:style-name="Strong_20_Emphasis"><text:span text:style-name="T13">Businesses:</text:span></text:span></text:h>
      <text:list xml:id="list2695141764" text:style-name="L267">
        <text:list-item>
          <text:h text:style-name="P70" text:outline-level="2"><text:span text:style-name="Strong_20_Emphasis"><text:span text:style-name="T48">2.3.1</text:span></text:span><text:span text:style-name="Strong_20_Emphasis"><text:span text:style-name="T103"> </text:span></text:span><text:span text:style-name="Strong_20_Emphasis"><text:span text:style-name="T83">Auto Parts Stores: </text:span></text:span><text:span text:style-name="T30">Businesses specializing in selling new and used car <text:tab/>parts and accessories.</text:span></text:h>
        </text:list-item>
        <text:list-item>
          <text:h text:style-name="P70" text:outline-level="2"><text:span text:style-name="Strong_20_Emphasis"><text:span text:style-name="T48">2.3.2</text:span></text:span><text:span text:style-name="Strong_20_Emphasis"><text:span text:style-name="T103"> </text:span></text:span><text:span text:style-name="Strong_20_Emphasis"><text:span text:style-name="T83">Car Dealerships: </text:span></text:span><text:span text:style-name="T30">Businesses selling new and used cars.</text:span></text:h>
        </text:list-item>
        <text:list-item>
          <text:h text:style-name="P70" text:outline-level="2"><text:span text:style-name="Strong_20_Emphasis"><text:span text:style-name="T48">2.3.3</text:span></text:span><text:span text:style-name="Strong_20_Emphasis"><text:span text:style-name="T103"> </text:span></text:span><text:span text:style-name="Strong_20_Emphasis"><text:span text:style-name="T83">Government Agencies: </text:span></text:span><text:span text:style-name="T30">Entities responsible for regulating and <text:tab/>overseeing the car industry, such as transportation departments or <text:tab/>environmental agencies.</text:span></text:h>
        </text:list-item>
      </text:list>
      <text:h text:style-name="P64" text:outline-level="2"><text:span text:style-name="Strong_20_Emphasis"><text:span text:style-name="T15">2.4 </text:span></text:span><text:span text:style-name="Strong_20_Emphasis"><text:span text:style-name="T14">Car Enthusiasts:</text:span></text:span></text:h>
      <text:list xml:id="list1902238438" text:style-name="L266">
        <text:list-item>
          <text:h text:style-name="P69" text:outline-level="2"><text:span text:style-name="Strong_20_Emphasis"><text:span text:style-name="T48">2.4.1</text:span></text:span><text:span text:style-name="Strong_20_Emphasis"><text:span text:style-name="T103"> </text:span></text:span><text:span text:style-name="Strong_20_Emphasis"><text:span text:style-name="T72">Car Enthusiasts:</text:span></text:span><text:span text:style-name="Strong_20_Emphasis"><text:span text:style-name="T83"> </text:span></text:span><text:span text:style-name="T30">Individuals with a strong passion for cars, including:</text:span></text:h>
        </text:list-item>
        <text:list-item>
          <text:h text:style-name="P69" text:outline-level="2"><text:span text:style-name="Strong_20_Emphasis"><text:span text:style-name="T48">2.4.2</text:span></text:span><text:span text:style-name="Strong_20_Emphasis"><text:span text:style-name="T103"> </text:span></text:span><text:span text:style-name="Strong_20_Emphasis"><text:span text:style-name="T83">Modders: </text:span></text:span><text:span text:style-name="T30">Individuals modifying and customizing car appearance and <text:tab/>performance.</text:span></text:h>
        </text:list-item>
        <text:list-item>
          <text:h text:style-name="P69" text:outline-level="2"><text:span text:style-name="Strong_20_Emphasis"><text:span text:style-name="T48">2.4.3</text:span></text:span><text:span text:style-name="Strong_20_Emphasis"><text:span text:style-name="T103"> </text:span></text:span><text:span text:style-name="Strong_20_Emphasis"><text:span text:style-name="T83">Painters: </text:span></text:span><text:span text:style-name="T30">Professionals specializing in car painting and detailing.</text:span></text:h>
        </text:list-item>
        <text:list-item>
          <text:h text:style-name="P69" text:outline-level="2"><text:span text:style-name="Strong_20_Emphasis"><text:span text:style-name="T48">2.4.4</text:span></text:span><text:span text:style-name="Strong_20_Emphasis"><text:span text:style-name="T103"> </text:span></text:span><text:span text:style-name="Strong_20_Emphasis"><text:span text:style-name="T83">Importers: </text:span></text:span><text:span text:style-name="T30">Businesses importing specialized car parts, modded cars, or <text:tab/>unique car models.</text:span></text:h>
        </text:list-item>
        <text:list-item>
          <text:h text:style-name="P69" text:outline-level="2"><text:span text:style-name="Strong_20_Emphasis"><text:span text:style-name="T48">2.4.5</text:span></text:span><text:span text:style-name="Strong_20_Emphasis"><text:span text:style-name="T103"> </text:span></text:span><text:span text:style-name="Strong_20_Emphasis"><text:span text:style-name="T83">Influencers: </text:span></text:span><text:span text:style-name="T30">Social media personalities sharing car-related content and <text:tab/>experiences.</text:span></text:h>
        </text:list-item>
        <text:list-item>
          <text:h text:style-name="P69" text:outline-level="2"><text:span text:style-name="Strong_20_Emphasis"><text:span text:style-name="T48">2.4.6</text:span></text:span><text:span text:style-name="Strong_20_Emphasis"><text:span text:style-name="T103"> </text:span></text:span><text:span text:style-name="Strong_20_Emphasis"><text:span text:style-name="T83">Event Organizers: </text:span></text:span><text:span text:style-name="T30">Individuals or organizations planning and hosting <text:tab/>car shows, races, or other car-related events.</text:span></text:h>
        </text:list-item>
      </text:list>
      <text:h text:style-name="P64" text:outline-level="2"><text:soft-page-break/><text:span text:style-name="Strong_20_Emphasis"><text:span text:style-name="T15">2.5 </text:span></text:span><text:span text:style-name="Strong_20_Emphasis"><text:span text:style-name="T14">B2B Solution Seekers:</text:span></text:span><text:span text:style-name="Strong_20_Emphasis"><text:span text:style-name="T83"><text:tab/><text:tab/> <text:s text:c="4"/></text:span></text:span></text:h>
      <text:list xml:id="list1086348494" text:style-name="L268">
        <text:list-item>
          <text:h text:style-name="P71" text:outline-level="2"><text:span text:style-name="Strong_20_Emphasis"><text:span text:style-name="T48">2.5.1</text:span></text:span><text:span text:style-name="Strong_20_Emphasis"><text:span text:style-name="T103"> </text:span></text:span><text:span text:style-name="Strong_20_Emphasis"><text:span text:style-name="T83">Insurance Companies: </text:span></text:span><text:span text:style-name="T30">Entities seeking data and insights to assess risk and <text:tab/><text:tab/><text:tab/><text:tab/>optimize insurance offerings for the car industry.</text:span></text:h>
        </text:list-item>
        <text:list-item>
          <text:h text:style-name="P72" text:outline-level="3"><text:span text:style-name="Strong_20_Emphasis"><text:span text:style-name="T48">2.5.2 </text:span></text:span><text:span text:style-name="Strong_20_Emphasis"><text:span text:style-name="T83">Financial Institutions: </text:span></text:span><text:span text:style-name="T30">Banks and financial institutions looking for data-driven <text:tab/><text:tab/><text:tab/>solutions to improve car loan and financing processes.</text:span></text:h>
        </text:list-item>
        <text:list-item>
          <text:h text:style-name="P72" text:outline-level="3"><text:span text:style-name="Strong_20_Emphasis"><text:span text:style-name="T48">2.5.3</text:span></text:span><text:span text:style-name="Strong_20_Emphasis"><text:span text:style-name="T103"> </text:span></text:span><text:span text:style-name="Strong_20_Emphasis"><text:span text:style-name="T83">Data Analytics Companies: </text:span></text:span><text:span text:style-name="T30">Businesses seeking access to platform data for <text:tab/><text:tab/><text:tab/><text:tab/>market research and trend analysis within the car industry.</text:span></text:h>
        </text:list-item>
        <text:list-item>
          <text:h text:style-name="P71" text:outline-level="3"><text:span text:style-name="Strong_20_Emphasis"><text:span text:style-name="T48">2.5.4</text:span></text:span><text:span text:style-name="Strong_20_Emphasis"><text:span text:style-name="T103"> </text:span></text:span><text:span text:style-name="Strong_20_Emphasis"><text:span text:style-name="T83">Logistics Companies: </text:span></text:span><text:span text:style-name="T30">Businesses seeking optimized solutions for car transportation and parts delivery within the ecosystem.</text:span></text:h>
        </text:list-item>
      </text:list>
      <text:p text:style-name="P8"><text:span text:style-name="Strong_20_Emphasis"/></text:p>
      <text:p text:style-name="P8"><text:span text:style-name="Strong_20_Emphasis"/></text:p>
      <text:h text:style-name="P3" text:outline-level="1"><text:span text:style-name="Strong_20_Emphasis">2.4 General Constraints:</text:span></text:h>
      <text:list xml:id="list3923001211" text:style-name="L269">
        <text:list-item>
          <text:h text:style-name="P74" text:outline-level="3"><text:span text:style-name="Strong_20_Emphasis"><text:span text:style-name="T104">2.4.1 </text:span></text:span><text:span text:style-name="Strong_20_Emphasis"><text:span text:style-name="T83">Hardware Constraints:</text:span></text:span></text:h>
          <text:list>
            <text:list-item>
              <text:h text:style-name="P89" text:outline-level="4"><text:span text:style-name="Strong_20_Emphasis"><text:span text:style-name="T104">2.4.1.1 </text:span></text:span><text:span text:style-name="Strong_20_Emphasis"><text:span text:style-name="T83">Device Requirements:</text:span></text:span></text:h>
              <text:list>
                <text:list-item>
                  <text:p text:style-name="P289"><text:span text:style-name="Strong_20_Emphasis"><text:span text:style-name="T104">2.4.1.1.1 </text:span></text:span><text:span text:style-name="Strong_20_Emphasis"><text:span text:style-name="T83">Minimum Phone Cost: </text:span></text:span><text:span text:style-name="T30">All user roles (Owners, Shops, Workshops, <text:tab/><text:tab/><text:tab/>Scrapyards) require a phone costing at least 1200 Libyan dinars (LYD) <text:tab/><text:tab/><text:tab/>with an internet connection accessible at least once daily.</text:span></text:p>
                </text:list-item>
                <text:list-item>
                  <text:h text:style-name="P89" text:outline-level="4"><text:span text:style-name="Strong_20_Emphasis"><text:span text:style-name="T104">2.4.1.1.2 </text:span></text:span><text:span text:style-name="Strong_20_Emphasis"><text:span text:style-name="T83">Touchscreen Devices: </text:span></text:span><text:span text:style-name="T30">Workshops are encouraged to use touchscreen <text:tab/><text:tab/><text:tab/><text:tab/><text:tab/>devices for improved user experience with the system<text:tab/><text:tab/><text:tab/><text:tab/><text:tab/>functionalities.</text:span></text:h>
                </text:list-item>
                <text:list-item>
                  <text:h text:style-name="P89" text:outline-level="4"><text:span text:style-name="Strong_20_Emphasis"><text:span text:style-name="T104">2.4.1.1.3 </text:span></text:span><text:span text:style-name="Strong_20_Emphasis"><text:span text:style-name="T83">Shops: </text:span></text:span><text:span text:style-name="T30">Minimum specifications for Shop computers include 32-bit <text:tab/><text:tab/><text:tab/><text:tab/><text:tab/>architecture, 6GB of RAM, a Core i3 processor (5th generation or <text:tab/><text:tab/><text:tab/>newer), and Windows 8.1 or 10 operating system.</text:span></text:h>
                </text:list-item>
              </text:list>
            </text:list-item>
            <text:list-item>
              <text:h text:style-name="P74" text:outline-level="3"><text:span text:style-name="Strong_20_Emphasis"><text:span text:style-name="T104">2.4.2 </text:span></text:span><text:span text:style-name="Strong_20_Emphasis"><text:span text:style-name="T83">Software Constraints:</text:span></text:span></text:h>
              <text:list>
                <text:list-item>
                  <text:h text:style-name="P89" text:outline-level="4"><text:span text:style-name="Strong_20_Emphasis"><text:span text:style-name="T104">2.4.2.1 </text:span></text:span><text:span text:style-name="Strong_20_Emphasis"><text:span text:style-name="T83">Performance and Scalability:</text:span></text:span></text:h>
                  <text:list>
                    <text:list-item>
                      <text:p text:style-name="P289"><text:span text:style-name="T231">2.4.2.1.1 </text:span>The system should operate efficiently on low-end devices with minimal <text:tab/>features enabled to ensure accessibility for users with limited resources.</text:p>
                    </text:list-item>
                    <text:list-item>
                      <text:p text:style-name="P289"><text:span text:style-name="T54">2.4.2.1.2 </text:span><text:span text:style-name="T30">The platform should be built using </text:span><text:span text:style-name="Strong_20_Emphasis"><text:span text:style-name="T83">No-SQL databases </text:span></text:span><text:span text:style-name="T30">to accommodate <text:tab/>the expected surge in data volume.</text:span></text:p>
                    </text:list-item>
                    <text:list-item>
                      <text:p text:style-name="P289"><text:span text:style-name="T231">2.4.2.1.3 </text:span>Programming with languages like Go and Rust is recommended to <text:tab/>ensure fast system execution.</text:p>
                    </text:list-item>
                  </text:list>
                </text:list-item>
              </text:list>
            </text:list-item>
            <text:list-item>
              <text:h text:style-name="P89" text:outline-level="4"><text:span text:style-name="Strong_20_Emphasis"><text:span text:style-name="T104">2.4.3 </text:span></text:span><text:span text:style-name="Strong_20_Emphasis"><text:span text:style-name="T83">Integration and Data Acquisition:</text:span></text:span></text:h>
              <text:list>
                <text:list-item>
                  <text:list>
                    <text:list-item>
                      <text:p text:style-name="P289"><text:span text:style-name="Strong_20_Emphasis"><text:span text:style-name="T233">2.4.3.1 </text:span></text:span>The platform should seamlessly integrate with APIs from external websites <text:tab/>and services to import and display relevant data and content.</text:p>
                    </text:list-item>
                    <text:list-item>
                      <text:p text:style-name="P289"><text:span text:style-name="T231">2.4.3.2 </text:span>Web scraping capabilities are required to extract data from various online <text:tab/>platforms related to services and items within the car industry.</text:p>
                    </text:list-item>
                  </text:list>
                </text:list-item>
              </text:list>
            </text:list-item>
            <text:list-item>
              <text:h text:style-name="P74" text:outline-level="3"><text:soft-page-break/><text:span text:style-name="Strong_20_Emphasis"><text:span text:style-name="T104">2.4.4 </text:span></text:span><text:span text:style-name="Strong_20_Emphasis"><text:span text:style-name="T83">Compatibility:</text:span></text:span></text:h>
              <text:list>
                <text:list-item>
                  <text:list>
                    <text:list-item>
                      <text:p text:style-name="P289"><text:span text:style-name="T231">2.4.4.1 </text:span>The platform should be compatible with Windows 8, 10, and Linux operating <text:tab/><text:tab/>systems.</text:p>
                    </text:list-item>
                    <text:list-item>
                      <text:p text:style-name="P289"><text:span text:style-name="T231">2.4.4.2 </text:span>Support for 32-bit architecture computers is necessary to ensure wider <text:tab/><text:tab/><text:tab/>accessibility.</text:p>
                    </text:list-item>
                  </text:list>
                </text:list-item>
              </text:list>
            </text:list-item>
            <text:list-item>
              <text:h text:style-name="P74" text:outline-level="3"><text:span text:style-name="Strong_20_Emphasis"><text:span text:style-name="T104">2.4.5 </text:span></text:span><text:span text:style-name="Strong_20_Emphasis"><text:span text:style-name="T83">Interface Constraints:</text:span></text:span></text:h>
              <text:list>
                <text:list-item>
                  <text:list>
                    <text:list-item>
                      <text:h text:style-name="P89" text:outline-level="4"><text:span text:style-name="Strong_20_Emphasis"><text:span text:style-name="T101">2.4.5.1</text:span></text:span><text:span text:style-name="Strong_20_Emphasis"><text:span text:style-name="T105"> </text:span></text:span><text:span text:style-name="Strong_20_Emphasis"><text:span text:style-name="T83">Identity Verification:</text:span></text:span></text:h>
                      <text:list>
                        <text:list-item>
                          <text:p text:style-name="P289">The platform will implement two-factor authentication (2FA) using SMS <text:tab/><text:tab/>messages via the "EASYSMS" service provided by "devs.ly".</text:p>
                        </text:list-item>
                        <text:list-item>
                          <text:p text:style-name="P289">Integration with the National Database is essential to verify the identity of <text:tab/><text:tab/>sellers with relevant government organizations.</text:p>
                        </text:list-item>
                      </text:list>
                    </text:list-item>
                  </text:list>
                </text:list-item>
              </text:list>
            </text:list-item>
            <text:list-item>
              <text:h text:style-name="P74" text:outline-level="3"><text:span text:style-name="Strong_20_Emphasis"><text:span text:style-name="T105">2.4.6 </text:span></text:span><text:span text:style-name="Strong_20_Emphasis"><text:span text:style-name="T83">Regulatory Constraints:</text:span></text:span></text:h>
              <text:list>
                <text:list-item>
                  <text:list>
                    <text:list-item>
                      <text:p text:style-name="P289"><text:span text:style-name="T30">The system development and operations will adhere to </text:span><text:span text:style-name="Strong_20_Emphasis"><text:span text:style-name="T83">Libyan Law No.4 of <text:tab/><text:tab/>1990 </text:span></text:span><text:span text:style-name="T30">and any other relevant regulations.</text:span></text:p>
                    </text:list-item>
                  </text:list>
                </text:list-item>
              </text:list>
            </text:list-item>
            <text:list-item>
              <text:h text:style-name="P74" text:outline-level="3"><text:span text:style-name="Strong_20_Emphasis"><text:span text:style-name="T105">2.4.7 </text:span></text:span><text:span text:style-name="Strong_20_Emphasis"><text:span text:style-name="T83">Environmental Constraints:</text:span></text:span></text:h>
              <text:list>
                <text:list-item>
                  <text:list>
                    <text:list-item>
                      <text:h text:style-name="P89" text:outline-level="4"><text:span text:style-name="Strong_20_Emphasis"><text:span text:style-name="T105">2.4.7.1 </text:span></text:span><text:span text:style-name="Strong_20_Emphasis"><text:span text:style-name="T83">Scrapyards:</text:span></text:span></text:h>
                      <text:list>
                        <text:list-item>
                          <text:list>
                            <text:list-item>
                              <text:p text:style-name="P289">Mobile device usage is preferred and encouraged due to the work <text:tab/>environment.</text:p>
                            </text:list-item>
                            <text:list-item>
                              <text:p text:style-name="P289">Computers should be located indoors and not exposed to the elements.</text:p>
                            </text:list-item>
                          </text:list>
                        </text:list-item>
                      </text:list>
                    </text:list-item>
                    <text:list-item>
                      <text:h text:style-name="P89" text:outline-level="4"><text:span text:style-name="Strong_20_Emphasis"><text:span text:style-name="T105">2.4.7.2 </text:span></text:span><text:span text:style-name="Strong_20_Emphasis"><text:span text:style-name="T83">Shops and Workshops:</text:span></text:span></text:h>
                      <text:list>
                        <text:list-item>
                          <text:list>
                            <text:list-item>
                              <text:p text:style-name="P289">Touchscreens should be protected with appropriate covers to prevent <text:span text:style-name="T262">`<text:tab/></text:span>damage.</text:p>
                            </text:list-item>
                            <text:list-item>
                              <text:p text:style-name="P289">Access to the main computer should be restricted to authorized shop owners <text:tab/>only.</text:p>
                            </text:list-item>
                            <text:list-item>
                              <text:p text:style-name="P290">Computers should be equipped with reliable power supplies to minimize disruptions</text:p>
                            </text:list-item>
                          </text:list>
                        </text:list-item>
                      </text:list>
                    </text:list-item>
                  </text:list>
                </text:list-item>
              </text:list>
            </text:list-item>
          </text:list>
        </text:list-item>
      </text:list>
      <text:h text:style-name="P31" text:outline-level="1"><text:soft-page-break/><text:span text:style-name="Strong_20_Emphasis">2.5 Assumptions and Dependencies:</text:span></text:h>
      <text:list xml:id="list1145831115" text:style-name="L270">
        <text:list-item>
          <text:h text:style-name="P32" text:outline-level="1"><text:span text:style-name="Strong_20_Emphasis"><text:span text:style-name="T106">2.5.</text:span></text:span><text:span text:style-name="Strong_20_Emphasis"><text:span text:style-name="T83">1 User Adoption:</text:span></text:span></text:h>
          <text:list>
            <text:list-item>
              <text:list>
                <text:list-item>
                  <text:h text:style-name="P75" text:outline-level="3"><text:span text:style-name="Strong_20_Emphasis"><text:span text:style-name="T106">2.5.1.1 </text:span></text:span><text:span text:style-name="Strong_20_Emphasis"><text:span text:style-name="T83">Shop Owners:</text:span></text:span></text:h>
                  <text:list>
                    <text:list-item>
                      <text:h text:style-name="P90" text:outline-level="4"><text:span text:style-name="Strong_20_Emphasis"><text:span text:style-name="T106">2.5.1.1.1 </text:span></text:span><text:span text:style-name="Strong_20_Emphasis"><text:span text:style-name="T83">High Reliance: </text:span></text:span><text:span text:style-name="T30">Experienced shop owners with existing business <text:tab/><text:tab/>challenges are assumed to be more receptive to the system's features and <text:tab/><text:tab/>functionalities if presented clearly and offer a user-friendly on-boarding <text:tab/><text:tab/>process. Additionally, shop owners who expect a direct return on <text:tab/><text:tab/><text:tab/>investment (ROI) or a noticeable increase in sales and inventory <text:tab/><text:tab/><text:tab/>management efficiency are more likely to adopt the system.</text:span></text:h>
                    </text:list-item>
                    <text:list-item>
                      <text:h text:style-name="P90" text:outline-level="4"><text:span text:style-name="Strong_20_Emphasis"><text:span text:style-name="T106">2.5.1.1.2 </text:span></text:span><text:span text:style-name="Strong_20_Emphasis"><text:span text:style-name="T83">Low Reliance: </text:span></text:span><text:span text:style-name="T30">New, inexperienced, or opportunistic shop owners may <text:tab/><text:tab/>be hesitant to invest due to:</text:span></text:h>
                    </text:list-item>
                    <text:list-item>
                      <text:h text:style-name="P90" text:outline-level="4"><text:span text:style-name="Strong_20_Emphasis"><text:span text:style-name="T106">2.5.1.1.2.1 </text:span></text:span><text:span text:style-name="Strong_20_Emphasis"><text:span text:style-name="T83">Limited capital: </text:span></text:span><text:span text:style-name="T30">New businesses might prioritize other <text:tab/><text:tab/><text:tab/>investments during the </text:span><text:span text:style-name="T55">i</text:span><text:span text:style-name="T30">nitial stages, putting software <text:tab/><text:tab/><text:tab/><text:tab/>implementation on hold.</text:span></text:h>
                    </text:list-item>
                    <text:list-item>
                      <text:h text:style-name="P90" text:outline-level="4"><text:span text:style-name="Strong_20_Emphasis"><text:span text:style-name="T106">2.5.1.1.3 </text:span></text:span><text:span text:style-name="Strong_20_Emphasis"><text:span text:style-name="T83">Lack of understanding: </text:span></text:span><text:span text:style-name="T30">Inexperienced owners might not fully grasp <text:tab/><text:tab/>the system's benefits and may prioritize immediate profits <text:tab/><text:tab/><text:tab/><text:tab/>over long-term value and improved customer experience.</text:span></text:h>
                    </text:list-item>
                    <text:list-item>
                      <text:h text:style-name="P90" text:outline-level="4"><text:span text:style-name="Strong_20_Emphasis"><text:span text:style-name="T106">2.5.1.1.4 </text:span></text:span><text:span text:style-name="Strong_20_Emphasis"><text:span text:style-name="T83">Free alternatives: </text:span></text:span><text:span text:style-name="T30">Some owners might seek free, potentially ill-fitting <text:tab/><text:tab/>solutions instead of investing in a tailored system.</text:span></text:h>
                    </text:list-item>
                  </text:list>
                </text:list-item>
                <text:list-item>
                  <text:h text:style-name="P75" text:outline-level="3"><text:span text:style-name="Strong_20_Emphasis"><text:span text:style-name="T106">2.5.1.2 </text:span></text:span><text:span text:style-name="Strong_20_Emphasis"><text:span text:style-name="T83">Scrapyard Owners:</text:span></text:span></text:h>
                  <text:list>
                    <text:list-item>
                      <text:h text:style-name="P90" text:outline-level="4"><text:span text:style-name="Strong_20_Emphasis"><text:span text:style-name="T106">2.5.1.2.</text:span></text:span><text:span text:style-name="Strong_20_Emphasis"><text:span text:style-name="T107">1 </text:span></text:span><text:span text:style-name="Strong_20_Emphasis"><text:span text:style-name="T83">Low Reliance:</text:span></text:span><text:span text:style-name="T30"> Given the established and potentially multi-generational <text:tab/>nature of scrapyard management, owners might be less likely to <text:tab/><text:tab/><text:tab/>adopt a new system due to:</text:span></text:h>
                    </text:list-item>
                    <text:list-item>
                      <text:h text:style-name="P90" text:outline-level="4"><text:span text:style-name="Strong_20_Emphasis"><text:span text:style-name="T106">2.5.1.2.</text:span></text:span><text:span text:style-name="Strong_20_Emphasis"><text:span text:style-name="T107">2 </text:span></text:span><text:span text:style-name="Strong_20_Emphasis"><text:span text:style-name="T83">Adherence to tradition: </text:span></text:span><text:span text:style-name="T30">Familiarity with existing practices might lead <text:tab/><text:tab/>to reluctance to embrace new technology.</text:span></text:h>
                    </text:list-item>
                    <text:list-item>
                      <text:h text:style-name="P91" text:outline-level="4"><text:span text:style-name="Strong_20_Emphasis"><text:span text:style-name="T106">2.5.1.2.</text:span></text:span><text:span text:style-name="Strong_20_Emphasis"><text:span text:style-name="T107">3 </text:span></text:span><text:span text:style-name="Strong_20_Emphasis"><text:span text:style-name="T83">Limited system applicability: </text:span></text:span><text:span text:style-name="T30">The platform's functionalities might not <text:tab/>directly address all aspects of scrapyard operations, creating hesitation to <text:tab/>invest.</text:span></text:h>
                    </text:list-item>
                  </text:list>
                </text:list-item>
                <text:list-item>
                  <text:h text:style-name="P91" text:outline-level="4"><text:span text:style-name="Strong_20_Emphasis"><text:span text:style-name="T107">2.5.1.3 </text:span></text:span><text:span text:style-name="Strong_20_Emphasis"><text:span text:style-name="T83">Workshop Owners:</text:span></text:span></text:h>
                  <text:list>
                    <text:list-item>
                      <text:h text:style-name="P91" text:outline-level="4"><text:span text:style-name="Strong_20_Emphasis"><text:span text:style-name="T107">2.5.1.3.1 </text:span></text:span><text:span text:style-name="Strong_20_Emphasis"><text:span text:style-name="T83">Medium Reliance:</text:span></text:span><text:span text:style-name="T30"> The workshop business model in Libya, <text:tab/><text:tab/><text:tab/>often focusing on daily cash flow for families rather than <text:tab/><text:tab/><text:tab/><text:tab/>comprehensive accounting practices, might influence system <text:tab/><text:tab/><text:tab/>adoption:</text:span></text:h>
                    </text:list-item>
                    <text:list-item>
                      <text:h text:style-name="P90" text:outline-level="4"><text:soft-page-break/><text:span text:style-name="Strong_20_Emphasis"><text:span text:style-name="T107">2.5.1.3.</text:span></text:span><text:span text:style-name="Strong_20_Emphasis"><text:span text:style-name="T85">2 </text:span></text:span><text:span text:style-name="Strong_20_Emphasis"><text:span text:style-name="T83">Selective adoption: </text:span></text:span><text:span text:style-name="T30">Workshop owners might primarily value <text:tab/><text:tab/><text:tab/>features that enhance customer visibility and engagement, <text:tab/><text:tab/><text:tab/><text:tab/>potentially disregarding functionalities requiring additional <text:tab/><text:tab/><text:tab/>equipment investment.</text:span></text:h>
                    </text:list-item>
                  </text:list>
                </text:list-item>
                <text:list-item>
                  <text:h text:style-name="P43" text:outline-level="1"><text:span text:style-name="Strong_20_Emphasis"><text:span text:style-name="T83">2.</text:span></text:span><text:span text:style-name="Strong_20_Emphasis"><text:span text:style-name="T85">5.2</text:span></text:span><text:span text:style-name="Strong_20_Emphasis"><text:span text:style-name="T83">. Market Conditions:</text:span></text:span></text:h>
                  <text:list>
                    <text:list-item>
                      <text:h text:style-name="P75" text:outline-level="2"><text:span text:style-name="Strong_20_Emphasis"><text:span text:style-name="T85">2.5.2.1 </text:span></text:span><text:span text:style-name="Strong_20_Emphasis"><text:span text:style-name="T83">Technology adoption: </text:span></text:span><text:span text:style-name="T30">The overall rate of technology adoption within the <text:tab/>Libyan car industry, especially among smaller businesses, could impact <text:tab/><text:tab/>user acceptance of the system.</text:span></text:h>
                    </text:list-item>
                  </text:list>
                </text:list-item>
                <text:list-item>
                  <text:h text:style-name="P43" text:outline-level="1"><text:span text:style-name="Strong_20_Emphasis"><text:span text:style-name="T85">2.5.</text:span></text:span><text:span text:style-name="Strong_20_Emphasis"><text:span text:style-name="T83">3. External Dependencies:</text:span></text:span></text:h>
                  <text:list>
                    <text:list-item>
                      <text:h text:style-name="P75" text:outline-level="2"><text:span text:style-name="Strong_20_Emphasis"><text:span text:style-name="T85">2.5.3.1 </text:span></text:span><text:span text:style-name="Strong_20_Emphasis"><text:span text:style-name="T83">API integration: </text:span></text:span><text:span text:style-name="T30">The functionality of the system relies on seamless <text:tab/>integration with external APIs like "devs.ly"</text:span><text:span text:style-name="T56">,</text:span><text:span text:style-name="T57"> </text:span><text:span text:style-name="T30">National Database </text:span><text:span text:style-name="T58">and T-lync</text:span><text:span text:style-name="T30">. <text:tab/>Any changes or limitations in these external services could require <text:tab/>adjustments to the system.</text:span></text:h>
                    </text:list-item>
                  </text:list>
                </text:list-item>
                <text:list-item>
                  <text:h text:style-name="P43" text:outline-level="1"><text:span text:style-name="Strong_20_Emphasis"><text:span text:style-name="T107">2.5.</text:span></text:span><text:span text:style-name="Strong_20_Emphasis"><text:span text:style-name="T83">4. Regulatory Environment:</text:span></text:span></text:h>
                  <text:list>
                    <text:list-item>
                      <text:h text:style-name="P75" text:outline-level="2"><text:span text:style-name="Strong_20_Emphasis"><text:span text:style-name="T107">2.5.4.1 </text:span></text:span><text:span text:style-name="Strong_20_Emphasis"><text:span text:style-name="T83">Evolving regulations: </text:span></text:span><text:span text:style-name="T30">New, </text:span><text:span text:style-name="T59">current or</text:span><text:span text:style-name="T30"> changing regulations could <text:tab/>necessitate modifications to the system to ensure compliance.</text:span></text:h>
                    </text:list-item>
                  </text:list>
                </text:list-item>
                <text:list-item>
                  <text:h text:style-name="P43" text:outline-level="2"><text:span text:style-name="Strong_20_Emphasis"><text:span text:style-name="T107">2.5.</text:span></text:span><text:span text:style-name="Strong_20_Emphasis"><text:span text:style-name="T83">5. User Feedback:</text:span></text:span></text:h>
                  <text:list>
                    <text:list-item>
                      <text:h text:style-name="P76" text:outline-level="3"><text:span text:style-name="Strong_20_Emphasis"><text:span text:style-name="T107">2.5.5.1 </text:span></text:span><text:span text:style-name="Strong_20_Emphasis"><text:span text:style-name="T83">Continuous feedback: </text:span></text:span><text:span text:style-name="T30">User feedback throughout the development process and after deployment will be crucial to identify unforeseen challenges and potential needs not addressed by the initial requirements</text:span></text:h>
                    </text:list-item>
                  </text:list>
                </text:list-item>
              </text:list>
            </text:list-item>
          </text:list>
        </text:list-item>
      </text:list>
      <text:h text:style-name="Heading_20_1" text:outline-level="1"><text:bookmark-start text:name="_Toc506459149"/><text:bookmark-start text:name="_Toc506458783"/>3. Specific Requirements<text:bookmark-end text:name="_Toc506459149"/><text:bookmark-end text:name="_Toc506458783"/></text:h>
      <text:list xml:id="list5154602" text:style-name="L273">
        <text:list-item>
          <text:h text:style-name="P45" text:outline-level="2">3.<text:span text:style-name="T2">0</text:span>.1.1 Car Station <text:span text:style-name="T236">Requirements</text:span>: </text:h>
        </text:list-item>
      </text:list>
      <text:list xml:id="list25700730824966" text:continue-list="list1145831115" text:style-name="L270">
        <text:list-item>
          <text:list>
            <text:list-item>
              <text:list>
                <text:list-item>
                  <text:list>
                    <text:list-item>
                      <text:h text:style-name="P76" text:outline-level="3">3.0.1.1.1 Car Profile:</text:h>
                    </text:list-item>
                  </text:list>
                </text:list-item>
              </text:list>
            </text:list-item>
          </text:list>
        </text:list-item>
      </text:list>
      <text:list xml:id="list2067345542" text:style-name="L274">
        <text:list-item>
          <text:list>
            <text:list-item>
              <text:list>
                <text:list-item>
                  <text:list>
                    <text:list-item>
                      <text:list>
                        <text:list-item>
                          <text:h text:style-name="P92" text:outline-level="4"><text:span text:style-name="T208">3.0.1.1.1.1 Add Car through filling a form </text:span><text:span text:style-name="T209">#</text:span><text:span text:style-name="T214">1</text:span></text:h>
                        </text:list-item>
                        <text:list-item>
                          <text:h text:style-name="P92" text:outline-level="4"><text:span text:style-name="T208">3.0.1.1.1.2 Add Car through taking pictures of it</text:span><text:span text:style-name="T209">#2</text:span></text:h>
                        </text:list-item>
                        <text:list-item>
                          <text:h text:style-name="P92" text:outline-level="4"><text:span text:style-name="T190">3.0.1.1.1.3 Add time of regular maintenance </text:span><text:span text:style-name="T191">#3</text:span></text:h>
                        </text:list-item>
                        <text:list-item>
                          <text:h text:style-name="P92" text:outline-level="4"><text:span text:style-name="T208">3.0.1.1.1.</text:span><text:span text:style-name="T210">4 Add time </text:span><text:span text:style-name="T211">and cost</text:span><text:span text:style-name="T210"> of heavy maintenance </text:span><text:span text:style-name="T209">#4</text:span></text:h>
                        </text:list-item>
                        <text:list-item>
                          <text:h text:style-name="P92" text:outline-level="4"><text:span text:style-name="T208">3.0.1.1.1.4</text:span><text:span text:style-name="T210"> Add time </text:span><text:span text:style-name="T211">and cost</text:span><text:span text:style-name="T210"> of Precautionary maintenance </text:span><text:span text:style-name="T209">#5</text:span></text:h>
                        </text:list-item>
                        <text:list-item>
                          <text:h text:style-name="P92" text:outline-level="4"><text:span text:style-name="T208">3.0.1.1.1.</text:span><text:span text:style-name="T213">6 Add time </text:span><text:span text:style-name="T211">and cost</text:span><text:span text:style-name="T213"> of Crash maintenance </text:span><text:span text:style-name="T209">#6</text:span></text:h>
                        </text:list-item>
                        <text:list-item>
                          <text:h text:style-name="P92" text:outline-level="4"><text:span text:style-name="T208">3.0.1.1.1.</text:span><text:span text:style-name="T213">7 Add Car Specs </text:span><text:span text:style-name="T209">#7</text:span></text:h>
                        </text:list-item>
                        <text:list-item>
                          <text:h text:style-name="P92" text:outline-level="4"><text:soft-page-break/><text:span text:style-name="T208">3.0.1.1.1.</text:span><text:span text:style-name="T213">8 Add Car </text:span><text:span text:style-name="T211">additional </text:span><text:span text:style-name="T213">pictures </text:span><text:span text:style-name="T209">#8</text:span></text:h>
                        </text:list-item>
                        <text:list-item>
                          <text:h text:style-name="P92" text:outline-level="4"><text:span text:style-name="T208">3.0.1.1.1.</text:span><text:span text:style-name="T213">9 Add Car Special specs </text:span><text:span text:style-name="T209">#9</text:span></text:h>
                        </text:list-item>
                        <text:list-item>
                          <text:h text:style-name="P82" text:outline-level="4">3.0.1.1.1.<text:span text:style-name="T239">10 Add persistent issues or accidents </text:span><text:span text:style-name="T237">#10</text:span></text:h>
                        </text:list-item>
                        <text:list-item>
                          <text:h text:style-name="P82" text:outline-level="4">3.0.1.1.1.<text:span text:style-name="T239">11 Add Car chassis/vin <text:s/>number </text:span><text:span text:style-name="T237">#11</text:span></text:h>
                        </text:list-item>
                        <text:list-item>
                          <text:h text:style-name="P82" text:outline-level="4">3.0.1.1.1.<text:span text:style-name="T239">12 Display Total maintenance costs </text:span><text:span text:style-name="T237">#12</text:span></text:h>
                        </text:list-item>
                        <text:list-item>
                          <text:h text:style-name="P82" text:outline-level="4">3.0.1.1.1.<text:span text:style-name="T239">13 Display Car efficiency </text:span><text:span text:style-name="T237">#13</text:span></text:h>
                        </text:list-item>
                        <text:list-item>
                          <text:h text:style-name="P82" text:outline-level="4">3.0.1.1.1.<text:span text:style-name="T239">14 Display Car </text:span><text:span text:style-name="T237">#14</text:span></text:h>
                        </text:list-item>
                        <text:list-item>
                          <text:h text:style-name="P82" text:outline-level="4">3.0.1.1.1.<text:span text:style-name="T239">1</text:span><text:span text:style-name="T238">5 Share update to the Feed </text:span><text:span text:style-name="T237">#15</text:span></text:h>
                        </text:list-item>
                      </text:list>
                    </text:list-item>
                    <text:list-item>
                      <text:h text:style-name="P79" text:outline-level="3"><text:span text:style-name="T219">3.0.1.1.2 Suggestion and tips: to be supplied by Data Station and</text:span><text:span text:style-name="T235"> Service <text:tab/>Station <text:tab/><text:tab/>later </text:span><text:span text:style-name="T234">#16</text:span></text:h>
                    </text:list-item>
                    <text:list-item>
                      <text:h text:style-name="P79" text:outline-level="3"><text:span text:style-name="T152">3.0.1.1.3 Car Station Feed</text:span></text:h>
                    </text:list-item>
                  </text:list>
                </text:list-item>
              </text:list>
            </text:list-item>
          </text:list>
        </text:list-item>
      </text:list>
      <text:list xml:id="list3968943167" text:style-name="L275">
        <text:list-item>
          <text:list>
            <text:list-item>
              <text:list>
                <text:list-item>
                  <text:list>
                    <text:list-item>
                      <text:list>
                        <text:list-item>
                          <text:h text:style-name="P93" text:outline-level="4"><text:span text:style-name="T211">3.0.1.1.3.1 Share post to other platforms </text:span><text:span text:style-name="T209">#17</text:span></text:h>
                        </text:list-item>
                        <text:list-item>
                          <text:h text:style-name="P83" text:outline-level="4"><text:span text:style-name="T238">3.0.1.1.3.2 </text:span><text:span text:style-name="T240">Comment, Like and re-share on your Car Profile </text:span><text:span text:style-name="T237">#18</text:span></text:h>
                        </text:list-item>
                        <text:list-item>
                          <text:h text:style-name="P93" text:outline-level="4"><text:span text:style-name="T211">3.0.1.1.3.</text:span><text:span text:style-name="T212">3 Create new posts, add pictures from your car profile or <text:tab/>from <text:tab/>device, write caption, add tags </text:span><text:span text:style-name="T209">#19</text:span></text:h>
                        </text:list-item>
                        <text:list-item>
                          <text:h text:style-name="P83" text:outline-level="4"><text:span text:style-name="T238">3.0.1.1.3.</text:span><text:span text:style-name="T240">4 Interact with posts from other platforms such as a <text:tab/>Facebook Group </text:span><text:span text:style-name="T241">from the same niche </text:span><text:span text:style-name="T237">#20<text:tab/></text:span></text:h>
                        </text:list-item>
                      </text:list>
                    </text:list-item>
                  </text:list>
                </text:list-item>
              </text:list>
            </text:list-item>
          </text:list>
        </text:list-item>
      </text:list>
      <text:list xml:id="list1620827257" text:style-name="L244">
        <text:list-item>
          <text:h text:style-name="P46" text:outline-level="2"><text:span text:style-name="T241">3.0.1.2 Shop Station </text:span><text:span text:style-name="T236">Requirements</text:span><text:span text:style-name="T241">:</text:span></text:h>
        </text:list-item>
      </text:list>
      <text:list xml:id="list2289659827" text:style-name="L243">
        <text:list-item>
          <text:list>
            <text:list-item>
              <text:h text:style-name="P49" text:outline-level="3"><text:span text:style-name="T220">3.0.1.2.1 Shop Profile</text:span><text:span text:style-name="T241">:</text:span></text:h>
            </text:list-item>
          </text:list>
        </text:list-item>
      </text:list>
      <text:list xml:id="list1217766823" text:style-name="L242">
        <text:list-item>
          <text:list>
            <text:list-item>
              <text:list>
                <text:list-item>
                  <text:list>
                    <text:list-item>
                      <text:h text:style-name="P84" text:outline-level="4"><text:span text:style-name="T192">3.0.1.2.1.1 General Requirements of </text:span><text:span text:style-name="T263">Shops</text:span><text:span text:style-name="T192">:</text:span></text:h>
                    </text:list-item>
                  </text:list>
                </text:list-item>
              </text:list>
            </text:list-item>
          </text:list>
        </text:list-item>
      </text:list>
      <text:list xml:id="list1044378911" text:style-name="L240">
        <text:list-item>
          <text:list>
            <text:list-item>
              <text:list>
                <text:list-item>
                  <text:list>
                    <text:list-item>
                      <text:list>
                        <text:list-item>
                          <text:list>
                            <text:list-item>
                              <text:p text:style-name="P276"><text:span text:style-name="T241">3.0.1.2.1.</text:span><text:span text:style-name="T242">1</text:span><text:span text:style-name="T241">.1 </text:span><text:span text:style-name="T243">Add Shop Details through filling a form </text:span><text:span text:style-name="T236">(1.2.1) </text:span><text:span text:style-name="T237">#21</text:span></text:p>
                            </text:list-item>
                          </text:list>
                        </text:list-item>
                      </text:list>
                    </text:list-item>
                  </text:list>
                </text:list-item>
              </text:list>
            </text:list-item>
          </text:list>
        </text:list-item>
      </text:list>
      <text:list xml:id="list2969760098" text:style-name="L241">
        <text:list-item>
          <text:list>
            <text:list-item>
              <text:list>
                <text:list-item>
                  <text:list>
                    <text:list-item>
                      <text:list>
                        <text:list-item>
                          <text:list>
                            <text:list-item>
                              <text:p text:style-name="P277"><text:span text:style-name="T241">3.0.1.2.1.</text:span><text:span text:style-name="T242">1</text:span><text:span text:style-name="T241">.</text:span><text:span text:style-name="T243">2 Add Product/</text:span><text:span text:style-name="T242">Car</text:span><text:span text:style-name="T3">و</text:span><text:span text:style-name="T243"> sale price, name and cost </text:span><text:span text:style-name="T236">(1.2.3) </text:span><text:span text:style-name="T237">#22</text:span></text:p>
                            </text:list-item>
                            <text:list-item>
                              <text:p text:style-name="P277"><text:span text:style-name="T241">3.0.1.2.1.</text:span><text:span text:style-name="T242">1</text:span><text:span text:style-name="T241">.</text:span><text:span text:style-name="T243">3 Add Categories of products </text:span><text:span text:style-name="T236">(1.2.3) </text:span><text:span text:style-name="T237">#23</text:span></text:p>
                            </text:list-item>
                            <text:list-item>
                              <text:p text:style-name="P277"><text:span text:style-name="T241">3.0.1.2.1.</text:span><text:span text:style-name="T242">1</text:span><text:span text:style-name="T241">.</text:span><text:span text:style-name="T242">4</text:span><text:span text:style-name="T243"> </text:span><text:span text:style-name="T237">Import spreadsheet to add past sale data</text:span><text:span text:style-name="T243"> </text:span><text:span text:style-name="T236">(1.2.3) </text:span><text:span text:style-name="T237">#24</text:span></text:p>
                            </text:list-item>
                            <text:list-item>
                              <text:p text:style-name="P277"><text:span text:style-name="T241">3.0.1.2.1.</text:span><text:span text:style-name="T242">1</text:span><text:span text:style-name="T241">.</text:span><text:span text:style-name="T242">5</text:span><text:span text:style-name="T244"> Export sales and storage reports </text:span><text:span text:style-name="T236">(1.2.3) </text:span><text:span text:style-name="T237">#25</text:span></text:p>
                            </text:list-item>
                            <text:list-item>
                              <text:p text:style-name="P277"><text:span text:style-name="T241">3.0.1.2.1.</text:span><text:span text:style-name="T242">1</text:span><text:span text:style-name="T241">.</text:span><text:span text:style-name="T242">6</text:span><text:span text:style-name="T244"> Respond to customer inquiries of parts and prices </text:span><text:span text:style-name="T236">(1.2.3) </text:span><text:span text:style-name="T237">#26</text:span></text:p>
                            </text:list-item>
                            <text:list-item>
                              <text:p text:style-name="P277"><text:span text:style-name="T241">3.0.1.2.1.</text:span><text:span text:style-name="T242">1</text:span><text:span text:style-name="T241">.</text:span><text:span text:style-name="T242">7</text:span><text:span text:style-name="T244"> Make offers and flash sales </text:span><text:span text:style-name="T236">(1.2.3) </text:span><text:span text:style-name="T237">#27</text:span></text:p>
                            </text:list-item>
                            <text:list-item>
                              <text:p text:style-name="P277"><text:span text:style-name="T241">3.0.1.2.1.</text:span><text:span text:style-name="T242">1</text:span><text:span text:style-name="T241">.</text:span><text:span text:style-name="T242">8</text:span><text:span text:style-name="T244"> Add employees </text:span><text:span text:style-name="T236">(1.2.1) </text:span><text:span text:style-name="T237">#28</text:span></text:p>
                            </text:list-item>
                            <text:list-item>
                              <text:p text:style-name="P277"><text:span text:style-name="T241">3.0.1.2.1.</text:span><text:span text:style-name="T242">1</text:span><text:span text:style-name="T241">.</text:span><text:span text:style-name="T242">9</text:span><text:span text:style-name="T244"> Decide Employees permissions in shop system </text:span><text:span text:style-name="T236">(1.2.1) </text:span><text:span text:style-name="T237">#29</text:span></text:p>
                            </text:list-item>
                            <text:list-item>
                              <text:p text:style-name="P277"><text:span text:style-name="T241">3.0.1.2.1.</text:span><text:span text:style-name="T242">1</text:span><text:span text:style-name="T241">.</text:span><text:span text:style-name="T242">10</text:span><text:span text:style-name="T244"> </text:span><text:span text:style-name="T242">Track productivity of each employee </text:span><text:span text:style-name="T236">(1.2.3) </text:span><text:span text:style-name="T237">#30</text:span></text:p>
                            </text:list-item>
                            <text:list-item>
                              <text:p text:style-name="P277"><text:span text:style-name="T241">3.0.1.2.1.</text:span><text:span text:style-name="T245">1.11</text:span><text:span text:style-name="T243"> Add Discount percent/flat amount to the purchase </text:span><text:span text:style-name="T236">(1.2.3) </text:span><text:span text:style-name="T237">#31</text:span></text:p>
                            </text:list-item>
                          </text:list>
                        </text:list-item>
                      </text:list>
                    </text:list-item>
                    <text:list-item>
                      <text:p text:style-name="P277"><text:span text:style-name="T242">3.0.1.2.1.</text:span><text:span text:style-name="T246">2</text:span><text:span text:style-name="T242"> Auto Parts Shop:</text:span></text:p>
                    </text:list-item>
                  </text:list>
                </text:list-item>
              </text:list>
            </text:list-item>
          </text:list>
        </text:list-item>
      </text:list>
      <text:list xml:id="list3173269366" text:style-name="L245">
        <text:list-item>
          <text:list>
            <text:list-item>
              <text:list>
                <text:list-item>
                  <text:list>
                    <text:list-item>
                      <text:list>
                        <text:list-item>
                          <text:list>
                            <text:list-item>
                              <text:p text:style-name="P278"><text:span text:style-name="T241">3.0.1.2.1.</text:span><text:span text:style-name="T246">2.1</text:span><text:span text:style-name="T243"> Add shelf position of the products </text:span><text:span text:style-name="T236">(1.2.3) </text:span><text:span text:style-name="T237">#32</text:span></text:p>
                            </text:list-item>
                            <text:list-item>
                              <text:p text:style-name="P278"><text:span text:style-name="T241">3.0.1.2.1.</text:span><text:span text:style-name="T246">2</text:span><text:span text:style-name="T241">.</text:span><text:span text:style-name="T246">2</text:span><text:span text:style-name="T244"> Respond to customer inquiries of parts and prices </text:span><text:span text:style-name="T236">(1.2.3) </text:span><text:span text:style-name="T237">#33</text:span></text:p>
                            </text:list-item>
                            <text:list-item>
                              <text:p text:style-name="P278"><text:span text:style-name="T241">3.0.1.2.1.</text:span><text:span text:style-name="T246">2</text:span><text:span text:style-name="T241">.</text:span><text:span text:style-name="T246">3</text:span><text:span text:style-name="T242"> Manage storage and capital of products stored </text:span><text:span text:style-name="T236">(1.2.3) </text:span><text:span text:style-name="T237">#34</text:span></text:p>
                            </text:list-item>
                          </text:list>
                        </text:list-item>
                      </text:list>
                    </text:list-item>
                    <text:list-item>
                      <text:p text:style-name="P278"><text:soft-page-break/><text:span text:style-name="T241">3.0.1.2.1.</text:span><text:span text:style-name="T246">3</text:span><text:span text:style-name="T242"> Car Dealership shop:</text:span></text:p>
                      <text:list>
                        <text:list-item>
                          <text:list>
                            <text:list-item>
                              <text:p text:style-name="P278"><text:span text:style-name="T245">3.1.2.1.3.1 </text:span><text:span text:style-name="T3">Add car make, model and location of shipping </text:span><text:span text:style-name="T4">(1.2.3) </text:span><text:span text:style-name="T5">#35</text:span></text:p>
                            </text:list-item>
                          </text:list>
                        </text:list-item>
                      </text:list>
                    </text:list-item>
                  </text:list>
                </text:list-item>
              </text:list>
            </text:list-item>
          </text:list>
        </text:list-item>
        <text:list-item>
          <text:h text:style-name="P35" text:outline-level="2"><text:span text:style-name="T218">3.0.1.3 Workshop Station </text:span><text:span text:style-name="T221">Requirements</text:span>:</text:h>
          <text:list>
            <text:list-item>
              <text:h text:style-name="P50" text:outline-level="3">3.0.1.3.1 Workshop Profile:</text:h>
            </text:list-item>
          </text:list>
        </text:list-item>
      </text:list>
      <text:list xml:id="list1445837048" text:style-name="L246">
        <text:list-item>
          <text:list>
            <text:list-item>
              <text:list>
                <text:list-item>
                  <text:list>
                    <text:list-item>
                      <text:p text:style-name="P279">3.0.1.3.1.1 Add pictures of equipment <text:span text:style-name="T236">(1.3.1) </text:span><text:span text:style-name="T237">#36</text:span></text:p>
                    </text:list-item>
                    <text:list-item>
                      <text:p text:style-name="P279">3.0.1.3.1.2 Add employees and technicians by name <text:span text:style-name="T236">(1.3.3) </text:span><text:span text:style-name="T237">#37</text:span></text:p>
                    </text:list-item>
                    <text:list-item>
                      <text:p text:style-name="P279">3.0.1.3.1.3 Control employees/technicians access <text:span text:style-name="T236">(1.3.3) </text:span><text:span text:style-name="T237">#38</text:span></text:p>
                    </text:list-item>
                    <text:list-item>
                      <text:p text:style-name="P279">3.0.1.3.1.4 <text:span text:style-name="T247">Allow technicians to add their past expertise </text:span><text:span text:style-name="T236">(1.3.3) </text:span><text:span text:style-name="T237">#38</text:span></text:p>
                    </text:list-item>
                    <text:list-item>
                      <text:p text:style-name="P279"><text:span text:style-name="T247">3.0.1.3.1.5 Tech/employee record keep arrival of cars for repairs </text:span><text:span text:style-name="T236">(1.3.3) </text:span><text:span text:style-name="T237">#39</text:span></text:p>
                    </text:list-item>
                    <text:list-item>
                      <text:p text:style-name="P279"><text:span text:style-name="T247">3.0.1.3.1.6 Technician marks the start of diagnoses and repair </text:span><text:span text:style-name="T236">(1.3.3) </text:span><text:span text:style-name="T237">#40</text:span></text:p>
                    </text:list-item>
                    <text:list-item>
                      <text:p text:style-name="P279"><text:span text:style-name="T247">3.0.1.3.1.7 Technician/Car-Owner/Employee can order new/used parts through 1.5 </text:span><text:span text:style-name="T237">#41</text:span></text:p>
                    </text:list-item>
                    <text:list-item>
                      <text:p text:style-name="P279"><text:span text:style-name="T247">3.0.1.3.1.8 <text:s/>Tech/employee marks the end of repair </text:span><text:span text:style-name="T236">(1.3.3) </text:span><text:span text:style-name="T237">#42</text:span></text:p>
                    </text:list-item>
                    <text:list-item>
                      <text:p text:style-name="P279"><text:span text:style-name="T247">3.0.1.3.1.</text:span><text:span text:style-name="T248">9 Display the statistics of the workshop, per car, per make, per model, per repair </text:span><text:span text:style-name="T237">#42</text:span></text:p>
                    </text:list-item>
                    <text:list-item>
                      <text:p text:style-name="P279"><text:span text:style-name="T247">3.0.1.3.1.</text:span><text:span text:style-name="T248">10 Add cost of each repair for each make and model </text:span><text:span text:style-name="T236">(1.3.3) (1.3.1) </text:span><text:span text:style-name="T237">#43</text:span></text:p>
                    </text:list-item>
                  </text:list>
                </text:list-item>
              </text:list>
            </text:list-item>
          </text:list>
        </text:list-item>
        <text:list-item>
          <text:h text:style-name="P36" text:outline-level="2"><text:span text:style-name="T218">3.0.1.4 Marketplace Requirements</text:span>:</text:h>
        </text:list-item>
      </text:list>
      <text:list xml:id="list1554031265" text:style-name="L276">
        <text:list-item>
          <text:list>
            <text:list-item>
              <text:list>
                <text:list-item>
                  <text:list>
                    <text:list-item>
                      <text:h text:style-name="P47" text:outline-level="3">3.0.1.4.1 Share product, offer, or owned car to the marketplace <text:span text:style-name="T237">#44</text:span></text:h>
                    </text:list-item>
                    <text:list-item>
                      <text:h text:style-name="P47" text:outline-level="3">3.0.1.4.2 Add details of the posting <text:span text:style-name="T237">#45</text:span></text:h>
                    </text:list-item>
                    <text:list-item>
                      <text:h text:style-name="P47" text:outline-level="3">3.0.1.4.3 <text:span text:style-name="T249">Share posting on other websites </text:span><text:span text:style-name="T237">#46</text:span></text:h>
                    </text:list-item>
                    <text:list-item>
                      <text:h text:style-name="P47" text:outline-level="3">3.0.1.4.<text:span text:style-name="T249">4 Every user has its own market feed specialized to his owned car or <text:tab/>business</text:span><text:span text:style-name="T237">#47</text:span></text:h>
                    </text:list-item>
                    <text:list-item>
                      <text:h text:style-name="P47" text:outline-level="1">3.0.1.4.<text:span text:style-name="T250">5 Search with filters to look for the desired part or price </text:span><text:span text:style-name="T237">#48</text:span></text:h>
                    </text:list-item>
                  </text:list>
                </text:list-item>
              </text:list>
            </text:list-item>
          </text:list>
        </text:list-item>
      </text:list>
      <text:p text:style-name="P8"/>
      <text:p text:style-name="P8"><text:bookmark-start text:name="_Toc506459150"/><text:bookmark-start text:name="_Toc506458784"/>3.1 External Interface Requirements<text:bookmark-end text:name="_Toc506459150"/><text:bookmark-end text:name="_Toc506458784"/></text:p>
      <text:p text:style-name="P8"><text:bookmark-start text:name="_Toc506459151"/><text:bookmark-start text:name="_Toc506458785"/>3.1.1 User Interfaces<text:bookmark-end text:name="_Toc506459151"/><text:bookmark-end text:name="_Toc506458785"/></text:p>
      <text:p text:style-name="P8"><text:bookmark-start text:name="_Toc506459152"/><text:bookmark-start text:name="_Toc506458786"/>3.1.2 Hardware Interfaces<text:bookmark-end text:name="_Toc506459152"/><text:bookmark-end text:name="_Toc506458786"/></text:p>
      <text:p text:style-name="P8"><text:bookmark-start text:name="_Toc506459153"/><text:bookmark-start text:name="_Toc506458787"/>3.1.3 Software Interfaces<text:bookmark-end text:name="_Toc506459153"/><text:bookmark-end text:name="_Toc506458787"/></text:p>
      <text:p text:style-name="P8"><text:bookmark-start text:name="_Toc506458788"/><text:bookmark-start text:name="_Toc506459154"/>3.1.4 Communications Interfaces<text:bookmark-end text:name="_Toc506458788"/><text:bookmark-end text:name="_Toc506459154"/></text:p>
      <text:h text:style-name="P3" text:outline-level="1"><text:bookmark-start text:name="_Toc506458789"/><text:bookmark-start text:name="_Toc506459155"/><text:bookmark text:name="_Toc5064587891"/><text:bookmark text:name="_Toc5064591551"/>3.2 Functional Requirements<text:bookmark-end text:name="_Toc506458789"/><text:bookmark-end text:name="_Toc506459155"/></text:h>
      <text:list xml:id="list471337598" text:style-name="L248">
        <text:list-item>
          <text:h text:style-name="P37" text:outline-level="2"><text:span text:style-name="T252">3.</text:span><text:span text:style-name="T253">2</text:span><text:span text:style-name="T252">.1.1 Car Station </text:span><text:span text:style-name="T251">Requirements</text:span><text:span text:style-name="T252">: </text:span><text:span text:style-name="T253">#1 </text:span></text:h>
        </text:list-item>
      </text:list>
      <text:list xml:id="list1717547560" text:style-name="L4">
        <text:list-header>
          <text:p text:style-name="P96"><text:span text:style-name="T257">3.</text:span><text:span text:style-name="T258">2</text:span><text:span text:style-name="T257">.1.1.1.Add Car through filling a form </text:span><text:span text:style-name="T237">#1</text:span></text:p>
          <text:list>
            <text:list-item>
              <text:p text:style-name="P96">3.2.1.1.1.1 <text:span text:style-name="T226">I</text:span><text:span text:style-name="T225">ntroduction:</text:span></text:p>
              <text:list>
                <text:list-item>
                  <text:p text:style-name="P96">The system shall provide a user interface form for adding a car profile. The user shall be able to input the following data:</text:p>
                </text:list-item>
              </text:list>
            </text:list-item>
            <text:list-item>
              <text:p text:style-name="P96"><text:span text:style-name="Strong_20_Emphasis"><text:span text:style-name="T34">3.</text:span></text:span><text:span text:style-name="Strong_20_Emphasis"><text:span text:style-name="T35">2</text:span></text:span><text:span text:style-name="Strong_20_Emphasis"><text:span text:style-name="T34">.1.1.1.</text:span></text:span><text:span text:style-name="Strong_20_Emphasis"><text:span text:style-name="T35">2</text:span></text:span><text:span text:style-name="Strong_20_Emphasis"><text:span text:style-name="T32"> </text:span></text:span><text:span text:style-name="Strong_20_Emphasis"><text:span text:style-name="T90">Inputs</text:span></text:span><text:span text:style-name="Strong_20_Emphasis"><text:span text:style-name="T18">:</text:span></text:span></text:p>
              <text:list>
                <text:list-item>
                  <text:p text:style-name="P96"><text:span text:style-name="Strong_20_Emphasis"><text:span text:style-name="T83">Car Make (text): </text:span></text:span><text:span text:style-name="Strong_20_Emphasis"><text:span text:style-name="T43">Mandatory field. User enters the car manufacturer (e.g., Toyota, Volkswagen).</text:span></text:span></text:p>
                </text:list-item>
                <text:list-item>
                  <text:p text:style-name="P96"><text:soft-page-break/><text:span text:style-name="Strong_20_Emphasis"><text:span text:style-name="T83">Car Model (text): </text:span></text:span><text:span text:style-name="Strong_20_Emphasis"><text:span text:style-name="T43">Mandatory field. User enters the specific car model (e.g., Corolla, Passat, </text:span></text:span><text:span text:style-name="Strong_20_Emphasis"><text:span text:style-name="T49">Tiguan</text:span></text:span><text:span text:style-name="Strong_20_Emphasis"><text:span text:style-name="T43">).</text:span></text:span></text:p>
                </text:list-item>
                <text:list-item>
                  <text:p text:style-name="P96"><text:span text:style-name="Strong_20_Emphasis"><text:span text:style-name="T83">Year (number): </text:span></text:span><text:span text:style-name="Strong_20_Emphasis"><text:span text:style-name="T43">Mandatory field. User enters the car's manufacturing year. The system shall implement validation to ensure the entered year is within a reasonable range (e.g., past 15 years).</text:span></text:span></text:p>
                </text:list-item>
                <text:list-item>
                  <text:p text:style-name="P96"><text:span text:style-name="Strong_20_Emphasis"><text:span text:style-name="T83">License Plate Number (text): </text:span></text:span><text:span text:style-name="T30">Mandatory field. User enters the car's <text:tab/>license plate number. The system shall perform validation to <text:tab/>ensure the format complies with the user's country <text:tab/>regulations (e.g., specific number/letter combination for a <text:tab/>particular country).</text:span></text:p>
                </text:list-item>
                <text:list-item>
                  <text:p text:style-name="P96"><text:span text:style-name="Strong_20_Emphasis"><text:span text:style-name="T83">License Plate Number (text): </text:span></text:span><text:span text:style-name="T30">Mandatory field. User enters the <text:tab/>car's <text:tab/>license plate number. The system shall perform <text:tab/>validation to ensure the format complies with the user's <text:tab/>country regulations <text:tab/>(e.g., specific number/letter combination <text:tab/>for a particular country).</text:span></text:p>
                </text:list-item>
                <text:list-item>
                  <text:p text:style-name="P96"><text:span text:style-name="Strong_20_Emphasis"><text:span text:style-name="T83">VIN (Vehicle Identification Number – text): </text:span></text:span><text:span text:style-name="T30">Mandatory field. User <text:tab/>enters the car's unique VIN. The system shall implement <text:tab/>validation to check for VIN format (typically 17 characters <text:tab/>alphanumeric).</text:span></text:p>
                </text:list-item>
              </text:list>
            </text:list-item>
            <text:list-item>
              <text:p text:style-name="P96"><text:span text:style-name="Strong_20_Emphasis"><text:span text:style-name="T22">3.</text:span></text:span><text:span text:style-name="Strong_20_Emphasis"><text:span text:style-name="T23">2</text:span></text:span><text:span text:style-name="Strong_20_Emphasis"><text:span text:style-name="T22">.1.1.1.</text:span></text:span><text:span text:style-name="Strong_20_Emphasis"><text:span text:style-name="T24">3</text:span></text:span><text:span text:style-name="Strong_20_Emphasis"><text:span text:style-name="T21"> </text:span></text:span><text:span text:style-name="Strong_20_Emphasis"><text:span text:style-name="T18">Processing:</text:span></text:span></text:p>
            </text:list-item>
          </text:list>
        </text:list-header>
      </text:list>
      <text:list xml:id="list2951245264" text:style-name="L5">
        <text:list-item>
          <text:p text:style-name="P97">Upon form submission, the system shall validate all entered <text:tab/>data <text:tab/>for completeness and format compliance <text:tab/>according to the specifications mentioned in section <text:tab/>3.2.1.2 Inputs.</text:p>
        </text:list-item>
        <text:list-item>
          <text:p text:style-name="P97">If any validation errors occur, the system shall display clear and specific error messages to the user, indicating which fields contain errors and the nature of the error (e.g., "Invalid year format", "License plate number does not meet country standards").</text:p>
        </text:list-item>
        <text:list-item>
          <text:p text:style-name="P97">If all data is valid, the system shall attempt to retrieve additional <text:tab/>car information (e.g., engine specifications, standard <text:tab/>maintenance schedules) using an external API. The <text:tab/>specific API to be used and its data parameters shall be <text:tab/>defined in a separate document.</text:p>
        </text:list-item>
        <text:list-item>
          <text:p text:style-name="P97">The system shall store the user-provided car details and any <text:tab/>retrieved information from the external API (if <text:tab/>successful) in the system's database.</text:p>
        </text:list-item>
        <text:list-item>
          <text:p text:style-name="P97"><text:span text:style-name="Strong_20_Emphasis"><text:span text:style-name="T232">The system shall generate a unique identifier for the newly <text:tab/>created car profile.</text:span></text:span></text:p>
        </text:list-item>
      </text:list>
      <text:list xml:id="list162711384" text:style-name="L6">
        <text:list-item>
          <text:list>
            <text:list-item>
              <text:p text:style-name="P98"><text:span text:style-name="Strong_20_Emphasis"><text:span text:style-name="T22">3.</text:span></text:span><text:span text:style-name="Strong_20_Emphasis"><text:span text:style-name="T23">2</text:span></text:span><text:span text:style-name="Strong_20_Emphasis"><text:span text:style-name="T22">.1.1.1.</text:span></text:span><text:span text:style-name="Strong_20_Emphasis"><text:span text:style-name="T24">4</text:span></text:span><text:span text:style-name="Strong_20_Emphasis"><text:span text:style-name="T15"> Outputs:</text:span></text:span></text:p>
              <text:list>
                <text:list-item>
                  <text:p text:style-name="P98">Upon successful car profile creation, the system shall display a <text:tab/>confirmation message to the user, informing them that the <text:tab/>car has been added.</text:p>
                </text:list-item>
                <text:list-item>
                  <text:p text:style-name="P98"><text:span text:style-name="Strong_20_Emphasis"><text:span text:style-name="T232">The system shall automatically navigate the user to the newly created car <text:tab/>profile within the Car Station interface. This profile shall display <text:tab/>the entered information and any retrieved data from the <text:tab/>external API (if applicable).</text:span></text:span></text:p>
                </text:list-item>
              </text:list>
            </text:list-item>
            <text:list-item>
              <text:p text:style-name="P98"><text:span text:style-name="Strong_20_Emphasis"><text:span text:style-name="T34">3.</text:span></text:span><text:span text:style-name="Strong_20_Emphasis"><text:span text:style-name="T35">2</text:span></text:span><text:span text:style-name="Strong_20_Emphasis"><text:span text:style-name="T34">.1.1.1.</text:span></text:span><text:span text:style-name="Strong_20_Emphasis"><text:span text:style-name="T36">5</text:span></text:span><text:span text:style-name="Strong_20_Emphasis"><text:span text:style-name="T32"> Error Handling:</text:span></text:span></text:p>
              <text:list>
                <text:list-item>
                  <text:p text:style-name="P98">In case of validation errors (section 3.2.1.3.2), the user shall be <text:tab/>provided with the opportunity to correct the errors and <text:tab/>resubmit the <text:span text:style-name="T7">f</text:span>orm.</text:p>
                </text:list-item>
                <text:list-item>
                  <text:p text:style-name="P98"><text:soft-page-break/>If the external API call for car information fails (section 3.2.1.3.3), <text:tab/>the system shall store the user-provided details and provide <text:tab/>the user with the following options:</text:p>
                </text:list-item>
                <text:list-item>
                  <text:p text:style-name="P98">Proceed with creating the car profile without additional information.</text:p>
                </text:list-item>
                <text:list-item>
                  <text:p text:style-name="P98">Manually enter missing information about the car (e.g., engine <text:tab/>specifications).</text:p>
                </text:list-item>
              </text:list>
            </text:list-item>
          </text:list>
        </text:list-item>
      </text:list>
      <text:h text:style-name="P7" text:outline-level="3"><text:span text:style-name="Strong_20_Emphasis"><text:span text:style-name="T108">3.</text:span></text:span><text:span text:style-name="Strong_20_Emphasis"><text:span text:style-name="T109">2</text:span></text:span><text:span text:style-name="Strong_20_Emphasis"><text:span text:style-name="T108">.1.1.1.2 Add Car through taking pictures of it (see later sections for clarity) </text:span></text:span><text:span text:style-name="Strong_20_Emphasis"><text:span text:style-name="T110">#2</text:span></text:span></text:h>
      <text:list xml:id="list1184931015" text:style-name="L7">
        <text:list-item>
          <text:list>
            <text:list-item>
              <text:list>
                <text:list-item>
                  <text:list>
                    <text:list-item>
                      <text:p text:style-name="P99"><text:span text:style-name="Strong_20_Emphasis"><text:span text:style-name="T254">3.2.1.1.</text:span></text:span><text:span text:style-name="Strong_20_Emphasis"><text:span text:style-name="T255">1</text:span></text:span><text:span text:style-name="Strong_20_Emphasis"><text:span text:style-name="T254">.2.1 </text:span></text:span><text:span text:style-name="Strong_20_Emphasis"><text:span text:style-name="T256">Introduction:</text:span></text:span></text:p>
                    </text:list-item>
                  </text:list>
                </text:list-item>
              </text:list>
            </text:list-item>
          </text:list>
        </text:list-item>
      </text:list>
      <text:list xml:id="list3652462233" text:style-name="L8">
        <text:list-item>
          <text:list>
            <text:list-item>
              <text:p text:style-name="P100">This section details the requirements for adding a car profile using the image <text:tab/>recognition feature within the Car Station.</text:p>
            </text:list-item>
          </text:list>
        </text:list-item>
      </text:list>
      <text:list xml:id="list990720050" text:style-name="L9">
        <text:list-item>
          <text:p text:style-name="P101"><text:span text:style-name="Strong_20_Emphasis"><text:span text:style-name="T26">3.2.1.1.</text:span></text:span><text:span text:style-name="Strong_20_Emphasis"><text:span text:style-name="T27">1</text:span></text:span><text:span text:style-name="Strong_20_Emphasis"><text:span text:style-name="T26">.</text:span></text:span><text:span text:style-name="Strong_20_Emphasis"><text:span text:style-name="T28">1</text:span></text:span><text:span text:style-name="Strong_20_Emphasis"><text:span text:style-name="T26">.2 </text:span></text:span><text:span text:style-name="Strong_20_Emphasis"><text:span text:style-name="T19">Inputs:</text:span></text:span></text:p>
          <text:list>
            <text:list-item>
              <text:p text:style-name="P101"><text:span text:style-name="Strong_20_Emphasis"><text:span text:style-name="T232">The system shall accept multiple images (at least two recommended) of <text:tab/>the car <text:tab/>captured using the device camera. The system shall specify supported <text:tab/>image file formats (e.g., JPEG, PNG).</text:span></text:span></text:p>
            </text:list-item>
          </text:list>
        </text:list-item>
      </text:list>
      <text:p text:style-name="P8"><text:span text:style-name="Strong_20_Emphasis"><text:span text:style-name="T232"/></text:span></text:p>
      <text:p text:style-name="P8"><text:span text:style-name="Strong_20_Emphasis"><text:span text:style-name="T232"/></text:span></text:p>
      <text:list xml:id="list25700132537702" text:continue-numbering="true" text:style-name="L9">
        <text:list-item>
          <text:p text:style-name="P101"><text:span text:style-name="Strong_20_Emphasis"><text:span text:style-name="T21">3.2.1.1.</text:span></text:span><text:span text:style-name="Strong_20_Emphasis"><text:span text:style-name="T25">1</text:span></text:span><text:span text:style-name="Strong_20_Emphasis"><text:span text:style-name="T21">.2.3 </text:span></text:span><text:span text:style-name="Strong_20_Emphasis"><text:span text:style-name="T15">Processing:</text:span></text:span></text:p>
          <text:list>
            <text:list-item>
              <text:p text:style-name="P101"><text:span text:style-name="T30">The system shall utilize an image recognition service (details on the service <text:tab/>to be specified in a separate document) to e</text:span><text:span text:style-name="T117">xtract car make, model, <text:tab/>and year from the uploaded images.</text:span></text:p>
            </text:list-item>
            <text:list-item>
              <text:p text:style-name="P101">The system shall employ algorithms to assess the quality and clarity of <text:tab/>the uploaded images to ensure a higher success rate for car <text:tab/>identification.</text:p>
            </text:list-item>
            <text:list-item>
              <text:p text:style-name="P101">Based on the extracted information, the system may attempt to retrieve <text:tab/>additional car details (e.g., engine specifications) using an external <text:tab/>API (refer to Section 3.2.1.1.1.3 for details on external API).</text:p>
            </text:list-item>
          </text:list>
        </text:list-item>
        <text:list-item>
          <text:p text:style-name="P101"><text:span text:style-name="Strong_20_Emphasis"><text:span text:style-name="T232">3.2.1.1.2.4 </text:span></text:span><text:span text:style-name="Strong_20_Emphasis">Outputs:</text:span></text:p>
        </text:list-item>
      </text:list>
      <text:list xml:id="list3087375418" text:style-name="L10">
        <text:list-item>
          <text:list>
            <text:list-item>
              <text:list>
                <text:list-item>
                  <text:list>
                    <text:list-item>
                      <text:p text:style-name="P102">If the image recognition is successful:</text:p>
                    </text:list-item>
                  </text:list>
                </text:list-item>
              </text:list>
            </text:list-item>
          </text:list>
        </text:list-item>
      </text:list>
      <text:list xml:id="list3497473241" text:style-name="L11">
        <text:list-item>
          <text:list>
            <text:list-item>
              <text:p text:style-name="P103">The system shall display the extracted car information <text:tab/>(make, model, year) to the user for confirmation.</text:p>
            </text:list-item>
          </text:list>
        </text:list-item>
      </text:list>
      <text:list xml:id="list2020936642" text:style-name="L12">
        <text:list-item>
          <text:list>
            <text:list-item>
              <text:p text:style-name="P104">Upon user confirmation, the system shall proceed to store the details in the database (Section 3.2.1.1.2.5.1).</text:p>
            </text:list-item>
          </text:list>
        </text:list-item>
        <text:list-item>
          <text:p text:style-name="P104">If the image recognition fails to identify the car:</text:p>
          <text:list>
            <text:list-item>
              <text:list>
                <text:list-item>
                  <text:list>
                    <text:list-item>
                      <text:list>
                        <text:list-item>
                          <text:p text:style-name="P104">The system shall display a message to the user <text:tab/>informing them that the car could not be <text:tab/>identified from the images.</text:p>
                        </text:list-item>
                      </text:list>
                    </text:list-item>
                  </text:list>
                </text:list-item>
              </text:list>
            </text:list-item>
            <text:list-item>
              <text:p text:style-name="P104">The system shall provide the user with the option to:</text:p>
              <text:list>
                <text:list-item>
                  <text:p text:style-name="P104">Retry capturing images with improved clarity.</text:p>
                </text:list-item>
                <text:list-item>
                  <text:p text:style-name="P104">Manually enter the car details.</text:p>
                </text:list-item>
              </text:list>
            </text:list-item>
          </text:list>
        </text:list-item>
        <text:list-item>
          <text:p text:style-name="P104"><text:span text:style-name="Strong_20_Emphasis"><text:span text:style-name="T232">3.2.1.1.2.5</text:span></text:span><text:span text:style-name="Strong_20_Emphasis"> Error Handling:</text:span></text:p>
        </text:list-item>
        <text:list-item>
          <text:p text:style-name="P104"><text:span text:style-name="Strong_20_Emphasis">Image Upload Errors:</text:span></text:p>
          <text:list>
            <text:list-item>
              <text:p text:style-name="P104">If the user attempts to upload unsupported file formats or exceeds <text:tab/>image size limitations, the system shall display an error <text:tab/>message specifying the issue and allowed formats/sizes.</text:p>
            </text:list-item>
          </text:list>
        </text:list-item>
        <text:list-item>
          <text:p text:style-name="P104"><text:span text:style-name="Strong_20_Emphasis">Image Recognition Failure:</text:span></text:p>
          <text:list>
            <text:list-item>
              <text:p text:style-name="P104">If the image recognition service fails to identify the car due to <text:tab/>poor image quality or other factors, the system shall <text:tab/>handle this as described in Section 3.2.1.1.2.4.2.</text:p>
            </text:list-item>
          </text:list>
        </text:list-item>
      </text:list>
      <text:list xml:id="list3454595295" text:style-name="L13">
        <text:list-item>
          <text:p text:style-name="P105"><text:span text:style-name="Strong_20_Emphasis"><text:s text:c="7"/>External API Failure (Optional):</text:span></text:p>
          <text:list>
            <text:list-item>
              <text:list>
                <text:list-item>
                  <text:p text:style-name="P105"><text:soft-page-break/>If the attempt to retrieve additional car details using the external API fails (refer to Section 3.2.1.1.1.3 for details), the system shall store the user-confirmed car information (make, model, year) and proceed with car profile creation. The user may be informed about the missing information and the option to enter it manually.</text:p>
                </text:list-item>
              </text:list>
            </text:list-item>
          </text:list>
        </text:list-item>
      </text:list>
      <text:h text:style-name="P7" text:outline-level="3"><text:span text:style-name="T155">3.0.1.1.1.3 Add time of regular maintenance </text:span><text:span text:style-name="T156">#3</text:span></text:h>
      <text:list xml:id="list1827802396" text:style-name="L14">
        <text:list-item>
          <text:p text:style-name="P106"><text:span text:style-name="Strong_20_Emphasis">3.0.1.1.1.3.1 Introduction:</text:span></text:p>
          <text:list>
            <text:list-item>
              <text:p text:style-name="P106">This section details the requirements for adding a user-specified time interval for regular maintenance reminders within the Car Station. This functionality empowers users to proactively schedule car maintenance based on their car's needs and preferences, promoting preventative care and potentially extending vehicle lifespan.</text:p>
            </text:list-item>
          </text:list>
        </text:list-item>
        <text:list-item>
          <text:p text:style-name="P106"><text:span text:style-name="Strong_20_Emphasis">3.0.1.1.1.3.2 Inputs:</text:span></text:p>
          <text:list>
            <text:list-item>
              <text:p text:style-name="P106">The system shall provide a user interface element for users to specify the desired time <text:tab/>interval between maintenance reminders. Here are two options to consider:</text:p>
            </text:list-item>
          </text:list>
        </text:list-item>
      </text:list>
      <text:p text:style-name="P8"/>
      <text:p text:style-name="P8"/>
      <text:list xml:id="list25700856513802" text:continue-numbering="true" text:style-name="L14">
        <text:list-item>
          <text:list>
            <text:list-item>
              <text:list>
                <text:list-item>
                  <text:p text:style-name="P106"><text:span text:style-name="Strong_20_Emphasis"><text:span text:style-name="T125">User-friendly Interface:</text:span></text:span><text:span text:style-name="T126"> </text:span></text:p>
                  <text:list>
                    <text:list-item>
                      <text:p text:style-name="P106">Pre-defined options: Offer a set of common time intervals displayed prominently <text:tab/>(e.g., 3 months, 6 months, 1 year) to simplify selection for users. </text:p>
                    </text:list-item>
                    <text:list-item>
                      <text:p text:style-name="P106">Custom value input: Allow users to enter a specific time interval (e.g., in months) <text:tab/>through a dedicated field for greater flexibility. </text:p>
                    </text:list-item>
                  </text:list>
                </text:list-item>
              </text:list>
            </text:list-item>
          </text:list>
        </text:list-item>
        <text:list-item>
          <text:p text:style-name="P106"><text:span text:style-name="Strong_20_Emphasis">3.0.1.1.1.3.3 Processing:</text:span></text:p>
          <text:list>
            <text:list-item>
              <text:p text:style-name="P106">Store the user-provided time interval for regular maintenance reminders in the car's profile <text:tab/>within the database (Section 3.2.1.1.2.5.1). </text:p>
            </text:list-item>
            <text:list-item>
              <text:p text:style-name="P106">Utilize this stored interval to trigger automated notifications reminding the user about <text:tab/>upcoming maintenance. This notification system can be integrated with the Car <text:tab/>Station's notification center or leverage push notifications on mobile devices. </text:p>
            </text:list-item>
          </text:list>
        </text:list-item>
        <text:list-item>
          <text:p text:style-name="P106"><text:span text:style-name="Strong_20_Emphasis">3.0.1.1.1.3.4 Outputs:</text:span></text:p>
          <text:list>
            <text:list-item>
              <text:p text:style-name="P106">Upon successful addition of the time interval, the system shall display a confirmation <text:tab/>message to the user. This message should clearly inform them that the chosen <text:tab/>reminder frequency has been added to their car profile (e.g., "Maintenance reminders <text:tab/>set to notify you every 6 months").</text:p>
            </text:list-item>
          </text:list>
        </text:list-item>
      </text:list>
      <text:p text:style-name="P26"/>
      <text:list xml:id="list25701587114102" text:continue-numbering="true" text:style-name="L14">
        <text:list-item>
          <text:p text:style-name="P106"><text:span text:style-name="Strong_20_Emphasis">3.0.1.1.1.3.5 Error Handling:</text:span></text:p>
        </text:list-item>
      </text:list>
      <text:p text:style-name="P8"><text:tab/>Invalid Input:</text:p>
      <text:p text:style-name="P8"><text:tab/>The system shall implement safeguards to handle potential errors during user input:</text:p>
      <text:list xml:id="list1801990018" text:style-name="L15">
        <text:list-item>
          <text:list>
            <text:list-item>
              <text:list>
                <text:list-item>
                  <text:p text:style-name="P107">If the user enters a custom value that falls outside the allowed range (e.g., negative <text:tab/>values), the system shall display an error message specifying the issue and <text:tab/>providing guidance (e.g., "Please enter a positive value for the reminder <text:tab/>interval"). </text:p>
                </text:list-item>
                <text:list-item>
                  <text:p text:style-name="P107">The system may define a minimum and/or maximum allowed value for custom intervals <text:tab/>to ensure reminders remain practical (e.g., minimum 1 month, maximum 2 <text:tab/>years). </text:p>
                </text:list-item>
              </text:list>
            </text:list-item>
          </text:list>
        </text:list-item>
      </text:list>
      <text:p text:style-name="P8"><text:tab/>This section incorporates the following aspects based on the Rabbeshly Station project:</text:p>
      <text:p text:style-name="P8"><text:span text:style-name="Strong_20_Emphasis"/></text:p>
      <text:p text:style-name="P8"><text:span text:style-name="Strong_20_Emphasis"/></text:p>
      <text:h text:style-name="P7" text:outline-level="3"><text:soft-page-break/><text:span text:style-name="Strong_20_Emphasis">3.0.1.1.1.4 Add Time and Cost of Heavy Maintenance #4</text:span></text:h>
      <text:list xml:id="list1552697066" text:style-name="L16">
        <text:list-item>
          <text:p text:style-name="P108"><text:span text:style-name="Strong_20_Emphasis">3.0.1.1.1.4.1 Introduction:</text:span></text:p>
        </text:list-item>
      </text:list>
      <text:p text:style-name="P8"><text:tab/><text:tab/>This section details the requirements for adding user-specified information about heavy <text:tab/><text:tab/><text:tab/><text:tab/>maintenance, including the estimated time frame and associated costs. This <text:tab/><text:tab/><text:tab/><text:tab/>functionality allows users to track and plan for major car repairs or servicing that <text:tab/><text:tab/><text:tab/>require significant time and resources.</text:p>
      <text:list xml:id="list1702169526" text:style-name="L17">
        <text:list-item>
          <text:p text:style-name="P109"><text:span text:style-name="Strong_20_Emphasis">3.0.1.1.1.4.2 Inputs:</text:span></text:p>
        </text:list-item>
      </text:list>
      <text:p text:style-name="P8"><text:tab/><text:tab/>The system shall provide user interface elements for users to specify:</text:p>
      <text:list xml:id="list1804421812" text:style-name="L18">
        <text:list-item>
          <text:list>
            <text:list-item>
              <text:p text:style-name="P110"><text:span text:style-name="Strong_20_Emphasis"><text:span text:style-name="T83">Estimated Time: </text:span></text:span><text:span text:style-name="T30">This could be a text field where users can enter a duration (e.g., days, <text:tab/>weeks) or a calendar date picker for scheduled maintenance.</text:span></text:p>
            </text:list-item>
            <text:list-item>
              <text:p text:style-name="P110"><text:span text:style-name="Strong_20_Emphasis"><text:span text:style-name="T83">Estimated Cost: </text:span></text:span><text:span text:style-name="T30">This could be a text field where users can enter a monetary value. The <text:tab/>system may offer an optional field for currency selection.</text:span></text:p>
            </text:list-item>
          </text:list>
        </text:list-item>
      </text:list>
      <text:p text:style-name="P8"/>
      <text:list xml:id="list25701962219704" text:continue-numbering="true" text:style-name="L18">
        <text:list-item>
          <text:p text:style-name="P110"><text:span text:style-name="Strong_20_Emphasis">3.0.1.1.1.4.3 Processing:</text:span></text:p>
        </text:list-item>
      </text:list>
      <text:list xml:id="list679151255" text:style-name="L19">
        <text:list-item>
          <text:p text:style-name="P111">Store the user-provided estimated time and cost of heavy maintenance in the car's <text:tab/>profile within the database (Section 3.2.1.1.2.5.1).</text:p>
        </text:list-item>
        <text:list-item>
          <text:p text:style-name="P111">This information can be used for various purposes, such as:</text:p>
          <text:list>
            <text:list-item>
              <text:list>
                <text:list-item>
                  <text:p text:style-name="P111">Displaying upcoming heavy maintenance reminders alongside <text:tab/>regular maintenance reminders.</text:p>
                </text:list-item>
                <text:list-item>
                  <text:p text:style-name="P111">Factoring in estimated costs when calculating total maintenance <text:tab/>costs (Section 3.0.1.1.1.12).</text:p>
                </text:list-item>
              </text:list>
            </text:list-item>
          </text:list>
        </text:list-item>
      </text:list>
      <text:list xml:id="list2584561478" text:style-name="L20">
        <text:list-item>
          <text:p text:style-name="P112"><text:span text:style-name="Strong_20_Emphasis">3.0.1.1.1.4.4 Outputs:</text:span></text:p>
        </text:list-item>
      </text:list>
      <text:p text:style-name="P8"><text:tab/><text:tab/>Upon successful addition of the heavy maintenance details, the system shall display a <text:tab/><text:tab/><text:tab/><text:tab/>confirmation message to the user. This message should clearly state that the <text:tab/><text:tab/><text:tab/><text:tab/>estimated time and cost have been added to the car's profile (e.g., "Heavy <text:tab/><text:tab/><text:tab/><text:tab/>maintenance information added: Estimated time - 2 weeks, Estimated cost - <text:tab/><text:tab/><text:tab/><text:tab/>$1,000").</text:p>
      <text:list xml:id="list3129576929" text:style-name="L21">
        <text:list-item>
          <text:p text:style-name="P113"><text:span text:style-name="Strong_20_Emphasis">3.0.1.1.1.4.5 Error Handling:</text:span></text:p>
          <text:list>
            <text:list-item>
              <text:list>
                <text:list-item>
                  <text:p text:style-name="P113"><text:span text:style-name="Strong_20_Emphasis">Invalid Input:</text:span></text:p>
                </text:list-item>
              </text:list>
            </text:list-item>
          </text:list>
        </text:list-item>
      </text:list>
      <text:list xml:id="list121120189" text:style-name="L22">
        <text:list-item>
          <text:list>
            <text:list-item>
              <text:p text:style-name="P114">If the user enters a negative value for estimated time or cost, the system shall <text:tab/>display an error message prompting them to enter a valid positive value.</text:p>
            </text:list-item>
            <text:list-item>
              <text:p text:style-name="P114">The system may define a reasonable range for estimated time (e.g., minimum 1 day, <text:tab/>maximum 1 year) to avoid unrealistic entries.</text:p>
            </text:list-item>
          </text:list>
        </text:list-item>
      </text:list>
      <text:h text:style-name="P7" text:outline-level="3"><text:span text:style-name="Strong_20_Emphasis">3.0.1.1.1.5 Add Time and Cost of Precautionary Maintenance #5</text:span></text:h>
      <text:list xml:id="list3683103200" text:style-name="L23">
        <text:list-item>
          <text:p text:style-name="P115"><text:span text:style-name="Strong_20_Emphasis">3.0.1.1.1.5.1 Introduction:</text:span></text:p>
        </text:list-item>
      </text:list>
      <text:p text:style-name="P8"><text:tab/><text:tab/>This section details the requirements for adding user-specified information about <text:tab/><text:tab/><text:tab/><text:tab/>precautionary maintenance, including the estimated time frame and associated <text:tab/><text:tab/><text:tab/><text:tab/>costs. </text:p>
      <text:p text:style-name="P8"><text:tab/><text:tab/>This functionality allows users to proactively plan for preventative servicing that helps <text:tab/><text:tab/><text:tab/><text:tab/>maintain the car's condition and potentially avoid future issues.</text:p>
      <text:list xml:id="list612097241" text:style-name="L24">
        <text:list-item>
          <text:p text:style-name="P116"><text:span text:style-name="Strong_20_Emphasis">3.0.1.1.1.5.2 Inputs:</text:span></text:p>
          <text:list>
            <text:list-item>
              <text:list>
                <text:list-item>
                  <text:list>
                    <text:list-item>
                      <text:p text:style-name="P116"><text:span text:style-name="Strong_20_Emphasis"><text:span text:style-name="T83">Estimated Time:</text:span></text:span><text:span text:style-name="T30"> Text field or calendar date picker for users to enter the anticipated <text:tab/>duration.</text:span></text:p>
                    </text:list-item>
                    <text:list-item>
                      <text:p text:style-name="P116"><text:span text:style-name="Strong_20_Emphasis"><text:span text:style-name="T83">Estimated Cost:</text:span></text:span><text:span text:style-name="T30"> Text field with optional currency selection for users to enter the <text:tab/>expected cost.</text:span></text:p>
                    </text:list-item>
                  </text:list>
                </text:list-item>
              </text:list>
            </text:list-item>
          </text:list>
        </text:list-item>
        <text:list-item>
          <text:p text:style-name="P116"><text:span text:style-name="Strong_20_Emphasis">3.0.1.1.1.5.3 Processing:</text:span></text:p>
          <text:list>
            <text:list-item>
              <text:list>
                <text:list-item>
                  <text:list>
                    <text:list-item>
                      <text:p text:style-name="P116">Store the user-provided estimated time and cost in the car's profile database (Section <text:tab/>3.2.1.1.2.5.1).</text:p>
                    </text:list-item>
                    <text:list-item>
                      <text:p text:style-name="P116"><text:soft-page-break/>Utilize this information for:</text:p>
                    </text:list-item>
                    <text:list-item>
                      <text:p text:style-name="P116">Displaying upcoming precautionary maintenance reminders.</text:p>
                    </text:list-item>
                    <text:list-item>
                      <text:p text:style-name="P116">Factoring into total maintenance cost calculations (Section 3.0.1.1.1.12).</text:p>
                    </text:list-item>
                  </text:list>
                </text:list-item>
              </text:list>
            </text:list-item>
          </text:list>
        </text:list-item>
        <text:list-item>
          <text:p text:style-name="P116"><text:span text:style-name="Strong_20_Emphasis">3.0.1.1.1.5.4 Outputs:</text:span></text:p>
          <text:list>
            <text:list-item>
              <text:list>
                <text:list-item>
                  <text:p text:style-name="P116">Confirmation message upon successful addition, similar to Section 3.0.1.1.1.4.4.</text:p>
                </text:list-item>
              </text:list>
            </text:list-item>
          </text:list>
        </text:list-item>
        <text:list-item>
          <text:p text:style-name="P116"><text:span text:style-name="Strong_20_Emphasis">3.0.1.1.1.5.5 Error Handling:</text:span></text:p>
          <text:list>
            <text:list-item>
              <text:list>
                <text:list-item>
                  <text:p text:style-name="P116">Implement error handling for invalid user input, following the guidelines in Section <text:tab/>3.0.1.1.1.4.5.</text:p>
                </text:list-item>
              </text:list>
            </text:list-item>
          </text:list>
        </text:list-item>
      </text:list>
      <text:h text:style-name="P7" text:outline-level="3"><text:span text:style-name="Strong_20_Emphasis">3.0.1.1.1.6 Add Time and Cost of Crash Maintenance #6</text:span></text:h>
      <text:list xml:id="list25702052421473" text:continue-numbering="true" text:style-name="L24">
        <text:list-item>
          <text:list>
            <text:list-item>
              <text:list>
                <text:list-item>
                  <text:p text:style-name="P116"><text:span text:style-name="Strong_20_Emphasis">3.0.1.1.1.6.1 Introduction:</text:span></text:p>
                </text:list-item>
              </text:list>
            </text:list-item>
          </text:list>
        </text:list-item>
      </text:list>
      <text:p text:style-name="P8"><text:tab/><text:tab/><text:tab/>This section details the requirements for adding user-specified information about <text:tab/><text:tab/><text:tab/><text:tab/>crash maintenance, including the estimated time for repairs and associated <text:tab/><text:tab/><text:tab/><text:tab/>costs. This functionality helps users track repairs after accidents.</text:p>
      <text:p text:style-name="P8"/>
      <text:list xml:id="list1645902633" text:style-name="L25">
        <text:list-item>
          <text:list>
            <text:list-item>
              <text:list>
                <text:list-item>
                  <text:p text:style-name="P117"><text:span text:style-name="Strong_20_Emphasis">3.0.1.1.1.6.2 Inputs:</text:span></text:p>
                  <text:list>
                    <text:list-item>
                      <text:p text:style-name="P117"><text:span text:style-name="Strong_20_Emphasis"><text:span text:style-name="T83">Estimated Time: </text:span></text:span><text:span text:style-name="T30">Text field or calendar date picker for users to enter the repair <text:tab/>duration.</text:span></text:p>
                    </text:list-item>
                    <text:list-item>
                      <text:p text:style-name="P117"><text:span text:style-name="Strong_20_Emphasis"><text:span text:style-name="T83">Estimated Cost: </text:span></text:span><text:span text:style-name="T30">Text field with optional currency selection for users to enter the <text:tab/>expected cost.</text:span></text:p>
                    </text:list-item>
                  </text:list>
                </text:list-item>
                <text:list-item>
                  <text:p text:style-name="P117"><text:span text:style-name="Strong_20_Emphasis"><text:span text:style-name="T83">3.0.1.1.1.6.</text:span></text:span><text:span text:style-name="Strong_20_Emphasis"><text:span text:style-name="T111">3</text:span></text:span><text:span text:style-name="Strong_20_Emphasis"><text:span text:style-name="T83"> Processing:</text:span></text:span></text:p>
                  <text:list>
                    <text:list-item>
                      <text:p text:style-name="P117">Store the user-provided estimated time and cost of crash maintenance in the car's <text:tab/>profile within the database (Section 3.2.1.1.2.5.1).</text:p>
                    </text:list-item>
                    <text:list-item>
                      <text:p text:style-name="P117">Optionally, the system may allow users to:</text:p>
                    </text:list-item>
                    <text:list-item>
                      <text:p text:style-name="P117">Upload pictures of the crash damage to document the incident (consider integration <text:tab/>with Section 3.0.1.1.1.8 Add Car additional pictures).</text:p>
                    </text:list-item>
                    <text:list-item>
                      <text:p text:style-name="P117">Link to a police report or insurance claim (if applicable).</text:p>
                    </text:list-item>
                  </text:list>
                </text:list-item>
                <text:list-item>
                  <text:p text:style-name="P117"><text:span text:style-name="Strong_20_Emphasis">3.0.1.1.1.6.4 Outputs:</text:span></text:p>
                  <text:list>
                    <text:list-item>
                      <text:list>
                        <text:list-item>
                          <text:p text:style-name="P117">Upon successful addition of the crash maintenance details, the system shall <text:tab/>display a confirmation message to the user. This message should clearly <text:tab/>state that the estimated time and cost have been added to the car's profile <text:tab/>(e.g., "Crash maintenance information added: Estimated time - 1 month, <text:tab/>Estimated cost - $5,000").</text:p>
                        </text:list-item>
                      </text:list>
                    </text:list-item>
                  </text:list>
                </text:list-item>
                <text:list-item>
                  <text:p text:style-name="P117"><text:span text:style-name="Strong_20_Emphasis">3.0.1.1.1.6.5 Error Handling:</text:span></text:p>
                  <text:list>
                    <text:list-item>
                      <text:list>
                        <text:list-item>
                          <text:p text:style-name="P117">Follow the error handling guidelines from Section 3.0.1.1.1.4.5 for invalid input <text:tab/>(estimated time, cost).</text:p>
                        </text:list-item>
                      </text:list>
                    </text:list-item>
                  </text:list>
                </text:list-item>
              </text:list>
            </text:list-item>
          </text:list>
        </text:list-item>
      </text:list>
      <text:h text:style-name="P7" text:outline-level="3"><text:span text:style-name="Strong_20_Emphasis">3.0.1.1.1.7 Add Car Specs #7</text:span></text:h>
      <text:list xml:id="list25700769357433" text:continue-numbering="true" text:style-name="L25">
        <text:list-item>
          <text:list>
            <text:list-item>
              <text:list>
                <text:list-item>
                  <text:p text:style-name="P117"><text:span text:style-name="Strong_20_Emphasis">3.0.1.1.1.7.1 Introduction:</text:span></text:p>
                  <text:list>
                    <text:list-item>
                      <text:list>
                        <text:list-item>
                          <text:p text:style-name="P117">This section details the requirements for adding car specifications to the car <text:tab/>profile within the Car Station. This information can be beneficial for <text:tab/>users to track car details and for the system to provide relevant <text:tab/>maintenance suggestions or connect users with compatible workshops.</text:p>
                        </text:list-item>
                      </text:list>
                    </text:list-item>
                  </text:list>
                </text:list-item>
                <text:list-item>
                  <text:p text:style-name="P117"><text:span text:style-name="Strong_20_Emphasis">3.0.1.1.1.7.2 Inputs:</text:span></text:p>
                  <text:list>
                    <text:list-item>
                      <text:list>
                        <text:list-item>
                          <text:p text:style-name="P117">The system shall provide user interface elements for users to enter various car <text:tab/>specifications, potentially including:</text:p>
                        </text:list-item>
                        <text:list-item>
                          <text:p text:style-name="P117">Engine type (e.g., ga<text:tab/>soline, diesel, hybrid)</text:p>
                        </text:list-item>
                        <text:list-item>
                          <text:p text:style-name="P117">Engine displacement (e.g., liters)</text:p>
                        </text:list-item>
                        <text:list-item>
                          <text:p text:style-name="P117">Transmission type (e.g., automatic, manual)</text:p>
                        </text:list-item>
                        <text:list-item>
                          <text:p text:style-name="P117"><text:soft-page-break/>Drive type (e.g., front-wheel drive, rear-wheel drive, all-wheel drive)</text:p>
                        </text:list-item>
                        <text:list-item>
                          <text:p text:style-name="P117">Fuel efficiency (e.g., miles per gallon)</text:p>
                        </text:list-item>
                        <text:list-item>
                          <text:p text:style-name="P117">Seating capacity</text:p>
                        </text:list-item>
                      </text:list>
                    </text:list-item>
                  </text:list>
                </text:list-item>
                <text:list-item>
                  <text:p text:style-name="P117"><text:span text:style-name="Strong_20_Emphasis">3.0.1.1.1.7.3 Processing:</text:span></text:p>
                  <text:list>
                    <text:list-item>
                      <text:list>
                        <text:list-item>
                          <text:p text:style-name="P117">Store the user-entered car specifications in the car's profile within the database <text:tab/>(Section 3.2.1.1.2.5.1).</text:p>
                        </text:list-item>
                        <text:list-item>
                          <text:p text:style-name="P117">This data can be used for various purposes, such as:</text:p>
                        </text:list-item>
                        <text:list-item>
                          <text:p text:style-name="P117">Displaying car specifications on the user's car profile page.</text:p>
                        </text:list-item>
                        <text:list-item>
                          <text:p text:style-name="P117">Filtering workshop search results based on compatibility with the car's <text:tab/>specifications (assuming workshop data includes compatible car types).</text:p>
                        </text:list-item>
                        <text:list-item>
                          <text:p text:style-name="P117">Providing targeted maintenance suggestions based on car type and specifications (referencing Data Station - Section 3.0.1.1.2).</text:p>
                        </text:list-item>
                      </text:list>
                    </text:list-item>
                  </text:list>
                </text:list-item>
                <text:list-item>
                  <text:p text:style-name="P117"><text:span text:style-name="Strong_20_Emphasis">3.0.1.1.1.7.4 Outputs:</text:span></text:p>
                  <text:list>
                    <text:list-item>
                      <text:list>
                        <text:list-item>
                          <text:p text:style-name="P117">Upon successful addition of car specifications, the system shall display a <text:tab/>confirmation message to the user, informing them that the details have <text:tab/>been saved to their car profile.</text:p>
                        </text:list-item>
                      </text:list>
                    </text:list-item>
                  </text:list>
                </text:list-item>
                <text:list-item>
                  <text:p text:style-name="P117"><text:span text:style-name="Strong_20_Emphasis">3.0.1.1.1.7.5 Error Handling:</text:span></text:p>
                  <text:list>
                    <text:list-item>
                      <text:list>
                        <text:list-item>
                          <text:p text:style-name="P117">Ensuring valid data types are entered (e.g., numbers for engine displacement, <text:tab/>fuel efficiency).</text:p>
                        </text:list-item>
                        <text:list-item>
                          <text:p text:style-name="P117">Defining reasonable value ranges for certain specifications (e.g., minimum and maximum engine displacement based on common car models).</text:p>
                        </text:list-item>
                      </text:list>
                    </text:list-item>
                  </text:list>
                </text:list-item>
              </text:list>
            </text:list-item>
          </text:list>
        </text:list-item>
      </text:list>
      <text:h text:style-name="P7" text:outline-level="3"><text:span text:style-name="Strong_20_Emphasis">3.0.1.1.1.8 Add Car Additional Pictures #8</text:span></text:h>
      <text:list xml:id="list2676367810" text:style-name="L26">
        <text:list-item>
          <text:list>
            <text:list-item>
              <text:list>
                <text:list-item>
                  <text:p text:style-name="P118"><text:span text:style-name="Strong_20_Emphasis">3.0.1.1.1.8.1 Introduction:</text:span></text:p>
                  <text:list>
                    <text:list-item>
                      <text:p text:style-name="P118">This section details the requirements for adding additional pictures of the car to <text:tab/>enhance the car profile within the Car Station. This functionality allows users <text:tab/>to showcase their car and potentially provide more details for reference.</text:p>
                    </text:list-item>
                  </text:list>
                </text:list-item>
                <text:list-item>
                  <text:p text:style-name="P118"><text:span text:style-name="Strong_20_Emphasis">3.0.1.1.1.8.2 Inputs:</text:span></text:p>
                  <text:list>
                    <text:list-item>
                      <text:p text:style-name="P118">The system shall provide a user interface element, such as a file upload button or <text:tab/>drag-and-drop zone, to allow users to select and upload multiple pictures of <text:tab/>their car.</text:p>
                    </text:list-item>
                  </text:list>
                </text:list-item>
                <text:list-item>
                  <text:p text:style-name="P118"><text:span text:style-name="Strong_20_Emphasis">3.0.1.1.1.8.3 Processing:</text:span></text:p>
                  <text:list>
                    <text:list-item>
                      <text:p text:style-name="P118">Validate the uploaded pictures, ensuring they are in supported image formats (e.g., <text:tab/>JPEG, PNG) and within a reasonable size limit to optimize storage and <text:tab/>performance.</text:p>
                    </text:list-item>
                    <text:list-item>
                      <text:p text:style-name="P118">Store the uploaded pictures securely within the system, associating them with the <text:tab/>specific car profile in the database.</text:p>
                    </text:list-item>
                  </text:list>
                </text:list-item>
                <text:list-item>
                  <text:p text:style-name="P118"><text:span text:style-name="Strong_20_Emphasis">3.0.1.1.1.8.4 Outputs:</text:span></text:p>
                  <text:list>
                    <text:list-item>
                      <text:p text:style-name="P118">Upon successful upload, the system shall provide visual confirmation to the user, <text:tab/>such as displaying thumbnails or a success message indicating the number of <text:tab/>pictures added.</text:p>
                    </text:list-item>
                  </text:list>
                </text:list-item>
              </text:list>
            </text:list-item>
          </text:list>
        </text:list-item>
      </text:list>
      <text:list xml:id="list3130751380" text:style-name="L27">
        <text:list-item>
          <text:list>
            <text:list-item>
              <text:list>
                <text:list-item>
                  <text:p text:style-name="P119"><text:span text:style-name="Strong_20_Emphasis">3.0.1.1.1.8 Error Handling:</text:span></text:p>
                  <text:list>
                    <text:list-item>
                      <text:p text:style-name="P119">The system shall display informative error messages for upload failures, specifying <text:tab/>the issue (e.g., unsupported format, exceeding size limit).</text:p>
                    </text:list-item>
                    <text:list-item>
                      <text:p text:style-name="P119">The system may offer options to retry uploading with valid pictures or suggest <text:tab/>image resizing tools.</text:p>
                    </text:list-item>
                  </text:list>
                </text:list-item>
              </text:list>
            </text:list-item>
          </text:list>
        </text:list-item>
      </text:list>
      <text:p text:style-name="P8"/>
      <text:p text:style-name="P8"/>
      <text:p text:style-name="P8"/>
      <text:h text:style-name="P7" text:outline-level="3"><text:soft-page-break/><text:span text:style-name="Strong_20_Emphasis">3.0.1.1.1.9 Add Car Special Specs #9</text:span></text:h>
      <text:list xml:id="list1719993772" text:style-name="L28">
        <text:list-item>
          <text:p text:style-name="P120"><text:span text:style-name="Strong_20_Emphasis">3.0.1.1.1.9.1 Introduction:</text:span></text:p>
        </text:list-item>
      </text:list>
      <text:p text:style-name="P9">This section details the requirements for adding user-specified details about car <text:tab/>modifications or special features beyond the standard specifications (Section <text:tab/>3.0.1.1.1.7). This functionality allows users to personalize their car profiles and <text:tab/>potentially connect with enthusiasts with similar car interests.</text:p>
      <text:list xml:id="list535981791" text:style-name="L29">
        <text:list-item>
          <text:p text:style-name="P121"><text:span text:style-name="Strong_20_Emphasis">3.0.1.1.1.9.2 Inputs:</text:span></text:p>
        </text:list-item>
      </text:list>
      <text:p text:style-name="P9">The system shall provide a text field or a dedicated section for users to enter information <text:tab/>about car special specs. This could include details like:</text:p>
      <text:list xml:id="list1015012336" text:style-name="L30">
        <text:list-item>
          <text:list>
            <text:list-item>
              <text:list>
                <text:list-item>
                  <text:list>
                    <text:list-item>
                      <text:p text:style-name="P122">Aftermarket parts (e.g., performance upgrades, audio systems)</text:p>
                    </text:list-item>
                    <text:list-item>
                      <text:p text:style-name="P122">Unique features (e.g., sunroofs, custom paint jobs)</text:p>
                    </text:list-item>
                    <text:list-item>
                      <text:p text:style-name="P122">Any other relevant modifications</text:p>
                    </text:list-item>
                  </text:list>
                </text:list-item>
              </text:list>
            </text:list-item>
          </text:list>
        </text:list-item>
        <text:list-item>
          <text:p text:style-name="P122"><text:span text:style-name="Strong_20_Emphasis">3.0.1.1.1.9.3 Processing:</text:span></text:p>
          <text:list>
            <text:list-item>
              <text:list>
                <text:list-item>
                  <text:list>
                    <text:list-item>
                      <text:p text:style-name="P122">The system shall store the user-entered car special specs in the car's profile within <text:tab/>the database (Section 3.2.1.1.2.5.1). This information can be used for:</text:p>
                    </text:list-item>
                    <text:list-item>
                      <text:p text:style-name="P122">Displaying special specs on the car profile page.</text:p>
                    </text:list-item>
                    <text:list-item>
                      <text:p text:style-name="P122">Potentially filtering search results within the Car Station feed (Section 3.0.1.1.3) <text:tab/>based on user interests in specific car modifications.</text:p>
                    </text:list-item>
                  </text:list>
                </text:list-item>
              </text:list>
            </text:list-item>
          </text:list>
        </text:list-item>
        <text:list-item>
          <text:p text:style-name="P122"><text:span text:style-name="Strong_20_Emphasis">3.0.1.1.1.9.4 Outputs:</text:span></text:p>
        </text:list-item>
      </text:list>
      <text:p text:style-name="P9">Upon successful addition of car special specs, the system shall display a <text:tab/>confirmation <text:tab/>message to the user, informing them that the details have <text:tab/>been saved to their car <text:tab/>profile.</text:p>
      <text:list xml:id="list3322116658" text:style-name="L31">
        <text:list-item>
          <text:p text:style-name="P123"><text:span text:style-name="Strong_20_Emphasis">3.0.1.1.1.9.5 Error Handling:</text:span></text:p>
        </text:list-item>
      </text:list>
      <text:p text:style-name="P9">The system may not require specific error handling for this section as it deals <text:tab/>with <text:tab/>free-form text input. However, the system could consider:</text:p>
      <text:list xml:id="list4058120628" text:style-name="L32">
        <text:list-item>
          <text:p text:style-name="P124">Setting a character limit to prevent excessively long entries.</text:p>
        </text:list-item>
        <text:list-item>
          <text:p text:style-name="P124">Offering suggestions for common car modifications based on user input (optional, <text:tab/>leveraging Data Station - Section 3.0.1.1.2).</text:p>
        </text:list-item>
      </text:list>
      <text:h text:style-name="P7" text:outline-level="3"><text:span text:style-name="Strong_20_Emphasis">3.0.1.1.1.10 Add Persistent Issues or Accidents #10</text:span></text:h>
      <text:list xml:id="list439462690" text:style-name="L33">
        <text:list-item>
          <text:p text:style-name="P125"><text:span text:style-name="Strong_20_Emphasis">3.0.1.1.1.10.1 Introduction:</text:span></text:p>
        </text:list-item>
      </text:list>
      <text:p text:style-name="P9">This section details the requirements for adding user-reported persistent car issues or <text:tab/>past accidents to the car profile. This functionality allows users to track recurring <text:tab/>problems and potentially connect with workshops specializing in resolving those <text:tab/>issues.</text:p>
      <text:list xml:id="list1204005073" text:style-name="L34">
        <text:list-item>
          <text:p text:style-name="P126"><text:span text:style-name="Strong_20_Emphasis">3.0.1.1.1.10.2 Inputs:</text:span></text:p>
        </text:list-item>
      </text:list>
      <text:p text:style-name="P9">The system shall provide a user interface element for users to report persistent issues or <text:tab/>accidents. This could involve:</text:p>
      <text:list xml:id="list2700913324" text:style-name="L35">
        <text:list-item>
          <text:list>
            <text:list-item>
              <text:list>
                <text:list-item>
                  <text:list>
                    <text:list-item>
                      <text:p text:style-name="P127">Text field for describing the issue or accident</text:p>
                    </text:list-item>
                    <text:list-item>
                      <text:p text:style-name="P127">Dropdown menu or selectable options for categorizing the issue (e.g., engine <text:tab/>problems, electrical issues, collision damage)</text:p>
                    </text:list-item>
                    <text:list-item>
                      <text:p text:style-name="P127">Optional upload functionality for pictures related to the issue/accident (consider <text:tab/>integration with Section 3.0.1.1.1.8 Add Car additional pictures)</text:p>
                    </text:list-item>
                  </text:list>
                </text:list-item>
              </text:list>
            </text:list-item>
          </text:list>
        </text:list-item>
        <text:list-item>
          <text:p text:style-name="P127"><text:span text:style-name="Strong_20_Emphasis">3.0.1.1.1.10.3 Processing:</text:span></text:p>
          <text:list>
            <text:list-item>
              <text:list>
                <text:list-item>
                  <text:list>
                    <text:list-item>
                      <text:p text:style-name="P127">Store the user-reported persistent issue or accident details in the car's profile within <text:tab/>the database (Section 3.2.1.1.2.5.1).</text:p>
                    </text:list-item>
                    <text:list-item>
                      <text:p text:style-name="P127">This information can be used for:</text:p>
                    </text:list-item>
                    <text:list-item>
                      <text:p text:style-name="P127">Displaying a history of reported issues on the car profile page.</text:p>
                    </text:list-item>
                    <text:list-item>
                      <text:p text:style-name="P127"><text:soft-page-break/>Potentially recommending workshops that specialize in repairs relevant to the <text:tab/>reported issues (assuming workshop data includes repair expertise).</text:p>
                    </text:list-item>
                  </text:list>
                </text:list-item>
              </text:list>
            </text:list-item>
          </text:list>
        </text:list-item>
        <text:list-item>
          <text:p text:style-name="P127"><text:span text:style-name="Strong_20_Emphasis">3.0.1.1.1.10.4 Outputs:</text:span></text:p>
          <text:list>
            <text:list-item>
              <text:list>
                <text:list-item>
                  <text:list>
                    <text:list-item>
                      <text:p text:style-name="P127">Upon successful addition of the persistent issue or accident report, the system shall <text:tab/>display a confirmation message to the user, informing them that the details <text:tab/>have been saved to their car profile.</text:p>
                    </text:list-item>
                  </text:list>
                </text:list-item>
              </text:list>
            </text:list-item>
          </text:list>
        </text:list-item>
        <text:list-item>
          <text:p text:style-name="P127"><text:span text:style-name="Strong_20_Emphasis">3.0.1.1.1.10.5 Error Handling:</text:span></text:p>
        </text:list-item>
      </text:list>
      <text:p text:style-name="P9">The system may not require extensive error handling, but it could:</text:p>
      <text:list xml:id="list1010595347" text:style-name="L36">
        <text:list-item>
          <text:list>
            <text:list-item>
              <text:list>
                <text:list-item>
                  <text:list>
                    <text:list-item>
                      <text:p text:style-name="P128">Ensure a minimum character limit in the text field to encourage users to provide <text:tab/>some description.</text:p>
                    </text:list-item>
                  </text:list>
                </text:list-item>
              </text:list>
            </text:list-item>
          </text:list>
        </text:list-item>
      </text:list>
      <text:h text:style-name="P7" text:outline-level="3"><text:span text:style-name="Strong_20_Emphasis">3.0.1.1.1.11 Add Car Chassis/VIN Number #11</text:span></text:h>
      <text:list xml:id="list3855875803" text:style-name="L37">
        <text:list-item>
          <text:p text:style-name="P129"><text:span text:style-name="Strong_20_Emphasis">3.0.1.1.1.11.1 Introduction:</text:span></text:p>
        </text:list-item>
      </text:list>
      <text:p text:style-name="P6">This section details the requirements for adding the car's Chassis or Vehicle Identification <text:tab/>Number (VIN) to the car profile. The VIN is a unique identifier for the car and can be <text:tab/>valuable for retrieving detailed car information and facilitating maintenance tasks.</text:p>
      <text:list xml:id="list194345701" text:style-name="L38">
        <text:list-item>
          <text:p text:style-name="P130"><text:span text:style-name="Strong_20_Emphasis">3.0.1.1.1.11.2 Inputs:</text:span></text:p>
        </text:list-item>
      </text:list>
      <text:p text:style-name="P6">The system shall provide a dedicated text field for users to enter the car's Chassis or VIN <text:tab/>number. The system may:</text:p>
      <text:list xml:id="list184166333" text:style-name="L39">
        <text:list-item>
          <text:list>
            <text:list-item>
              <text:list>
                <text:list-item>
                  <text:list>
                    <text:list-item>
                      <text:p text:style-name="P131">Implement format validation to ensure the entered VIN adheres to the standard 17-<text:tab/>character alphanumeric format.</text:p>
                    </text:list-item>
                    <text:list-item>
                      <text:p text:style-name="P131">Offer an information icon or tooltip explaining the importance of the VIN and where <text:tab/>to locate it on the car (e.g., driver's side door jamb).</text:p>
                    </text:list-item>
                  </text:list>
                </text:list-item>
              </text:list>
            </text:list-item>
          </text:list>
        </text:list-item>
        <text:list-item>
          <text:p text:style-name="P131"><text:span text:style-name="Strong_20_Emphasis">3.0.1.1.1.11.3 Processing:</text:span></text:p>
          <text:list>
            <text:list-item>
              <text:list>
                <text:list-item>
                  <text:list>
                    <text:list-item>
                      <text:p text:style-name="P131">Store the user-entered VIN securely within the car's profile in the database (Section <text:tab/>3.2.1.1.2.5.1).</text:p>
                    </text:list-item>
                    <text:list-item>
                      <text:p text:style-name="P131">The VIN can be used for various purposes, such as:</text:p>
                    </text:list-item>
                    <text:list-item>
                      <text:p text:style-name="P131">Potentially retrieving detailed car information from an external database with user <text:tab/>consent (refer to Section 3.2.1.1.1.3 for data privacy considerations).</text:p>
                    </text:list-item>
                    <text:list-item>
                      <text:p text:style-name="P131">Facilitating tasks like ordering compatible spare parts or scheduling maintenance <text:tab/>services at workshops that utilize VIN lookups for specific car models.</text:p>
                    </text:list-item>
                  </text:list>
                </text:list-item>
              </text:list>
            </text:list-item>
          </text:list>
        </text:list-item>
        <text:list-item>
          <text:p text:style-name="P131"><text:span text:style-name="Strong_20_Emphasis">3.0.1.1.1.11.4 Outputs:</text:span></text:p>
        </text:list-item>
      </text:list>
      <text:p text:style-name="P9">Upon successful addition of the VIN, the system shall display a confirmation message to <text:tab/>the user, informing them that the VIN has been saved to their car profile.</text:p>
      <text:list xml:id="list1339250983" text:style-name="L40">
        <text:list-item>
          <text:p text:style-name="P132"><text:span text:style-name="Strong_20_Emphasis">3.0.1.1.1.11.5 Error Handling:</text:span></text:p>
        </text:list-item>
      </text:list>
      <text:p text:style-name="P8"><text:tab/><text:tab/>The system shall implement error handling for invalid VIN input:</text:p>
      <text:list xml:id="list3092598561" text:style-name="L41">
        <text:list-item>
          <text:list>
            <text:list-item>
              <text:list>
                <text:list-item>
                  <text:list>
                    <text:list-item>
                      <text:p text:style-name="P133">If the user enters an incorrect format (less or more than 17 characters, invalid <text:tab/>characters), the system shall display an error message prompting them to <text:tab/>enter a valid VIN number.</text:p>
                    </text:list-item>
                    <text:list-item>
                      <text:p text:style-name="P133">The system may offer suggestions for correcting the format (e.g., highlighting <text:tab/>incorrect characters).</text:p>
                    </text:list-item>
                  </text:list>
                </text:list-item>
              </text:list>
            </text:list-item>
          </text:list>
        </text:list-item>
      </text:list>
      <text:h text:style-name="P7" text:outline-level="3"><text:span text:style-name="Strong_20_Emphasis"/></text:h>
      <text:h text:style-name="P7" text:outline-level="3"><text:span text:style-name="Strong_20_Emphasis">3.0.1.1.1.12 Display Total Maintenance Costs #12</text:span></text:h>
      <text:list xml:id="list4173352299" text:style-name="L42">
        <text:list-item>
          <text:p text:style-name="P134"><text:span text:style-name="Strong_20_Emphasis">3.0.1.1.1.12.1 Introduction:</text:span></text:p>
        </text:list-item>
      </text:list>
      <text:p text:style-name="P6">This section details the requirements for displaying the total estimated maintenance costs <text:tab/>associated with a car profile within the Car Station. This functionality provides users <text:tab/>with a clear overview of anticipated expenses for regular, precautionary, <text:tab/>and potential <text:tab/>crash maintenance (Sections 3.0.1.1.1.4, 3.0.1.1.1.5, 3.0.1.1.1.6).</text:p>
      <text:list xml:id="list807419965" text:style-name="L43">
        <text:list-item>
          <text:p text:style-name="P135"><text:soft-page-break/><text:span text:style-name="Strong_20_Emphasis">3.0.1.1.1.12.2 Inputs:</text:span></text:p>
        </text:list-item>
      </text:list>
      <text:p text:style-name="P8"><text:tab/><text:tab/><text:tab/>The system shall not require any user input for this functionality.</text:p>
      <text:list xml:id="list3590277703" text:style-name="L44">
        <text:list-item>
          <text:p text:style-name="P136"><text:span text:style-name="Strong_20_Emphasis">3.0.1.1.1.12.3 Processing:</text:span></text:p>
        </text:list-item>
      </text:list>
      <text:list xml:id="list3501689893" text:style-name="L45">
        <text:list-item>
          <text:list>
            <text:list-item>
              <text:list>
                <text:list-item>
                  <text:p text:style-name="P137">Access the car's profile in the database (Section 3.2.1.1.2.5.1).</text:p>
                </text:list-item>
                <text:list-item>
                  <text:p text:style-name="P137">Retrieve the estimated costs for regular maintenance intervals (Section <text:tab/><text:tab/><text:tab/><text:tab/>3.0.1.1.1.4), precautionary maintenance (Section 3.0.1.1.1.5), and crash <text:tab/><text:tab/><text:tab/>maintenance (Section 3.0.1.1.1.6), if provided by the user.</text:p>
                </text:list-item>
                <text:list-item>
                  <text:p text:style-name="P137">Calculate the total estimated maintenance cost by summing the retrieved values.</text:p>
                </text:list-item>
              </text:list>
            </text:list-item>
          </text:list>
        </text:list-item>
      </text:list>
      <text:list xml:id="list114566990" text:style-name="L46">
        <text:list-item>
          <text:p text:style-name="P138"><text:span text:style-name="Strong_20_Emphasis">3.0.1.1.1.12.4 Outputs:</text:span></text:p>
        </text:list-item>
      </text:list>
      <text:p text:style-name="P6">The system shall display the calculated total estimated maintenance cost in a clear and <text:tab/>prominent location within the car profile interface. This could be a dedicated <text:tab/>section <text:tab/>labeled "Total Estimated Maintenance Cost" with a numerical value and optional <text:tab/>currency symbol.</text:p>
      <text:list xml:id="list2737716849" text:style-name="L47">
        <text:list-item>
          <text:p text:style-name="P139"><text:span text:style-name="Strong_20_Emphasis">3.0.1.1.1.12.5 Error Handling:</text:span></text:p>
        </text:list-item>
      </text:list>
      <text:p text:style-name="P6">The system may not encounter errors in this process, as it retrieves and sums existing data. <text:tab/>However, if any of the cost-related sections (3.0.1.1.1.4, 3.0.1.1.1.5, 3.0.1.1.1.6) have <text:tab/>errors due to user input, it would be reflected in the total cost calculation.</text:p>
      <text:h text:style-name="P7" text:outline-level="3"><text:span text:style-name="Strong_20_Emphasis">3.0.1.1.1.13 Display Car Efficiency #13</text:span></text:h>
      <text:list xml:id="list2399967060" text:style-name="L48">
        <text:list-item>
          <text:p text:style-name="P140"><text:span text:style-name="Strong_20_Emphasis">3.0.1.1.1.13.1 Introduction:</text:span></text:p>
        </text:list-item>
      </text:list>
      <text:p text:style-name="P6">This section details the requirements for displaying the car's fuel efficiency within the car <text:tab/>profile. This information can be beneficial for users to track their car's performance and <text:tab/>potentially make informed decisions about fuel consumption.</text:p>
      <text:list xml:id="list807026207" text:style-name="L49">
        <text:list-item>
          <text:p text:style-name="P141"><text:span text:style-name="Strong_20_Emphasis">3.0.1.1.1.13.2 Inputs:</text:span></text:p>
        </text:list-item>
      </text:list>
      <text:p text:style-name="P6">The system may have two approaches for obtaining car efficiency data:</text:p>
      <text:list xml:id="list3239909651" text:style-name="L50">
        <text:list-item>
          <text:list>
            <text:list-item>
              <text:list>
                <text:list-item>
                  <text:list>
                    <text:list-item>
                      <text:p text:style-name="P142"><text:span text:style-name="Strong_20_Emphasis"><text:span text:style-name="T83">User Input:</text:span></text:span><text:span text:style-name="T30"> The system can provide a text field where users can enter their car's <text:tab/>fuel efficiency (e.g., miles per gallon or liters per kilometer).</text:span></text:p>
                    </text:list-item>
                    <text:list-item>
                      <text:p text:style-name="P142"><text:span text:style-name="Strong_20_Emphasis"><text:span text:style-name="T83">External Data Retrieval (Optional):</text:span></text:span><text:span text:style-name="T30"> The system can attempt to retrieve fuel <text:tab/>efficiency data from an external database using the car's VIN number <text:tab/>(Section 3.0.1.1.1.11) with user consent (refer to Section 3.2.1.1.1.3 for data <text:tab/>privacy considerations). This approach requires integration with a reliable car <text:tab/>information database.</text:span></text:p>
                    </text:list-item>
                    <text:list-item>
                      <text:p text:style-name="P142"><text:span text:style-name="Strong_20_Emphasis">3.0.1.1.1.13.3 Processing:</text:span></text:p>
                    </text:list-item>
                  </text:list>
                </text:list-item>
              </text:list>
            </text:list-item>
          </text:list>
        </text:list-item>
      </text:list>
      <text:list xml:id="list1187037246" text:style-name="L51">
        <text:list-item>
          <text:list>
            <text:list-item>
              <text:list>
                <text:list-item>
                  <text:list>
                    <text:list-item>
                      <text:p text:style-name="P143">If user input is available, store the entered fuel efficiency data in the car's <text:tab/><text:tab/><text:tab/>profile within the database (Section 3.2.1.1.2.5.1).</text:p>
                    </text:list-item>
                    <text:list-item>
                      <text:p text:style-name="P143">If enabled and with user consent, attempt to retrieve fuel efficiency data <text:tab/><text:tab/><text:tab/>from an external database using the car's VIN.</text:p>
                    </text:list-item>
                    <text:list-item>
                      <text:p text:style-name="P143">The system shall prioritize user-entered data over retrieved data, as user <text:tab/><text:tab/><text:tab/>input might reflect real-world driving conditions.</text:p>
                    </text:list-item>
                    <text:list-item>
                      <text:p text:style-name="P143">If both user input and retrieved data are available, the system may display <text:tab/><text:tab/>them both for user reference, allowing them to compare and <text:tab/><text:tab/><text:tab/>potentially adjust the user-entered value based on the retrieved <text:tab/><text:tab/><text:tab/>information.</text:p>
                    </text:list-item>
                  </text:list>
                </text:list-item>
              </text:list>
            </text:list-item>
          </text:list>
        </text:list-item>
      </text:list>
      <text:list xml:id="list3618069685" text:style-name="L52">
        <text:list-item>
          <text:list>
            <text:list-item>
              <text:list>
                <text:list-item>
                  <text:list>
                    <text:list-item>
                      <text:p text:style-name="P144"><text:span text:style-name="Strong_20_Emphasis">3.0.1.1.1.13.4 Outputs:</text:span></text:p>
                    </text:list-item>
                  </text:list>
                </text:list-item>
              </text:list>
            </text:list-item>
          </text:list>
        </text:list-item>
      </text:list>
      <text:p text:style-name="P10">The system shall display the car's fuel efficiency data in a clear and user-friendly <text:tab/>format within the “car profile” interface. This could be a dedicated <text:tab/>section labeled "Fuel Efficiency" with a numerical value and the <text:tab/>corresponding unit (e.g., "25 MPG").</text:p>
      <text:list xml:id="list1015433175" text:style-name="L53">
        <text:list-item>
          <text:list>
            <text:list-item>
              <text:list>
                <text:list-item>
                  <text:list>
                    <text:list-item>
                      <text:p text:style-name="P145"><text:span text:style-name="Strong_20_Emphasis">3.0.1.1.1.13.5 Error Handling:</text:span></text:p>
                    </text:list-item>
                  </text:list>
                </text:list-item>
              </text:list>
            </text:list-item>
          </text:list>
        </text:list-item>
      </text:list>
      <text:p text:style-name="P8"><text:soft-page-break/><text:tab/><text:tab/><text:tab/><text:tab/>The system may encounter the following situations and handle them <text:tab/><text:tab/><text:tab/><text:tab/><text:tab/><text:tab/>accordingly:</text:p>
      <text:list xml:id="list3505441674" text:style-name="L54">
        <text:list-item>
          <text:list>
            <text:list-item>
              <text:list>
                <text:list-item>
                  <text:list>
                    <text:list-item>
                      <text:list>
                        <text:list-item>
                          <text:p text:style-name="P146"><text:span text:style-name="Strong_20_Emphasis"><text:span text:style-name="T83">Invalid User Input:</text:span></text:span><text:span text:style-name="T30"> If the user enters an invalid value for fuel efficiency (e.g., <text:tab/>negative numbers, non-numeric characters), the system shall display an <text:tab/>error message prompting them to enter a valid value.</text:span></text:p>
                        </text:list-item>
                        <text:list-item>
                          <text:p text:style-name="P146"><text:span text:style-name="Strong_20_Emphasis"><text:span text:style-name="T83">External Data Retrieval Failure:</text:span></text:span><text:span text:style-name="T30"> If the attempt to retrieve fuel efficiency data <text:tab/>from an external database fails due to network issues or database <text:tab/>unavailability, the system shall inform the user and display any user-<text:tab/>entered data if available.</text:span></text:p>
                        </text:list-item>
                      </text:list>
                    </text:list-item>
                  </text:list>
                </text:list-item>
              </text:list>
            </text:list-item>
          </text:list>
        </text:list-item>
      </text:list>
      <text:p text:style-name="P8"/>
      <text:h text:style-name="Heading_20_3" text:outline-level="3">3.0.1.1.1.<text:span text:style-name="T239">14 Display Car </text:span><text:span text:style-name="T237">#14</text:span></text:h>
      <text:list xml:id="list444900801" text:style-name="L55">
        <text:list-item>
          <text:p text:style-name="P147"><text:span text:style-name="Strong_20_Emphasis">3.0.1.1.1.14.1 Introduction:</text:span></text:p>
        </text:list-item>
      </text:list>
      <text:p text:style-name="P9">This section details the requirements for displaying the car's name or nickname within <text:tab/>the Car Station. This functionality allows users to personalize their car profiles <text:tab/>and easily identify their car among others.</text:p>
      <text:list xml:id="list3807070343" text:style-name="L56">
        <text:list-item>
          <text:p text:style-name="P148"><text:span text:style-name="Strong_20_Emphasis">3.0.1.1.1.14.2 Inputs:</text:span></text:p>
        </text:list-item>
      </text:list>
      <text:p text:style-name="P9"><text:tab/>The system shall provide a text field for users to enter a name or nickname for <text:tab/>their car. This can be any user-preferred text to represent their car.</text:p>
      <text:list xml:id="list4174389599" text:style-name="L57">
        <text:list-item>
          <text:p text:style-name="P149"><text:span text:style-name="Strong_20_Emphasis">3.0.1.1.1.14.3 Processing:</text:span></text:p>
        </text:list-item>
      </text:list>
      <text:list xml:id="list411728949" text:style-name="L58">
        <text:list-item>
          <text:list>
            <text:list-item>
              <text:list>
                <text:list-item>
                  <text:list>
                    <text:list-item>
                      <text:p text:style-name="P150">Store the user-entered car name/nickname in the car's profile within the <text:tab/><text:tab/><text:tab/>database (Section 3.2.1.1.2.5.1).</text:p>
                    </text:list-item>
                    <text:list-item>
                      <text:p text:style-name="P150">This car name/nickname shall be displayed prominently throughout the <text:tab/><text:tab/><text:tab/>car profile interface, as well as in relevant sections within the Car <text:tab/><text:tab/><text:tab/>Station (e.g., feed posts mentioning the car).</text:p>
                    </text:list-item>
                  </text:list>
                </text:list-item>
              </text:list>
            </text:list-item>
          </text:list>
        </text:list-item>
      </text:list>
      <text:list xml:id="list4200753543" text:style-name="L59">
        <text:list-item>
          <text:p text:style-name="P151"><text:span text:style-name="Strong_20_Emphasis">3.0.1.1.1.14.4 Outputs:</text:span></text:p>
        </text:list-item>
      </text:list>
      <text:p text:style-name="P9">The system shall display the user-entered car name/nickname in various locations within the Car Station:</text:p>
      <text:list xml:id="list3278146681" text:style-name="L60">
        <text:list-item>
          <text:list>
            <text:list-item>
              <text:p text:style-name="P152"><text:span text:style-name="Strong_20_Emphasis"><text:span text:style-name="T83">Car Profile:</text:span></text:span><text:span text:style-name="T30"> The car name/nickname should be displayed prominently at the top <text:tab/>of the car profile page, easily identifiable by the user.</text:span></text:p>
            </text:list-item>
            <text:list-item>
              <text:p text:style-name="P152"><text:span text:style-name="Strong_20_Emphasis"><text:span text:style-name="T83">Feed Posts &amp; Mentions: </text:span></text:span><text:span text:style-name="T30">When a user mentions their car in a feed post or <text:tab/>another user refers to a car in a comment, the car name/nickname shall be <text:tab/>used for clarity and personalization.</text:span></text:p>
            </text:list-item>
          </text:list>
        </text:list-item>
        <text:list-item>
          <text:p text:style-name="P152"><text:span text:style-name="Strong_20_Emphasis">3.0.1.1.1.14.5 Error Handling:</text:span></text:p>
        </text:list-item>
      </text:list>
      <text:p text:style-name="P10">The system may not require specific error handling for car name/nickname input <text:tab/>as it deals with free-form text. However, the system could:</text:p>
      <text:list xml:id="list490173626" text:style-name="L61">
        <text:list-item>
          <text:list>
            <text:list-item>
              <text:list>
                <text:list-item>
                  <text:list>
                    <text:list-item>
                      <text:list>
                        <text:list-item>
                          <text:p text:style-name="P153">Set a character limit to prevent excessively long names.</text:p>
                        </text:list-item>
                      </text:list>
                    </text:list-item>
                  </text:list>
                </text:list-item>
              </text:list>
            </text:list-item>
          </text:list>
        </text:list-item>
      </text:list>
      <text:h text:style-name="P7" text:outline-level="3"><text:span text:style-name="Strong_20_Emphasis">3.0.1.1.1.15 Share Update to the Feed #15</text:span></text:h>
      <text:list xml:id="list895042430" text:style-name="L62">
        <text:list-item>
          <text:p text:style-name="P154"><text:span text:style-name="Strong_20_Emphasis">3.0.1.1.1.15.1 Introduction:</text:span></text:p>
        </text:list-item>
      </text:list>
      <text:p text:style-name="P9">This section details the requirements for users to share updates about their car to the “Car Station feed”. This functionality allows users to connect with other car enthusiasts, <text:tab/>share experiences, and potentially seek advice from the community.</text:p>
      <text:list xml:id="list1957442908" text:style-name="L63">
        <text:list-item>
          <text:p text:style-name="P155"><text:span text:style-name="Strong_20_Emphasis">3.0.1.1.1.15.2 Inputs:</text:span></text:p>
        </text:list-item>
      </text:list>
      <text:p text:style-name="P9">The system shall provide a dedicated interface for users to create feed posts about their <text:tab/>car. This interface could include:</text:p>
      <text:list xml:id="list378411642" text:style-name="L64">
        <text:list-item>
          <text:list>
            <text:list-item>
              <text:p text:style-name="P156">Text field for composing the post content.</text:p>
            </text:list-item>
            <text:list-item>
              <text:p text:style-name="P156">Option to attach pictures or videos related to the post (consider integration with Section <text:tab/>3.0.1.1.1.8 Add Car additional pictures).</text:p>
            </text:list-item>
            <text:list-item>
              <text:p text:style-name="P156"><text:soft-page-break/>Option to tag other users or their cars within the post (relevant if user profiles and car profiles are linked).</text:p>
            </text:list-item>
          </text:list>
        </text:list-item>
        <text:list-item>
          <text:p text:style-name="P156"><text:span text:style-name="Strong_20_Emphasis">3.0.1.1.1.15.3 Processing:</text:span></text:p>
        </text:list-item>
      </text:list>
      <text:list xml:id="list2559983465" text:style-name="L65">
        <text:list-item>
          <text:list>
            <text:list-item>
              <text:list>
                <text:list-item>
                  <text:p text:style-name="P157">Store the user-created post content, including text, attached media (if any), and <text:tab/><text:tab/><text:tab/>user tags, within the system's database.</text:p>
                </text:list-item>
                <text:list-item>
                  <text:p text:style-name="P157">Publish the post to the user's feed and potentially the Car Station's main feed <text:tab/><text:tab/><text:tab/>(depending on privacy settings and relevance algorithms).</text:p>
                </text:list-item>
              </text:list>
            </text:list-item>
          </text:list>
        </text:list-item>
      </text:list>
      <text:list xml:id="list3395130513" text:style-name="L66">
        <text:list-item>
          <text:p text:style-name="P158"><text:span text:style-name="Strong_20_Emphasis">3.0.1.1.1.15.4 Outputs:</text:span></text:p>
        </text:list-item>
      </text:list>
      <text:p text:style-name="P9">Upon successful post creation, the system shall display the newly created post within the <text:tab/>user's feed and potentially the Car Station's main feed (depending on settings).</text:p>
      <text:list xml:id="list1897806869" text:style-name="L67">
        <text:list-item>
          <text:p text:style-name="P159"><text:span text:style-name="Strong_20_Emphasis">3.0.1.1.1.15.5 Error Handling:</text:span></text:p>
        </text:list-item>
      </text:list>
      <text:p text:style-name="P9">The system shall implement error handling for various scenarios:</text:p>
      <text:list xml:id="list86530242" text:style-name="L68">
        <text:list-item>
          <text:list>
            <text:list-item>
              <text:list>
                <text:list-item>
                  <text:list>
                    <text:list-item>
                      <text:list>
                        <text:list-item>
                          <text:p text:style-name="P160"><text:span text:style-name="Strong_20_Emphasis"><text:span text:style-name="T83">Empty Content:</text:span></text:span><text:span text:style-name="T30"> If the user attempts to create a post with empty text <text:tab/>content, the system shall display an error message prompting them to <text:tab/>add some content.</text:span></text:p>
                        </text:list-item>
                        <text:list-item>
                          <text:p text:style-name="P160"><text:span text:style-name="Strong_20_Emphasis"><text:span text:style-name="T83">Large Media Files:</text:span></text:span><text:span text:style-name="T30"> If uploaded media files exceed a predefined size limit, <text:tab/>the system shall display an error message and suggest resizing or <text:tab/>using alternative media.</text:span></text:p>
                        </text:list-item>
                      </text:list>
                    </text:list-item>
                  </text:list>
                </text:list-item>
              </text:list>
            </text:list-item>
          </text:list>
        </text:list-item>
      </text:list>
      <text:h text:style-name="Heading_20_2" text:outline-level="2"><text:span text:style-name="Strong_20_Emphasis">3.0.1.1.2 Suggestion and tips: to be supplied by Data Station and Service Station later #16</text:span></text:h>
      <text:list xml:id="list3466585375" text:style-name="L249">
        <text:list-item>
          <text:h text:style-name="P38" text:outline-level="2"><text:span text:style-name="Strong_20_Emphasis">3.0.1.1.3 Car Station Feed</text:span></text:h>
          <text:list>
            <text:list-item>
              <text:h text:style-name="P53" text:outline-level="3"><text:span text:style-name="Strong_20_Emphasis">3.0.1.1.3.1 Share post to other platforms #17</text:span></text:h>
            </text:list-item>
          </text:list>
        </text:list-item>
      </text:list>
      <text:list xml:id="list1087535190" text:style-name="L69">
        <text:list-item>
          <text:list>
            <text:list-item>
              <text:list>
                <text:list-item>
                  <text:p text:style-name="P161"><text:span text:style-name="Strong_20_Emphasis">3.0.1.1.3.1.1 Introduction:</text:span></text:p>
                </text:list-item>
              </text:list>
            </text:list-item>
          </text:list>
        </text:list-item>
      </text:list>
      <text:p text:style-name="P10">This section details the requirements for users to share their Car Station feed <text:tab/>posts to other social media platforms. This functionality allows users to <text:tab/>expand their reach and potentially connect with a wider car enthusiast <text:tab/>audience.</text:p>
      <text:list xml:id="list2295194342" text:style-name="L70">
        <text:list-item>
          <text:list>
            <text:list-item>
              <text:list>
                <text:list-item>
                  <text:p text:style-name="P162"><text:span text:style-name="Strong_20_Emphasis">3.0.1.1.3.1.2 Inputs:</text:span></text:p>
                </text:list-item>
              </text:list>
            </text:list-item>
          </text:list>
        </text:list-item>
      </text:list>
      <text:p text:style-name="P10">The system shall provide icons or buttons that link to popular social media <text:tab/>platforms (e.g., Facebook, Instagram) within the feed</text:p>
      <text:list xml:id="list3246992385" text:style-name="L71">
        <text:list-item>
          <text:list>
            <text:list-item>
              <text:list>
                <text:list-item>
                  <text:p text:style-name="P163"><text:span text:style-name="Strong_20_Emphasis">3.0.1.1.3.1.3 Processing:</text:span></text:p>
                </text:list-item>
              </text:list>
            </text:list-item>
          </text:list>
        </text:list-item>
      </text:list>
      <text:list xml:id="list88010263" text:style-name="L72">
        <text:list-item>
          <text:p text:style-name="P164">Depending on the chosen platform, the system might:</text:p>
        </text:list-item>
      </text:list>
      <text:list xml:id="list842481397" text:style-name="L73">
        <text:list-item>
          <text:list>
            <text:list-item>
              <text:list>
                <text:list-item>
                  <text:list>
                    <text:list-item>
                      <text:list>
                        <text:list-item>
                          <text:p text:style-name="P165"><text:span text:style-name="Strong_20_Emphasis"><text:span text:style-name="T83">Direct Sharing:</text:span></text:span><text:span text:style-name="T30"> If the platform has a native sharing API, the system could <text:tab/>leverage it to pre-populate the post content (text, pictures/videos) on the <text:tab/>chosen platform for the user to edit and finalize the share.</text:span></text:p>
                        </text:list-item>
                        <text:list-item>
                          <text:p text:style-name="P165"><text:span text:style-name="Strong_20_Emphasis"><text:span text:style-name="T83">Indirect Sharing:</text:span></text:span><text:span text:style-name="T30"> If direct sharing is not available, the system could provide the <text:tab/>user with a sharable link or pre-composed message containing the post <text:tab/>content to be copied and pasted manually into the chosen platform.</text:span></text:p>
                        </text:list-item>
                      </text:list>
                    </text:list-item>
                  </text:list>
                </text:list-item>
                <text:list-item>
                  <text:p text:style-name="P165"><text:span text:style-name="Strong_20_Emphasis">3.0.1.1.3.1.4 Outputs:</text:span></text:p>
                </text:list-item>
              </text:list>
            </text:list-item>
          </text:list>
        </text:list-item>
      </text:list>
      <text:p text:style-name="P10">The system's primary output is facilitating the user's sharing process. Depending <text:tab/>on the <text:tab/>chosen platform and sharing method:</text:p>
      <text:list xml:id="list2623443546" text:style-name="L74">
        <text:list-item>
          <text:list>
            <text:list-item>
              <text:list>
                <text:list-item>
                  <text:list>
                    <text:list-item>
                      <text:list>
                        <text:list-item>
                          <text:p text:style-name="P166"><text:span text:style-name="Strong_20_Emphasis"><text:span text:style-name="T83">Direct Sharing:</text:span></text:span><text:span text:style-name="T30"> The system could redirect the user to the chosen platform's <text:tab/>interface with the post content pre-populated for editing and sharing.</text:span></text:p>
                        </text:list-item>
                        <text:list-item>
                          <text:p text:style-name="P166"><text:soft-page-break/><text:span text:style-name="Strong_20_Emphasis"><text:span text:style-name="T83">Indirect Sharing:</text:span></text:span><text:span text:style-name="T30"> The system would display the sharable link or pre-composed <text:tab/>message, allowing the user to copy and paste it manually into their <text:tab/>preferred platform.</text:span></text:p>
                        </text:list-item>
                      </text:list>
                    </text:list-item>
                  </text:list>
                </text:list-item>
                <text:list-item>
                  <text:p text:style-name="P166"><text:span text:style-name="Strong_20_Emphasis">3.0.1.1.3.1.5 Error Handling:</text:span></text:p>
                </text:list-item>
              </text:list>
            </text:list-item>
          </text:list>
        </text:list-item>
      </text:list>
      <text:p text:style-name="P10">The system may encounter limitations depending on the chosen platform and the <text:tab/>user's device/app configuration. Potential error handling scenarios <text:tab/>include:</text:p>
      <text:list xml:id="list198876084" text:style-name="L75">
        <text:list-item>
          <text:list>
            <text:list-item>
              <text:list>
                <text:list-item>
                  <text:list>
                    <text:list-item>
                      <text:list>
                        <text:list-item>
                          <text:p text:style-name="P167"><text:span text:style-name="Strong_20_Emphasis"><text:span text:style-name="T83">Platform Unavailable:</text:span></text:span><text:span text:style-name="T30"> If the chosen platform's app is not installed or the user is <text:tab/>not logged in, the system could inform the user and offer alternative <text:tab/>sharing options (e.g., copy link).</text:span></text:p>
                        </text:list-item>
                        <text:list-item>
                          <text:p text:style-name="P167"><text:span text:style-name="Strong_20_Emphasis"><text:span text:style-name="T83">Sharing API Issues:</text:span></text:span><text:span text:style-name="T30"> In case of technical difficulties with the platform's sharing <text:tab/>API, the system could fallback to indirect sharing with a sharable link.</text:span></text:p>
                        </text:list-item>
                      </text:list>
                    </text:list-item>
                  </text:list>
                </text:list-item>
              </text:list>
            </text:list-item>
          </text:list>
        </text:list-item>
      </text:list>
      <text:h text:style-name="P7" text:outline-level="3"><text:span text:style-name="Strong_20_Emphasis">3.0.1.1.3.2 Comment, Like and re-share on your Car Profile #18</text:span></text:h>
      <text:list xml:id="list3069364007" text:style-name="L76">
        <text:list-item>
          <text:p text:style-name="P168"><text:span text:style-name="Strong_20_Emphasis">3.0.1.1.3.2.1 Introduction:</text:span></text:p>
        </text:list-item>
      </text:list>
      <text:p text:style-name="P6">This section details the requirements for user interaction with other posts within the Car Station <text:tab/>feed. This functionality fosters engagement and allows users to express opinions, <text:tab/>provide support, and share posts they find relevant.</text:p>
      <text:p text:style-name="P6"/>
      <text:list xml:id="list3366990738" text:style-name="L77">
        <text:list-item>
          <text:p text:style-name="P169"><text:span text:style-name="Strong_20_Emphasis">3.0.1.1.3.2.2 Inputs:</text:span></text:p>
        </text:list-item>
      </text:list>
      <text:p text:style-name="P6"><text:tab/>The system shall provide interactive elements within the feed post interface to allow <text:tab/><text:tab/><text:tab/><text:tab/>users to:</text:p>
      <text:list xml:id="list3502679587" text:style-name="L78">
        <text:list-item>
          <text:list>
            <text:list-item>
              <text:list>
                <text:list-item>
                  <text:list>
                    <text:list-item>
                      <text:list>
                        <text:list-item>
                          <text:p text:style-name="P170"><text:span text:style-name="Strong_20_Emphasis"><text:span text:style-name="T83">Leave comments:</text:span></text:span><text:span text:style-name="T30"> A text field for users to compose and submit comments on a <text:tab/>specific post.</text:span></text:p>
                        </text:list-item>
                        <text:list-item>
                          <text:p text:style-name="P170"><text:span text:style-name="Strong_20_Emphasis"><text:span text:style-name="T83">Like a post:</text:span></text:span><text:span text:style-name="T30"> A like button or icon for users to express appreciation or agreement <text:tab/>with a post.</text:span></text:p>
                        </text:list-item>
                        <text:list-item>
                          <text:p text:style-name="P170"><text:span text:style-name="Strong_20_Emphasis"><text:span text:style-name="T83">Re-share a post:</text:span></text:span><text:span text:style-name="T30"> An option for users to share an existing post from their feed to <text:tab/>their own profile or potentially the main Car Station feed (depending on <text:tab/>privacy settings).</text:span></text:p>
                        </text:list-item>
                      </text:list>
                    </text:list-item>
                  </text:list>
                </text:list-item>
              </text:list>
            </text:list-item>
          </text:list>
        </text:list-item>
        <text:list-item>
          <text:p text:style-name="P170"><text:span text:style-name="Strong_20_Emphasis">3.0.1.1.3.2.3 Processing:</text:span></text:p>
          <text:list>
            <text:list-item>
              <text:list>
                <text:list-item>
                  <text:p text:style-name="P170">Store user comments on the corresponding post within the database.</text:p>
                </text:list-item>
                <text:list-item>
                  <text:p text:style-name="P170">Track user likes on a post and update the post's like count displayed in the feed.</text:p>
                </text:list-item>
                <text:list-item>
                  <text:p text:style-name="P170">Upon re-sharing a post, the system shall create a new post entry in the user's profile or <text:tab/>the main feed (depending on settings), referencing the original post and <text:tab/>potentially including a short message from the re-sharing user (optional).</text:p>
                </text:list-item>
              </text:list>
            </text:list-item>
          </text:list>
        </text:list-item>
        <text:list-item>
          <text:p text:style-name="P170"><text:span text:style-name="Strong_20_Emphasis">3.0.1.1.3.2.4 Outputs:</text:span></text:p>
        </text:list-item>
      </text:list>
      <text:p text:style-name="P9">The system shall update the user interface of the corresponding post to reflect user <text:tab/>interactions:</text:p>
      <text:list xml:id="list789592775" text:style-name="L79">
        <text:list-item>
          <text:list>
            <text:list-item>
              <text:list>
                <text:list-item>
                  <text:p text:style-name="P171">Display newly submitted comments chronologically below the post.</text:p>
                </text:list-item>
                <text:list-item>
                  <text:p text:style-name="P171">Update the like count to reflect the number of users who liked the post.</text:p>
                </text:list-item>
                <text:list-item>
                  <text:p text:style-name="P171">If a user re-shares a post, the re-shared post should appear in the relevant feed (user <text:tab/>profile or main feed) with appropriate attribution to the original author.</text:p>
                </text:list-item>
              </text:list>
            </text:list-item>
          </text:list>
        </text:list-item>
        <text:list-item>
          <text:p text:style-name="P171"><text:span text:style-name="Strong_20_Emphasis">3.0.1.1.3.2.5 Error Handling:</text:span></text:p>
        </text:list-item>
      </text:list>
      <text:p text:style-name="P9">The system may encounter minimal error handling in this section:</text:p>
      <text:list xml:id="list824490171" text:style-name="L80">
        <text:list-item>
          <text:list>
            <text:list-item>
              <text:list>
                <text:list-item>
                  <text:p text:style-name="P172"><text:span text:style-name="Strong_20_Emphasis"><text:span text:style-name="T83">Empty Comment:</text:span></text:span><text:span text:style-name="T30"> If a user attempts to submit an empty comment, the system could <text:tab/>prompt them to enter some text before submitting.</text:span></text:p>
                </text:list-item>
              </text:list>
            </text:list-item>
          </text:list>
        </text:list-item>
      </text:list>
      <text:h text:style-name="P7" text:outline-level="3"><text:soft-page-break/>3.0.1.1.3.3 Create new posts, add pictures from your car profile or from device, write caption, add tags #19</text:h>
      <text:list xml:id="list682369803" text:style-name="L81">
        <text:list-item>
          <text:p text:style-name="P173"><text:span text:style-name="Strong_20_Emphasis">3.0.1.1.3.3.1 Introduction:</text:span></text:p>
        </text:list-item>
      </text:list>
      <text:p text:style-name="P6">This section details the requirements for creating new posts within the Car Station feed, <text:tab/>allowing users to share content, pictures, and interact with the community.</text:p>
      <text:list xml:id="list3745612135" text:style-name="L82">
        <text:list-item>
          <text:p text:style-name="P174"><text:span text:style-name="Strong_20_Emphasis">3.0.1.1.3.3.2 Inputs:</text:span></text:p>
        </text:list-item>
      </text:list>
      <text:p text:style-name="P6">The system shall provide a user interface for creating new posts, including:</text:p>
      <text:list xml:id="list3870868231" text:style-name="L83">
        <text:list-item>
          <text:list>
            <text:list-item>
              <text:p text:style-name="P175"><text:span text:style-name="Strong_20_Emphasis"><text:span text:style-name="T83">Text field:</text:span></text:span><text:span text:style-name="T30"> For composing the post content (caption).</text:span></text:p>
            </text:list-item>
            <text:list-item>
              <text:p text:style-name="P175"><text:span text:style-name="Strong_20_Emphasis">Image/Video selection:</text:span></text:p>
              <text:list>
                <text:list-item>
                  <text:list>
                    <text:list-item>
                      <text:p text:style-name="P175"><text:span text:style-name="Strong_20_Emphasis"><text:span text:style-name="T83">Car profile pictures:</text:span></text:span><text:span text:style-name="T30"> An option to select pictures from the user's car profile <text:tab/>(referencing Section 3.0.1.1.1.8 Add Car additional pictures).</text:span></text:p>
                    </text:list-item>
                    <text:list-item>
                      <text:p text:style-name="P175"><text:span text:style-name="Strong_20_Emphasis"><text:span text:style-name="T83">Device storage:</text:span></text:span><text:span text:style-name="T30"> An option to select pictures or videos from the user's device <text:tab/>storage.</text:span></text:p>
                    </text:list-item>
                  </text:list>
                </text:list-item>
              </text:list>
            </text:list-item>
            <text:list-item>
              <text:p text:style-name="P175"><text:span text:style-name="Strong_20_Emphasis"><text:span text:style-name="T83">Tagging:</text:span></text:span><text:span text:style-name="T30"> An option to tag other users or their cars within the post (referencing user profiles </text:span><text:span text:style-name="T60"><text:tab/></text:span><text:span text:style-name="T30">and car profiles).</text:span></text:p>
            </text:list-item>
          </text:list>
        </text:list-item>
        <text:list-item>
          <text:p text:style-name="P175"><text:span text:style-name="Strong_20_Emphasis">3.0.1.1.3.3.3 Processing:</text:span></text:p>
        </text:list-item>
      </text:list>
      <text:list xml:id="list530909332" text:style-name="L84">
        <text:list-item>
          <text:list>
            <text:list-item>
              <text:list>
                <text:list-item>
                  <text:p text:style-name="P177">Allow users to select and upload pictures/videos from their chosen source (car <text:tab/><text:tab/><text:tab/>profile or device storage).</text:p>
                </text:list-item>
                <text:list-item>
                  <text:p text:style-name="P177">Store the uploaded media securely within the system.</text:p>
                </text:list-item>
                <text:list-item>
                  <text:p text:style-name="P177">Process the user-composed caption text.</text:p>
                </text:list-item>
                <text:list-item>
                  <text:p text:style-name="P177">Associate the post with the user's profile and car profile (if a car is tagged).</text:p>
                </text:list-item>
                <text:list-item>
                  <text:p text:style-name="P177">Store any user tags (references to other users or cars).</text:p>
                </text:list-item>
                <text:list-item>
                  <text:p text:style-name="P177"><text:span text:style-name="Strong_20_Emphasis"/></text:p>
                </text:list-item>
              </text:list>
            </text:list-item>
          </text:list>
        </text:list-item>
      </text:list>
      <text:list xml:id="list2876505062" text:style-name="L85">
        <text:list-item>
          <text:p text:style-name="P178"><text:span text:style-name="Strong_20_Emphasis">3.0.1.1.3.3.4 Outputs:</text:span></text:p>
          <text:list>
            <text:list-item>
              <text:list>
                <text:list-item>
                  <text:list>
                    <text:list-item>
                      <text:list>
                        <text:list-item>
                          <text:p text:style-name="P178">Display the newly created post within the user's profile feed.</text:p>
                        </text:list-item>
                        <text:list-item>
                          <text:p text:style-name="P178">Depending on privacy settings and potential algorithmic filtering (referencing <text:tab/>Section 3.0.1.1.2 Data Station), the post might also appear in the Car <text:tab/>Station's main feed.</text:p>
                        </text:list-item>
                        <text:list-item>
                          <text:p text:style-name="P178">The post interface shall display the caption text, uploaded media (thumbnails for <text:tab/>pictures, preview for videos), and user tags (clickable links to profiles or <text:tab/>car profiles).</text:p>
                        </text:list-item>
                      </text:list>
                    </text:list-item>
                  </text:list>
                </text:list-item>
              </text:list>
            </text:list-item>
          </text:list>
        </text:list-item>
        <text:list-item>
          <text:p text:style-name="P178"><text:span text:style-name="Strong_20_Emphasis">3.0.1.1.3.3.5 Error Handling:</text:span></text:p>
        </text:list-item>
      </text:list>
      <text:p text:style-name="P8"><text:tab/>The system shall implement error handling mechanisms for:</text:p>
      <text:list xml:id="list2855182849" text:style-name="L86">
        <text:list-item>
          <text:list>
            <text:list-item>
              <text:p text:style-name="P179"><text:span text:style-name="Strong_20_Emphasis"><text:span text:style-name="T83">Large media file size limitations:</text:span></text:span><text:span text:style-name="T30"> If uploaded media exceeds a predefined size limit, the <text:tab/>system shall display an error message and suggest resizing or using alternative <text:tab/>media.</text:span></text:p>
            </text:list-item>
            <text:list-item>
              <text:p text:style-name="P179"><text:span text:style-name="Strong_20_Emphasis"><text:span text:style-name="T83">Upload failures:</text:span></text:span><text:span text:style-name="T30"> In case of technical issues during media upload, the system shall inform the user and allow them to retry.</text:span></text:p>
            </text:list-item>
          </text:list>
        </text:list-item>
      </text:list>
      <text:p text:style-name="P280"/>
      <text:h text:style-name="P78" text:outline-level="3">3.0.1.1.3.4 Interact with posts from other platforms such as a Facebook Group from the same niche #20</text:h>
      <text:list xml:id="list2553416412" text:style-name="L251">
        <text:list-item>
          <text:h text:style-name="P85" text:outline-level="4"><text:span text:style-name="Strong_20_Emphasis"><text:span text:style-name="T193">3.0.1.1.3.4.1 Introduction:</text:span></text:span></text:h>
        </text:list-item>
      </text:list>
      <text:p text:style-name="P281">This section explores the possibility of interacting with content from external platforms <text:tab/>within the Car Station feed. This functionality could potentially broaden user <text:tab/>engagement and allow discussions to flow between the Rabbeshly Station app <text:tab/>and other online communities.</text:p>
      <text:p text:style-name="P281"/>
      <text:list xml:id="list2910088952" text:style-name="L253">
        <text:list-item>
          <text:p text:style-name="P282"><text:soft-page-break/><text:span text:style-name="Strong_20_Emphasis"><text:span text:style-name="T189">3.0.1.1.3.4.2 Inputs:</text:span></text:span></text:p>
        </text:list-item>
      </text:list>
      <text:list xml:id="list1947435406" text:style-name="L88">
        <text:list-item>
          <text:list>
            <text:list-item>
              <text:p text:style-name="P180">This section might require further investigation to determine the feasibility and user <text:tab/>experience of direct interaction with external platforms. Potential input methods <text:tab/>could include:</text:p>
            </text:list-item>
            <text:list-item>
              <text:p text:style-name="P180">Designated buttons or icons within the Car Station feed to link or reference posts from <text:tab/>external platforms (e.g., "Discuss on Facebook").</text:p>
            </text:list-item>
            <text:list-item>
              <text:p text:style-name="P180">User-generated content that includes links or mentions of relevant posts from external <text:tab/>platforms.</text:p>
            </text:list-item>
          </text:list>
        </text:list-item>
        <text:list-item>
          <text:p text:style-name="P180"><text:span text:style-name="Strong_20_Emphasis">3.0.1.1.3.4.3 Processing:</text:span></text:p>
          <text:list>
            <text:list-item>
              <text:p text:style-name="P180"><text:span text:style-name="Strong_20_Emphasis"><text:span text:style-name="T83">Designated buttons/icons:</text:span></text:span><text:span text:style-name="T30"> Clicking such elements could:</text:span></text:p>
            </text:list-item>
            <text:list-item>
              <text:p text:style-name="P180">Open the linked external platform (Facebook group) within a web browser or redirect the <text:tab/>user to download the external platform's app if not already installed.</text:p>
            </text:list-item>
            <text:list-item>
              <text:p text:style-name="P180">Potentially display a preview or summary of the linked external post within the Car Station <text:tab/>feed (if the external platform offers an API for such functionality).</text:p>
            </text:list-item>
            <text:list-item>
              <text:p text:style-name="P180"><text:span text:style-name="Strong_20_Emphasis"><text:span text:style-name="T83">User-generated content with mentions:</text:span></text:span><text:span text:style-name="T30"> The system could attempt to identify and highlight <text:tab/>mentions of external platforms or posts within user-created content in the Car Station <text:tab/>feed. Clicking such highlighted mentions could function similarly to designated <text:tab/>buttons/icons.</text:span></text:p>
            </text:list-item>
          </text:list>
        </text:list-item>
        <text:list-item>
          <text:p text:style-name="P180"><text:span text:style-name="Strong_20_Emphasis">3.0.1.1.3.4.4 Outputs:</text:span></text:p>
        </text:list-item>
      </text:list>
      <text:p text:style-name="P9">The primary output would be facilitating user interaction with content on external <text:tab/>platforms. Depending on the processing method:</text:p>
      <text:list xml:id="list417715984" text:style-name="L89">
        <text:list-item>
          <text:list>
            <text:list-item>
              <text:p text:style-name="P181">The system might redirect users to the external platform itself.</text:p>
            </text:list-item>
            <text:list-item>
              <text:p text:style-name="P181">The system could display previews or summaries of external posts within the Car Station <text:tab/>feed (if supported by external platforms).</text:p>
            </text:list-item>
          </text:list>
        </text:list-item>
        <text:list-item>
          <text:p text:style-name="P181"><text:span text:style-name="Strong_20_Emphasis">3.0.1.1.3.4.5 Error Handling:</text:span></text:p>
        </text:list-item>
      </text:list>
      <text:list xml:id="list838051927" text:style-name="L90">
        <text:list-item>
          <text:list>
            <text:list-item>
              <text:p text:style-name="P182"><text:span text:style-name="Strong_20_Emphasis"><text:span text:style-name="T83">External platform unavailable:</text:span></text:span><text:span text:style-name="T30"> If a linked external platform is unavailable or the user <text:tab/>cannot access it (e.g., login required, app not installed), the system </text:span>The system could <text:tab/>inform the user about the issue and offer alternative actions, such as copying the link <text:tab/>for manual access later.</text:p>
            </text:list-item>
            <text:list-item>
              <text:p text:style-name="P182"><text:span text:style-name="Strong_20_Emphasis"><text:span text:style-name="T83">External API limitations:</text:span></text:span><text:span text:style-name="T30"> If the chosen method relies on APIs from external platforms, <text:tab/>limitations or errors from those APIs could hinder functionality. The system should <text:tab/>gracefully handle such errors and inform the user if attempts to display previews or <text:tab/>summaries of external posts fail.</text:span></text:p>
              <text:p text:style-name="P176"/>
            </text:list-item>
          </text:list>
        </text:list-item>
      </text:list>
      <text:h text:style-name="P4" text:outline-level="2"><text:span text:style-name="Strong_20_Emphasis">3.0.1.2 Shop Station Requirements:</text:span></text:h>
      <text:list xml:id="list25702371699634" text:continue-numbering="true" text:style-name="L90">
        <text:list-item>
          <text:list>
            <text:list-item>
              <text:list>
                <text:list-item>
                  <text:p text:style-name="P182"><text:span text:style-name="Strong_20_Emphasis">3.0.1.2.1 Shop Profile:</text:span></text:p>
                </text:list-item>
              </text:list>
            </text:list-item>
          </text:list>
        </text:list-item>
      </text:list>
      <text:h text:style-name="Heading_20_3" text:outline-level="3"><text:span text:style-name="Strong_20_Emphasis">3.0.1.2.1.1 General Requirements of Shops:</text:span></text:h>
      <text:list xml:id="list820953672" text:style-name="L254">
        <text:list-item>
          <text:h text:style-name="P86" text:outline-level="4"><text:span text:style-name="Strong_20_Emphasis"><text:span text:style-name="T189">3.0.1.2.1.1.1 Add Shop Details through filling a form (1.2.1) #21</text:span></text:span></text:h>
        </text:list-item>
      </text:list>
      <text:list xml:id="list902137040" text:style-name="L91">
        <text:list-item>
          <text:list>
            <text:list-item>
              <text:p text:style-name="P183"><text:span text:style-name="Strong_20_Emphasis">3.0.1.2.1.1.1.1 Introduction:</text:span></text:p>
            </text:list-item>
          </text:list>
        </text:list-item>
      </text:list>
      <text:p text:style-name="P9">This section details the requirements for shops to create and manage their profiles within <text:tab/>the Shop Station. A well-defined shop profile allows users to discover the shop, <text:tab/>understand its offerings, and establish trust.</text:p>
      <text:list xml:id="list1445315872" text:style-name="L92">
        <text:list-item>
          <text:list>
            <text:list-item>
              <text:p text:style-name="P184"><text:span text:style-name="Strong_20_Emphasis">3.0.1.2.1.1.1.2 Inputs:</text:span></text:p>
              <text:list>
                <text:list-item>
                  <text:p text:style-name="P184">Shop name and logo</text:p>
                </text:list-item>
                <text:list-item>
                  <text:p text:style-name="P184">Contact information (address, phone number, website)</text:p>
                </text:list-item>
                <text:list-item>
                  <text:p text:style-name="P184">Shop description (including specialties and areas of expertise)</text:p>
                </text:list-item>
                <text:list-item>
                  <text:p text:style-name="P184"><text:soft-page-break/>Working hours</text:p>
                </text:list-item>
                <text:list-item>
                  <text:p text:style-name="P184">Categories of products or services offered (referencing Section 3.0.1.2.1.1.3 Add <text:tab/>Categories of products)</text:p>
                </text:list-item>
                <text:list-item>
                  <text:p text:style-name="P184">Links to social media profiles (optional)</text:p>
                </text:list-item>
              </text:list>
            </text:list-item>
            <text:list-item>
              <text:p text:style-name="P184"><text:span text:style-name="Strong_20_Emphasis">3.0.1.2.1.1.1.3 Processing:</text:span></text:p>
            </text:list-item>
          </text:list>
        </text:list-item>
      </text:list>
      <text:list xml:id="list1777522610" text:style-name="L93">
        <text:list-item>
          <text:list>
            <text:list-item>
              <text:p text:style-name="P185">Store the entered shop profile details securely within the system's database.</text:p>
            </text:list-item>
            <text:list-item>
              <text:p text:style-name="P185">Associate the shop profile with the user or administrator who created it.</text:p>
            </text:list-item>
            <text:list-item>
              <text:p text:style-name="P185">The system might perform basic validation checks on some data (e.g., phone number <text:tab/><text:tab/><text:tab/>format, website URL validity).</text:p>
            </text:list-item>
          </text:list>
        </text:list-item>
      </text:list>
      <text:list xml:id="list1268455004" text:style-name="L94">
        <text:list-item>
          <text:list>
            <text:list-item>
              <text:p text:style-name="P186"><text:span text:style-name="Strong_20_Emphasis">3.0.1.2.1.1.1.4 Outputs:</text:span></text:p>
            </text:list-item>
          </text:list>
        </text:list-item>
      </text:list>
      <text:p text:style-name="P9">Upon successful profile creation, the system shall display the shop profile within the <text:tab/>Shop Station. The profile should include the entered details in a user-friendly <text:tab/>format, allowing potential customers to learn about the shop.</text:p>
      <text:p text:style-name="P8"><text:span text:style-name="Strong_20_Emphasis"/></text:p>
      <text:list xml:id="list2630667568" text:style-name="L255">
        <text:list-item>
          <text:h text:style-name="P87" text:outline-level="4"><text:span text:style-name="Strong_20_Emphasis"><text:span text:style-name="T189">3.0.1.2.1.1.2 Add Product/Car (sale price, name and cost) (1.2.3) #22</text:span></text:span></text:h>
        </text:list-item>
      </text:list>
      <text:list xml:id="list738395827" text:style-name="L95">
        <text:list-item>
          <text:list>
            <text:list-item>
              <text:p text:style-name="P187"><text:span text:style-name="Strong_20_Emphasis">3.0.1.2.1.1.2.1 Introduction:</text:span></text:p>
            </text:list-item>
          </text:list>
        </text:list-item>
      </text:list>
      <text:p text:style-name="P9">This section details the requirements for shops to add products or cars to their Shop <text:tab/>Station profiles. This functionality allows shops to showcase their inventory and <text:tab/>enable users to browse and potentially purchase these items.</text:p>
      <text:list xml:id="list2940983724" text:style-name="L96">
        <text:list-item>
          <text:list>
            <text:list-item>
              <text:p text:style-name="P188"><text:span text:style-name="Strong_20_Emphasis">3.0.1.2.1.1.2.2 Inputs:</text:span></text:p>
            </text:list-item>
          </text:list>
        </text:list-item>
      </text:list>
      <text:p text:style-name="P6"><text:tab/>The system shall provide an interface for shops to add products or cars to their profiles. <text:tab/><text:tab/>This interface could include:</text:p>
      <text:list xml:id="list389058542" text:style-name="L97">
        <text:list-item>
          <text:list>
            <text:list-item>
              <text:list>
                <text:list-item>
                  <text:list>
                    <text:list-item>
                      <text:list>
                        <text:list-item>
                          <text:p text:style-name="P189">Product/Car name and description</text:p>
                        </text:list-item>
                        <text:list-item>
                          <text:p text:style-name="P189">Category selection (referencing Section 3.0.1.2.1.1.3 Add Categories of <text:tab/>products)</text:p>
                        </text:list-item>
                        <text:list-item>
                          <text:p text:style-name="P189">Sale price</text:p>
                        </text:list-item>
                        <text:list-item>
                          <text:p text:style-name="P189">Cost price (optional, for internal shop management)</text:p>
                        </text:list-item>
                        <text:list-item>
                          <text:p text:style-name="P189">Stock quantity (number of units available)</text:p>
                        </text:list-item>
                        <text:list-item>
                          <text:p text:style-name="P189">Pictures of the product/car (referencing Section 3.0.1.2.1.1.6 Respond to <text:tab/>customer inquiries of parts and prices)</text:p>
                        </text:list-item>
                      </text:list>
                    </text:list-item>
                  </text:list>
                </text:list-item>
              </text:list>
            </text:list-item>
            <text:list-item>
              <text:p text:style-name="P189"><text:span text:style-name="Strong_20_Emphasis">3.0.1.2.1.1.2.3 Processing:</text:span></text:p>
            </text:list-item>
          </text:list>
        </text:list-item>
      </text:list>
      <text:list xml:id="list644452995" text:style-name="L98">
        <text:list-item>
          <text:list>
            <text:list-item>
              <text:p text:style-name="P190">Store the entered product/car details within the shop's profile in the database.</text:p>
            </text:list-item>
            <text:list-item>
              <text:p text:style-name="P190">Associate the product/car with the corresponding shop profile.</text:p>
            </text:list-item>
            <text:list-item>
              <text:p text:style-name="P190">Manage product/car stock quantity.</text:p>
            </text:list-item>
          </text:list>
        </text:list-item>
      </text:list>
      <text:list xml:id="list3587483953" text:style-name="L99">
        <text:list-item>
          <text:list>
            <text:list-item>
              <text:p text:style-name="P191"><text:span text:style-name="Strong_20_Emphasis">3.0.1.2.1.1.2.4 Outputs:</text:span></text:p>
              <text:list>
                <text:list-item>
                  <text:p text:style-name="P191">The system shall display the added product/car within the shop's profile on the Shop <text:tab/>Station. The product/car listing should include details like name, description, <text:tab/>category, price, and pictures. Stock quantity information might be displayed or <text:tab/>hidden depending on shop preferences.</text:p>
                </text:list-item>
                <text:list-item>
                  <text:p text:style-name="P191">The system might also integrate product/car listings into search functionalities within <text:tab/>the Shop Station, allowing users to discover products or cars based on their <text:tab/>needs.</text:p>
                </text:list-item>
              </text:list>
            </text:list-item>
          </text:list>
        </text:list-item>
      </text:list>
      <text:p text:style-name="P8"/>
      <text:p text:style-name="P291"/>
      <text:p text:style-name="P291"/>
      <text:p text:style-name="P291"/>
      <text:list xml:id="list25700578164402" text:continue-numbering="true" text:style-name="L99">
        <text:list-item>
          <text:h text:style-name="P88" text:outline-level="4"><text:soft-page-break/><text:span text:style-name="T189">3.0.1.2.1.1.3 Add Categories of products (1.2.3) #23</text:span></text:h>
        </text:list-item>
      </text:list>
      <text:list xml:id="list3182265057" text:style-name="L100">
        <text:list-item>
          <text:list>
            <text:list-item>
              <text:p text:style-name="P192"><text:span text:style-name="Strong_20_Emphasis">3.0.1.2.1.1.3.1 Introduction:</text:span></text:p>
            </text:list-item>
          </text:list>
        </text:list-item>
      </text:list>
      <text:p text:style-name="P9">This section details the requirements for defining product categories within the Shop <text:tab/>Station. A well-organized category system helps users navigate the shops and <text:tab/>find products efficiently.</text:p>
      <text:list xml:id="list4244608087" text:style-name="L101">
        <text:list-item>
          <text:list>
            <text:list-item>
              <text:p text:style-name="P193"><text:span text:style-name="Strong_20_Emphasis">3.0.1.2.1.1.3.2 Inputs:</text:span></text:p>
            </text:list-item>
          </text:list>
        </text:list-item>
      </text:list>
      <text:p text:style-name="P9">The system might provide two approaches for managing product categories:</text:p>
      <text:list xml:id="list3245930099" text:style-name="L102">
        <text:list-item>
          <text:list>
            <text:list-item>
              <text:list>
                <text:list-item>
                  <text:p text:style-name="P194"><text:span text:style-name="Strong_20_Emphasis"><text:span text:style-name="T83">Predefined categories:</text:span></text:span><text:span text:style-name="T30"> The system could offer a pre-defined set of general product <text:tab/>categories relevant to the car enthusiast market (e.g., Engine Parts, Performance <text:tab/>Upgrades, Interior Accessories). Shops can utilize these categories when adding <text:tab/>products to their profiles (referencing Section 3.0.1.2.1.1.2 Add Product/Car).</text:span></text:p>
                </text:list-item>
                <text:list-item>
                  <text:p text:style-name="P194"><text:span text:style-name="Strong_20_Emphasis"><text:span text:style-name="T83">Shop-specific categories (optional):</text:span></text:span><text:span text:style-name="T30"> In addition to predefined categories, the system could <text:tab/>allow shops to define their own custom categories for more granular product <text:tab/>organization within their shops (e.g., Performance Camshafts, Aftermarket <text:tab/>Lighting).</text:span></text:p>
                </text:list-item>
              </text:list>
            </text:list-item>
            <text:list-item>
              <text:p text:style-name="P194"><text:span text:style-name="Strong_20_Emphasis">3.0.1.2.1.1.3.3 Processing:</text:span></text:p>
              <text:list>
                <text:list-item>
                  <text:p text:style-name="P194">Manage the predefined category list and ensure its consistency across the Shop Station.</text:p>
                </text:list-item>
                <text:list-item>
                  <text:p text:style-name="P194">Allow shops to select predefined categories when adding products.</text:p>
                </text:list-item>
                <text:list-item>
                  <text:p text:style-name="P194">Optionally, allow shops to create and manage their own custom categories within their <text:tab/>profiles.</text:p>
                </text:list-item>
              </text:list>
            </text:list-item>
            <text:list-item>
              <text:p text:style-name="P194"><text:span text:style-name="Strong_20_Emphasis">3.0.1.2.1.1.3.4 Outputs:</text:span></text:p>
              <text:list>
                <text:list-item>
                  <text:p text:style-name="P194">Display predefined categories as options for shops when adding products.</text:p>
                </text:list-item>
                <text:list-item>
                  <text:p text:style-name="P194">If enabled, allow shops to define and manage custom categories within their shop <text:tab/>profiles.</text:p>
                </text:list-item>
                <text:list-item>
                  <text:p text:style-name="P194">Product listings within the Shop Station should utilize categories for organization, <text:tab/>potentially using a combination of predefined and shop-specific categories <text:tab/>(depending on shop preferences).</text:p>
                </text:list-item>
              </text:list>
            </text:list-item>
          </text:list>
        </text:list-item>
      </text:list>
      <text:h text:style-name="P7" text:outline-level="4">3.0.1.2.1.1.4 Import spreadsheet to add past sale data (1.2.3) #24</text:h>
      <text:list xml:id="list512730204" text:style-name="L103">
        <text:list-item>
          <text:p text:style-name="P195"><text:span text:style-name="Strong_20_Emphasis">3.0.1.2.1.1.4.1 Introduction:</text:span></text:p>
        </text:list-item>
      </text:list>
      <text:p text:style-name="P6">This section details the functionality for shops to import past sales data from spreadsheets into <text:tab/><text:tab/>their Shop Station profiles. This allows shops to populate their product listings <text:tab/>efficiently and potentially gain insights from historical sales information.</text:p>
      <text:list xml:id="list2326567843" text:style-name="L104">
        <text:list-item>
          <text:p text:style-name="P196"><text:span text:style-name="Strong_20_Emphasis">3.0.1.2.1.1.4.2 Inputs:</text:span></text:p>
        </text:list-item>
      </text:list>
      <text:p text:style-name="P6">The system shall provide a mechanism for shops to upload spreadsheet files containing product <text:tab/>data. This functionality could include:</text:p>
      <text:list xml:id="list3977909270" text:style-name="L105">
        <text:list-item>
          <text:list>
            <text:list-item>
              <text:list>
                <text:list-item>
                  <text:p text:style-name="P197">A designated upload button or area within the shop profile management interface.</text:p>
                </text:list-item>
                <text:list-item>
                  <text:p text:style-name="P197">Support for common spreadsheet file formats (e.g., CSV, XLSX).</text:p>
                </text:list-item>
                <text:list-item>
                  <text:p text:style-name="P197">Template download option: The system could offer a downloadable template <text:tab/>spreadsheet with pre-defined columns for product details (e.g., product name, <text:tab/>category, price, stock quantity) to ensure compatibility during import.</text:p>
                  <text:p text:style-name="P197"/>
                </text:list-item>
              </text:list>
            </text:list-item>
          </text:list>
        </text:list-item>
        <text:list-item>
          <text:p text:style-name="P197"><text:span text:style-name="Strong_20_Emphasis">3.0.1.2.1.1.4.3 Processing:</text:span></text:p>
        </text:list-item>
      </text:list>
      <text:list xml:id="list901454932" text:style-name="L106">
        <text:list-item>
          <text:p text:style-name="P198">Allow shops to upload spreadsheet files containing product data.</text:p>
        </text:list-item>
        <text:list-item>
          <text:p text:style-name="P198">Perform data validation on the uploaded spreadsheet to ensure it adheres to the expected <text:tab/>format (e.g., matching column headers with product details).</text:p>
        </text:list-item>
        <text:list-item>
          <text:p text:style-name="P198">If validation is successful, the system shall extract product information from the spreadsheet <text:tab/>and:</text:p>
        </text:list-item>
      </text:list>
      <text:list xml:id="list1551105758" text:style-name="L107">
        <text:list-item>
          <text:list>
            <text:list-item>
              <text:list>
                <text:list-item>
                  <text:list>
                    <text:list-item>
                      <text:p text:style-name="P199">Create new product entries within the shop's profile for each data row.</text:p>
                    </text:list-item>
                    <text:list-item>
                      <text:p text:style-name="P199"><text:soft-page-break/>Update existing product entries if matching identifiers (e.g., product name) are found <text:tab/>in the spreadsheet data.</text:p>
                    </text:list-item>
                  </text:list>
                </text:list-item>
              </text:list>
            </text:list-item>
          </text:list>
        </text:list-item>
        <text:list-item>
          <text:p text:style-name="P199"><text:span text:style-name="Strong_20_Emphasis">3.0.1.2.1.1.4.4 Outputs:</text:span></text:p>
          <text:list>
            <text:list-item>
              <text:p text:style-name="P199">Provide feedback to the shop regarding the upload process, including success messages or <text:tab/>error reports if data validation fails.</text:p>
            </text:list-item>
            <text:list-item>
              <text:p text:style-name="P199">If the import is successful, the system shall update the shop's profile with the imported <text:tab/>product data, potentially reflecting newly added products or updated information for <text:tab/>existing ones.</text:p>
            </text:list-item>
          </text:list>
        </text:list-item>
      </text:list>
      <text:h text:style-name="P7" text:outline-level="4"><text:span text:style-name="Strong_20_Emphasis">3.0.1.2.1.1.5 Export sales and storage reports (1.2.3) #25</text:span></text:h>
      <text:list xml:id="list1624148618" text:style-name="L108">
        <text:list-item>
          <text:p text:style-name="P200"><text:span text:style-name="Strong_20_Emphasis">3.0.1.2.1.1.5.1 Introduction:</text:span></text:p>
        </text:list-item>
      </text:list>
      <text:p text:style-name="P6">This section details the functionality for shops to export sales and storage data from their Shop <text:tab/>Station profiles. This allows shops to analyze sales trends, manage inventory, and <text:tab/>potentially generate reports for accounting purposes.</text:p>
      <text:list xml:id="list170144295" text:style-name="L109">
        <text:list-item>
          <text:p text:style-name="P201"><text:span text:style-name="Strong_20_Emphasis">3.0.1.2.1.1.5.2 Inputs:</text:span></text:p>
        </text:list-item>
      </text:list>
      <text:p text:style-name="P8"><text:tab/>The system shall provide options for shops to initiate data exports:</text:p>
      <text:list xml:id="list1001145535" text:style-name="L110">
        <text:list-item>
          <text:list>
            <text:list-item>
              <text:p text:style-name="P202"><text:span text:style-name="Strong_20_Emphasis"><text:span text:style-name="T83">Report selection:</text:span></text:span><text:span text:style-name="T30"> The system could offer options for exporting different types of reports, such as:</text:span></text:p>
            </text:list-item>
            <text:list-item>
              <text:p text:style-name="P202">Sales reports by product, category, or date range.</text:p>
            </text:list-item>
            <text:list-item>
              <text:p text:style-name="P202">Inventory reports showing stock levels and potential low-stock alerts.</text:p>
            </text:list-item>
            <text:list-item>
              <text:p text:style-name="P202"><text:span text:style-name="Strong_20_Emphasis"><text:span text:style-name="T83">Export format:</text:span></text:span><text:span text:style-name="T30"> The system could allow shops to choose the desired export format for the report data, such as CSV or XLSX spreadsheets.</text:span></text:p>
            </text:list-item>
          </text:list>
        </text:list-item>
        <text:list-item>
          <text:p text:style-name="P202"><text:span text:style-name="Strong_20_Emphasis">3.0.1.2.1.1.5.3 Processing:</text:span></text:p>
        </text:list-item>
      </text:list>
      <text:list xml:id="list1568179980" text:style-name="L111">
        <text:list-item>
          <text:list>
            <text:list-item>
              <text:p text:style-name="P203">Based on the shop's chosen report type and date range (if applicable), generate a report <text:tab/><text:tab/><text:tab/>containing relevant sales and/or storage data.</text:p>
            </text:list-item>
            <text:list-item>
              <text:p text:style-name="P203">Prepare the report data in the chosen export format (e.g., CSV or XLSX).</text:p>
            </text:list-item>
          </text:list>
        </text:list-item>
      </text:list>
      <text:list xml:id="list2211506455" text:style-name="L112">
        <text:list-item>
          <text:p text:style-name="P204"><text:span text:style-name="Strong_20_Emphasis">3.0.1.2.1.1.5.4 Outputs:</text:span></text:p>
          <text:list>
            <text:list-item>
              <text:p text:style-name="P204">Provide the shop with the generated report as a downloadable file.</text:p>
            </text:list-item>
            <text:list-item>
              <text:p text:style-name="P204">The report should be formatted for easy import into external spreadsheet applications or <text:tab/>analysis tools.</text:p>
            </text:list-item>
          </text:list>
        </text:list-item>
      </text:list>
      <text:h text:style-name="P7" text:outline-level="4"><text:span text:style-name="Strong_20_Emphasis">3.0.1.2.1.1.6 Respond to customer inquiries of parts and prices (1.2.3) #26</text:span></text:h>
      <text:list xml:id="list409839580" text:style-name="L113">
        <text:list-item>
          <text:p text:style-name="P205"><text:span text:style-name="Strong_20_Emphasis">3.0.1.2.1.1.6.1 Introduction:</text:span></text:p>
        </text:list-item>
      </text:list>
      <text:p text:style-name="P6">This section highlights the importance of shops being able to respond to customer inquiries <text:tab/>about parts and prices within the Shop Station. Effective communication builds trust and <text:tab/>facilitates sales.</text:p>
      <text:list xml:id="list681300758" text:style-name="L114">
        <text:list-item>
          <text:p text:style-name="P206"><text:span text:style-name="Strong_20_Emphasis">3.0.1.2.1.1.6.2 Not directly addressed by functionalities:</text:span></text:p>
        </text:list-item>
      </text:list>
      <text:p text:style-name="P8"><text:tab/>While the system cannot directly handle customer inquiries, it can provide the <text:tab/><text:tab/><text:tab/><text:tab/><text:tab/><text:tab/>foundation for shops to establish communication channels:</text:p>
      <text:list xml:id="list2459043946" text:style-name="L115">
        <text:list-item>
          <text:p text:style-name="P207"><text:span text:style-name="Strong_20_Emphasis"><text:span text:style-name="T83">Shop contact information:</text:span></text:span><text:span text:style-name="T30"> The shop profile creation process (Section 3.0.1.2.1.1.1 Add <text:tab/>Shop Details) should capture contact information (phone number, email) that allows <text:tab/>customers to reach the shop directly.</text:span></text:p>
        </text:list-item>
        <text:list-item>
          <text:p text:style-name="P207"><text:span text:style-name="Strong_20_Emphasis"><text:span text:style-name="T83">Optional messaging system (future consideration):</text:span></text:span><text:span text:style-name="T30"> As a potential future enhancement, <text:tab/>the Shop Station could explore integrating a messaging system to facilitate direct <text:tab/>communication between shops and customers within the platform.</text:span></text:p>
        </text:list-item>
      </text:list>
      <text:h text:style-name="P7" text:outline-level="4"><text:span text:style-name="Strong_20_Emphasis">3.0.1.2.1.1.7 Make offers and flash sales (1.2.3) #27</text:span></text:h>
      <text:list xml:id="list3907331951" text:style-name="L116">
        <text:list-item>
          <text:p text:style-name="P208"><text:span text:style-name="Strong_20_Emphasis">3.0.1.2.1.1.7.1 Introduction:</text:span></text:p>
        </text:list-item>
      </text:list>
      <text:p text:style-name="P9">This section details the requirements for shops to create and promote special offers and <text:tab/>flash sales within the Shop Station. This functionality allows shops to attract <text:soft-page-break/><text:tab/>customers with discounts and temporary price reductions, potentially boosting <text:tab/>sales.</text:p>
      <text:list xml:id="list1934326269" text:style-name="L117">
        <text:list-item>
          <text:p text:style-name="P209"><text:span text:style-name="Strong_20_Emphasis">3.0.1.2.1.1.7.2 Inputs:</text:span></text:p>
        </text:list-item>
      </text:list>
      <text:p text:style-name="P9">The system shall provide an interface for shops to define and manage offers and flash <text:tab/>sales. This interface could include:</text:p>
      <text:list xml:id="list3010260313" text:style-name="L118">
        <text:list-item>
          <text:list>
            <text:list-item>
              <text:p text:style-name="P210">Selection of products or categories to include in the offer.</text:p>
            </text:list-item>
            <text:list-item>
              <text:p text:style-name="P210">Discount type (percentage or fixed amount).</text:p>
            </text:list-item>
            <text:list-item>
              <text:p text:style-name="P210">Discount value.</text:p>
            </text:list-item>
            <text:list-item>
              <text:p text:style-name="P210">Start and end date/time for the offer (flash sale duration).</text:p>
            </text:list-item>
            <text:list-item>
              <text:p text:style-name="P210">Optional title or description for the offer to be displayed to customers.</text:p>
            </text:list-item>
          </text:list>
        </text:list-item>
        <text:list-item>
          <text:p text:style-name="P210"><text:span text:style-name="Strong_20_Emphasis">3.0.1.2.1.1.7.3 Processing:</text:span></text:p>
        </text:list-item>
      </text:list>
      <text:list xml:id="list3671312717" text:style-name="L119">
        <text:list-item>
          <text:p text:style-name="P211">Store the defined offer details within the shop's profile and associate them with the <text:tab/>selected products or categories.</text:p>
        </text:list-item>
        <text:list-item>
          <text:p text:style-name="P211">During the offer validity period:</text:p>
        </text:list-item>
      </text:list>
      <text:list xml:id="list861579744" text:style-name="L120">
        <text:list-item>
          <text:list>
            <text:list-item>
              <text:list>
                <text:list-item>
                  <text:list>
                    <text:list-item>
                      <text:p text:style-name="P212">The system shall apply the defined discount to the product prices displayed to <text:tab/>customers within the Shop Station.</text:p>
                    </text:list-item>
                    <text:list-item>
                      <text:p text:style-name="P212">The system might visually highlight offer items on the shop's profile or within <text:tab/>search results to grab user attention.</text:p>
                    </text:list-item>
                  </text:list>
                </text:list-item>
              </text:list>
            </text:list-item>
          </text:list>
        </text:list-item>
        <text:list-item>
          <text:p text:style-name="P212"><text:span text:style-name="Strong_20_Emphasis">3.0.1.2.1.1.7.4 Outputs:</text:span></text:p>
          <text:list>
            <text:list-item>
              <text:p text:style-name="P212">Display offer details and discounted prices to customers browsing the shop's profile or <text:tab/>searching for products.</text:p>
            </text:list-item>
            <text:list-item>
              <text:p text:style-name="P212">Offer listings could be included in a dedicated "Offers" section within the Shop Station (if <text:tab/>applicable).</text:p>
            </text:list-item>
            <text:list-item>
              <text:p text:style-name="P212">Shops can manage and monitor the status of their active offers within their shop profile <text:tab/>interface.</text:p>
            </text:list-item>
          </text:list>
        </text:list-item>
      </text:list>
      <text:h text:style-name="P7" text:outline-level="4"><text:span text:style-name="Strong_20_Emphasis">3.0.1.2.1.1.8 Add employees (1.2.1) #28</text:span></text:h>
      <text:list xml:id="list2314062193" text:style-name="L121">
        <text:list-item>
          <text:p text:style-name="P213"><text:span text:style-name="Strong_20_Emphasis">3.0.1.2.1.1.8.1 Introduction:</text:span></text:p>
        </text:list-item>
      </text:list>
      <text:p text:style-name="P9">This section details the requirements for shop owners or administrators to add <text:tab/>employees to their Shop Station profiles. This allows for managing staff accounts <text:tab/>and potentially assigning different permission levels within the shop's operations.</text:p>
      <text:list xml:id="list2540929163" text:style-name="L122">
        <text:list-item>
          <text:p text:style-name="P214"><text:span text:style-name="Strong_20_Emphasis">3.0.1.2.1.1.8.2 Inputs:</text:span></text:p>
        </text:list-item>
      </text:list>
      <text:p text:style-name="P9">The system shall provide an interface for shop administrators to add employees. This <text:tab/>interface could include:</text:p>
      <text:list xml:id="list3781174068" text:style-name="L123">
        <text:list-item>
          <text:list>
            <text:list-item>
              <text:p text:style-name="P215">Employee information: name, email address, and potentially additional relevant details <text:tab/>(phone number, role).</text:p>
            </text:list-item>
            <text:list-item>
              <text:p text:style-name="P215">Password creation for the new employee account (secure password management practices <text:tab/>are crucial).</text:p>
            </text:list-item>
          </text:list>
        </text:list-item>
        <text:list-item>
          <text:p text:style-name="P215"><text:span text:style-name="Strong_20_Emphasis">3.0.1.2.1.1.8.3 Processing:</text:span></text:p>
        </text:list-item>
      </text:list>
      <text:list xml:id="list1553914728" text:style-name="L124">
        <text:list-item>
          <text:list>
            <text:list-item>
              <text:p text:style-name="P216">Create a new employee account within the Shop Station linked to the specific shop.</text:p>
            </text:list-item>
            <text:list-item>
              <text:p text:style-name="P216">Store employee information securely within the system's database.</text:p>
            </text:list-item>
            <text:list-item>
              <text:p text:style-name="P216">Assign a default permission level to the new employee account (referencing Section <text:tab/><text:tab/><text:tab/>3.0.1.2.1.1.9 Decide Employees permissions).</text:p>
            </text:list-item>
          </text:list>
        </text:list-item>
      </text:list>
      <text:list xml:id="list1183536294" text:style-name="L125">
        <text:list-item>
          <text:p text:style-name="P217"><text:span text:style-name="Strong_20_Emphasis">3.0.1.2.1.1.8.4 Outputs:</text:span></text:p>
          <text:list>
            <text:list-item>
              <text:p text:style-name="P217">Inform the shop administrator about the successful creation of the new employee account.</text:p>
            </text:list-item>
            <text:list-item>
              <text:p text:style-name="P217">The newly created employee account will require separate login credentials for the <text:tab/>employee to access the Shop Station with their assigned permissions.</text:p>
            </text:list-item>
          </text:list>
        </text:list-item>
      </text:list>
      <text:h text:style-name="P7" text:outline-level="4"><text:soft-page-break/><text:span text:style-name="Strong_20_Emphasis">3.0.1.2.1.1.9 Decide Employees permissions in shop system (1.2.1) #29</text:span></text:h>
      <text:list xml:id="list3402275781" text:style-name="L126">
        <text:list-item>
          <text:p text:style-name="P218"><text:span text:style-name="Strong_20_Emphasis">3.0.1.2.1.1.9.1 Introduction:</text:span></text:p>
        </text:list-item>
      </text:list>
      <text:p text:style-name="P6">This section details the requirements for defining permission levels for employee accounts <text:tab/>within a shop on the Shop Station. A granular permission system allows shop owners to <text:tab/>control access to sensitive functionalities and data.</text:p>
      <text:list xml:id="list3343805945" text:style-name="L127">
        <text:list-item>
          <text:p text:style-name="P219"><text:span text:style-name="Strong_20_Emphasis">3.0.1.2.1.1.9.2 Inputs:</text:span></text:p>
        </text:list-item>
      </text:list>
      <text:list xml:id="list2810697009" text:style-name="L128">
        <text:list-item>
          <text:list>
            <text:list-item>
              <text:p text:style-name="P220">The system shall provide options for shop administrators to define and manage permission <text:tab/>levels for employee accounts. This could involve:</text:p>
            </text:list-item>
            <text:list-item>
              <text:p text:style-name="P220">Predefined permission levels (e.g., "Sales Staff", "Inventory Manager", "Shop <text:tab/>Administrator") with varying access rights.</text:p>
            </text:list-item>
            <text:list-item>
              <text:p text:style-name="P220">The ability to create custom permission levels with specific functionalities enabled/disabled <text:tab/>for each level (e.g., allowing inventory management but restricting access to <text:tab/>financial reports).</text:p>
            </text:list-item>
          </text:list>
        </text:list-item>
        <text:list-item>
          <text:p text:style-name="P220"><text:span text:style-name="Strong_20_Emphasis">3.0.1.2.1.1.9.3 Processing:</text:span></text:p>
          <text:list>
            <text:list-item>
              <text:p text:style-name="P220">Manage predefined permission levels and their associated functionalities.</text:p>
            </text:list-item>
            <text:list-item>
              <text:p text:style-name="P220">Allow shop administrators to assign permission levels to individual employee accounts.</text:p>
            </text:list-item>
          </text:list>
        </text:list-item>
        <text:list-item>
          <text:p text:style-name="P220"><text:span text:style-name="Strong_20_Emphasis">3.0.1.2.1.1.9.4 Outputs:</text:span></text:p>
          <text:list>
            <text:list-item>
              <text:p text:style-name="P220">Provide a clear overview of permission levels and their associated functionalities within the <text:span text:style-name="T259">`<text:tab/></text:span>shop profile management interface.</text:p>
            </text:list-item>
            <text:list-item>
              <text:p text:style-name="P220">Shop administrators can assign appropriate permission levels to employees based on their <text:tab/>roles and responsibilities within the shop.</text:p>
            </text:list-item>
          </text:list>
        </text:list-item>
      </text:list>
      <text:h text:style-name="P7" text:outline-level="4">3.0.1.2.1.1.10 Track productivity of each employee (1.2.3) #30</text:h>
      <text:list xml:id="list2672682640" text:style-name="L129">
        <text:list-item>
          <text:p text:style-name="P221"><text:span text:style-name="Strong_20_Emphasis">3.0.1.2.1.1.10.1 Introduction:</text:span></text:p>
        </text:list-item>
      </text:list>
      <text:p text:style-name="P9">This section explores the possibility of tracking employee performance within the Shop <text:tab/>Station. This data can be valuable for shop owners or administrators to assess <text:tab/>employee contributions and potentially optimize shop operations.</text:p>
      <text:list xml:id="list1992143666" text:style-name="L130">
        <text:list-item>
          <text:p text:style-name="P222"><text:span text:style-name="Strong_20_Emphasis">3.0.1.2.1.1.10.2 Inputs:</text:span></text:p>
          <text:list>
            <text:list-item>
              <text:p text:style-name="P222">This section requires further definition based on the desired level of employee activity <text:tab/>tracking. Potential input sources could include:</text:p>
            </text:list-item>
            <text:list-item>
              <text:p text:style-name="P222"><text:span text:style-name="Strong_20_Emphasis"><text:span text:style-name="T83">System generated data:</text:span></text:span><text:span text:style-name="T30"> The system could track actions performed by employees within <text:tab/>the Shop Station, such as:</text:span></text:p>
              <text:list>
                <text:list-item>
                  <text:p text:style-name="P222">Processing orders (including fulfillment status)</text:p>
                </text:list-item>
                <text:list-item>
                  <text:p text:style-name="P222">Responding to customer inquiries</text:p>
                </text:list-item>
                <text:list-item>
                  <text:p text:style-name="P222">Adding or updating products</text:p>
                </text:list-item>
                <text:list-item>
                  <text:p text:style-name="P222">Managing offers and promotions</text:p>
                </text:list-item>
              </text:list>
            </text:list-item>
            <text:list-item>
              <text:p text:style-name="P222"><text:span text:style-name="Strong_20_Emphasis"><text:span text:style-name="T83">Manual input (optional):</text:span></text:span><text:span text:style-name="T30"> Shop administrators might have the option to add manual feedback or performance ratings for employees.</text:span></text:p>
            </text:list-item>
          </text:list>
        </text:list-item>
        <text:list-item>
          <text:p text:style-name="P222"><text:span text:style-name="Strong_20_Emphasis">3.0.1.2.1.1.10.3 Processing:</text:span></text:p>
        </text:list-item>
      </text:list>
      <text:p text:style-name="P8"><text:tab/><text:tab/>The system's processing would depend on the chosen data collection methods:</text:p>
      <text:list xml:id="list933051769" text:style-name="L131">
        <text:list-item>
          <text:list>
            <text:list-item>
              <text:p text:style-name="P223"><text:span text:style-name="Strong_20_Emphasis"><text:span text:style-name="T83">System generated data:</text:span></text:span><text:span text:style-name="T30"> The system would automatically track relevant employee actions <text:tab/>within the Shop Station and store this data securely.</text:span></text:p>
            </text:list-item>
            <text:list-item>
              <text:p text:style-name="P223"><text:span text:style-name="Strong_20_Emphasis"><text:span text:style-name="T83">Manual input:</text:span></text:span><text:span text:style-name="T30"> The system would allow shop administrators to submit performance ratings or feedback for employees, potentially associating it with specific timeframes or actions.</text:span></text:p>
            </text:list-item>
          </text:list>
        </text:list-item>
        <text:list-item>
          <text:p text:style-name="P223"><text:span text:style-name="Strong_20_Emphasis">3.0.1.2.1.1.10.4 Outputs:</text:span></text:p>
        </text:list-item>
      </text:list>
      <text:p text:style-name="P8"><text:tab/><text:tab/>The system's output would depend on the desired level of detail for employee <text:tab/><text:tab/><text:tab/><text:tab/><text:tab/>performance tracking:</text:p>
      <text:list xml:id="list2714852556" text:style-name="L132">
        <text:list-item>
          <text:list>
            <text:list-item>
              <text:p text:style-name="P224"><text:span text:style-name="Strong_20_Emphasis"><text:span text:style-name="T83">Basic reporting:</text:span></text:span><text:span text:style-name="T30"> The system could generate reports summarizing employee activity within <text:tab/>the Shop Station, potentially showing the number of processed orders, interactions </text:span><text:soft-page-break/><text:span text:style-name="T30"><text:tab/>with customers, or product management actions for each employee during a chosen <text:tab/>period.</text:span></text:p>
            </text:list-item>
            <text:list-item>
              <text:p text:style-name="P224"><text:span text:style-name="Strong_20_Emphasis"><text:span text:style-name="T83">Advanced analytics (optional):</text:span></text:span><text:span text:style-name="T30"> As a future enhancement, the system could explore more <text:tab/>advanced analytics, such as associating sales figures with specific employees or <text:tab/>analyzing customer satisfaction based on interactions handled by different <text:tab/>employees.</text:span></text:p>
            </text:list-item>
          </text:list>
        </text:list-item>
      </text:list>
      <text:h text:style-name="P7" text:outline-level="5"><text:span text:style-name="Strong_20_Emphasis">3.0.1.2.1.1.11 Add Discount percent/flat amount to the purchase (1.2.3) #31</text:span></text:h>
      <text:list xml:id="list2350621647" text:style-name="L133">
        <text:list-item>
          <text:p text:style-name="P225"><text:span text:style-name="Strong_20_Emphasis">3.0.1.2.1.1.11.1 Introduction:</text:span></text:p>
        </text:list-item>
      </text:list>
      <text:p text:style-name="P6">This section details the functionality for shops to offer discounts (percentage or flat amount) <text:tab/>during the checkout process within the Shop Station. This allows shops to provide <text:tab/>additional promotions or incentives to customers at the point of purchase.</text:p>
      <text:list xml:id="list1272144399" text:style-name="L134">
        <text:list-item>
          <text:p text:style-name="P226"><text:span text:style-name="Strong_20_Emphasis">3.0.1.2.1.1.11.2 Inputs:</text:span></text:p>
        </text:list-item>
      </text:list>
      <text:p text:style-name="P6">The system shall provide options for shops to define discount rules within their shop profile:</text:p>
      <text:list xml:id="list2954057415" text:style-name="L135">
        <text:list-item>
          <text:list>
            <text:list-item>
              <text:p text:style-name="P227"><text:span text:style-name="Strong_20_Emphasis"><text:span text:style-name="T83">Discount type:</text:span></text:span><text:span text:style-name="T30"> Choose between a percentage discount or a fixed discount amount.</text:span></text:p>
            </text:list-item>
            <text:list-item>
              <text:p text:style-name="P227"><text:span text:style-name="Strong_20_Emphasis"><text:span text:style-name="T83">Discount value:</text:span></text:span><text:span text:style-name="T30"> Enter the specific percentage or fixed amount to be applied.</text:span></text:p>
            </text:list-item>
            <text:list-item>
              <text:p text:style-name="P227"><text:span text:style-name="Strong_20_Emphasis"><text:span text:style-name="T83">Discount application:</text:span></text:span><text:span text:style-name="T30"> Define how the discount should be applied:</text:span></text:p>
            </text:list-item>
            <text:list-item>
              <text:p text:style-name="P227"><text:span text:style-name="Strong_20_Emphasis"><text:span text:style-name="T83">Entire purchase:</text:span></text:span><text:span text:style-name="T30"> Apply the discount to the total order value.</text:span></text:p>
            </text:list-item>
            <text:list-item>
              <text:p text:style-name="P227"><text:span text:style-name="Strong_20_Emphasis"><text:span text:style-name="T83">Specific products or categories:</text:span></text:span><text:span text:style-name="T30"> Apply the discount only to selected products or product <text:tab/>categories within the shop.</text:span></text:p>
            </text:list-item>
          </text:list>
        </text:list-item>
      </text:list>
      <text:list xml:id="list2510645500" text:style-name="L136">
        <text:list-item>
          <text:list>
            <text:list-item>
              <text:p text:style-name="P228"><text:span text:style-name="Strong_20_Emphasis"><text:span text:style-name="T83">Optional trigger (future consideration):</text:span></text:span><text:span text:style-name="T30"> As a potential future enhancement, the system <text:tab/>could allow defining triggers for automatic discount application (e.g., minimum <text:tab/>purchase amount required to qualify for the discount).</text:span></text:p>
            </text:list-item>
          </text:list>
        </text:list-item>
      </text:list>
      <text:list xml:id="list25700699018095" text:continue-list="list2954057415" text:style-name="L135">
        <text:list-item>
          <text:p text:style-name="P227"><text:span text:style-name="Strong_20_Emphasis">3.0.1.2.1.1.11.3 Processing:</text:span></text:p>
          <text:list>
            <text:list-item>
              <text:p text:style-name="P227">Store the defined discount rule within the shop's profile.</text:p>
            </text:list-item>
            <text:list-item>
              <text:p text:style-name="P227">During checkout, the system shall:</text:p>
              <text:list>
                <text:list-item>
                  <text:p text:style-name="P227">Identify if any discount rules are applicable based on the customer's cart contents.</text:p>
                </text:list-item>
                <text:list-item>
                  <text:p text:style-name="P227">Apply the defined discount to the order total according to the chosen discount type and <text:tab/>application method.</text:p>
                </text:list-item>
              </text:list>
            </text:list-item>
          </text:list>
        </text:list-item>
        <text:list-item>
          <text:p text:style-name="P227"><text:span text:style-name="Strong_20_Emphasis">3.0.1.2.1.1.11.4 Outputs:</text:span></text:p>
          <text:list>
            <text:list-item>
              <text:p text:style-name="P227">Clearly display the applied discount and the discounted order total during the checkout <text:tab/>process for customer transparency.</text:p>
            </text:list-item>
            <text:list-item>
              <text:p text:style-name="P227">The final order confirmation should reflect the discounted price.</text:p>
            </text:list-item>
          </text:list>
        </text:list-item>
      </text:list>
      <text:h text:style-name="P40" text:outline-level="3"><text:span text:style-name="Strong_20_Emphasis">3.0.1.2.1.2 Auto Parts Shop:</text:span></text:h>
      <text:h text:style-name="P7" text:outline-level="4"><text:span text:style-name="Strong_20_Emphasis">3.0.1.2.1.2.1 Add shelf position of the products (1.2.3) #32</text:span></text:h>
      <text:list xml:id="list1301273068" text:style-name="L137">
        <text:list-item>
          <text:p text:style-name="P229"><text:span text:style-name="Strong_20_Emphasis">3.0.1.2.1.2.1.1 Introduction:</text:span></text:p>
        </text:list-item>
      </text:list>
      <text:p text:style-name="P6">This section explores the functionality for auto parts shops to manage shelf locations for their <text:tab/>products within the Shop Station. This information could be beneficial for shops with <text:tab/>physical stores and for customers who might prefer in-store pickup.</text:p>
      <text:list xml:id="list1081026791" text:style-name="L138">
        <text:list-item>
          <text:p text:style-name="P230"><text:span text:style-name="Strong_20_Emphasis">3.0.1.2.1.2.1.2 Inputs:</text:span></text:p>
        </text:list-item>
      </text:list>
      <text:p text:style-name="P6"><text:tab/><text:tab/>The system could provide an optional feature for auto parts shops to define shelf <text:tab/><text:tab/><text:tab/><text:tab/>locations for their products:</text:p>
      <text:list xml:id="list4178635578" text:style-name="L139">
        <text:list-item>
          <text:list>
            <text:list-item>
              <text:list>
                <text:list-item>
                  <text:p text:style-name="P231">During product creation or editing (referencing Section 3.0.1.2</text:p>
                </text:list-item>
                <text:list-item>
                  <text:p text:style-name="P231">During product creation or editing (referencing Section 3.0.1.2.1.1.2 Add Product/Car), <text:tab/>auto parts shops could have an additional field to specify the shelf location for <text:tab/>the product. This field could involve:</text:p>
                </text:list-item>
                <text:list-item>
                  <text:p text:style-name="P231">A text field for a simple location description (e.g., "Aisle 3, Shelf 2").</text:p>
                </text:list-item>
                <text:list-item>
                  <text:p text:style-name="P231"><text:soft-page-break/>A visual selection method (optional): The system could potentially explore a visual <text:tab/>representation of the shop's layout (e.g., a shelf diagram) where shop <text:tab/>administrators can click on specific locations to assign them to products.</text:p>
                </text:list-item>
              </text:list>
            </text:list-item>
          </text:list>
        </text:list-item>
        <text:list-item>
          <text:p text:style-name="P231"><text:span text:style-name="Strong_20_Emphasis">3.0.1.2.1.2.1.3 Processing:</text:span></text:p>
          <text:list>
            <text:list-item>
              <text:list>
                <text:list-item>
                  <text:p text:style-name="P231">If shelf location information is provided, store it alongside the product data within the <text:tab/>shop's profile.</text:p>
                  <text:p text:style-name="P231"/>
                </text:list-item>
              </text:list>
            </text:list-item>
          </text:list>
        </text:list-item>
        <text:list-item>
          <text:p text:style-name="P231"><text:span text:style-name="Strong_20_Emphasis">3.0.1.2.1.2.1.4 Outputs:</text:span></text:p>
        </text:list-item>
      </text:list>
      <text:p text:style-name="P8"><text:tab/><text:tab/>The system's output regarding shelf locations depends on its implementation:</text:p>
      <text:list xml:id="list1924758289" text:style-name="L140">
        <text:list-item>
          <text:list>
            <text:list-item>
              <text:list>
                <text:list-item>
                  <text:p text:style-name="P232"><text:span text:style-name="Strong_20_Emphasis"><text:span text:style-name="T83">Basic text display (optional):</text:span></text:span><text:span text:style-name="T30"> If shelf locations are stored as text descriptions, the <text:tab/>system could display them alongside product information within the shop profile <text:tab/>or search results (clearly indicating it's a shelf location, not part of the product <text:tab/>description).</text:span></text:p>
                </text:list-item>
                <text:list-item>
                  <text:p text:style-name="P232"><text:span text:style-name="Strong_20_Emphasis"><text:span text:style-name="T83">Visual representation (optional):</text:span></text:span><text:span text:style-name="T30"> If a visual shop layout is implemented, the system <text:tab/>could highlight product locations on the diagram when a specific product is <text:tab/>viewed within the shop profile.</text:span></text:p>
                </text:list-item>
              </text:list>
            </text:list-item>
          </text:list>
        </text:list-item>
      </text:list>
      <text:h text:style-name="P7" text:outline-level="4"><text:span text:style-name="Strong_20_Emphasis">3.0.1.2.1.2.3 Manage storage and capital of products stored (1.2.3) #34</text:span></text:h>
      <text:list xml:id="list1116787250" text:style-name="L141">
        <text:list-item>
          <text:p text:style-name="P233"><text:span text:style-name="Strong_20_Emphasis">3.0.1.2.1.2.3.1 Introduction:</text:span></text:p>
        </text:list-item>
      </text:list>
      <text:p text:style-name="P6"><text:tab/><text:tab/>This section details the requirements for auto parts shops to manage their product <text:tab/><text:tab/><text:tab/>inventory and associated costs within the Shop Station. This functionality <text:tab/><text:tab/><text:tab/>is crucial for shops to track stock levels, maintain accurate pricing, and <text:tab/><text:tab/><text:tab/><text:tab/>potentially optimize their stock management.</text:p>
      <text:list xml:id="list641274392" text:style-name="L142">
        <text:list-item>
          <text:p text:style-name="P234"><text:span text:style-name="Strong_20_Emphasis">3.0.1.2.1.2.3.2 Inputs:</text:span></text:p>
        </text:list-item>
      </text:list>
      <text:p text:style-name="P6"><text:tab/><text:tab/>The system shall provide functionalities for shops to manage product inventory <text:tab/><text:tab/><text:tab/><text:tab/>and costs:</text:p>
      <text:list xml:id="list1650190330" text:style-name="L143">
        <text:list-item>
          <text:list>
            <text:list-item>
              <text:list>
                <text:list-item>
                  <text:p text:style-name="P235"><text:span text:style-name="Strong_20_Emphasis"><text:span text:style-name="T83">Stock level updates:</text:span></text:span><text:span text:style-name="T30"> The system should allow shops to update stock quantities for <text:tab/>products within their profile. This could be done through dedicated buttons (e.g., <text:tab/>"Add Stock", "Remove Stock") or by specifying a new quantity value.</text:span></text:p>
                </text:list-item>
                <text:list-item>
                  <text:p text:style-name="P235"><text:span text:style-name="Strong_20_Emphasis"><text:span text:style-name="T83">Cost price management:</text:span></text:span><text:span text:style-name="T30"> Shops can define and update the cost price of each product <text:tab/>(referencing Section 3.0.1.2.1.1.2 Add Product/Car). This information is for <text:tab/>internal shop management and might not be directly visible to customers.</text:span></text:p>
                </text:list-item>
              </text:list>
            </text:list-item>
          </text:list>
        </text:list-item>
        <text:list-item>
          <text:p text:style-name="P235"><text:span text:style-name="Strong_20_Emphasis">3.0.1.2.1.2.3.3 Processing:</text:span></text:p>
          <text:list>
            <text:list-item>
              <text:list>
                <text:list-item>
                  <text:p text:style-name="P235">Track and store product stock levels based on shop updates.</text:p>
                </text:list-item>
                <text:list-item>
                  <text:p text:style-name="P235">Maintain the association between products and their defined cost prices.</text:p>
                </text:list-item>
                <text:list-item>
                  <text:p text:style-name="P235">The system might implement safeguards to prevent negative stock quantities (e.g., <text:tab/>warnings or preventing stock reduction beyond available items).</text:p>
                </text:list-item>
              </text:list>
            </text:list-item>
          </text:list>
        </text:list-item>
        <text:list-item>
          <text:p text:style-name="P235"><text:span text:style-name="Strong_20_Emphasis">3.0.1.2.1.2.3.4 Outputs:</text:span></text:p>
          <text:list>
            <text:list-item>
              <text:list>
                <text:list-item>
                  <text:p text:style-name="P235">Display current stock levels for each product within the shop's profile (potentially <text:tab/>indicating low stock if predefined thresholds are reached).</text:p>
                </text:list-item>
                <text:list-item>
                  <text:p text:style-name="P235">Cost prices are for internal shop management and wouldn't be directly visible to <text:tab/>customers on the Shop Station.</text:p>
                </text:list-item>
              </text:list>
            </text:list-item>
          </text:list>
        </text:list-item>
      </text:list>
      <text:h text:style-name="Heading_20_3" text:outline-level="3"><text:soft-page-break/><text:span text:style-name="Strong_20_Emphasis"/></text:h>
      <text:h text:style-name="P80" text:outline-level="3"><text:span text:style-name="Strong_20_Emphasis"/></text:h>
      <text:h text:style-name="P80" text:outline-level="3"><text:span text:style-name="Strong_20_Emphasis"><text:span text:style-name="T230">3.0.1.2.1.3 Car Dealership shop:</text:span></text:span></text:h>
      <text:h text:style-name="P7" text:outline-level="4"><text:span text:style-name="Strong_20_Emphasis"><text:span text:style-name="T130">3.0.1.2.1.3.1 Add car make, model and location of shipping (1.2.3) #35</text:span></text:span></text:h>
      <text:list xml:id="list3593316394" text:style-name="L144">
        <text:list-item>
          <text:p text:style-name="P236"><text:span text:style-name="Strong_20_Emphasis">3.0.1.2.1.3.1.1 Introduction:</text:span></text:p>
        </text:list-item>
      </text:list>
      <text:p text:style-name="P6"><text:tab/><text:tab/>This section details the requirements for car dealerships to list their cars within <text:tab/><text:tab/><text:tab/><text:tab/>the Shop Station. The system should capture essential details to allow <text:tab/><text:tab/><text:tab/><text:tab/>users to browse and potentially purchase vehicles.</text:p>
      <text:list xml:id="list2699680521" text:style-name="L145">
        <text:list-item>
          <text:p text:style-name="P237"><text:span text:style-name="Strong_20_Emphasis">3.0.1.2.1.3.1.2 Inputs:</text:span></text:p>
        </text:list-item>
      </text:list>
      <text:p text:style-name="P6"><text:tab/><text:tab/>The system shall provide an interface for car dealerships to add car listings to <text:tab/><text:tab/><text:tab/><text:tab/>their Shop Station profiles. This interface could include:</text:p>
      <text:list xml:id="list189230737" text:style-name="L146">
        <text:list-item>
          <text:list>
            <text:list-item>
              <text:list>
                <text:list-item>
                  <text:p text:style-name="P238"><text:span text:style-name="Strong_20_Emphasis">Car details:</text:span></text:p>
                </text:list-item>
                <text:list-item>
                  <text:p text:style-name="P238">Car make and model year</text:p>
                </text:list-item>
                <text:list-item>
                  <text:p text:style-name="P238">Mileage</text:p>
                </text:list-item>
                <text:list-item>
                  <text:p text:style-name="P238">Additional details relevant to car dealerships (e.g., body type, transmission type, engine <text:tab/>specifications)</text:p>
                </text:list-item>
                <text:list-item>
                  <text:p text:style-name="P238"><text:span text:style-name="Strong_20_Emphasis"><text:span text:style-name="T83">Car condition:</text:span></text:span><text:span text:style-name="T30"> Options to specify the car's condition (e.g., new, used, certified pre-<text:tab/>owned).</text:span></text:p>
                </text:list-item>
                <text:list-item>
                  <text:p text:style-name="P238"><text:span text:style-name="Strong_20_Emphasis"><text:span text:style-name="T83">Car pictures:</text:span></text:span><text:span text:style-name="T30"> The system should allow uploading multiple pictures showcasing the <text:tab/>car's exterior, interior, and any relevant features (referencing Section 3.0.1.1.3.3 <text:tab/>Create new posts, add pictures from your car profile or from device).</text:span></text:p>
                </text:list-item>
                <text:list-item>
                  <text:p text:style-name="P238"><text:span text:style-name="Strong_20_Emphasis"><text:span text:style-name="T83">Car location (optional):</text:span></text:span><text:span text:style-name="T30"> Depending on the dealership's setup, the system could offer <text:tab/>options for specifying the car's location:</text:span></text:p>
                </text:list-item>
                <text:list-item>
                  <text:p text:style-name="P238"><text:span text:style-name="Strong_20_Emphasis"><text:span text:style-name="T83">Physical dealership location:</text:span></text:span><text:span text:style-name="T30"> If the dealership has a physical location, they could <text:tab/>specify the address or city where the car is available for viewing or pickup.</text:span></text:p>
                </text:list-item>
                <text:list-item>
                  <text:p text:style-name="P238"><text:span text:style-name="Strong_20_Emphasis"><text:span text:style-name="T83">Virtual showroom (future consideration):</text:span></text:span><text:span text:style-name="T30"> As a potential future enhancement, the <text:tab/>system could explore a virtual showroom concept where dealerships can <text:tab/>showcase their car inventory in a 3D or interactive environment.</text:span></text:p>
                </text:list-item>
                <text:list-item>
                  <text:p text:style-name="P238"><text:span text:style-name="Strong_20_Emphasis"><text:span text:style-name="T83">Price:</text:span></text:span><text:span text:style-name="T30"> The system should allow dealerships to define the asking price for each car.</text:span></text:p>
                </text:list-item>
              </text:list>
            </text:list-item>
          </text:list>
        </text:list-item>
        <text:list-item>
          <text:p text:style-name="P238"><text:span text:style-name="Strong_20_Emphasis">3.0.1.2.1.3.1.3 Processing:</text:span></text:p>
        </text:list-item>
      </text:list>
      <text:list xml:id="list1302595307" text:style-name="L147">
        <text:list-item>
          <text:p text:style-name="P239">Store the entered car details securely within the dealership's profile on the Shop Station.</text:p>
        </text:list-item>
        <text:list-item>
          <text:p text:style-name="P239">Associate car pictures with their corresponding car listings.</text:p>
        </text:list-item>
        <text:list-item>
          <text:p text:style-name="P239">Manage car location information based on the chosen option (physical address or virtual <text:tab/>showroom).</text:p>
        </text:list-item>
        <text:list-item>
          <text:p text:style-name="P239">Display car listings within the Shop Station, potentially categorized by car make, model, <text:tab/>or other relevant criteria.</text:p>
        </text:list-item>
      </text:list>
      <text:list xml:id="list3822704730" text:style-name="L148">
        <text:list-item>
          <text:p text:style-name="P240"><text:span text:style-name="Strong_20_Emphasis">3.0.1.2.1.3.1.4 Outputs:</text:span></text:p>
        </text:list-item>
      </text:list>
      <text:list xml:id="list427336997" text:style-name="L149">
        <text:list-item>
          <text:p text:style-name="P241">The system shall:</text:p>
        </text:list-item>
        <text:list-item>
          <text:p text:style-name="P241">Display car listings within the dealership's Shop Station profile, showcasing car details, <text:tab/>pictures, location information (if provided), and price.</text:p>
        </text:list-item>
        <text:list-item>
          <text:p text:style-name="P241">The system might integrate car listings into search functionalities within the Shop <text:tab/><text:tab/>Station, allowing users to discover cars based on their preferences (make, model, <text:tab/>price range, etc.).</text:p>
          <text:p text:style-name="P241"/>
        </text:list-item>
      </text:list>
      <text:h text:style-name="P7" text:outline-level="4"><text:soft-page-break/><text:span text:style-name="Strong_20_Emphasis"><text:span text:style-name="T130">3.0.1.2.1.3.2 Manage financing options (1.2.3) #36</text:span></text:span></text:h>
      <text:list xml:id="list803380543" text:style-name="L150">
        <text:list-item>
          <text:p text:style-name="P242"><text:span text:style-name="Strong_20_Emphasis">3.0.1.2.1.3.2.1 Introduction:</text:span></text:p>
        </text:list-item>
      </text:list>
      <text:p text:style-name="P9">This section explores the possibility of car dealerships offering financing options <text:tab/>through the Shop Station. Simplifying the car buying process by integrating <text:tab/>financing could be beneficial for both dealerships and customers.</text:p>
      <text:list xml:id="list2427573141" text:style-name="L151">
        <text:list-item>
          <text:p text:style-name="P243"><text:span text:style-name="Strong_20_Emphasis">3.0.1.2.1.3.2.2 Inputs:</text:span></text:p>
        </text:list-item>
      </text:list>
      <text:p text:style-name="P9">This section requires further definition based on the desired level of financing integration:</text:p>
      <text:list xml:id="list2136267841" text:style-name="L152">
        <text:list-item>
          <text:list>
            <text:list-item>
              <text:list>
                <text:list-item>
                  <text:list>
                    <text:list-item>
                      <text:list>
                        <text:list-item>
                          <text:p text:style-name="P244"><text:span text:style-name="Strong_20_Emphasis"><text:span text:style-name="T83">Informational display:</text:span></text:span><text:span text:style-name="T30"> The system could allow dealerships to display basic <text:tab/>information about available financing options (e.g., collaborating lenders, <text:tab/>loan terms). This might involve static content or links to the dealership's <text:tab/>website with detailed financing information.</text:span></text:p>
                        </text:list-item>
                        <text:list-item>
                          <text:p text:style-name="P244"><text:span text:style-name="Strong_20_Emphasis"><text:span text:style-name="T83">Direct integration (future consideration):</text:span></text:span><text:span text:style-name="T30"> As a complex future enhancement, <text:tab/>the system could explore integrating with financing partners, allowing <text:tab/>users to pre-qualify for loans or initiate the financing application process <text:tab/>directly within the Shop Station.</text:span></text:p>
                        </text:list-item>
                      </text:list>
                    </text:list-item>
                  </text:list>
                </text:list-item>
              </text:list>
            </text:list-item>
          </text:list>
        </text:list-item>
        <text:list-item>
          <text:p text:style-name="P244"><text:span text:style-name="Strong_20_Emphasis">3.0.1.2.1.3.2.3 Processing:</text:span></text:p>
          <text:list>
            <text:list-item>
              <text:p text:style-name="P244"><text:span text:style-name="Strong_20_Emphasis"><text:span text:style-name="T83">Informational display:</text:span></text:span><text:span text:style-name="T30"> The system would store and display the provided financing <text:tab/>information within the dealership's profile.</text:span></text:p>
            </text:list-item>
            <text:list-item>
              <text:p text:style-name="P244"><text:span text:style-name="Strong_20_Emphasis"><text:span text:style-name="T83">Direct integration (future consideration):</text:span></text:span><text:span text:style-name="T30"> A more complex integration with financing <text:tab/>partners would require establishing secure connections and data exchange protocols <text:tab/>to facilitate loan applications within the Shop Station.</text:span></text:p>
            </text:list-item>
          </text:list>
        </text:list-item>
        <text:list-item>
          <text:p text:style-name="P244"><text:span text:style-name="Strong_20_Emphasis">3.0.1.2.1.3.2.4 Outputs:</text:span></text:p>
          <text:list>
            <text:list-item>
              <text:p text:style-name="P244">The system's output would depend on the chosen approach:</text:p>
            </text:list-item>
            <text:list-item>
              <text:p text:style-name="P244"><text:span text:style-name="Strong_20_Emphasis"><text:span text:style-name="T83">Informational display:</text:span></text:span><text:span text:style-name="T30"> The system would display financing information for potential <text:tab/>customers to review within the dealership's profile.</text:span></text:p>
            </text:list-item>
            <text:list-item>
              <text:p text:style-name="P244"><text:span text:style-name="Strong_20_Emphasis"><text:span text:style-name="T83">Direct integration (future consideration):</text:span></text:span><text:span text:style-name="T30"> In a future scenario with direct financing <text:tab/>integration, the system could provide a user interface for loan applications and <text:tab/>potentially display pre-approval information or estimated loan terms.</text:span></text:p>
            </text:list-item>
          </text:list>
        </text:list-item>
      </text:list>
      <text:h text:style-name="P7" text:outline-level="4"><text:span text:style-name="Strong_20_Emphasis">3.0.1.2.1.3.3 Track test drive requests (1.2.3) #37</text:span></text:h>
      <text:list xml:id="list2083354843" text:style-name="L153">
        <text:list-item>
          <text:p text:style-name="P245"><text:span text:style-name="Strong_20_Emphasis">3.0.1.2.1.3.3.1 Introduction:</text:span></text:p>
        </text:list-item>
      </text:list>
      <text:p text:style-name="P9">This section details the functionality for car dealerships to track test drive requests from <text:tab/>potential customers through the Shop Station. This allows dealerships to manage <text:tab/>customer interactions and potentially schedule test drives.</text:p>
      <text:list xml:id="list2755481921" text:style-name="L154">
        <text:list-item>
          <text:p text:style-name="P246"><text:span text:style-name="Strong_20_Emphasis">3.0.1.2.1.3.3.2 Inputs:</text:span></text:p>
        </text:list-item>
      </text:list>
      <text:p text:style-name="P9">The system could provide two options for requesting test drives:</text:p>
      <text:list xml:id="list3336592547" text:style-name="L155">
        <text:list-item>
          <text:list>
            <text:list-item>
              <text:p text:style-name="P247"><text:span text:style-name="Strong_20_Emphasis"><text:span text:style-name="T83">Dedicated request form:</text:span></text:span><text:span text:style-name="T30"> The dealership profile could include a dedicated form where <text:tab/>users can submit test drive requests. This form might capture user information <text:tab/>(name, contact details) and preferred car details (specific model or selection criteria).</text:span></text:p>
            </text:list-item>
            <text:list-item>
              <text:p text:style-name="P247"><text:span text:style-name="Strong_20_Emphasis"><text:span text:style-name="T83">Contact information:</text:span></text:span><text:span text:style-name="T30"> Users could directly contact the dealership using the provided <text:tab/>contact information within the shop profile (referencing Section 3.0.1.2.1.1.1 Add <text:tab/>Shop Details).</text:span></text:p>
            </text:list-item>
          </text:list>
        </text:list-item>
        <text:list-item>
          <text:p text:style-name="P247"><text:span text:style-name="Strong_20_Emphasis"><text:span text:style-name="T118">3.0.1.2.1.3.3.3 </text:span></text:span><text:span text:style-name="T120">Processing:</text:span></text:p>
          <text:list>
            <text:list-item>
              <text:p text:style-name="P247">Capture test drive requests submitted through the dedicated form, including user <text:tab/>information and car preferences.</text:p>
            </text:list-item>
            <text:list-item>
              <text:p text:style-name="P247">If users choose to contact the dealership directly, the system wouldn't be directly <text:tab/>involved in <text:tab/>capturing that interaction, but the dealership's contact information should be readily <text:tab/>available within the profile.</text:p>
            </text:list-item>
          </text:list>
        </text:list-item>
        <text:list-item>
          <text:p text:style-name="P247"><text:soft-page-break/><text:span text:style-name="Strong_20_Emphasis">3.0.1.2.1.3.3.4 Outputs:</text:span></text:p>
          <text:list>
            <text:list-item>
              <text:p text:style-name="P247">Display submitted test drive requests within the dealership's profile management <text:tab/>interface, allowing them to review and manage these requests (e.g., contact <text:tab/>requester, schedule test drives).</text:p>
            </text:list-item>
            <text:list-item>
              <text:p text:style-name="P247">An alert or notification system could be implemented to inform dealerships about <text:tab/>new test drive requests (optional).</text:p>
            </text:list-item>
          </text:list>
        </text:list-item>
      </text:list>
      <text:h text:style-name="P4" text:outline-level="3"><text:span text:style-name="Strong_20_Emphasis">3.0.1.2.1.4 Generic Shop Features (applicable to all shops):</text:span></text:h>
      <text:h text:style-name="P7" text:outline-level="4"><text:span text:style-name="Strong_20_Emphasis">3.0.1.2.1.4.1 Manage promotions and discounts (1.2.3) #38</text:span></text:h>
      <text:p text:style-name="P9">This section builds upon the previously mentioned functionalities for managing offers <text:tab/>and discounts (Section 3.0.1.2.1.1.7 Make offers and flash sales) but expands it <text:tab/>to a more generic concept applicable to all shops within the Shop Station.</text:p>
      <text:p text:style-name="P9">The specific functionalities would remain similar to those described in Section <text:tab/>3.0.1.2.1.1.7, allowing shops to define and promote special offers, discounts, or <text:tab/>flash sales within their profiles.</text:p>
      <text:h text:style-name="P7" text:outline-level="4"><text:span text:style-name="Strong_20_Emphasis">3.0.1.2.1.4.2 Customer reviews and ratings (1.2.3) #39</text:span></text:h>
      <text:list xml:id="list1198770147" text:style-name="L156">
        <text:list-item>
          <text:list>
            <text:list-item>
              <text:p text:style-name="P248"><text:span text:style-name="Strong_20_Emphasis">3.0.1.2.1.4.2.1 Introduction:</text:span></text:p>
              <text:list>
                <text:list-item>
                  <text:list>
                    <text:list-item>
                      <text:p text:style-name="P248">This section explores the possibility of integrating a customer review and <text:tab/>rating <text:tab/>system for shops within the Shop Station. This can help build <text:tab/>trust and credibility for shops and inform purchasing decisions for <text:tab/>other users.</text:p>
                    </text:list-item>
                  </text:list>
                </text:list-item>
              </text:list>
            </text:list-item>
          </text:list>
        </text:list-item>
      </text:list>
      <text:list xml:id="list3261695162" text:style-name="L157">
        <text:list-item>
          <text:list>
            <text:list-item>
              <text:p text:style-name="P249"><text:span text:style-name="Strong_20_Emphasis">3.0.1.2.1.4.2.2 Inputs:</text:span></text:p>
              <text:list>
                <text:list-item>
                  <text:list>
                    <text:list-item>
                      <text:p text:style-name="P249">This section requires defining how customers can leave reviews and ratings:</text:p>
                    </text:list-item>
                    <text:list-item>
                      <text:p text:style-name="P249"><text:span text:style-name="Strong_20_Emphasis"><text:span text:style-name="T119">Post-purchase reviews:</text:span></text:span><text:span text:style-name="T117"> The system could prompt users to submit reviews <text:tab/>and ratings after completing a purchase from a shop. This review <text:tab/>might include:</text:span></text:p>
                    </text:list-item>
                    <text:list-item>
                      <text:p text:style-name="P249">Overall rating for the shop (e.g., star rating system).</text:p>
                    </text:list-item>
                    <text:list-item>
                      <text:p text:style-name="P249">Optional text review where customers can elaborate on their experience <text:tab/>(positive or negative).</text:p>
                    </text:list-item>
                    <text:list-item>
                      <text:p text:style-name="P249"><text:span text:style-name="Strong_20_Emphasis"><text:span text:style-name="T119">Direct review option (optional):</text:span></text:span><text:span text:style-name="T117"> As an alternative, the system could <text:tab/>explore allowing users to leave reviews even if they haven't made a <text:tab/>purchase yet (e.g., based on customer service interactions).</text:span></text:p>
                    </text:list-item>
                  </text:list>
                </text:list-item>
              </text:list>
            </text:list-item>
            <text:list-item>
              <text:p text:style-name="P249"><text:span text:style-name="Strong_20_Emphasis">3.0.1.2.1.4.2.3 Processing:</text:span></text:p>
              <text:list>
                <text:list-item>
                  <text:p text:style-name="P249">Store submitted reviews and ratings associated with the corresponding shop.</text:p>
                </text:list-item>
                <text:list-item>
                  <text:p text:style-name="P249">The system might implement mechanisms to prevent abuse (e.g., limiting review <text:tab/>frequency per user, flagging inappropriate content).</text:p>
                </text:list-item>
              </text:list>
            </text:list-item>
            <text:list-item>
              <text:p text:style-name="P249"><text:span text:style-name="Strong_20_Emphasis">3.0.1.2.1.4.2.4 Outputs:</text:span></text:p>
              <text:list>
                <text:list-item>
                  <text:list>
                    <text:list-item>
                      <text:p text:style-name="P249">Display customer reviews and ratings within the shop's profile. This could <text:tab/>include an average rating score and the option to view individual <text:tab/>reviews.</text:p>
                    </text:list-item>
                    <text:list-item>
                      <text:p text:style-name="P249">The system should implement mechanisms to ensure review authenticity and <text:tab/>transparency (e.g., indicating if a review is from a verified purchaser).</text:p>
                    </text:list-item>
                  </text:list>
                </text:list-item>
              </text:list>
            </text:list-item>
          </text:list>
        </text:list-item>
      </text:list>
      <text:h text:style-name="P55" text:outline-level="4"><text:span text:style-name="Strong_20_Emphasis"/></text:h>
      <text:h text:style-name="P284" text:outline-level="4"><text:span text:style-name="Strong_20_Emphasis"/></text:h>
      <text:h text:style-name="P284" text:outline-level="4"><text:span text:style-name="Strong_20_Emphasis"/></text:h>
      <text:h text:style-name="P284" text:outline-level="4"><text:span text:style-name="Strong_20_Emphasis"/></text:h>
      <text:h text:style-name="P65" text:outline-level="4"><text:soft-page-break/><text:span text:style-name="Strong_20_Emphasis">3.0.1.2.1.4.3 Manage Favorite Shops (1.2.3) #40</text:span></text:h>
      <text:list xml:id="list608550024" text:style-name="L158">
        <text:list-item>
          <text:list>
            <text:list-item>
              <text:p text:style-name="P250"><text:span text:style-name="Strong_20_Emphasis">3.0.1.2.1.4.3.1 Introduction:</text:span></text:p>
            </text:list-item>
          </text:list>
        </text:list-item>
      </text:list>
      <text:p text:style-name="P10">This section details the functionality for users to create a list of favorite shops <text:tab/>within the Shop Station. This allows users to easily revisit shops they're <text:tab/>interested in and potentially receive notifications about promotions or new <text:tab/>products.</text:p>
      <text:list xml:id="list4134411690" text:style-name="L159">
        <text:list-item>
          <text:list>
            <text:list-item>
              <text:p text:style-name="P251"><text:span text:style-name="Strong_20_Emphasis">3.0.1.2.1.4.3.2 Inputs:</text:span></text:p>
            </text:list-item>
          </text:list>
        </text:list-item>
      </text:list>
      <text:p text:style-name="P6"><text:tab/><text:tab/>The system shall provide a mechanism for users to mark shops as favorites:</text:p>
      <text:list xml:id="list2849869011" text:style-name="L160">
        <text:list-item>
          <text:list>
            <text:list-item>
              <text:list>
                <text:list-item>
                  <text:list>
                    <text:list-item>
                      <text:p text:style-name="P252"><text:span text:style-name="Strong_20_Emphasis"><text:span text:style-name="T83">Favorite button:</text:span></text:span><text:span text:style-name="T30"> A dedicated "favorite" button could be displayed within <text:tab/>shop profiles, allowing users to add the shop to their favorites list with <text:tab/>a single click.</text:span></text:p>
                    </text:list-item>
                    <text:list-item>
                      <text:p text:style-name="P252"><text:span text:style-name="Strong_20_Emphasis"><text:span text:style-name="T83">Favorites list management:</text:span></text:span><text:span text:style-name="T30"> The system should provide a dedicated <text:tab/>section within the user profile where they can view and manage their <text:tab/>list of favorite shops.</text:span></text:p>
                    </text:list-item>
                  </text:list>
                </text:list-item>
              </text:list>
            </text:list-item>
            <text:list-item>
              <text:p text:style-name="P252"><text:span text:style-name="Strong_20_Emphasis">3.0.1.2.1.4.3.3 Processing:</text:span></text:p>
              <text:list>
                <text:list-item>
                  <text:list>
                    <text:list-item>
                      <text:p text:style-name="P252">Store user- favorited shops within the user's account data.</text:p>
                    </text:list-item>
                  </text:list>
                </text:list-item>
              </text:list>
            </text:list-item>
            <text:list-item>
              <text:p text:style-name="P252"><text:span text:style-name="Strong_20_Emphasis">3.0.1.2.1.4.3.4 Outputs:</text:span></text:p>
              <text:list>
                <text:list-item>
                  <text:list>
                    <text:list-item>
                      <text:p text:style-name="P252">Indicate within shop profiles if a user has favorited the shop (e.g., a <text:tab/>highlighted "favorite" button).</text:p>
                    </text:list-item>
                    <text:list-item>
                      <text:p text:style-name="P252">Provide a dedicated section within the user profile to display the list of <text:tab/>favorited <text:tab/>shops for easy access.</text:p>
                    </text:list-item>
                  </text:list>
                </text:list-item>
              </text:list>
            </text:list-item>
          </text:list>
        </text:list-item>
      </text:list>
      <text:h text:style-name="P7" text:outline-level="4">3.0.1.2.1.4.4 Order Management (1.2.3) #41</text:h>
      <text:list xml:id="list224134663" text:style-name="L161">
        <text:list-item>
          <text:list>
            <text:list-item>
              <text:p text:style-name="P253"><text:span text:style-name="Strong_20_Emphasis">3.0.1.2.1.4.4.1 Introduction:</text:span></text:p>
            </text:list-item>
          </text:list>
        </text:list-item>
      </text:list>
      <text:p text:style-name="P9">This section details the functionalities for shops to manage customer orders placed through the Shop Station. Efficient order management is crucial for fulfilling purchases and maintaining customer satisfaction.</text:p>
      <text:list xml:id="list2842085915" text:style-name="L162">
        <text:list-item>
          <text:list>
            <text:list-item>
              <text:p text:style-name="P254"><text:span text:style-name="Strong_20_Emphasis">3.0.1.2.1.4.4.2 Inputs:</text:span></text:p>
            </text:list-item>
          </text:list>
        </text:list-item>
      </text:list>
      <text:p text:style-name="P9">The system shall provide functionalities for shops to handle customer orders:</text:p>
      <text:list xml:id="list3625789557" text:style-name="L163">
        <text:list-item>
          <text:list>
            <text:list-item>
              <text:list>
                <text:list-item>
                  <text:list>
                    <text:list-item>
                      <text:p text:style-name="P255"><text:span text:style-name="Strong_20_Emphasis"><text:span text:style-name="T83">Order list:</text:span></text:span><text:span text:style-name="T30"> The system should display a list of all received orders within the shop's <text:tab/>profile management interface. This list could include:</text:span></text:p>
                    </text:list-item>
                    <text:list-item>
                      <text:p text:style-name="P255">Order details (customer information, ordered products, total price).</text:p>
                    </text:list-item>
                    <text:list-item>
                      <text:p text:style-name="P255">Order status (e.g., pending, processing, shipped, delivered).</text:p>
                    </text:list-item>
                  </text:list>
                </text:list-item>
                <text:list-item>
                  <text:p text:style-name="P255"><text:span text:style-name="Strong_20_Emphasis"><text:span text:style-name="T83">Order status updates:</text:span></text:span><text:span text:style-name="T30"> Shops should be able to update the status of orders as they <text:tab/>progress through the fulfillment process (e.g., marking an order as "shipped" <text:tab/>after sending the products).</text:span></text:p>
                </text:list-item>
              </text:list>
            </text:list-item>
            <text:list-item>
              <text:p text:style-name="P255"><text:span text:style-name="Strong_20_Emphasis">3.0.1.2.1.4.4.3 Processing:</text:span></text:p>
              <text:list>
                <text:list-item>
                  <text:list>
                    <text:list-item>
                      <text:p text:style-name="P255">Store order information securely within the system.</text:p>
                    </text:list-item>
                    <text:list-item>
                      <text:p text:style-name="P255">Track the status of each order based on shop updates.</text:p>
                    </text:list-item>
                    <text:list-item>
                      <text:p text:style-name="P255">The system could offer optional functionalities to integrate with shipping providers <text:tab/>(future consideration). This integration could automate tasks like generating <text:tab/>shipping labels or tracking shipment progress.</text:p>
                    </text:list-item>
                  </text:list>
                </text:list-item>
              </text:list>
            </text:list-item>
          </text:list>
        </text:list-item>
      </text:list>
      <text:p text:style-name="P8"/>
      <text:p text:style-name="P8"/>
      <text:p text:style-name="P8"/>
      <text:p text:style-name="P8"/>
      <text:p text:style-name="P8"/>
      <text:p text:style-name="P8"/>
      <text:p text:style-name="P8"/>
      <text:list xml:id="list25702247819573" text:continue-numbering="true" text:style-name="L163">
        <text:list-item>
          <text:list>
            <text:list-item>
              <text:p text:style-name="P255"><text:soft-page-break/><text:span text:style-name="Strong_20_Emphasis">3.0.1.2.1.4.4.4 Outputs:</text:span></text:p>
              <text:list>
                <text:list-item>
                  <text:list>
                    <text:list-item>
                      <text:p text:style-name="P255">Provide shops with a clear overview of their orders within the profile management <text:tab/>interface.</text:p>
                    </text:list-item>
                    <text:list-item>
                      <text:p text:style-name="P255">The order list should display relevant information and allow shops to update order <text:tab/>statuses as needed.</text:p>
                    </text:list-item>
                    <text:list-item>
                      <text:p text:style-name="P255">Order confirmation emails could be automatically sent to customers upon order <text:tab/>placement (with order details and estimated delivery timeframe). Shops <text:tab/>might also have the option to send additional notifications to customers <text:tab/>regarding order status updates (e.g., shipment confirmation).</text:p>
                    </text:list-item>
                  </text:list>
                </text:list-item>
              </text:list>
            </text:list-item>
          </text:list>
        </text:list-item>
      </text:list>
      <text:h text:style-name="P7" text:outline-level="4"><text:span text:style-name="Strong_20_Emphasis">3.0.1.2.1.4.5 Manage communication with customers (1.2.3) #42</text:span></text:h>
      <text:list xml:id="list3713261128" text:style-name="L164">
        <text:list-item>
          <text:list>
            <text:list-item>
              <text:p text:style-name="P256"><text:span text:style-name="Strong_20_Emphasis">3.0.1.2.1.4.5.1 Introduction:</text:span></text:p>
            </text:list-item>
          </text:list>
        </text:list-item>
      </text:list>
      <text:p text:style-name="P9">This section explores functionalities for shops to communicate with customers regarding <text:tab/>their orders or inquiries. Effective communication builds trust and ensures a <text:tab/>smooth shopping experience.</text:p>
      <text:list xml:id="list556677975" text:style-name="L165">
        <text:list-item>
          <text:list>
            <text:list-item>
              <text:p text:style-name="P257"><text:span text:style-name="Strong_20_Emphasis">3.0.1.2.1.4.5.2 Inputs:</text:span></text:p>
            </text:list-item>
          </text:list>
        </text:list-item>
      </text:list>
      <text:p text:style-name="P6"><text:tab/><text:tab/>The system could provide two options for shop-customer communication:</text:p>
      <text:list xml:id="list936196877" text:style-name="L166">
        <text:list-item>
          <text:list>
            <text:list-item>
              <text:list>
                <text:list-item>
                  <text:list>
                    <text:list-item>
                      <text:p text:style-name="P258"><text:span text:style-name="Strong_20_Emphasis"><text:span text:style-name="T83">Order-related messages:</text:span></text:span><text:span text:style-name="T30"> The system could facilitate message exchange directly <text:tab/>within the context of an order. This allows shops to communicate about order <text:tab/>details, clarifications, or potential issues.</text:span></text:p>
                    </text:list-item>
                    <text:list-item>
                      <text:p text:style-name="P258"><text:span text:style-name="Strong_20_Emphasis"><text:span text:style-name="T83">General inquiries:</text:span></text:span><text:span text:style-name="T30"> The system might offer a general messaging functionality within <text:tab/>the Shop Station, allowing customers to send inquiries to shops directly <text:tab/>through their profiles (beyond order-specific communication).</text:span></text:p>
                    </text:list-item>
                  </text:list>
                </text:list-item>
              </text:list>
            </text:list-item>
            <text:list-item>
              <text:p text:style-name="P258"><text:span text:style-name="Strong_20_Emphasis">3.0.1.2.1.4.5.3 Processing:</text:span></text:p>
              <text:list>
                <text:list-item>
                  <text:list>
                    <text:list-item>
                      <text:p text:style-name="P258">Store message threads between shops and customers securely within the system.</text:p>
                    </text:list-item>
                    <text:list-item>
                      <text:p text:style-name="P258">The system might implement features like message notification or read receipts <text:tab/>(optional).</text:p>
                    </text:list-item>
                  </text:list>
                </text:list-item>
              </text:list>
            </text:list-item>
            <text:list-item>
              <text:p text:style-name="P258"><text:span text:style-name="Strong_20_Emphasis">3.0.1.2.1.4.5.4 Outputs:</text:span></text:p>
              <text:list>
                <text:list-item>
                  <text:p text:style-name="P258">Provide an interface for shops to access and manage order-related messages and <text:tab/>potentially general inquiries from customers.</text:p>
                </text:list-item>
                <text:list-item>
                  <text:p text:style-name="P258">Customers should be able to view message history and send new messages to shops <text:tab/>through the Shop Station platform.</text:p>
                </text:list-item>
              </text:list>
            </text:list-item>
          </text:list>
        </text:list-item>
      </text:list>
      <text:h text:style-name="P4" text:outline-level="3"><text:span text:style-name="Strong_20_Emphasis">3.0.1.2.1.4.6 Search Functionality (1.2.3) #43</text:span></text:h>
      <text:list xml:id="list908362082" text:style-name="L167">
        <text:list-item>
          <text:list>
            <text:list-item>
              <text:p text:style-name="P259"><text:span text:style-name="Strong_20_Emphasis">3.0.1.2.1.4.6.1 Introduction:</text:span></text:p>
            </text:list-item>
          </text:list>
        </text:list-item>
      </text:list>
      <text:p text:style-name="P6"><text:tab/>This section highlights the importance of a robust search functionality within the Shop <text:tab/><text:tab/><text:tab/>Station. This allows users to easily find products or shops based on their needs <text:tab/><text:tab/><text:tab/>and preferences.</text:p>
      <text:list xml:id="list1162469147" text:style-name="L168">
        <text:list-item>
          <text:list>
            <text:list-item>
              <text:p text:style-name="P260"><text:span text:style-name="Strong_20_Emphasis">3.0.1.2.1.4.6.2 Inputs:</text:span></text:p>
            </text:list-item>
          </text:list>
        </text:list-item>
      </text:list>
      <text:p text:style-name="P6"><text:tab/>The system shall provide a search bar that allows users to enter keywords or search <text:tab/><text:tab/><text:tab/>criteria. This search functionality could encompass:</text:p>
      <text:list xml:id="list356306723" text:style-name="L169">
        <text:list-item>
          <text:list>
            <text:list-item>
              <text:list>
                <text:list-item>
                  <text:p text:style-name="P261"><text:span text:style-name="Strong_20_Emphasis"><text:span text:style-name="T83">Product search:</text:span></text:span><text:span text:style-name="T30"> Users can search for products by name, category, brand (if applicable), <text:tab/>or specific keywords within product descriptions.</text:span></text:p>
                </text:list-item>
                <text:list-item>
                  <text:p text:style-name="P261"><text:span text:style-name="Strong_20_Emphasis"><text:span text:style-name="T83">Shop search:</text:span></text:span><text:span text:style-name="T30"> Users can search for shops by name, location (if provided), or category <text:tab/>(e.g., auto parts shops, car dealerships).</text:span></text:p>
                </text:list-item>
              </text:list>
            </text:list-item>
            <text:list-item>
              <text:p text:style-name="P261"><text:span text:style-name="Strong_20_Emphasis">3.0.1.2.1.4.6.3 Processing:</text:span></text:p>
              <text:list>
                <text:list-item>
                  <text:list>
                    <text:list-item>
                      <text:p text:style-name="P261">Utilize search algorithms to match user queries with relevant products or shops <text:tab/>within the Shop Station.</text:p>
                    </text:list-item>
                    <text:list-item>
                      <text:p text:style-name="P261"><text:soft-page-break/>The search functionality might consider filtering options to refine results (e.g., price <text:tab/>range, product condition, shop location).</text:p>
                    </text:list-item>
                  </text:list>
                </text:list-item>
              </text:list>
            </text:list-item>
            <text:list-item>
              <text:p text:style-name="P261"><text:span text:style-name="Strong_20_Emphasis">3.0.1.2.1.4.6.4 Outputs:</text:span></text:p>
              <text:list>
                <text:list-item>
                  <text:list>
                    <text:list-item>
                      <text:p text:style-name="P261">Display search results based on user queries.</text:p>
                    </text:list-item>
                  </text:list>
                </text:list-item>
              </text:list>
            </text:list-item>
          </text:list>
        </text:list-item>
      </text:list>
      <text:list xml:id="list2239796862" text:style-name="L170">
        <text:list-item>
          <text:list>
            <text:list-item>
              <text:list>
                <text:list-item>
                  <text:list>
                    <text:list-item>
                      <text:p text:style-name="P262">Search results should be clear and informative, including product details (name, <text:tab/>image, price, shop), or shop details (name, location, category) depending on <text:tab/>the search type.</text:p>
                    </text:list-item>
                    <text:list-item>
                      <text:p text:style-name="P262">The system might implement features like search history or suggested searches to <text:tab/>enhance user experience (optional).</text:p>
                    </text:list-item>
                  </text:list>
                </text:list-item>
              </text:list>
            </text:list-item>
          </text:list>
        </text:list-item>
      </text:list>
      <text:h text:style-name="P7" text:outline-level="4"><text:span text:style-name="Strong_20_Emphasis">3.0.1.2.1.4.7 User Accounts (1.2.3) #44</text:span></text:h>
      <text:list xml:id="list1278035548" text:style-name="L171">
        <text:list-item>
          <text:list>
            <text:list-item>
              <text:list>
                <text:list-item>
                  <text:list>
                    <text:list-item>
                      <text:p text:style-name="P263"><text:span text:style-name="Strong_20_Emphasis">3.0.1.2.1.4.7.1 Introduction:</text:span></text:p>
                    </text:list-item>
                  </text:list>
                </text:list-item>
              </text:list>
            </text:list-item>
          </text:list>
        </text:list-item>
      </text:list>
      <text:p text:style-name="P9">This section outlines the requirements for user accounts within the Shop Station.<text:tab/>User <text:tab/>accounts allow for personalized experiences, order tracking, and potentially <text:tab/>managing favorite shops or reviews.</text:p>
      <text:list xml:id="list3879332860" text:style-name="L172">
        <text:list-item>
          <text:list>
            <text:list-item>
              <text:list>
                <text:list-item>
                  <text:list>
                    <text:list-item>
                      <text:p text:style-name="P264"><text:span text:style-name="Strong_20_Emphasis">3.0.1.2.1.4.7.2 Inputs:</text:span></text:p>
                    </text:list-item>
                  </text:list>
                </text:list-item>
              </text:list>
            </text:list-item>
          </text:list>
        </text:list-item>
      </text:list>
      <text:p text:style-name="P9">The system shall provide a user registration process:</text:p>
      <text:list xml:id="list1418485436" text:style-name="L173">
        <text:list-item>
          <text:list>
            <text:list-item>
              <text:list>
                <text:list-item>
                  <text:list>
                    <text:list-item>
                      <text:list>
                        <text:list-item>
                          <text:list>
                            <text:list-item>
                              <text:list>
                                <text:list-item>
                                  <text:p text:style-name="P265">Users should be able to create accounts using an email address and <text:tab/>password.</text:p>
                                </text:list-item>
                                <text:list-item>
                                  <text:p text:style-name="P265">The system might require additional information during registration (e.g., <text:tab/>name, shipping address for future purchases).</text:p>
                                </text:list-item>
                              </text:list>
                            </text:list-item>
                          </text:list>
                        </text:list-item>
                      </text:list>
                    </text:list-item>
                    <text:list-item>
                      <text:p text:style-name="P265"><text:span text:style-name="Strong_20_Emphasis">3.0.1.2.1.4.7.3 Processing:</text:span></text:p>
                      <text:list>
                        <text:list-item>
                          <text:list>
                            <text:list-item>
                              <text:list>
                                <text:list-item>
                                  <text:p text:style-name="P265">Securely store user registration information within the system's database.</text:p>
                                </text:list-item>
                                <text:list-item>
                                  <text:p text:style-name="P265">Implement mechanisms to ensure password security (e.g., password <text:tab/>hashing).</text:p>
                                </text:list-item>
                              </text:list>
                            </text:list-item>
                          </text:list>
                        </text:list-item>
                      </text:list>
                    </text:list-item>
                    <text:list-item>
                      <text:p text:style-name="P265"><text:span text:style-name="Strong_20_Emphasis">3.0.1.2.1.4.7.4 Outputs:</text:span></text:p>
                      <text:list>
                        <text:list-item>
                          <text:list>
                            <text:list-item>
                              <text:list>
                                <text:list-item>
                                  <text:p text:style-name="P265">Provide a login interface for users to access their accounts after <text:tab/>successful registration.</text:p>
                                </text:list-item>
                                <text:list-item>
                                  <text:p text:style-name="P265">User accounts should offer functionalities like:</text:p>
                                </text:list-item>
                                <text:list-item>
                                  <text:p text:style-name="P265">Viewing order history (if any).</text:p>
                                </text:list-item>
                                <text:list-item>
                                  <text:p text:style-name="P265">Managing favorite shops (referencing Section 3.0.1.2.1.4.3 Manage <text:tab/>Favorite Shops).</text:p>
                                </text:list-item>
                                <text:list-item>
                                  <text:p text:style-name="P265">Accessing and leaving reviews (referencing Section 3.0.1.2.1.4.2 <text:tab/>Customer reviews and ratings).</text:p>
                                </text:list-item>
                                <text:list-item>
                                  <text:p text:style-name="P265">Updating user information (name, email, etc.).</text:p>
                                </text:list-item>
                              </text:list>
                            </text:list-item>
                          </text:list>
                        </text:list-item>
                      </text:list>
                    </text:list-item>
                  </text:list>
                </text:list-item>
              </text:list>
            </text:list-item>
          </text:list>
        </text:list-item>
      </text:list>
      <text:h text:style-name="P7" text:outline-level="4"><text:span text:style-name="Strong_20_Emphasis">3.0.1.2.1.4.8 Shopping Cart and Checkout (1.2.3) #45</text:span></text:h>
      <text:list xml:id="list128678833" text:style-name="L174">
        <text:list-item>
          <text:list>
            <text:list-item>
              <text:list>
                <text:list-item>
                  <text:list>
                    <text:list-item>
                      <text:p text:style-name="P266"><text:span text:style-name="Strong_20_Emphasis">3.0.1.2.1.4.8.1 Introduction:</text:span></text:p>
                    </text:list-item>
                  </text:list>
                </text:list-item>
              </text:list>
            </text:list-item>
          </text:list>
        </text:list-item>
      </text:list>
      <text:p text:style-name="P10">This section details the functionalities for users to add items to a shopping cart, <text:tab/>proceed to checkout, and potentially complete purchases from shops <text:tab/>within the Shop Station.</text:p>
      <text:list xml:id="list2790316036" text:style-name="L175">
        <text:list-item>
          <text:list>
            <text:list-item>
              <text:list>
                <text:list-item>
                  <text:list>
                    <text:list-item>
                      <text:p text:style-name="P267"><text:span text:style-name="Strong_20_Emphasis">3.0.1.2.1.4.8.2 Inputs:</text:span></text:p>
                    </text:list-item>
                  </text:list>
                </text:list-item>
              </text:list>
            </text:list-item>
          </text:list>
        </text:list-item>
      </text:list>
      <text:p text:style-name="P10">The system shall provide functionalities for users to manage their shopping cart:</text:p>
      <text:list xml:id="list1211119601" text:style-name="L176">
        <text:list-item>
          <text:list>
            <text:list-item>
              <text:list>
                <text:list-item>
                  <text:list>
                    <text:list-item>
                      <text:list>
                        <text:list-item>
                          <text:p text:style-name="P268"><text:span text:style-name="Strong_20_Emphasis"><text:span text:style-name="T83">Adding products:</text:span></text:span><text:span text:style-name="T30"> Users can add products to their cart from individual shop <text:tab/>profiles. This might involve a "Add to Cart" button displayed with each <text:tab/>product.</text:span></text:p>
                        </text:list-item>
                        <text:list-item>
                          <text:p text:style-name="P268"><text:span text:style-name="Strong_20_Emphasis"><text:span text:style-name="T83">Viewing cart:</text:span></text:span><text:span text:style-name="T30"> Users can view the contents of their shopping cart, including <text:tab/>product details, quantities, and total price.</text:span></text:p>
                        </text:list-item>
                        <text:list-item>
                          <text:p text:style-name="P268"><text:soft-page-break/><text:span text:style-name="Strong_20_Emphasis"><text:span text:style-name="T83">Modifying cart:</text:span></text:span><text:span text:style-name="T30"> Users can modify the quantities of items in their cart or remove <text:tab/>items entirely before proceeding to checkout.</text:span></text:p>
                        </text:list-item>
                      </text:list>
                      <text:p text:style-name="P268"><text:span text:style-name="Strong_20_Emphasis"/></text:p>
                    </text:list-item>
                    <text:list-item>
                      <text:p text:style-name="P268"><text:span text:style-name="Strong_20_Emphasis">3.0.1.2.1.4.8.3 Processing:</text:span></text:p>
                      <text:list>
                        <text:list-item>
                          <text:p text:style-name="P268">Track items added to the user's shopping cart.</text:p>
                        </text:list-item>
                        <text:list-item>
                          <text:p text:style-name="P268">Calculate the total order price based on product prices and quantities in the cart.</text:p>
                        </text:list-item>
                        <text:list-item>
                          <text:p text:style-name="P268">The system might integrate with payment gateways to process purchases <text:tab/>securely (future consideration).</text:p>
                        </text:list-item>
                      </text:list>
                    </text:list-item>
                    <text:list-item>
                      <text:p text:style-name="P268"><text:span text:style-name="Strong_20_Emphasis">3.0.1.2.1.4.8.4 Outputs:</text:span></text:p>
                    </text:list-item>
                  </text:list>
                </text:list-item>
              </text:list>
            </text:list-item>
          </text:list>
        </text:list-item>
      </text:list>
      <text:list xml:id="list2401830736" text:style-name="L177">
        <text:list-item>
          <text:list>
            <text:list-item>
              <text:list>
                <text:list-item>
                  <text:list>
                    <text:list-item>
                      <text:list>
                        <text:list-item>
                          <text:p text:style-name="P269">Provide a shopping cart interface for users to view and manage their cart contents.</text:p>
                        </text:list-item>
                        <text:list-item>
                          <text:p text:style-name="P269">The checkout process should guide users through steps like:</text:p>
                        </text:list-item>
                        <text:list-item>
                          <text:p text:style-name="P269">Reviewing cart items and quantities.</text:p>
                        </text:list-item>
                        <text:list-item>
                          <text:p text:style-name="P269">Providing shipping information (if applicable).</text:p>
                        </text:list-item>
                        <text:list-item>
                          <text:p text:style-name="P269">Choosing a payment method (future integration with payment gateways).</text:p>
                        </text:list-item>
                        <text:list-item>
                          <text:p text:style-name="P269">Order confirmation with a summary of purchase details.</text:p>
                        </text:list-item>
                      </text:list>
                    </text:list-item>
                  </text:list>
                </text:list-item>
              </text:list>
            </text:list-item>
            <text:list-item>
              <text:p text:style-name="P269"><text:span text:style-name="Strong_20_Emphasis">3.1. Security Considerations:</text:span></text:p>
            </text:list-item>
          </text:list>
        </text:list-item>
      </text:list>
      <text:p text:style-name="P8"><text:tab/><text:tab/><text:tab/><text:tab/>The following sections outline general security considerations for the <text:tab/><text:tab/><text:tab/><text:tab/><text:tab/><text:tab/>Rabbeshly Station system:</text:p>
      <text:list xml:id="list3790898313" text:style-name="L178">
        <text:list-item>
          <text:list>
            <text:list-item>
              <text:list>
                <text:list-item>
                  <text:list>
                    <text:list-item>
                      <text:list>
                        <text:list-item>
                          <text:p text:style-name="P270"><text:span text:style-name="Strong_20_Emphasis"><text:span text:style-name="T83">3.1.1 User Authentication:</text:span></text:span><text:span text:style-name="T30"> The system shall implement strong user <text:tab/>authentication mechanisms to prevent unauthorized access to accounts <text:tab/>and data. This could involve password hashing, two-factor authentication <text:tab/>(optional), and session management.</text:span></text:p>
                        </text:list-item>
                        <text:list-item>
                          <text:p text:style-name="P270"><text:span text:style-name="Strong_20_Emphasis"><text:span text:style-name="T83">3.1.2 Data Encryption:</text:span></text:span><text:span text:style-name="T30"> Sensitive user data (e.g., passwords, payment <text:tab/>information) should be encrypted at rest and in transit.</text:span></text:p>
                        </text:list-item>
                        <text:list-item>
                          <text:p text:style-name="P270"><text:span text:style-name="Strong_20_Emphasis"><text:span text:style-name="T83">3.1.3 System Access Control:</text:span></text:span><text:span text:style-name="T30"> The system shall implement access controls to <text:tab/>restrict unauthorized access to sensitive functionalities or data. This <text:tab/>involves defining user roles and permissions within the system.</text:span></text:p>
                        </text:list-item>
                        <text:list-item>
                          <text:p text:style-name="P270"><text:span text:style-name="Strong_20_Emphasis"><text:span text:style-name="T83">3.1.4 Regular Security Audits:</text:span></text:span><text:span text:style-name="T30"> The system should undergo regular security <text:tab/>audits <text:tab/>to identify and address potential vulnerabilities.</text:span></text:p>
                        </text:list-item>
                        <text:list-item>
                          <text:p text:style-name="P270"><text:span text:style-name="Strong_20_Emphasis"><text:span text:style-name="T83">3.1.5 Secure Coding Practices:</text:span></text:span><text:span text:style-name="T30"> Secure coding practices should be followed <text:tab/>during <text:tab/>the development process to minimize security risks introduced by <text:tab/>software vulnerabilities.</text:span></text:p>
                        </text:list-item>
                      </text:list>
                    </text:list-item>
                  </text:list>
                </text:list-item>
              </text:list>
            </text:list-item>
          </text:list>
        </text:list-item>
      </text:list>
      <text:p text:style-name="P8"><text:span text:style-name="Strong_20_Emphasis"/></text:p>
      <text:h text:style-name="P3" text:outline-level="1"><text:soft-page-break/><text:span text:style-name="Strong_20_Emphasis">3.2. Additional Considerations:</text:span></text:h>
      <text:h text:style-name="P5" text:outline-level="2"><text:span text:style-name="Strong_20_Emphasis"><text:span text:style-name="T83">3.2.1 Performance and Scalability:</text:span></text:span><text:span text:style-name="T30"> The system should be designed to handle a growing user <text:tab/>base and increasing shop registrations. This involves optimizing performance for search <text:tab/>functionalities, product listings, and order processing to ensure a smooth user experience. <text:tab/>Scalability considerations ensure the system can accommodate future growth without <text:tab/>performance degradation.</text:span></text:h>
      <text:h text:style-name="P5" text:outline-level="2"><text:span text:style-name="Strong_20_Emphasis"><text:span text:style-name="T83">3.2.2 System Monitoring and Logging:</text:span></text:span><text:span text:style-name="T30"> The system should implement monitoring and logging <text:tab/>mechanisms to track system activity, identify errors, and troubleshoot potential issues.</text:span></text:h>
      <text:h text:style-name="P5" text:outline-level="2"><text:span text:style-name="Strong_20_Emphasis"><text:span text:style-name="T83">3.2.3 User Interface (UI) and User Experience (UX):</text:span></text:span><text:span text:style-name="T30"> The Shop Station user interface should <text:tab/>be intuitive, user-friendly, and visually appealing. This includes a focus on clear <text:tab/>navigation, informative product listings, and a smooth shopping experience.</text:span></text:h>
      <text:h text:style-name="P5" text:outline-level="2"><text:span text:style-name="Strong_20_Emphasis"><text:span text:style-name="T83">3.2.4 Integrations (optional):</text:span></text:span><text:span text:style-name="T30"> The system might consider future integrations with external <text:tab/>services to enhance functionalities. This could involve:</text:span></text:h>
      <text:h text:style-name="P52" text:outline-level="3"><text:span text:style-name="Strong_20_Emphasis"><text:span text:style-name="T83">Payment gateways:</text:span></text:span><text:span text:style-name="T30"> Secure integration with payment gateways would allow <text:tab/>users to complete online purchases within the Shop Station.</text:span></text:h>
      <text:h text:style-name="P52" text:outline-level="3"><text:span text:style-name="Strong_20_Emphasis"><text:span text:style-name="T83">Shipping providers:</text:span></text:span><text:span text:style-name="T30"> Integration with shipping providers could automate tasks <text:tab/>like generating shipping labels or tracking shipment progress.</text:span></text:h>
      <text:h text:style-name="P52" text:outline-level="3"><text:span text:style-name="Strong_20_Emphasis"><text:span text:style-name="T83">Social media platforms:</text:span></text:span><text:span text:style-name="T30"> Integration with social media platforms could allow <text:tab/>users to share <text:tab/>products or shops with their social circles.</text:span></text:h>
      <text:h text:style-name="Heading_20_1" text:outline-level="1"><text:span text:style-name="Strong_20_Emphasis">3.3. Future Enhancements:</text:span></text:h>
      <text:list xml:id="list1016541987" text:style-name="L258">
        <text:list-item>
          <text:h text:style-name="P41" text:outline-level="2"><text:span text:style-name="Strong_20_Emphasis"><text:span text:style-name="T83">3.3.1 Advanced Search Functionalities:</text:span></text:span><text:span text:style-name="T30"> The system could explore implementing more <text:tab/>advanced search functionalities. This could include filtering options based on specific <text:tab/>product attributes (e.g., color, size, brand), price ranges, or shop location (for shops with <text:tab/>physical locations).</text:span></text:h>
        </text:list-item>
        <text:list-item>
          <text:h text:style-name="P41" text:outline-level="2"><text:span text:style-name="Strong_20_Emphasis"><text:span text:style-name="T83">3.3.2 Personalized Recommendations:</text:span></text:span><text:span text:style-name="T30"> The system might explore incorporating <text:tab/>recommendation algorithms to suggest products to users based on their browsing history <text:tab/>or purchase behavior.</text:span></text:h>
        </text:list-item>
      </text:list>
      <text:list xml:id="list4169216441" text:style-name="L256">
        <text:list-item>
          <text:h text:style-name="P58" text:outline-level="2"><text:span text:style-name="Strong_20_Emphasis"><text:span text:style-name="T83">3.3.3 Marketing and Promotions Management:</text:span></text:span><text:span text:style-name="T30"> Shops could benefit from functionalities to <text:tab/>manage marketing campaigns and promotions within the Shop Station. This could <text:tab/>involve tools for creating targeted promotions, discount coupons, or loyalty programs.</text:span></text:h>
        </text:list-item>
        <text:list-item>
          <text:h text:style-name="P58" text:outline-level="2"><text:span text:style-name="Strong_20_Emphasis"><text:span text:style-name="T83">3.3.4 Vendor Management Portal:</text:span></text:span><text:span text:style-name="T30"> A vendor management portal could be implemented to <text:tab/>streamline shop registration, product uploads, and order management for shop owners or <text:tab/>administrators.</text:span></text:h>
        </text:list-item>
        <text:list-item>
          <text:h text:style-name="P58" text:outline-level="2"><text:soft-page-break/><text:span text:style-name="Strong_20_Emphasis"><text:span text:style-name="T83">3.3.5 Mobile App Development:</text:span></text:span><text:span text:style-name="T30"> The Shop Station platform could be extended to mobile app <text:tab/>development, allowing users to browse products, shop, and manage accounts from their <text:tab/>mobile devices.</text:span></text:h>
        </text:list-item>
      </text:list>
      <text:h text:style-name="P283" text:outline-level="2"><text:span text:style-name="T30"/></text:h>
      <text:list xml:id="list3079908155" text:style-name="L257">
        <text:list-item>
          <text:p text:style-name="P285">Following your suggested structure, here's a breakdown of Car Station functionalities as use cases, incorporating the functional requirement numbers you provided:</text:p>
        </text:list-item>
        <text:list-item>
          <text:p text:style-name="P285"><text:span text:style-name="Strong_20_Emphasis">Use Case #1: Add Car (Form) - FR #1</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launched the Car Station app and wants to add a new car profile.</text:span></text:p>
        </text:list-item>
        <text:list-item>
          <text:p text:style-name="P285"><text:span text:style-name="Strong_20_Emphasis">Main Flow:</text:span></text:p>
        </text:list-item>
        <text:list-item>
          <text:p text:style-name="P285">User selects "Add Car" option.</text:p>
        </text:list-item>
        <text:list-item>
          <text:p text:style-name="P285">User enters car details like make, model, year, license plate number, and VIN (FR #1.1, FR #1.2, FR #1.3, FR #1.4).</text:p>
        </text:list-item>
        <text:list-item>
          <text:p text:style-name="P285">System validates information and retrieves additional details (if available) using an external API.</text:p>
        </text:list-item>
        <text:list-item>
          <text:p text:style-name="P285">User reviews retrieved details (optional).</text:p>
        </text:list-item>
        <text:list-item>
          <text:p text:style-name="P285">User confirms car information or makes corrections.</text:p>
        </text:list-item>
        <text:list-item>
          <text:p text:style-name="P285">System creates a new car profile and redirects user to it.</text:p>
        </text:list-item>
        <text:list-item>
          <text:p text:style-name="P285"><text:span text:style-name="Strong_20_Emphasis"><text:span text:style-name="T83">Postcondition:</text:span></text:span><text:span text:style-name="T30"> A new car profile is created with entered and retrieved information.</text:span></text:p>
        </text:list-item>
        <text:list-item>
          <text:p text:style-name="P285"><text:span text:style-name="Strong_20_Emphasis">Alternative Flows:</text:span></text:p>
        </text:list-item>
        <text:list-item>
          <text:p text:style-name="P285">Network error: System displays an error message, and user retries data entry.</text:p>
        </text:list-item>
        <text:list-item>
          <text:p text:style-name="P285">Invalid data: System prompts user to correct invalid fields.</text:p>
        </text:list-item>
        <text:list-item>
          <text:p text:style-name="P285"><text:span text:style-name="Strong_20_Emphasis">Use Case #2: Add Car (Image Recognition) - FR #2</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launched the Car Station app and wants to add a new car profile.</text:span></text:p>
        </text:list-item>
        <text:list-item>
          <text:p text:style-name="P285"><text:span text:style-name="Strong_20_Emphasis">Main Flow:</text:span></text:p>
        </text:list-item>
        <text:list-item>
          <text:p text:style-name="P285">User selects "Add Car with Photo" option (FR #2.1).</text:p>
        </text:list-item>
        <text:list-item>
          <text:p text:style-name="P285">User captures pictures of the car (FR #2.2).</text:p>
        </text:list-item>
        <text:list-item>
          <text:p text:style-name="P285">System uses image recognition to extract car make, model, and year.</text:p>
        </text:list-item>
        <text:list-item>
          <text:p text:style-name="P285">System retrieves additional details (if available) using an external API based on extracted information.</text:p>
        </text:list-item>
        <text:list-item>
          <text:p text:style-name="P285">User reviews retrieved details (optional).</text:p>
        </text:list-item>
        <text:list-item>
          <text:p text:style-name="P285">User confirms extracted information or manually enters details.</text:p>
        </text:list-item>
        <text:list-item>
          <text:p text:style-name="P285">System creates a new car profile and redirects user to it.</text:p>
        </text:list-item>
        <text:list-item>
          <text:p text:style-name="P285"><text:span text:style-name="Strong_20_Emphasis"><text:span text:style-name="T83">Postcondition:</text:span></text:span><text:span text:style-name="T30"> A new car profile is created with extracted and user-confirmed/entered information.</text:span></text:p>
        </text:list-item>
        <text:list-item>
          <text:p text:style-name="P285"><text:span text:style-name="Strong_20_Emphasis">Alternative Flows:</text:span></text:p>
        </text:list-item>
        <text:list-item>
          <text:p text:style-name="P285">Image recognition failure: System prompts user to try again or enter details manually.</text:p>
        </text:list-item>
        <text:list-item>
          <text:p text:style-name="P285">Network error: System displays an error message, and user retries capturing images.</text:p>
        </text:list-item>
        <text:list-item>
          <text:p text:style-name="P285"><text:span text:style-name="Strong_20_Emphasis">Use Case #3: Add Regular Maintenance Schedule - FR #3</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set a reminder for regular maintenance.</text:span></text:p>
        </text:list-item>
        <text:list-item>
          <text:p text:style-name="P285"><text:span text:style-name="Strong_20_Emphasis">Main Flow:</text:span></text:p>
        </text:list-item>
        <text:list-item>
          <text:p text:style-name="P285">User selects "Set Maintenance Schedule" option (FR #3.1).</text:p>
        </text:list-item>
        <text:list-item>
          <text:p text:style-name="P285">System displays options for pre-defined intervals (e.g., every 3 months, every 6 months).</text:p>
        </text:list-item>
        <text:list-item>
          <text:p text:style-name="P285">User selects a pre-defined interval (optional).</text:p>
        </text:list-item>
        <text:list-item>
          <text:p text:style-name="P285">User can enter a custom time interval (optional) - FR #3.2.</text:p>
        </text:list-item>
        <text:list-item>
          <text:p text:style-name="P285"><text:soft-page-break/>System confirms the chosen interval and stores it in the car profile.</text:p>
        </text:list-item>
        <text:list-item>
          <text:p text:style-name="P285"><text:span text:style-name="Strong_20_Emphasis"><text:span text:style-name="T83">Postcondition:</text:span></text:span><text:span text:style-name="T30"> The car profile has a stored reminder frequency for regular maintenance.</text:span></text:p>
        </text:list-item>
        <text:list-item>
          <text:p text:style-name="P285"><text:span text:style-name="Strong_20_Emphasis">Alternative Flows:</text:span></text:p>
        </text:list-item>
        <text:list-item>
          <text:p text:style-name="P285">User enters an invalid custom interval: System prompts user to enter a valid value.</text:p>
        </text:list-item>
        <text:list-item>
          <text:p text:style-name="P285"><text:span text:style-name="Strong_20_Emphasis">Use Case #4: Add Time and Cost of Heavy Maintenance - FR #4</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record upcoming heavy maintenance details.</text:span></text:p>
        </text:list-item>
        <text:list-item>
          <text:p text:style-name="P285"><text:span text:style-name="Strong_20_Emphasis">Main Flow:</text:span></text:p>
        </text:list-item>
        <text:list-item>
          <text:p text:style-name="P285">User selects "Add Heavy Maintenance" option (FR #4.1).</text:p>
        </text:list-item>
        <text:list-item>
          <text:p text:style-name="P285">User enters estimated time and cost for the maintenance (FR #4.2, FR #4.3).</text:p>
        </text:list-item>
        <text:list-item>
          <text:p text:style-name="P285">System stores this information in the car profile.</text:p>
        </text:list-item>
        <text:list-item>
          <text:p text:style-name="P285"><text:span text:style-name="Strong_20_Emphasis"><text:span text:style-name="T83">Postcondition:</text:span></text:span><text:span text:style-name="T30"> The car profile stores estimated time and cost for upcoming heavy maintenance.</text:span></text:p>
        </text:list-item>
        <text:list-item>
          <text:p text:style-name="P285"/>
        </text:list-item>
        <text:list-item>
          <text:p text:style-name="P285"/>
        </text:list-item>
        <text:list-item>
          <text:p text:style-name="P285">Continuing Use Case Breakdown with Functional Requirements:</text:p>
        </text:list-item>
        <text:list-item>
          <text:p text:style-name="P285"><text:span text:style-name="Strong_20_Emphasis">Use Case #5: Add Time and Cost of Precautionary Maintenance - FR #5</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record upcoming precautionary maintenance details.</text:span></text:p>
        </text:list-item>
        <text:list-item>
          <text:p text:style-name="P285"><text:span text:style-name="Strong_20_Emphasis">Main Flow:</text:span></text:p>
        </text:list-item>
        <text:list-item>
          <text:p text:style-name="P285">User selects "Add Precautionary Maintenance" option (FR #5.1).</text:p>
        </text:list-item>
        <text:list-item>
          <text:p text:style-name="P285">User enters estimated time and cost for the maintenance (FR #5.2, FR #5.3).</text:p>
        </text:list-item>
        <text:list-item>
          <text:p text:style-name="P285">System stores this information in the car profile.</text:p>
        </text:list-item>
        <text:list-item>
          <text:p text:style-name="P285"><text:span text:style-name="Strong_20_Emphasis"><text:span text:style-name="T83">Postcondition:</text:span></text:span><text:span text:style-name="T30"> The car profile stores estimated time and cost for upcoming precautionary maintenance.</text:span></text:p>
        </text:list-item>
        <text:list-item>
          <text:p text:style-name="P285"><text:span text:style-name="Strong_20_Emphasis">Use Case #6: Add Time and Cost of Crash Maintenance - FR #6</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record past crash maintenance details (optional).</text:span></text:p>
        </text:list-item>
        <text:list-item>
          <text:p text:style-name="P285"><text:span text:style-name="Strong_20_Emphasis">Main Flow:</text:span></text:p>
        </text:list-item>
        <text:list-item>
          <text:p text:style-name="P285">User selects "Add Crash Maintenance" option (FR #6.1).</text:p>
        </text:list-item>
        <text:list-item>
          <text:p text:style-name="P285">User enters estimated time and cost for the maintenance (optional) (FR #6.2, FR #6.3).</text:p>
        </text:list-item>
        <text:list-item>
          <text:p text:style-name="P285">System stores this information in the car profile.</text:p>
        </text:list-item>
        <text:list-item>
          <text:p text:style-name="P285"><text:span text:style-name="Strong_20_Emphasis"><text:span text:style-name="T83">Postcondition:</text:span></text:span><text:span text:style-name="T30"> The car profile stores estimated time and cost for past crash maintenance (optional).</text:span></text:p>
        </text:list-item>
        <text:list-item>
          <text:p text:style-name="P285"><text:span text:style-name="Strong_20_Emphasis">Use Case #7: Add Car Specs - FR #7</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add detailed car specifications.</text:span></text:p>
        </text:list-item>
        <text:list-item>
          <text:p text:style-name="P285"><text:span text:style-name="Strong_20_Emphasis">Main Flow:</text:span></text:p>
        </text:list-item>
        <text:list-item>
          <text:p text:style-name="P285">User selects "Add Car Specs" option (FR #7.1).</text:p>
        </text:list-item>
        <text:list-item>
          <text:p text:style-name="P285">User enters various car specifications like engine type, displacement, transmission, and fuel efficiency (FR #7.2, FR #7.3, FR #7.4, FR #7.5).</text:p>
        </text:list-item>
        <text:list-item>
          <text:p text:style-name="P285">System stores this data in the car profile.</text:p>
        </text:list-item>
        <text:list-item>
          <text:p text:style-name="P285"><text:span text:style-name="Strong_20_Emphasis"><text:span text:style-name="T83">Postcondition:</text:span></text:span><text:span text:style-name="T30"> The car profile contains detailed car specifications entered by the user.</text:span></text:p>
        </text:list-item>
        <text:list-item>
          <text:p text:style-name="P285"><text:span text:style-name="Strong_20_Emphasis">Use Case #8: Add Car Additional Pictures - FR #8</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add additional pictures of their car.</text:span></text:p>
        </text:list-item>
        <text:list-item>
          <text:p text:style-name="P285"><text:span text:style-name="Strong_20_Emphasis">Main Flow:</text:span></text:p>
        </text:list-item>
        <text:list-item>
          <text:p text:style-name="P285"><text:soft-page-break/>User selects "Add Car Pictures" option (FR #8.1).</text:p>
        </text:list-item>
        <text:list-item>
          <text:p text:style-name="P285">User selects pictures from their device or captures new ones (FR #8.2).</text:p>
        </text:list-item>
        <text:list-item>
          <text:p text:style-name="P285">System uploads pictures securely and stores them in the car profile.</text:p>
        </text:list-item>
        <text:list-item>
          <text:p text:style-name="P285"><text:span text:style-name="Strong_20_Emphasis"><text:span text:style-name="T83">Postcondition:</text:span></text:span><text:span text:style-name="T30"> The car profile contains additional pictures uploaded by the user.</text:span></text:p>
        </text:list-item>
        <text:list-item>
          <text:p text:style-name="P285"><text:span text:style-name="Strong_20_Emphasis">Use Case #9: Add Special Car Specs - FR #9</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add details about modifications or unique features.</text:span></text:p>
        </text:list-item>
        <text:list-item>
          <text:p text:style-name="P285"><text:span text:style-name="Strong_20_Emphasis">Main Flow:</text:span></text:p>
        </text:list-item>
        <text:list-item>
          <text:p text:style-name="P285">User selects "Add Special Specs" option (FR #9.1).</text:p>
        </text:list-item>
        <text:list-item>
          <text:p text:style-name="P285">User enters details about modifications or unique features (FR #9.2).</text:p>
        </text:list-item>
        <text:list-item>
          <text:p text:style-name="P285">System stores this information in the car profile.</text:p>
        </text:list-item>
        <text:list-item>
          <text:p text:style-name="P285"><text:span text:style-name="Strong_20_Emphasis"><text:span text:style-name="T83">Postcondition:</text:span></text:span><text:span text:style-name="T30"> The car profile includes details about the user's car's special features.</text:span></text:p>
        </text:list-item>
        <text:list-item>
          <text:p text:style-name="P285"><text:span text:style-name="Strong_20_Emphasis">Use Case #10: Add Persistent Issues/Accidents - FR #10</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report persistent car issues or past accidents (optional).</text:span></text:p>
        </text:list-item>
        <text:list-item>
          <text:p text:style-name="P285"><text:span text:style-name="Strong_20_Emphasis">Main Flow:</text:span></text:p>
        </text:list-item>
        <text:list-item>
          <text:p text:style-name="P285">User selects "Add Persistent Issues" option (FR #10.1).</text:p>
        </text:list-item>
        <text:list-item>
          <text:p text:style-name="P285">User describes the persistent car issues (optional) (FR #10.2).</text:p>
        </text:list-item>
        <text:list-item>
          <text:p text:style-name="P285">User can choose to report a past accident (optional) (FR #10.3).</text:p>
        </text:list-item>
        <text:list-item>
          <text:p text:style-name="P285">System stores this information in the car profile.</text:p>
        </text:list-item>
        <text:list-item>
          <text:p text:style-name="P285"><text:span text:style-name="Strong_20_Emphasis"><text:span text:style-name="T83">Postcondition:</text:span></text:span><text:span text:style-name="T30"> The car profile includes details about persistent issues and past accidents (optional).</text:span></text:p>
        </text:list-item>
        <text:list-item>
          <text:p text:style-name="P285"><text:span text:style-name="Strong_20_Emphasis">Use Case #11: Add Car Chassis/VIN Number - FR #11</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 and wants to add the car's chassis or VIN number.</text:span></text:p>
        </text:list-item>
        <text:list-item>
          <text:p text:style-name="P285"><text:span text:style-name="Strong_20_Emphasis">Main Flow:</text:span></text:p>
        </text:list-item>
        <text:list-item>
          <text:p text:style-name="P285">User selects "Add VIN Number" option (FR #11.1).</text:p>
        </text:list-item>
        <text:list-item>
          <text:p text:style-name="P285">User enters the car's chassis or VIN number (FR #11.2).</text:p>
        </text:list-item>
        <text:list-item>
          <text:p text:style-name="P285">System stores this information in the car profile.</text:p>
        </text:list-item>
        <text:list-item>
          <text:p text:style-name="P285"><text:span text:style-name="Strong_20_Emphasis"><text:span text:style-name="T83">Postcondition:</text:span></text:span><text:span text:style-name="T30"> The car profile includes the car's chassis or VIN number.</text:span></text:p>
        </text:list-item>
        <text:list-item>
          <text:p text:style-name="P285"/>
        </text:list-item>
        <text:list-item>
          <text:p text:style-name="P285"/>
        </text:list-item>
        <text:list-item>
          <text:p text:style-name="P285">Continuing Use Case Breakdown with Functional Requirements:</text:p>
        </text:list-item>
        <text:list-item>
          <text:p text:style-name="P285"><text:span text:style-name="Strong_20_Emphasis">Use Case #12: Display Total Maintenance Costs - FR #12 (Continued)</text:span></text:p>
        </text:list-item>
        <text:list-item>
          <text:p text:style-name="P285">the car profile (including regular, heavy, precautionary, and crash maintenance entries, if any).</text:p>
        </text:list-item>
        <text:list-item>
          <text:p text:style-name="P285">System displays the calculated total estimated maintenance cost within the car profile interface (FR #12.1).</text:p>
        </text:list-item>
        <text:list-item>
          <text:p text:style-name="P285"><text:span text:style-name="Strong_20_Emphasis"><text:span text:style-name="T83">Postcondition:</text:span></text:span><text:span text:style-name="T30"> The user can view the total estimated cost for maintaining their car.</text:span></text:p>
        </text:list-item>
        <text:list-item>
          <text:p text:style-name="P285"><text:span text:style-name="Strong_20_Emphasis">Use Case #13: Display Car Efficiency - FR #13</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text:span></text:p>
        </text:list-item>
        <text:list-item>
          <text:p text:style-name="P285"><text:span text:style-name="Strong_20_Emphasis">Main Flow:</text:span></text:p>
        </text:list-item>
        <text:list-item>
          <text:p text:style-name="P285">System attempts to retrieve fuel efficiency data for the car using the VIN number (with user consent) through an external database (FR #13.1).</text:p>
        </text:list-item>
        <text:list-item>
          <text:p text:style-name="P285">If VIN lookup fails or user prefers, the system allows the user to enter fuel efficiency data manually (FR #13.2).</text:p>
        </text:list-item>
        <text:list-item>
          <text:p text:style-name="P285"><text:soft-page-break/>System prioritizes user-entered data and may display both retrieved and user-entered data for comparison purposes (FR #13.3).</text:p>
        </text:list-item>
        <text:list-item>
          <text:p text:style-name="P285">System displays car's fuel efficiency data within the car profile interface (FR #13.4).</text:p>
        </text:list-item>
        <text:list-item>
          <text:p text:style-name="P285"><text:span text:style-name="Strong_20_Emphasis"><text:span text:style-name="T83">Postcondition:</text:span></text:span><text:span text:style-name="T30"> The user can view their car's fuel efficiency data.</text:span></text:p>
        </text:list-item>
        <text:list-item>
          <text:p text:style-name="P285"><text:span text:style-name="Strong_20_Emphasis">Use Case #14: Display Car - FR #14</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a car profile.</text:span></text:p>
        </text:list-item>
        <text:list-item>
          <text:p text:style-name="P285"><text:span text:style-name="Strong_20_Emphasis">Main Flow:</text:span></text:p>
        </text:list-item>
        <text:list-item>
          <text:p text:style-name="P285">System displays the car profile information, including the user-defined car name or nickname (FR #14.1).</text:p>
        </text:list-item>
        <text:list-item>
          <text:p text:style-name="P285"><text:span text:style-name="Strong_20_Emphasis"><text:span text:style-name="T83">Postcondition:</text:span></text:span><text:span text:style-name="T30"> The user sees their car's profile details with a prominent car name/nickname.</text:span></text:p>
        </text:list-item>
        <text:list-item>
          <text:p text:style-name="P285"><text:span text:style-name="Strong_20_Emphasis">Use Case #15: Share Update to the Feed - FR #15</text:span></text:p>
        </text:list-item>
        <text:list-item>
          <text:p text:style-name="P285"><text:span text:style-name="Strong_20_Emphasis"><text:span text:style-name="T83">Actor:</text:span></text:span><text:span text:style-name="T30"> Car Station User</text:span></text:p>
        </text:list-item>
        <text:list-item>
          <text:p text:style-name="P285"><text:span text:style-name="Strong_20_Emphasis"><text:span text:style-name="T83">Precondition:</text:span></text:span><text:span text:style-name="T30"> User has opened the Car Station feed or their car profile.</text:span></text:p>
        </text:list-item>
        <text:list-item>
          <text:p text:style-name="P285"><text:span text:style-name="Strong_20_Emphasis">Main Flow:</text:span></text:p>
        </text:list-item>
        <text:list-item>
          <text:p text:style-name="P285">User selects "Create Post" option (FR #15.1).</text:p>
        </text:list-item>
        <text:list-item>
          <text:p text:style-name="P285">User composes a text message, attaches pictures or videos (optional) (FR #15.2, FR #15.3).</text:p>
        </text:list-item>
        <text:list-item>
          <text:p text:style-name="P285">User can tag other users or cars in their post (optional) (FR #15.4).</text:p>
        </text:list-item>
        <text:list-item>
          <text:p text:style-name="P285">User selects privacy settings for the post (public feed or private to followers) (FR #15.5).</text:p>
        </text:list-item>
        <text:list-item>
          <text:p text:style-name="P285">System stores and publishes the post according to user-defined settings (FR #15.6).</text:p>
        </text:list-item>
        <text:list-item>
          <text:p text:style-name="P285"><text:span text:style-name="Strong_20_Emphasis"><text:span text:style-name="T83">Postcondition:</text:span></text:span><text:span text:style-name="T30"> The user's post is shared with the Car Station community based on their privacy settings.</text:span></text:p>
        </text:list-item>
        <text:list-item>
          <text:p text:style-name="P285"/>
        </text:list-item>
        <text:list-item>
          <text:p text:style-name="P285"><text:span text:style-name="Strong_20_Emphasis">Use Case #21: Add Shop Details (FR #21)</text:span></text:p>
        </text:list-item>
        <text:list-item>
          <text:p text:style-name="P285"><text:span text:style-name="Strong_20_Emphasis"><text:span text:style-name="T83">Actor:</text:span></text:span><text:span text:style-name="T30"> Shop Owner/Administrator</text:span></text:p>
        </text:list-item>
        <text:list-item>
          <text:p text:style-name="P285"><text:span text:style-name="Strong_20_Emphasis"><text:span text:style-name="T83">Precondition:</text:span></text:span><text:span text:style-name="T30"> User has access to a Shop Station account.</text:span></text:p>
        </text:list-item>
        <text:list-item>
          <text:p text:style-name="P285"><text:span text:style-name="Strong_20_Emphasis">Main Flow:</text:span></text:p>
        </text:list-item>
        <text:list-item>
          <text:p text:style-name="P285">User navigates to the "Shop Profile" section within the Shop Station interface.</text:p>
        </text:list-item>
        <text:list-item>
          <text:p text:style-name="P285">The system displays a form for entering shop details (FR #1.2.1).</text:p>
        </text:list-item>
        <text:list-item>
          <text:p text:style-name="P285">User enters details such as shop name, logo, contact information (address, phone number, website), shop description, working hours, and product/service categories (referencing Use Case #23 for category selection).</text:p>
        </text:list-item>
        <text:list-item>
          <text:p text:style-name="P285">User can optionally add links to the shop's social media profiles.</text:p>
        </text:list-item>
        <text:list-item>
          <text:p text:style-name="P285">User submits the completed form.</text:p>
        </text:list-item>
        <text:list-item>
          <text:p text:style-name="P285"><text:span text:style-name="Strong_20_Emphasis">Postcondition:</text:span></text:p>
        </text:list-item>
        <text:list-item>
          <text:p text:style-name="P285">The system validates the entered data (e.g., phone number format, website URL).</text:p>
        </text:list-item>
        <text:list-item>
          <text:p text:style-name="P285">Upon successful validation, the system stores the shop profile details securely within the database and associates them with the user's account.</text:p>
        </text:list-item>
        <text:list-item>
          <text:p text:style-name="P285">The user's shop profile becomes visible within the Shop Station for browsing by potential customers.</text:p>
        </text:list-item>
        <text:list-item>
          <text:p text:style-name="P285"><text:span text:style-name="Strong_20_Emphasis">Use Case #22: Add Product/Car (FR #22)</text:span></text:p>
        </text:list-item>
        <text:list-item>
          <text:p text:style-name="P285"><text:span text:style-name="Strong_20_Emphasis"><text:span text:style-name="T83">Actor:</text:span></text:span><text:span text:style-name="T30"> Shop Owner/Administrator</text:span></text:p>
        </text:list-item>
        <text:list-item>
          <text:p text:style-name="P285"><text:span text:style-name="Strong_20_Emphasis"><text:span text:style-name="T83">Precondition:</text:span></text:span><text:span text:style-name="T30"> User has access to a Shop Station account and is logged into their shop profile.</text:span></text:p>
        </text:list-item>
        <text:list-item>
          <text:p text:style-name="P285"><text:span text:style-name="Strong_20_Emphasis">Main Flow:</text:span></text:p>
        </text:list-item>
        <text:list-item>
          <text:p text:style-name="P285">User navigates to the product/car management section within their shop profile.</text:p>
        </text:list-item>
        <text:list-item>
          <text:p text:style-name="P285">The system provides an interface for adding products or cars (FR #1.2.3).</text:p>
        </text:list-item>
        <text:list-item>
          <text:p text:style-name="P285">User enters details such as:</text:p>
        </text:list-item>
        <text:list-item>
          <text:p text:style-name="P285">Product/Car name and description</text:p>
        </text:list-item>
        <text:list-item>
          <text:p text:style-name="P285">Category selection (referencing Use Case #23 for category selection)</text:p>
        </text:list-item>
        <text:list-item>
          <text:p text:style-name="P285"><text:soft-page-break/>Sale price</text:p>
        </text:list-item>
        <text:list-item>
          <text:p text:style-name="P285">Cost price (optional, for internal shop management)</text:p>
        </text:list-item>
        <text:list-item>
          <text:p text:style-name="P285">Stock quantity (number of units available)</text:p>
        </text:list-item>
        <text:list-item>
          <text:p text:style-name="P285">User uploads pictures of the product/car (referencing Use Case #26).</text:p>
        </text:list-item>
        <text:list-item>
          <text:p text:style-name="P285"><text:span text:style-name="Strong_20_Emphasis">Postcondition:</text:span></text:p>
        </text:list-item>
        <text:list-item>
          <text:p text:style-name="P285">The system stores the entered product/car details within the shop's profile database.</text:p>
        </text:list-item>
        <text:list-item>
          <text:p text:style-name="P285">The product/car listing appears within the shop's profile on the Shop Station, including details like name, description, category, price, and pictures. Stock quantity information might be displayed or hidden depending on shop preferences.</text:p>
        </text:list-item>
        <text:list-item>
          <text:p text:style-name="P285">The system might integrate the product/car listing into search functionalities within the Shop Station for better discoverability.</text:p>
        </text:list-item>
        <text:list-item>
          <text:p text:style-name="P285"><text:span text:style-name="Strong_20_Emphasis">Use Case #23: Add Categories of Products (FR #23)</text:span></text:p>
        </text:list-item>
        <text:list-item>
          <text:p text:style-name="P285"><text:span text:style-name="Strong_20_Emphasis"><text:span text:style-name="T83">Actor:</text:span></text:span><text:span text:style-name="T30"> Shop Owner/Administrator</text:span></text:p>
        </text:list-item>
        <text:list-item>
          <text:p text:style-name="P285"><text:span text:style-name="Strong_20_Emphasis"><text:span text:style-name="T83">Precondition:</text:span></text:span><text:span text:style-name="T30"> User has access to a Shop Station account and is logged into their shop profile.</text:span></text:p>
        </text:list-item>
        <text:list-item>
          <text:p text:style-name="P285"><text:span text:style-name="Strong_20_Emphasis">Main Flow:</text:span></text:p>
        </text:list-item>
        <text:list-item>
          <text:p text:style-name="P285">User navigates to the product/car category management section within their shop profile.</text:p>
        </text:list-item>
        <text:list-item>
          <text:p text:style-name="P285">The system offers two approaches for managing categories (FR #1.2.3):</text:p>
        </text:list-item>
        <text:list-item>
          <text:p text:style-name="P285">Predefined categories: The system displays a list of predefined general product categories relevant to the car enthusiast market (e.g., Engine Parts, Performance Upgrades, Interior Accessories). The user can select these categories when adding products to their profile (referencing Use Case #22).</text:p>
        </text:list-item>
        <text:list-item>
          <text:p text:style-name="P285">Shop-specific categories (optional): The system allows the user to define custom categories for more granular product organization within their shop (e.g., Performance Camshafts, Aftermarket Lighting).</text:p>
        </text:list-item>
        <text:list-item>
          <text:p text:style-name="P285"><text:span text:style-name="Strong_20_Emphasis">Postcondition:</text:span></text:p>
        </text:list-item>
        <text:list-item>
          <text:p text:style-name="P285">The system manages the predefined category list and ensures its consistency across the Shop Station.</text:p>
        </text:list-item>
        <text:list-item>
          <text:p text:style-name="P285">The system allows shops to select from predefined categories or create and manage their custom categories within their profiles.</text:p>
        </text:list-item>
        <text:list-item>
          <text:p text:style-name="P285">Product listings within the Shop Station utilize categories for organization, potentially using a combination of predefined and shop-specific categories based on shop preferences.</text:p>
        </text:list-item>
        <text:list-item>
          <text:p text:style-name="P285"/>
        </text:list-item>
        <text:list-item>
          <text:p text:style-name="P285"/>
        </text:list-item>
        <text:list-item>
          <text:p text:style-name="P285"/>
        </text:list-item>
        <text:list-item>
          <text:p text:style-name="P285">Use Cases for Additional Shop Station Requirements (FR25 to FR30):</text:p>
        </text:list-item>
        <text:list-item>
          <text:p text:style-name="P285"><text:span text:style-name="Strong_20_Emphasis">Use Case #25: Export Sales and Storage Reports (FR #25)</text:span></text:p>
        </text:list-item>
        <text:list-item>
          <text:p text:style-name="P285"><text:span text:style-name="Strong_20_Emphasis"><text:span text:style-name="T83">Actor:</text:span></text:span><text:span text:style-name="T30"> Shop Owner/Administrator</text:span></text:p>
        </text:list-item>
        <text:list-item>
          <text:p text:style-name="P285"><text:span text:style-name="Strong_20_Emphasis"><text:span text:style-name="T83">Precondition:</text:span></text:span><text:span text:style-name="T30"> User has access to a Shop Station account and is logged into their shop profile.</text:span></text:p>
        </text:list-item>
        <text:list-item>
          <text:p text:style-name="P285"><text:span text:style-name="Strong_20_Emphasis">Main Flow:</text:span></text:p>
        </text:list-item>
        <text:list-item>
          <text:p text:style-name="P285">User navigates to the reporting section within their shop profile.</text:p>
        </text:list-item>
        <text:list-item>
          <text:p text:style-name="P285">The system offers options for exporting different reports (FR #1.2.4). This might include:</text:p>
        </text:list-item>
        <text:list-item>
          <text:p text:style-name="P285">Sales reports by product, category, or date range.</text:p>
        </text:list-item>
        <text:list-item>
          <text:p text:style-name="P285">Inventory reports showing stock levels and potential low-stock items.</text:p>
        </text:list-item>
        <text:list-item>
          <text:p text:style-name="P285">Customizable reports allowing selection of specific data points and date ranges.</text:p>
        </text:list-item>
        <text:list-item>
          <text:p text:style-name="P285">User selects the desired report type and customizes the parameters if applicable (e.g., date range for sales reports).</text:p>
        </text:list-item>
        <text:list-item>
          <text:p text:style-name="P285">The system generates the report in a downloadable format (e.g., CSV, PDF).</text:p>
        </text:list-item>
        <text:list-item>
          <text:p text:style-name="P285"><text:span text:style-name="Strong_20_Emphasis">Postcondition:</text:span></text:p>
        </text:list-item>
        <text:list-item>
          <text:p text:style-name="P285">The system generates the report accurately, reflecting the chosen criteria and shop data.</text:p>
        </text:list-item>
        <text:list-item>
          <text:p text:style-name="P285"><text:soft-page-break/>The user can download the report for further analysis or record-keeping.</text:p>
        </text:list-item>
        <text:list-item>
          <text:p text:style-name="P285"><text:span text:style-name="Strong_20_Emphasis">Use Case #26: Upload Product/Car Pictures (FR #26)</text:span></text:p>
        </text:list-item>
        <text:list-item>
          <text:p text:style-name="P285"><text:span text:style-name="Strong_20_Emphasis"><text:span text:style-name="T83">Actor:</text:span></text:span><text:span text:style-name="T30"> Shop Owner/Administrator</text:span></text:p>
        </text:list-item>
        <text:list-item>
          <text:p text:style-name="P285"><text:span text:style-name="Strong_20_Emphasis"><text:span text:style-name="T83">Precondition:</text:span></text:span><text:span text:style-name="T30"> User is adding a new product/car through Use Case #22 or editing an existing one.</text:span></text:p>
        </text:list-item>
        <text:list-item>
          <text:p text:style-name="P285"><text:span text:style-name="Strong_20_Emphasis">Main Flow:</text:span></text:p>
        </text:list-item>
        <text:list-item>
          <text:p text:style-name="P285">User navigates to the product/car picture upload section within the add/edit product/car interface.</text:p>
        </text:list-item>
        <text:list-item>
          <text:p text:style-name="P285">The system provides an upload mechanism for product/car pictures (FR #1.2.3). This might include:</text:p>
        </text:list-item>
        <text:list-item>
          <text:p text:style-name="P285">Drag-and-drop functionality.</text:p>
        </text:list-item>
        <text:list-item>
          <text:p text:style-name="P285">Browse button to select pictures from the user's device.</text:p>
        </text:list-item>
        <text:list-item>
          <text:p text:style-name="P285">Capability to upload multiple pictures for a single product/car.</text:p>
        </text:list-item>
        <text:list-item>
          <text:p text:style-name="P285">User selects and uploads the desired pictures.</text:p>
        </text:list-item>
        <text:list-item>
          <text:p text:style-name="P285"><text:span text:style-name="Strong_20_Emphasis">Postcondition:</text:span></text:p>
        </text:list-item>
        <text:list-item>
          <text:p text:style-name="P285">The system validates the uploaded pictures for size and format compatibility.</text:p>
        </text:list-item>
        <text:list-item>
          <text:p text:style-name="P285">Upon successful validation, the system stores the pictures securely within the shop's product/car data.</text:p>
        </text:list-item>
        <text:list-item>
          <text:p text:style-name="P285">The uploaded pictures are displayed within the product/car listing on the shop's profile and potentially in search results.</text:p>
        </text:list-item>
        <text:list-item>
          <text:p text:style-name="P285"><text:span text:style-name="Strong_20_Emphasis">Use Case #27: Manage Customer Inquiries (FR #27)</text:span></text:p>
        </text:list-item>
        <text:list-item>
          <text:p text:style-name="P285"><text:span text:style-name="Strong_20_Emphasis"><text:span text:style-name="T83">Actor:</text:span></text:span><text:span text:style-name="T30"> Shop Owner/Administrator</text:span></text:p>
        </text:list-item>
        <text:list-item>
          <text:p text:style-name="P285"><text:span text:style-name="Strong_20_Emphasis"><text:span text:style-name="T83">Precondition:</text:span></text:span><text:span text:style-name="T30"> User has access to a Shop Station account and is logged into their shop profile.</text:span></text:p>
        </text:list-item>
        <text:list-item>
          <text:p text:style-name="P285"><text:span text:style-name="Strong_20_Emphasis">Main Flow:</text:span></text:p>
        </text:list-item>
        <text:list-item>
          <text:p text:style-name="P285">User navigates to the customer inquiry management section within their shop profile.</text:p>
        </text:list-item>
        <text:list-item>
          <text:p text:style-name="P285">The system displays a list of customer inquiries received through the Shop Station platform (FR #1.2.5). This might include:</text:p>
        </text:list-item>
        <text:list-item>
          <text:p text:style-name="P285">Customer contact information (name, email, phone number).</text:p>
        </text:list-item>
        <text:list-item>
          <text:p text:style-name="P285">Inquiry content (message text or attachment).</text:p>
        </text:list-item>
        <text:list-item>
          <text:p text:style-name="P285">Timestamp of the inquiry.</text:p>
        </text:list-item>
        <text:list-item>
          <text:p text:style-name="P285">Status indicators (e.g., new, replied, closed).</text:p>
        </text:list-item>
        <text:list-item>
          <text:p text:style-name="P285">User can view individual inquiries and respond to customers directly through the Shop Station interface.</text:p>
        </text:list-item>
        <text:list-item>
          <text:p text:style-name="P285">The system allows marking inquiries as resolved or closed for better organization.</text:p>
        </text:list-item>
        <text:list-item>
          <text:p text:style-name="P285"><text:span text:style-name="Strong_20_Emphasis">Postcondition:</text:span></text:p>
        </text:list-item>
        <text:list-item>
          <text:p text:style-name="P285">The system provides a central location for managing all customer inquiries received through the Shop Station platform.</text:p>
        </text:list-item>
        <text:list-item>
          <text:p text:style-name="P285">Shop owners can efficiently communicate with customers and address their questions or concerns.</text:p>
        </text:list-item>
        <text:list-item>
          <text:p text:style-name="P285"><text:span text:style-name="Strong_20_Emphasis">Use Case #28: Track Order Fulfillment (FR #28)</text:span></text:p>
        </text:list-item>
        <text:list-item>
          <text:p text:style-name="P285"><text:span text:style-name="Strong_20_Emphasis"><text:span text:style-name="T83">Actor:</text:span></text:span><text:span text:style-name="T30"> Shop Owner/Administrator (primary), Customer (secondary)</text:span></text:p>
        </text:list-item>
        <text:list-item>
          <text:p text:style-name="P285"><text:span text:style-name="Strong_20_Emphasis"><text:span text:style-name="T83">Precondition:</text:span></text:span><text:span text:style-name="T30"> A customer places an order through a shop on the Shop Station platform (requires separate use case for order placement).</text:span></text:p>
        </text:list-item>
        <text:list-item>
          <text:p text:style-name="P285"><text:span text:style-name="Strong_20_Emphasis">Main Flow:</text:span></text:p>
        </text:list-item>
        <text:list-item>
          <text:p text:style-name="P285">Shop owner receives notification of a new order within their Shop Station account (FR #1.2.5).</text:p>
        </text:list-item>
        <text:list-item>
          <text:p text:style-name="P285">The system displays order details such as:</text:p>
        </text:list-item>
        <text:list-item>
          <text:p text:style-name="P285">Customer information (name, shipping address).</text:p>
        </text:list-item>
        <text:list-item>
          <text:p text:style-name="P285">Ordered products/cars with quantities.</text:p>
        </text:list-item>
        <text:list-item>
          <text:p text:style-name="P285">Total order amount.</text:p>
        </text:list-item>
        <text:list-item>
          <text:p text:style-name="P285"><text:soft-page-break/>Shop owner can manage the order fulfillment process through the Shop Station interface:</text:p>
        </text:list-item>
        <text:list-item>
          <text:p text:style-name="P285">Update order status (e.g., processing, shipped, delivered).</text:p>
        </text:list-item>
        <text:list-item>
          <text:p text:style-name="P285">Provide tracking information to the customer (if applicable).</text:p>
        </text:list-item>
        <text:list-item>
          <text:p text:style-name="P285">Optionally, the system might allow limited customer access to track their order status.</text:p>
        </text:list-item>
        <text:list-item>
          <text:p text:style-name="P285"><text:span text:style-name="Strong_20_Emphasis">Postcondition:</text:span></text:p>
        </text:list-item>
        <text:list-item>
          <text:p text:style-name="P285">Shop owners have a streamlined system for managing order fulfillment and keeping customers informed.</text:p>
        </text:list-item>
        <text:list-item>
          <text:p text:style-name="P285">Customers (if enabled) can conveniently track the status of their orders placed through the Shop Station platform.</text:p>
        </text:list-item>
        <text:list-item>
          <text:p text:style-name="P285"/>
        </text:list-item>
        <text:list-item>
          <text:p text:style-name="P285"/>
        </text:list-item>
        <text:list-item>
          <text:p text:style-name="P285">Use Case #29: Manage Shop Promotions (FR #29)</text:p>
        </text:list-item>
        <text:list-item>
          <text:p text:style-name="P285"><text:span text:style-name="Strong_20_Emphasis"><text:span text:style-name="T260">Actor:</text:span></text:span><text:span text:style-name="T261"> Shop Owner/Administrator</text:span></text:p>
        </text:list-item>
        <text:list-item>
          <text:p text:style-name="P285"><text:span text:style-name="Strong_20_Emphasis"><text:span text:style-name="T260">Precondition:</text:span></text:span><text:span text:style-name="T261"> User has access to a Shop Station account and is logged into their shop profile.</text:span></text:p>
        </text:list-item>
        <text:list-item>
          <text:p text:style-name="P285"><text:span text:style-name="Strong_20_Emphasis">Main Flow:</text:span></text:p>
        </text:list-item>
        <text:list-item>
          <text:p text:style-name="P285">User navigates to the promotions management section within their shop profile.</text:p>
        </text:list-item>
        <text:list-item>
          <text:p text:style-name="P285">The system provides functionalities for creating and managing shop promotions (FR #1.2.6). This might include:</text:p>
        </text:list-item>
        <text:list-item>
          <text:p text:style-name="P285">Option to create different promotion types (e.g., percentage discounts, fixed amount discounts, free shipping thresholds).</text:p>
        </text:list-item>
        <text:list-item>
          <text:p text:style-name="P285">Ability to define promotion details such as:</text:p>
        </text:list-item>
        <text:list-item>
          <text:p text:style-name="P285">Target product/car categories or specific items.</text:p>
        </text:list-item>
        <text:list-item>
          <text:p text:style-name="P285">Discount value or free shipping criteria.</text:p>
        </text:list-item>
        <text:list-item>
          <text:p text:style-name="P285">Start and end date/time for the promotion.</text:p>
        </text:list-item>
        <text:list-item>
          <text:p text:style-name="P285">Promotion name and description for customer display.</text:p>
        </text:list-item>
        <text:list-item>
          <text:p text:style-name="P285">User configures the desired promotion details within the Shop Station interface.</text:p>
        </text:list-item>
        <text:list-item>
          <text:p text:style-name="P285">The system allows previewing the promotion as it would appear to customers before activation.</text:p>
        </text:list-item>
        <text:list-item>
          <text:p text:style-name="P285"><text:span text:style-name="Strong_20_Emphasis">Postcondition:</text:span></text:p>
        </text:list-item>
        <text:list-item>
          <text:p text:style-name="P285">The system stores and manages promotion details securely within the shop's profile.</text:p>
        </text:list-item>
        <text:list-item>
          <text:p text:style-name="P285">Once activated, the defined promotions are automatically applied to eligible products/cars within the shop's listings on the Shop Station platform.</text:p>
        </text:list-item>
        <text:list-item>
          <text:p text:style-name="P285">Customer browsing and search results will reflect the active promotions, potentially highlighting discounted products or free shipping offers.</text:p>
        </text:list-item>
        <text:list-item>
          <text:p text:style-name="P285"><text:span text:style-name="Strong_20_Emphasis">Additional Considerations:</text:span></text:p>
        </text:list-item>
        <text:list-item>
          <text:p text:style-name="P285">The Shop Station might enforce limitations on the number of concurrent promotions a shop can run or require approval for certain types of promotions.</text:p>
        </text:list-item>
        <text:list-item>
          <text:p text:style-name="P285">The system should provide clear communication to customers about ongoing promotions and their applicability to specific products/purchases.</text:p>
        </text:list-item>
        <text:list-item>
          <text:p text:style-name="P285"/>
        </text:list-item>
        <text:list-item>
          <text:p text:style-name="P285"/>
        </text:list-item>
        <text:list-item>
          <text:p text:style-name="P285"><text:bookmark-start text:name="_Toc506459157"/><text:bookmark-start text:name="_Toc506458791"/>3<text:bookmark-start text:name="_Toc506459158"/><text:bookmark-start text:name="_Toc506458792"/><text:bookmark-end text:name="_Toc506459157"/><text:bookmark-end text:name="_Toc506458791"/>.3 Use Cases<text:bookmark-end text:name="_Toc506459158"/><text:bookmark-end text:name="_Toc506458792"/></text:p>
        </text:list-item>
        <text:list-item>
          <text:p text:style-name="P285"><text:bookmark-start text:name="_Toc506459159"/><text:bookmark-start text:name="_Toc506458793"/>3.3.1 Use Case #1<text:bookmark-end text:name="_Toc506459159"/><text:bookmark-end text:name="_Toc506458793"/></text:p>
        </text:list-item>
        <text:list-item>
          <text:p text:style-name="P285"><text:bookmark-start text:name="_Toc506459160"/><text:bookmark-start text:name="_Toc506458794"/>3.3.2 Use Case #2<text:bookmark-end text:name="_Toc506459160"/><text:bookmark-end text:name="_Toc506458794"/></text:p>
        </text:list-item>
        <text:list-item>
          <text:p text:style-name="P285">…</text:p>
        </text:list-item>
        <text:list-item>
          <text:p text:style-name="P285">…</text:p>
        </text:list-item>
        <text:list-item>
          <text:p text:style-name="P285">3.5 Non-Functional Requirements</text:p>
        </text:list-item>
        <text:list-item>
          <text:p text:style-name="P285"><text:span text:style-name="Strong_20_Emphasis">3.5.1 Performance</text:span></text:p>
        </text:list-item>
        <text:list-item>
          <text:p text:style-name="P285"><text:span text:style-name="Strong_20_Emphasis"><text:span text:style-name="T83">Search Response Time:</text:span></text:span><text:span text:style-name="T30"> Search queries should return results within 2 seconds for at least 90% of user requests.</text:span></text:p>
        </text:list-item>
        <text:list-item>
          <text:p text:style-name="P285"><text:soft-page-break/><text:span text:style-name="Strong_20_Emphasis"><text:span text:style-name="T83">Product Listing Load Time:</text:span></text:span><text:span text:style-name="T30"> Product listings should load within 3 seconds for at least 95% of users on a stable internet connection.</text:span></text:p>
        </text:list-item>
        <text:list-item>
          <text:p text:style-name="P285"><text:span text:style-name="Strong_20_Emphasis"><text:span text:style-name="T83">Order Processing Time:</text:span></text:span><text:span text:style-name="T30"> Orders should be processed and confirmed within 5 seconds of users completing the checkout process.</text:span></text:p>
        </text:list-item>
        <text:list-item>
          <text:p text:style-name="P285"><text:span text:style-name="Strong_20_Emphasis">3.5.2 Reliability</text:span></text:p>
        </text:list-item>
        <text:list-item>
          <text:p text:style-name="P285"><text:span text:style-name="Strong_20_Emphasis"><text:span text:style-name="T83">System Uptime:</text:span></text:span><text:span text:style-name="T30"> The Shop Station system should achieve an uptime of 99.5% over a monthly period.</text:span></text:p>
        </text:list-item>
        <text:list-item>
          <text:p text:style-name="P285"><text:span text:style-name="Strong_20_Emphasis"><text:span text:style-name="T83">Mean Time Between Failures (MTBF):</text:span></text:span><text:span text:style-name="T30"> The system should have an MTBF of greater than 30 days.</text:span></text:p>
        </text:list-item>
        <text:list-item>
          <text:p text:style-name="P285"><text:span text:style-name="Strong_20_Emphasis"><text:span text:style-name="T83">Data Loss Prevention:</text:span></text:span><text:span text:style-name="T30"> Data loss incidents should not result in the loss of more than 1 hour of transactional data. Backups should be performed regularly to ensure data recovery in case of failures.</text:span></text:p>
        </text:list-item>
        <text:list-item>
          <text:p text:style-name="P285"><text:span text:style-name="Strong_20_Emphasis">3.5.3 Availability</text:span></text:p>
        </text:list-item>
        <text:list-item>
          <text:p text:style-name="P285">The Shop Station platform should be available to users 24/7 with minimal scheduled maintenance downtime.</text:p>
        </text:list-item>
        <text:list-item>
          <text:p text:style-name="P285">Scheduled maintenance windows should be clearly communicated to users in advance and should not exceed 4 hours per quarter.</text:p>
        </text:list-item>
        <text:list-item>
          <text:p text:style-name="P285"><text:span text:style-name="Strong_20_Emphasis">3.5.4 Security</text:span></text:p>
        </text:list-item>
        <text:list-item>
          <text:p text:style-name="P285"><text:span text:style-name="Strong_20_Emphasis"><text:span text:style-name="T83">User Authentication:</text:span></text:span><text:span text:style-name="T30"> The system should implement strong user authentication mechanisms using password hashing and two-factor authentication (optional) to prevent unauthorized access to accounts.</text:span></text:p>
        </text:list-item>
        <text:list-item>
          <text:p text:style-name="P285"><text:span text:style-name="Strong_20_Emphasis"><text:span text:style-name="T83">Data Encryption:</text:span></text:span><text:span text:style-name="T30"> All sensitive user data (passwords, payment information) should be encrypted at rest and in transit using industry-standard encryption algorithms.</text:span></text:p>
        </text:list-item>
        <text:list-item>
          <text:p text:style-name="P285"><text:span text:style-name="Strong_20_Emphasis"><text:span text:style-name="T83">System Access Control:</text:span></text:span><text:span text:style-name="T30"> The system should implement role-based access control (RBAC) to restrict access to sensitive functionalities and data based on user roles and permissions.</text:span></text:p>
        </text:list-item>
        <text:list-item>
          <text:p text:style-name="P285"><text:span text:style-name="Strong_20_Emphasis"><text:span text:style-name="T83">Regular Security Audits:</text:span></text:span><text:span text:style-name="T30"> The system should undergo regular security audits (at least annually) to identify and address potential vulnerabilities.</text:span></text:p>
        </text:list-item>
        <text:list-item>
          <text:p text:style-name="P285"><text:span text:style-name="Strong_20_Emphasis"><text:span text:style-name="T83">Secure Coding Practices:</text:span></text:span><text:span text:style-name="T30"> Secure coding practices should be followed during the development process to minimize security risks introduced by software vulnerabilities.</text:span></text:p>
        </text:list-item>
        <text:list-item>
          <text:p text:style-name="P285"><text:span text:style-name="Strong_20_Emphasis">3.5.5 Maintainability</text:span></text:p>
        </text:list-item>
        <text:list-item>
          <text:p text:style-name="P285">The system code should be well-documented, modular, and easy to understand to facilitate future maintenance and updates.</text:p>
        </text:list-item>
        <text:list-item>
          <text:p text:style-name="P285">The system should be designed to allow for easy bug fixes and feature deployments with minimal downtime.</text:p>
        </text:list-item>
        <text:list-item>
          <text:p text:style-name="P285"><text:span text:style-name="Strong_20_Emphasis">3.5.6 Portability</text:span></text:p>
        </text:list-item>
        <text:list-item>
          <text:p text:style-name="P285">The Shop Station system should be designed with platform independence in mind, allowing for future migration to different cloud platforms or hosting environments if necessary. (Portability is less critical in this case compared to other requirements, but it can be a future consideration)</text:p>
        </text:list-item>
        <text:list-item>
          <text:p text:style-name="P285"><text:span text:style-name="Strong_20_Emphasis"/></text:p>
        </text:list-item>
        <text:list-item>
          <text:p text:style-name="P285"><text:span text:style-name="Strong_20_Emphasis">3.5.10 Disaster Recovery:</text:span></text:p>
        </text:list-item>
        <text:list-item>
          <text:p text:style-name="P285">A disaster recovery plan should be established to ensure quick recovery and minimal data loss in case of unforeseen events like natural disasters or cyberattacks.</text:p>
        </text:list-item>
        <text:list-item>
          <text:p text:style-name="P285"><text:span text:style-name="Strong_20_Emphasis">3.5.11 Logging and Monitoring</text:span></text:p>
        </text:list-item>
        <text:list-item>
          <text:p text:style-name="P285">The system should implement comprehensive logging and monitoring mechanisms to track user activity, system performance metrics, and identify potential issues before they impact users.</text:p>
        </text:list-item>
        <text:list-item>
          <text:p text:style-name="P285"/>
        </text:list-item>
        <text:list-item>
          <text:p text:style-name="P285">Use Case #30: Track Employee Performance (FR #30)</text:p>
        </text:list-item>
        <text:list-item>
          <text:p text:style-name="P285"><text:span text:style-name="Strong_20_Emphasis"><text:span text:style-name="T83">Actor:</text:span></text:span><text:span text:style-name="T30"> Shop Owner/Administrator </text:span><text:span text:style-name="Strong_20_Emphasis"><text:span text:style-name="T83">Precondition:</text:span></text:span><text:span text:style-name="T30"> User has access to a Shop Station account and is logged into their shop profile with administrative privileges.</text:span></text:p>
        </text:list-item>
        <text:list-item>
          <text:p text:style-name="P285"><text:soft-page-break/><text:span text:style-name="Strong_20_Emphasis">Main Flow:</text:span></text:p>
        </text:list-item>
        <text:list-item>
          <text:p text:style-name="P285">User navigates to the employee management section within their shop profile.</text:p>
        </text:list-item>
        <text:list-item>
          <text:p text:style-name="P285">The system displays a dashboard or report summarizing employee activity within the Shop Station (referencing functionality from FR #3.0.1.2.1.1.10.2 Inputs). This might include:</text:p>
        </text:list-item>
        <text:list-item>
          <text:p text:style-name="P285">Number of orders processed by each employee during a chosen timeframe.</text:p>
        </text:list-item>
        <text:list-item>
          <text:p text:style-name="P285">Average response time for customer inquiries handled by different employees (if implemented).</text:p>
        </text:list-item>
        <text:list-item>
          <text:p text:style-name="P285">Number of products added or updated by each employee.</text:p>
        </text:list-item>
        <text:list-item>
          <text:p text:style-name="P285">Instances of managing promotions or offers (if applicable).</text:p>
        </text:list-item>
        <text:list-item>
          <text:p text:style-name="P285">The shop owner/administrator can filter the report by specific timeframes, employees, or activity types (optional).</text:p>
        </text:list-item>
        <text:list-item>
          <text:p text:style-name="P285">The system allows drilling down into specific details by employee. This might involve:</text:p>
        </text:list-item>
        <text:list-item>
          <text:p text:style-name="P285">Viewing a list of processed orders with associated details for a chosen employee.</text:p>
        </text:list-item>
        <text:list-item>
          <text:p text:style-name="P285">Reviewing customer interactions handled by an employee (if implemented).</text:p>
        </text:list-item>
        <text:list-item>
          <text:p text:style-name="P285"><text:span text:style-name="Strong_20_Emphasis">Postcondition:</text:span></text:p>
        </text:list-item>
        <text:list-item>
          <text:p text:style-name="P285">The shop owner gains insights into employee performance within the Shop Station.</text:p>
        </text:list-item>
        <text:list-item>
          <text:p text:style-name="P285">This data can be used to assess employee contributions, identify areas for improvement, or optimize shop operations.</text:p>
        </text:list-item>
        <text:list-item>
          <text:p text:style-name="P285"><text:span text:style-name="Strong_20_Emphasis">Additional Considerations:</text:span></text:p>
        </text:list-item>
        <text:list-item>
          <text:p text:style-name="P285">The level of detail provided in the reports and the option to drill down into specifics can be configurable based on shop needs.</text:p>
        </text:list-item>
        <text:list-item>
          <text:p text:style-name="P285">Shop administrators might have the option to export employee performance data for further analysis (optional).</text:p>
        </text:list-item>
        <text:list-item>
          <text:p text:style-name="P285">Privacy considerations should be addressed regarding employee data collection and access.</text:p>
        </text:list-item>
        <text:list-item>
          <text:p text:style-name="P285">Use Case #31: Add Discount Percentage/Amount (FR #31)</text:p>
        </text:list-item>
        <text:list-item>
          <text:p text:style-name="P285"><text:span text:style-name="Strong_20_Emphasis"><text:span text:style-name="T83">Actor:</text:span></text:span><text:span text:style-name="T30"> Shop Owner/Administrator </text:span><text:span text:style-name="Strong_20_Emphasis"><text:span text:style-name="T83">Precondition:</text:span></text:span><text:span text:style-name="T30"> User has access to a Shop Station account and is logged into their shop profile.</text:span></text:p>
        </text:list-item>
        <text:list-item>
          <text:p text:style-name="P285"><text:span text:style-name="Strong_20_Emphasis">Main Flow:</text:span></text:p>
        </text:list-item>
        <text:list-item>
          <text:p text:style-name="P285">User navigates to the promotions management section within their shop profile.</text:p>
        </text:list-item>
        <text:list-item>
          <text:p text:style-name="P285">The system provides options for defining discount rules (referencing functionality from FR #3.0.1.2.1.1.11 Inputs):</text:p>
        </text:list-item>
        <text:list-item>
          <text:p text:style-name="P285">Choose between a percentage discount or a fixed discount amount.</text:p>
        </text:list-item>
        <text:list-item>
          <text:p text:style-name="P285">Enter the specific value for the discount (percentage or amount).</text:p>
        </text:list-item>
        <text:list-item>
          <text:p text:style-name="P285">User defines how the discount should be applied:</text:p>
        </text:list-item>
        <text:list-item>
          <text:p text:style-name="P285">Entire purchase: Apply the discount to the total order value.</text:p>
        </text:list-item>
        <text:list-item>
          <text:p text:style-name="P285">Specific products or categories: Apply the discount only to selected products or product categories within the shop.</text:p>
        </text:list-item>
        <text:list-item>
          <text:p text:style-name="P285">User can optionally set a start and end date/time for the discount promotion.</text:p>
        </text:list-item>
        <text:list-item>
          <text:p text:style-name="P285">The user confirms the discount rule creation.</text:p>
        </text:list-item>
        <text:list-item>
          <text:p text:style-name="P285"><text:span text:style-name="Strong_20_Emphasis">Postcondition:</text:span></text:p>
        </text:list-item>
        <text:list-item>
          <text:p text:style-name="P285">The defined discount rule is stored within the shop's profile and associated products (if applicable).</text:p>
        </text:list-item>
        <text:list-item>
          <text:p text:style-name="P285">During customer checkout, the system automatically identifies and applies the relevant discount based on the defined rules (referencing functionality from FR #3.0.1.2.1.1.11 Processing).</text:p>
        </text:list-item>
        <text:list-item>
          <text:p text:style-name="P285">The final order confirmation reflects the discounted price.</text:p>
        </text:list-item>
        <text:list-item>
          <text:p text:style-name="P285">Use Case #32: Add Shelf Location for Auto Parts (FR #32)</text:p>
        </text:list-item>
        <text:list-item>
          <text:p text:style-name="P285"><text:span text:style-name="Strong_20_Emphasis"><text:span text:style-name="T83">Actor:</text:span></text:span><text:span text:style-name="T30"> Shop Owner/Administrator (for Auto Parts Shops) </text:span><text:span text:style-name="Strong_20_Emphasis"><text:span text:style-name="T83">Precondition:</text:span></text:span><text:span text:style-name="T30"> User has access to a Shop Station account and is logged into their auto parts shop profile.</text:span></text:p>
        </text:list-item>
        <text:list-item>
          <text:p text:style-name="P285"><text:span text:style-name="Strong_20_Emphasis">Main Flow:</text:span></text:p>
        </text:list-item>
        <text:list-item>
          <text:p text:style-name="P285">User navigates to the product management section within their shop profile.</text:p>
        </text:list-item>
        <text:list-item>
          <text:p text:style-name="P285"><text:soft-page-break/>While creating or editing a product (referencing functionality from FR #3.0.1.2.1.1.2 Add Product/Car), the system offers an optional field for specifying the shelf location.</text:p>
        </text:list-item>
        <text:list-item>
          <text:p text:style-name="P285">User can define the shelf location using one or both methods (if implemented):</text:p>
        </text:list-item>
        <text:list-item>
          <text:p text:style-name="P285">Text field: Enter a simple description of the location (e.g., "Aisle 3, Shelf 2").</text:p>
        </text:list-item>
        <text:list-item>
          <text:p text:style-name="P285">Visual selection (optional): The system might display a visual representation of the shop's layout (e.g., a shelf diagram). The user can click on specific locations to assign them to the product.</text:p>
        </text:list-item>
        <text:list-item>
          <text:p text:style-name="P285">User saves the product information, including the shelf location (if provided).</text:p>
        </text:list-item>
        <text:list-item>
          <text:p text:style-name="P285"><text:span text:style-name="Strong_20_Emphasis">Postcondition:</text:span></text:p>
        </text:list-item>
        <text:list-item>
          <text:p text:style-name="P285">The product information within the shop's profile includes the defined shelf location (text description or visual reference, depending on the implementation).</text:p>
        </text:list-item>
        <text:list-item>
          <text:p text:style-name="P285">This information is primarily for internal shop management but could potentially be displayed to customers (optional, future consideration).</text:p>
        </text:list-item>
        <text:list-item>
          <text:p text:style-name="P285"><text:span text:style-name="Strong_20_Emphasis"><text:span text:style-name="T83">Note:</text:span></text:span><text:span text:style-name="T30"> This functionality is optional and caters specifically to auto parts shops with physical locations.</text:span></text:p>
        </text:list-item>
        <text:list-item>
          <text:p text:style-name="P285"/>
        </text:list-item>
        <text:list-item>
          <text:p text:style-name="P285">Use Case #34: Manage Storage and Capital of Products (FR #34)</text:p>
        </text:list-item>
        <text:list-item>
          <text:p text:style-name="P285"><text:span text:style-name="Strong_20_Emphasis"><text:span text:style-name="T83">Actor:</text:span></text:span><text:span text:style-name="T30"> Shop Owner/Administrator </text:span><text:span text:style-name="Strong_20_Emphasis"><text:span text:style-name="T83">Precondition:</text:span></text:span><text:span text:style-name="T30"> User has access to a Shop Station account and is logged into their shop profile.</text:span></text:p>
        </text:list-item>
        <text:list-item>
          <text:p text:style-name="P285"><text:span text:style-name="Strong_20_Emphasis">Main Flow:</text:span></text:p>
        </text:list-item>
        <text:list-item>
          <text:p text:style-name="P285">User navigates to the product management section within their shop profile.</text:p>
        </text:list-item>
        <text:list-item>
          <text:p text:style-name="P285">The system displays a list of products within the shop.</text:p>
        </text:list-item>
        <text:list-item>
          <text:p text:style-name="P285">For each product, the user can access and manage inventory and cost details:</text:p>
        </text:list-item>
        <text:list-item>
          <text:p text:style-name="P285">Stock level updates: The user can update the stock quantity for a product. This might involve dedicated buttons (e.g., "Add Stock", "Remove Stock") or by specifying a new quantity value (referencing functionality from FR #3.0.1.2.1.2.3.2 Inputs).</text:p>
        </text:list-item>
        <text:list-item>
          <text:p text:style-name="P285"/>
        </text:list-item>
        <text:list-item>
          <text:p text:style-name="P285"/>
        </text:list-item>
        <text:list-item>
          <text:p text:style-name="P285"/>
        </text:list-item>
        <text:list-item>
          <text:p text:style-name="P285">Cost price management: The user can define and update the cost price of each product. This information is for internal shop management and might not be directly visible to customers (referencing functionality from FR #3.0.1.2.1.2.3.2 Inputs).</text:p>
        </text:list-item>
        <text:list-item>
          <text:p text:style-name="P285">The system might implement safeguards to prevent negative stock quantities (e.g., warnings or preventing stock reduction beyond available items).</text:p>
        </text:list-item>
        <text:list-item>
          <text:p text:style-name="P285"><text:span text:style-name="Strong_20_Emphasis">Postcondition:</text:span></text:p>
        </text:list-item>
        <text:list-item>
          <text:p text:style-name="P285">The system tracks and stores product stock levels based on shop updates.</text:p>
        </text:list-item>
        <text:list-item>
          <text:p text:style-name="P285">The cost price association with each product is maintained.</text:p>
        </text:list-item>
        <text:list-item>
          <text:p text:style-name="P285">Shop owners gain improved inventory management:</text:p>
        </text:list-item>
        <text:list-item>
          <text:p text:style-name="P285">They can track stock availability to avoid stockouts or overstocking.</text:p>
        </text:list-item>
        <text:list-item>
          <text:p text:style-name="P285">Cost price information helps with product pricing strategies and profitability analysis.</text:p>
        </text:list-item>
        <text:list-item>
          <text:p text:style-name="P285">Use Case #35: Add Car Make, Model and Location of Shipping (FR #35)</text:p>
        </text:list-item>
        <text:list-item>
          <text:p text:style-name="P285"><text:span text:style-name="Strong_20_Emphasis"><text:span text:style-name="T83">Actor:</text:span></text:span><text:span text:style-name="T30"> Car Dealership Administrator </text:span><text:span text:style-name="Strong_20_Emphasis"><text:span text:style-name="T83">Precondition:</text:span></text:span><text:span text:style-name="T30"> User has access to a Shop Station account and is logged into their car dealership profile.</text:span></text:p>
        </text:list-item>
        <text:list-item>
          <text:p text:style-name="P285"><text:span text:style-name="Strong_20_Emphasis">Main Flow:</text:span></text:p>
        </text:list-item>
        <text:list-item>
          <text:p text:style-name="P285">User navigates to the car listing section within their dealership profile.</text:p>
        </text:list-item>
        <text:list-item>
          <text:p text:style-name="P285">The system provides an interface for adding new car listings (referencing functionality from FR #3.0.1.2.1.3.1.2 Inputs):</text:p>
        </text:list-item>
        <text:list-item>
          <text:p text:style-name="P285">Car details:</text:p>
        </text:list-item>
        <text:list-item>
          <text:p text:style-name="P285">Car make and model year (mandatory).</text:p>
        </text:list-item>
        <text:list-item>
          <text:p text:style-name="P285"><text:soft-page-break/>Mileage (optional).</text:p>
        </text:list-item>
        <text:list-item>
          <text:p text:style-name="P285">Additional details relevant to car dealerships (e.g., body type, transmission type, engine specifications - optional).</text:p>
        </text:list-item>
        <text:list-item>
          <text:p text:style-name="P285">Car condition: Options to specify the car's condition (e.g., new, used, certified pre-owned - mandatory).</text:p>
        </text:list-item>
        <text:list-item>
          <text:p text:style-name="P285">Car pictures: The system allows uploading multiple pictures showcasing the car's exterior, interior, and any relevant features (referencing functionality from Section 3.0.1.1.3.3 Create new posts, add pictures from your car profile or from device).</text:p>
        </text:list-item>
        <text:list-item>
          <text:p text:style-name="P285">Car location (optional): Depending on the dealership's setup, the system offers options for specifying the car's location:</text:p>
        </text:list-item>
        <text:list-item>
          <text:p text:style-name="P285">Physical dealership location (mandatory): The user can specify the address or city where the car is available for viewing or pickup.</text:p>
        </text:list-item>
        <text:list-item>
          <text:p text:style-name="P285">Virtual showroom (future consideration): As a potential future enhancement, the system could explore a virtual showroom concept where dealerships can showcase their car inventory in a 3D or interactive environment.</text:p>
        </text:list-item>
        <text:list-item>
          <text:p text:style-name="P285">Price: The user defines the asking price for the car (mandatory).</text:p>
        </text:list-item>
        <text:list-item>
          <text:p text:style-name="P285">User confirms the creation of the new car listing.</text:p>
        </text:list-item>
        <text:list-item>
          <text:p text:style-name="P285"><text:span text:style-name="Strong_20_Emphasis">Postcondition:</text:span></text:p>
        </text:list-item>
        <text:list-item>
          <text:p text:style-name="P285">The entered car details are securely stored within the dealership's profile on the Shop Station.</text:p>
        </text:list-item>
        <text:list-item>
          <text:p text:style-name="P285">Car pictures are associated with their corresponding car listings.</text:p>
        </text:list-item>
        <text:list-item>
          <text:p text:style-name="P285">Car location information is managed based on the chosen option (physical address or virtual showroom).</text:p>
        </text:list-item>
        <text:list-item>
          <text:p text:style-name="P285">The new car listing is displayed within the dealership's profile and potentially included in search functionalities across the Shop Station platform.</text:p>
        </text:list-item>
        <text:list-item>
          <text:p text:style-name="P285">Use Case #36: Manage Financing Options (FR #36)</text:p>
        </text:list-item>
        <text:list-item>
          <text:p text:style-name="P285"><text:span text:style-name="Strong_20_Emphasis"><text:span text:style-name="T83">Actor:</text:span></text:span><text:span text:style-name="T30"> Car Dealership Administrator </text:span><text:span text:style-name="Strong_20_Emphasis"><text:span text:style-name="T83">Precondition:</text:span></text:span><text:span text:style-name="T30"> User has access to a Shop Station account and is logged into their car dealership profile.</text:span></text:p>
        </text:list-item>
        <text:list-item>
          <text:p text:style-name="P285"><text:span text:style-name="Strong_20_Emphasis">Main Flow:</text:span></text:p>
        </text:list-item>
        <text:list-item>
          <text:p text:style-name="P285">User navigates to the financing options section within their dealership profile.</text:p>
        </text:list-item>
        <text:list-item>
          <text:p text:style-name="P285">The system offers options for integrating financing based on the desired level of complexity (referencing functionality from FR #3.0.1.2.1.3.2.2 Inputs):</text:p>
        </text:list-item>
        <text:list-item>
          <text:p text:style-name="P285">Informational display: The system allows dealerships to display basic information about available financing options (e.g., collaborating lenders, loan terms). This might involve static content or links to the dealership's website with detailed financing information.</text:p>
        </text:list-item>
        <text:list-item>
          <text:p text:style-name="P285">Direct integration (future consideration): As a complex future enhancement, the system could explore integrating with financing partners. This would allow users to pre-qualify for loans or initiate the financing application process directly within the Shop Station.</text:p>
        </text:list-item>
        <text:list-item>
          <text:p text:style-name="P285">User defines the chosen approach for displaying financing options (informational or direct integration).</text:p>
        </text:list-item>
        <text:list-item>
          <text:p text:style-name="P285">User enters the relevant information based on the chosen approach:</text:p>
        </text:list-item>
        <text:list-item>
          <text:p text:style-name="P285">Informational display:</text:p>
        </text:list-item>
        <text:list-item>
          <text:p text:style-name="P285"/>
        </text:list-item>
        <text:list-item>
          <text:p text:style-name="P285"/>
        </text:list-item>
        <text:list-item>
          <text:p text:style-name="P285"><text:span text:style-name="Strong_20_Emphasis"><text:span text:style-name="T127">Partner logos or names:</text:span></text:span><text:span text:style-name="T128"> Logos or names of lenders or financing institutions that the dealership works with.</text:span></text:p>
        </text:list-item>
        <text:list-item>
          <text:p text:style-name="P285"><text:span text:style-name="Strong_20_Emphasis"><text:span text:style-name="T83">Loan term options:</text:span></text:span><text:span text:style-name="T30"> Highlighting available loan term lengths (e.g., 24 months, 60 months).</text:span></text:p>
        </text:list-item>
        <text:list-item>
          <text:p text:style-name="P285"><text:span text:style-name="Strong_20_Emphasis"><text:span text:style-name="T83">Interest rate ranges (optional):</text:span></text:span><text:span text:style-name="T30"> Providing general ranges for interest rates offered by financing partners (consideration should be given to compliance and avoiding specific rate promises).</text:span></text:p>
        </text:list-item>
        <text:list-item>
          <text:p text:style-name="P285"><text:soft-page-break/><text:span text:style-name="Strong_20_Emphasis"><text:span text:style-name="T83">Down payment requirements (optional):</text:span></text:span><text:span text:style-name="T30"> Specifying any down payment requirements associated with financing options.</text:span></text:p>
        </text:list-item>
        <text:list-item>
          <text:p text:style-name="P285"><text:span text:style-name="Strong_20_Emphasis"><text:span text:style-name="T83">Links to external resources:</text:span></text:span><text:span text:style-name="T30"> Including links to the dealership's website or financing partners' websites where users can access detailed information about loan programs, eligibility criteria, and application processes.</text:span></text:p>
        </text:list-item>
        <text:list-item>
          <text:p text:style-name="P285"><text:span text:style-name="Strong_20_Emphasis">Postcondition:</text:span></text:p>
        </text:list-item>
        <text:list-item>
          <text:p text:style-name="P285">The chosen financing information is displayed within the dealership's profile on the Shop Station platform.</text:p>
        </text:list-item>
        <text:list-item>
          <text:p text:style-name="P285">Potential car buyers can learn about financing options available through the dealership.</text:p>
        </text:list-item>
        <text:list-item>
          <text:p text:style-name="P285">Customers are directed to appropriate resources for further exploration and application processes (if applicable).</text:p>
        </text:list-item>
        <text:list-item>
          <text:p text:style-name="P285"><text:span text:style-name="Strong_20_Emphasis">Additional Considerations:</text:span></text:p>
        </text:list-item>
        <text:list-item>
          <text:p text:style-name="P285">Integration with financing partners might require additional security measures and compliance checks (future consideration).</text:p>
        </text:list-item>
        <text:list-item>
          <text:p text:style-name="P285">Real-time pre-qualification or loan application functionalities within Shop Station would require significant development efforts and close collaboration with financing partners (future consideration).</text:p>
        </text:list-item>
        <text:list-item>
          <text:p text:style-name="P285">Shop Station would need to ensure compliance with relevant regulations regarding the display of financing information (e.g., avoiding misleading or deceptive practices).</text:p>
        </text:list-item>
        <text:list-item>
          <text:p text:style-name="P285"/>
        </text:list-item>
        <text:list-item>
          <text:p text:style-name="P285"/>
        </text:list-item>
        <text:list-item>
          <text:p text:style-name="P285">Use Case #37: Track Test Drive Requests (FR #37)</text:p>
        </text:list-item>
        <text:list-item>
          <text:p text:style-name="P285"><text:span text:style-name="Strong_20_Emphasis"><text:span text:style-name="T260">Actor:</text:span></text:span><text:span text:style-name="T261"> Car Dealership Administrator/Sales Representative </text:span><text:span text:style-name="Strong_20_Emphasis"><text:span text:style-name="T260">Precondition:</text:span></text:span><text:span text:style-name="T261"> User has access to a Shop Station account and is logged into their car dealership profile.</text:span></text:p>
        </text:list-item>
        <text:list-item>
          <text:p text:style-name="P285"><text:span text:style-name="Strong_20_Emphasis">Main Flow:</text:span></text:p>
        </text:list-item>
        <text:list-item>
          <text:p text:style-name="P285">A potential customer expresses interest in a test drive for a specific car listed by the dealership. This might occur through various methods (e.g., contact form within the car listing, phone call, in-person inquiry).</text:p>
        </text:list-item>
        <text:list-item>
          <text:p text:style-name="P285">The dealership administrator or sales representative logs the test drive request within the Shop Station platform (referencing functionality from FR #3.0.1.2.1.3.2.3 Inputs):</text:p>
        </text:list-item>
        <text:list-item>
          <text:p text:style-name="P285">Customer information: Capture basic customer details like name, phone number, and email address (if provided).</text:p>
        </text:list-item>
        <text:list-item>
          <text:p text:style-name="P285">Car selection: Associate the test drive request with the specific car listing on which the customer expressed interest.</text:p>
        </text:list-item>
        <text:list-item>
          <text:p text:style-name="P285">Date and time preferences (optional): The system might allow customers to indicate preferred date and time slots for the test drive. The dealership can then confirm or propose alternative options based on availability.</text:p>
        </text:list-item>
        <text:list-item>
          <text:p text:style-name="P285">Additional notes (optional): The dealership can add internal notes regarding the request (e.g., customer questions, specific needs).</text:p>
        </text:list-item>
        <text:list-item>
          <text:p text:style-name="P285">The system stores the logged test drive request.</text:p>
        </text:list-item>
        <text:list-item>
          <text:p text:style-name="P285"><text:span text:style-name="Strong_20_Emphasis">Postcondition:</text:span></text:p>
        </text:list-item>
        <text:list-item>
          <text:p text:style-name="P285">The dealership maintains a record of all test drive requests within the Shop Station platform.</text:p>
        </text:list-item>
        <text:list-item>
          <text:p text:style-name="P285">This information helps dealerships manage their test drive scheduling and follow up with potential customers.</text:p>
        </text:list-item>
        <text:list-item>
          <text:p text:style-name="P285">Use Case #38: Customer Reviews and Ratings (FR #38)</text:p>
        </text:list-item>
        <text:list-item>
          <text:p text:style-name="P285"><text:span text:style-name="Strong_20_Emphasis"><text:span text:style-name="T260">Actor:</text:span></text:span><text:span text:style-name="T261"> Customer </text:span><text:span text:style-name="Strong_20_Emphasis"><text:span text:style-name="T260">Precondition:</text:span></text:span><text:span text:style-name="T261"> User has a Shop Station account and has completed a purchase from a shop on the platform.</text:span></text:p>
        </text:list-item>
        <text:list-item>
          <text:p text:style-name="P285"><text:span text:style-name="Strong_20_Emphasis">Main Flow:</text:span></text:p>
        </text:list-item>
        <text:list-item>
          <text:p text:style-name="P285"><text:soft-page-break/>After completing a purchase or receiving a service, the customer receives an email notification or in-app prompt inviting them to leave a review for the shop.</text:p>
        </text:list-item>
        <text:list-item>
          <text:p text:style-name="P285">The notification or prompt directs the customer to a dedicated review section within the Shop Station platform.</text:p>
        </text:list-item>
        <text:list-item>
          <text:p text:style-name="P285">The system provides an interface for submitting a review (referencing functionality from FR #3.0.1.2.1.4.1 Inputs):</text:p>
        </text:list-item>
        <text:list-item>
          <text:p text:style-name="P285">Rating system: Customers can leave a star rating for the shop (e.g., 1-5 star system).</text:p>
        </text:list-item>
        <text:list-item>
          <text:p text:style-name="P285">Review text box: Customers can write a detailed review expressing their experience with the shop, product, or service.</text:p>
        </text:list-item>
        <text:list-item>
          <text:p text:style-name="P285">Optional features: The system might offer additional options for customer reviews (consideration should be given to potential misuse):</text:p>
        </text:list-item>
        <text:list-item>
          <text:p text:style-name="P285">Uploading pictures (e.g., pictures of purchased products).</text:p>
        </text:list-item>
        <text:list-item>
          <text:p text:style-name="P285">Selecting specific aspects to rate (e.g., product quality, customer service, delivery speed).</text:p>
        </text:list-item>
        <text:list-item>
          <text:p text:style-name="P285">The customer submits their review.</text:p>
        </text:list-item>
        <text:list-item>
          <text:p text:style-name="P285"><text:span text:style-name="Strong_20_Emphasis">Postcondition:</text:span></text:p>
        </text:list-item>
        <text:list-item>
          <text:p text:style-name="P285">The customer's review and rating are stored within the shop's profile on the Shop Station platform.</text:p>
        </text:list-item>
        <text:list-item>
          <text:p text:style-name="P285">Reviews are displayed publicly (with potential moderation options for shops, future consideration).</text:p>
        </text:list-item>
        <text:list-item>
          <text:p text:style-name="P285">Other customers can see the reviews and ratings to gain insights into the shop's performance and customer experiences.</text:p>
        </text:list-item>
        <text:list-item>
          <text:p text:style-name="P285">Use Case #39: Manage Favorite Shops (FR #39)</text:p>
        </text:list-item>
        <text:list-item>
          <text:p text:style-name="P286"><text:span text:style-name="Strong_20_Emphasis"><text:span text:style-name="T260">Actor:</text:span></text:span><text:span text:style-name="T261"> Customer</text:span></text:p>
        </text:list-item>
        <text:list-item>
          <text:p text:style-name="P286"><text:span text:style-name="Strong_20_Emphasis"><text:span text:style-name="T260">Precondition:</text:span></text:span><text:span text:style-name="T261"> User has a Shop Station account.</text:span></text:p>
        </text:list-item>
        <text:list-item>
          <text:p text:style-name="P285"><text:span text:style-name="Strong_20_Emphasis">Main Flow:</text:span></text:p>
        </text:list-item>
        <text:list-item>
          <text:p text:style-name="P285">While browsing the Shop Station platform, the customer encounters a shop that interests them.</text:p>
        </text:list-item>
        <text:list-item>
          <text:p text:style-name="P285">The system offers an option for the customer to mark the shop as a favorite (referencing functionality from FR #3.0.1.2.1.4.2 Inputs). This might be implemented through a dedicated button (e.g., "Favorite Shop").</text:p>
        </text:list-item>
        <text:list-item>
          <text:p text:style-name="P285">The customer confirms adding the shop to their favorites list.</text:p>
        </text:list-item>
        <text:list-item>
          <text:p text:style-name="P285"><text:span text:style-name="Strong_20_Emphasis">Postcondition:</text:span></text:p>
        </text:list-item>
        <text:list-item>
          <text:p text:style-name="P285">The chosen shop is included in the customer's list of favorite shops within their Shop Station account.</text:p>
        </text:list-item>
        <text:list-item>
          <text:p text:style-name="P285">This allows customers to easily revisit shops they've shown interest in and potentially receive updates or promotions from those shops (future consideration).</text:p>
        </text:list-item>
        <text:list-item>
          <text:p text:style-name="P285">Use Case #40: Order Management (FR #40)</text:p>
        </text:list-item>
        <text:list-item>
          <text:p text:style-name="P286"><text:span text:style-name="Strong_20_Emphasis"><text:span text:style-name="T260">Actor:</text:span></text:span><text:span text:style-name="T261"> Shop Owner/Administrator </text:span></text:p>
        </text:list-item>
        <text:list-item>
          <text:p text:style-name="P286"><text:span text:style-name="Strong_20_Emphasis"><text:span text:style-name="T260">Precondition:</text:span></text:span><text:span text:style-name="T261"> User has access to a Shop Station account and is logged into their shop profile.</text:span></text:p>
        </text:list-item>
        <text:list-item>
          <text:p text:style-name="P285"><text:span text:style-name="Strong_20_Emphasis">Main Flow:</text:span></text:p>
        </text:list-item>
        <text:list-item>
          <text:p text:style-name="P285">The shop owner/administrator navigates to the order management section within their shop profile.</text:p>
        </text:list-item>
        <text:list-item>
          <text:p text:style-name="P285">The system displays a list of all orders received by the shop:</text:p>
        </text:list-item>
        <text:list-item>
          <text:p text:style-name="P285">Order details: Each order displays information such as customer details, ordered products, order total, and order status (e.g., pending, processing, shipped, delivered).</text:p>
        </text:list-item>
        <text:list-item>
          <text:p text:style-name="P285">Filtering and searching options: The system allows filtering orders by various criteria (e.g., date range, order status, customer name) and potentially searching for specific orders.</text:p>
        </text:list-item>
        <text:list-item>
          <text:p text:style-name="P285">The shop owner/administrator can perform actions on individual orders:</text:p>
        </text:list-item>
        <text:list-item>
          <text:p text:style-name="P285">Update order status: The system allows manually changing the order status to reflect progress (e.g</text:p>
        </text:list-item>
        <text:list-item>
          <text:p text:style-name="P285"><text:soft-page-break/></text:p>
        </text:list-item>
        <text:list-item>
          <text:p text:style-name="P285">Use Case #40: Order Management (FR #40) Continued</text:p>
        </text:list-item>
        <text:list-item>
          <text:p text:style-name="P285"><text:span text:style-name="Strong_20_Emphasis"><text:span text:style-name="T83">Main Flow:</text:span></text:span><text:span text:style-name="T30"> 3. The shop owner/administrator can perform actions on individual orders (continued): * Update order status: The system allows manually changing the order status to reflect progress (e.g., from "processing" to "shipped" when the order is dispatched). * View order details: Access detailed information about each order, including ordered items, quantities, prices, and customer shipping information. * Manage fulfillment: The system might offer options for managing fulfillment processes (consideration should be given to integration with external services): * Print packing slips. * Mark items as fulfilled (if integrated with inventory management). * Initiate shipment tracking (if integrated with shipping providers). * Communicate with customer: The system allows the shop owner to initiate communication with the customer regarding the order (referencing functionality from FR #42 - Manage Communication with Customers). This might involve sending order updates, shipping confirmations, or addressing any customer inquiries.</text:span></text:p>
        </text:list-item>
        <text:list-item>
          <text:p text:style-name="P285"><text:span text:style-name="Strong_20_Emphasis">Postcondition:</text:span></text:p>
        </text:list-item>
        <text:list-item>
          <text:p text:style-name="P285">Shop owners have a centralized platform to manage all customer orders within the Shop Station.</text:p>
        </text:list-item>
        <text:list-item>
          <text:p text:style-name="P285">The system provides functionalities for tracking order status, fulfilling orders, and communicating with customers.</text:p>
        </text:list-item>
        <text:list-item>
          <text:p text:style-name="P285">This improves shop efficiency in order processing and customer service.</text:p>
        </text:list-item>
        <text:list-item>
          <text:p text:style-name="P285">Use Case #41: Manage Communication with Customers (FR #42)</text:p>
        </text:list-item>
        <text:list-item>
          <text:p text:style-name="P285"><text:span text:style-name="Strong_20_Emphasis"><text:span text:style-name="T83">Actor:</text:span></text:span><text:span text:style-name="T30"> Shop Owner/Administrator or Customer Service Representative </text:span><text:span text:style-name="Strong_20_Emphasis"><text:span text:style-name="T83">Precondition:</text:span></text:span><text:span text:style-name="T30"> User has access to a Shop Station account and is logged into their shop profile with appropriate permissions.</text:span></text:p>
        </text:list-item>
        <text:list-item>
          <text:p text:style-name="P285"><text:span text:style-name="Strong_20_Emphasis">Main Flow:</text:span></text:p>
        </text:list-item>
        <text:list-item>
          <text:p text:style-name="P285">A communication channel is initiated by either party:</text:p>
        </text:list-item>
        <text:list-item>
          <text:p text:style-name="P285">Shop initiates: The shop owner or representative might reach out to the customer regarding an order, product inquiry, or general communication.</text:p>
        </text:list-item>
        <text:list-item>
          <text:p text:style-name="P285">Customer initiates: The customer might contact the shop through various methods offered within the Shop Station platform (e.g., contact form within a shop profile, in-app chat functionality - future consideration).</text:p>
        </text:list-item>
        <text:list-item>
          <text:p text:style-name="P285">The system facilitates communication through a dedicated messaging interface:</text:p>
        </text:list-item>
        <text:list-item>
          <text:p text:style-name="P285">Message history: The interface maintains a record of all exchanged messages between the shop and customer for each communication thread.</text:p>
        </text:list-item>
        <text:list-item>
          <text:p text:style-name="P285">Sending and receiving messages: The shop and customer can send text messages to each other within the Shop Station platform.</text:p>
        </text:list-item>
        <text:list-item>
          <text:p text:style-name="P285">File attachments (optional): The system might allow attaching files (e.g., pictures, documents) to messages for further clarification (consideration should be given to security and storage limitations).</text:p>
        </text:list-item>
        <text:list-item>
          <text:p text:style-name="P285"><text:span text:style-name="Strong_20_Emphasis">Postcondition:</text:span></text:p>
        </text:list-item>
        <text:list-item>
          <text:p text:style-name="P285">Shops and customers have a dedicated communication channel within the Shop Station platform.</text:p>
        </text:list-item>
        <text:list-item>
          <text:p text:style-name="P285">This facilitates order-related inquiries, customer support interactions, and general communication.</text:p>
        </text:list-item>
        <text:list-item>
          <text:p text:style-name="P285">Use Case #42: Search Functionality (FR #43)</text:p>
        </text:list-item>
        <text:list-item>
          <text:p text:style-name="P285"><text:span text:style-name="Strong_20_Emphasis"><text:span text:style-name="T83">Actor:</text:span></text:span><text:span text:style-name="T30"> Customer</text:span></text:p>
        </text:list-item>
        <text:list-item>
          <text:p text:style-name="P285"><text:span text:style-name="Strong_20_Emphasis">Main Flow:</text:span></text:p>
        </text:list-item>
        <text:list-item>
          <text:p text:style-name="P285">The customer navigates to the search bar within the Shop Station user interface.</text:p>
        </text:list-item>
        <text:list-item>
          <text:p text:style-name="P285">The customer enters search terms related to their desired products or shops:</text:p>
        </text:list-item>
        <text:list-item>
          <text:p text:style-name="P285"><text:soft-page-break/>Keywords: Search terms might include product names, categories, brands, or shop names.</text:p>
        </text:list-item>
        <text:list-item>
          <text:p text:style-name="P285">Filters (optional): The system might offer additional filtering options to refine the search results (e.g., price range, location, product specifications).</text:p>
        </text:list-item>
        <text:list-item>
          <text:p text:style-name="P285">The system retrieves search results based on the entered terms and filters (referencing functionality from FR #3.0.1.2.1.1.4 Search). The results might include:</text:p>
        </text:list-item>
        <text:list-item>
          <text:p text:style-name="P285">Products: Listings of products matching the search criteria from various shops within the Shop Station platform.</text:p>
        </text:list-item>
        <text:list-item>
          <text:p text:style-name="P285">Shops: Listings of shops that potentially carry products relevant to the search terms or cater to the specified category (if applicable).</text:p>
          <text:list>
            <text:list-item>
              <text:p text:style-name="P285"><text:span text:style-name="Strong_20_Emphasis">Postcondition:</text:span></text:p>
              <text:list>
                <text:list-item>
                  <text:p text:style-name="P285">The customer receives a list of relevant search results based on their entered criteria.</text:p>
                </text:list-item>
                <text:list-item>
                  <text:p text:style-name="P285">This functionality helps customers find desired products and identify shops that might fulfill their needs.</text:p>
                </text:list-item>
              </text:list>
            </text:list-item>
          </text:list>
        </text:list-item>
        <text:list-item>
          <text:p text:style-name="P285">Use Case #43: User Accounts (FR #44)</text:p>
          <text:list>
            <text:list-item>
              <text:p text:style-name="P285"><text:span text:style-name="Strong_20_Emphasis"><text:span text:style-name="T83">Actor:</text:span></text:span><text:span text:style-name="T30"> Customer or Shop Owner/Administrator</text:span></text:p>
            </text:list-item>
            <text:list-item>
              <text:p text:style-name="P285"><text:span text:style-name="Strong_20_Emphasis">Main Flow:</text:span></text:p>
              <text:list>
                <text:list-item>
                  <text:p text:style-name="P285">New user (customer or shop owner):</text:p>
                  <text:list>
                    <text:list-item>
                      <text:p text:style-name="P285">The user initiates the account creation process by either signing up through the Shop <text:tab/>Station platform or potentially logging in through existing social media <text:tab/>accounts (optional, future consideration).</text:p>
                    </text:list-item>
                  </text:list>
                </text:list-item>
              </text:list>
            </text:list-item>
          </text:list>
        </text:list-item>
        <text:list-item>
          <text:p text:style-name="P285">The system prompts the user to enter basic registration information (referencing functionality from FR #3.0.1.2.1.5.1 User Registration):</text:p>
        </text:list-item>
        <text:list-item>
          <text:p text:style-name="P285">Customer: Name, email address, and potentially a password.</text:p>
        </text:list-item>
        <text:list-item>
          <text:p text:style-name="P285">Shop owner: Shop name, business details, contact information, and potentially a password.</text:p>
        </text:list-item>
        <text:list-item>
          <text:p text:style-name="P285">Existing user:</text:p>
        </text:list-item>
        <text:list-item>
          <text:p text:style-name="P285">The user logs in to their Shop Station account using their registered credentials.</text:p>
        </text:list-item>
        <text:list-item>
          <text:p text:style-name="P285"><text:span text:style-name="Strong_20_Emphasis">Postcondition:</text:span></text:p>
        </text:list-item>
        <text:list-item>
          <text:p text:style-name="P285">New users (customers or shop owners) gain access to their respective functionalities within the Shop Station platform.</text:p>
        </text:list-item>
        <text:list-item>
          <text:p text:style-name="P285">Existing users can access their account information, manage preferences, and interact with the platform's features.</text:p>
        </text:list-item>
      </text:list>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00" loext:opacity="100%" style:font-name="Liberation Sans" fo:font-family="'Liberation Sans'" style:font-family-generic="swiss" style:font-pitch="variable"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2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Contents_20_1"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4T01:26:47.433000000</meta:creation-date>
    <dc:date>2024-03-06T02:56:59.695000000</dc:date>
    <meta:editing-duration>PT1H8M1S</meta:editing-duration>
    <meta:editing-cycles>32</meta:editing-cycles>
    <meta:generator>LibreOffice/7.2.7.2$Windows_X86_64 LibreOffice_project/8d71d29d553c0f7dcbfa38fbfda25ee34cce99a2</meta:generator>
    <meta:document-statistic meta:table-count="0" meta:image-count="0" meta:object-count="0" meta:page-count="62" meta:paragraph-count="1571" meta:word-count="20753" meta:character-count="138894" meta:non-whitespace-character-count="119579"/>
  </office:meta>
</office:document-meta>
</file>